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1800000017D72E3F2F.png"/>
  <manifest:file-entry manifest:media-type="image/png" manifest:full-path="Pictures/10000000000000110000001B1181DAD3.png"/>
  <manifest:file-entry manifest:media-type="image/png" manifest:full-path="Pictures/100002000000001100000013BEC513D1.png"/>
  <manifest:file-entry manifest:media-type="image/png" manifest:full-path="Pictures/10000000000000180000001B38DCFA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2.238cm"/>
    </style:style>
    <style:style style:name="co3" style:family="table-column">
      <style:table-column-properties fo:break-before="auto" style:column-width="10.278cm"/>
    </style:style>
    <style:style style:name="co4" style:family="table-column">
      <style:table-column-properties fo:break-before="auto" style:column-width="1.707cm"/>
    </style:style>
    <style:style style:name="co5" style:family="table-column">
      <style:table-column-properties fo:break-before="auto" style:column-width="9.026cm"/>
    </style:style>
    <style:style style:name="co6" style:family="table-column">
      <style:table-column-properties fo:break-before="auto" style:column-width="10.298cm"/>
    </style:style>
    <style:style style:name="co7" style:family="table-column">
      <style:table-column-properties fo:break-before="auto" style:column-width="3.383cm"/>
    </style:style>
    <style:style style:name="co8" style:family="table-column">
      <style:table-column-properties fo:break-before="auto" style:column-width="2.256cm"/>
    </style:style>
    <style:style style:name="co9" style:family="table-column">
      <style:table-column-properties fo:break-before="auto" style:column-width="5.195cm"/>
    </style:style>
    <style:style style:name="co10" style:family="table-column">
      <style:table-column-properties fo:break-before="auto" style:column-width="2.291cm"/>
    </style:style>
    <style:style style:name="co11" style:family="table-column">
      <style:table-column-properties fo:break-before="auto" style:column-width="5.122cm"/>
    </style:style>
    <style:style style:name="co12" style:family="table-column">
      <style:table-column-properties fo:break-before="auto" style:column-width="2.274cm"/>
    </style:style>
    <style:style style:name="co1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0.617cm" fo:break-before="auto" style:use-optimal-row-height="false"/>
    </style:style>
    <style:style style:name="ro3" style:family="table-row">
      <style:table-row-properties style:row-height="0.496cm" fo:break-before="auto" style:use-optimal-row-height="true"/>
    </style:style>
    <style:style style:name="ro4" style:family="table-row">
      <style:table-row-properties style:row-height="0.579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552cm" fo:break-before="auto" style:use-optimal-row-height="true"/>
    </style:style>
    <style:style style:name="ro7" style:family="table-row">
      <style:table-row-properties style:row-height="1.053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1.552cm" fo:break-before="auto" style:use-optimal-row-height="true"/>
    </style:style>
    <style:style style:name="ro10" style:family="table-row">
      <style:table-row-properties style:row-height="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6.212cm" fo:break-before="auto" style:use-optimal-row-height="true"/>
    </style:style>
    <style:style style:name="ro13" style:family="table-row">
      <style:table-row-properties style:row-height="7.634cm" fo:break-before="auto" style:use-optimal-row-height="true"/>
    </style:style>
    <style:style style:name="ro14" style:family="table-row">
      <style:table-row-properties style:row-height="9.529cm" fo:break-before="auto" style:use-optimal-row-height="true"/>
    </style:style>
    <style:style style:name="ro15" style:family="table-row">
      <style:table-row-properties style:row-height="6.687cm" fo:break-before="auto" style:use-optimal-row-height="true"/>
    </style:style>
    <style:style style:name="ro16" style:family="table-row">
      <style:table-row-properties style:row-height="7.16cm" fo:break-before="auto" style:use-optimal-row-height="true"/>
    </style:style>
    <style:style style:name="ro17" style:family="table-row">
      <style:table-row-properties style:row-height="3.844cm" fo:break-before="auto" style:use-optimal-row-height="true"/>
    </style:style>
    <style:style style:name="ro18" style:family="table-row">
      <style:table-row-properties style:row-height="4.316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5.738cm" fo:break-before="auto" style:use-optimal-row-height="true"/>
    </style:style>
    <style:style style:name="ro21" style:family="table-row">
      <style:table-row-properties style:row-height="10.003cm" fo:break-before="auto" style:use-optimal-row-height="true"/>
    </style:style>
    <style:style style:name="ro22" style:family="table-row">
      <style:table-row-properties style:row-height="11.899cm" fo:break-before="auto" style:use-optimal-row-height="true"/>
    </style:style>
    <style:style style:name="ro23" style:family="table-row">
      <style:table-row-properties style:row-height="8.109cm" fo:break-before="auto" style:use-optimal-row-height="true"/>
    </style:style>
    <style:style style:name="ro24" style:family="table-row">
      <style:table-row-properties style:row-height="12.372cm" fo:break-before="auto" style:use-optimal-row-height="true"/>
    </style:style>
    <style:style style:name="ro25" style:family="table-row">
      <style:table-row-properties style:row-height="9.056cm" fo:break-before="auto" style:use-optimal-row-height="true"/>
    </style:style>
    <style:style style:name="ro26" style:family="table-row">
      <style:table-row-properties style:row-height="15.215cm" fo:break-before="auto" style:use-optimal-row-height="true"/>
    </style:style>
    <style:style style:name="ro27" style:family="table-row">
      <style:table-row-properties style:row-height="8.581cm" fo:break-before="auto" style:use-optimal-row-height="true"/>
    </style:style>
    <style:style style:name="ro28" style:family="table-row">
      <style:table-row-properties style:row-height="10.95cm" fo:break-before="auto" style:use-optimal-row-height="true"/>
    </style:style>
    <style:style style:name="ro29" style:family="table-row">
      <style:table-row-properties style:row-height="10.478cm" fo:break-before="auto" style:use-optimal-row-height="true"/>
    </style:style>
    <style:style style:name="ro30" style:family="table-row">
      <style:table-row-properties style:row-height="13.321cm" fo:break-before="auto" style:use-optimal-row-height="true"/>
    </style:style>
    <style:style style:name="ro31" style:family="table-row">
      <style:table-row-properties style:row-height="14.268cm" fo:break-before="auto" style:use-optimal-row-height="true"/>
    </style:style>
    <style:style style:name="ro32" style:family="table-row">
      <style:table-row-properties style:row-height="25.615cm" fo:break-before="auto" style:use-optimal-row-height="true"/>
    </style:style>
    <style:style style:name="ro33" style:family="table-row">
      <style:table-row-properties style:row-height="16.637cm" fo:break-before="auto" style:use-optimal-row-height="true"/>
    </style:style>
    <style:style style:name="ro34" style:family="table-row">
      <style:table-row-properties style:row-height="18.059cm" fo:break-before="auto" style:use-optimal-row-height="true"/>
    </style:style>
    <style:style style:name="ro35" style:family="table-row">
      <style:table-row-properties style:row-height="13.794cm" fo:break-before="auto" style:use-optimal-row-height="true"/>
    </style:style>
    <style:style style:name="ro36" style:family="table-row">
      <style:table-row-properties style:row-height="15.69cm" fo:break-before="auto" style:use-optimal-row-height="true"/>
    </style:style>
    <style:style style:name="ro37" style:family="table-row">
      <style:table-row-properties style:row-height="14.743cm" fo:break-before="auto" style:use-optimal-row-height="true"/>
    </style:style>
    <style:style style:name="ro38" style:family="table-row">
      <style:table-row-properties style:row-height="31.775cm" fo:break-before="auto" style:use-optimal-row-height="true"/>
    </style:style>
    <style:style style:name="ro39" style:family="table-row">
      <style:table-row-properties style:row-height="2.895cm" fo:break-before="auto" style:use-optimal-row-height="true"/>
    </style:style>
    <style:style style:name="ro40" style:family="table-row">
      <style:table-row-properties style:row-height="1.947cm" fo:break-before="auto" style:use-optimal-row-height="true"/>
    </style:style>
    <style:style style:name="ro41" style:family="table-row">
      <style:table-row-properties style:row-height="2.422cm" fo:break-before="auto" style:use-optimal-row-height="true"/>
    </style:style>
    <style:style style:name="ro42" style:family="table-row">
      <style:table-row-properties style:row-height="1.004cm" fo:break-before="auto" style:use-optimal-row-height="true"/>
    </style:style>
    <style:style style:name="ro43" style:family="table-row">
      <style:table-row-properties style:row-height="27.044cm" fo:break-before="auto" style:use-optimal-row-height="true"/>
    </style:style>
    <style:style style:name="ro44" style:family="table-row">
      <style:table-row-properties style:row-height="30.371cm" fo:break-before="auto" style:use-optimal-row-height="true"/>
    </style:style>
    <style:style style:name="ta1" style:family="table" style:master-page-name="PageStyle_5f_Info">
      <style:table-properties table:display="true" style:writing-mode="lr-tb"/>
    </style:style>
    <style:style style:name="ta2" style:family="table" style:master-page-name="PageStyle_5f_Register-SignUp">
      <style:table-properties table:display="true" style:writing-mode="lr-tb"/>
    </style:style>
    <style:style style:name="ta3" style:family="table" style:master-page-name="PageStyle_5f_Login">
      <style:table-properties table:display="true" style:writing-mode="lr-tb"/>
    </style:style>
    <style:style style:name="ta4" style:family="table" style:master-page-name="PageStyle_5f_User_20_Profile">
      <style:table-properties table:display="true" style:writing-mode="lr-tb"/>
    </style:style>
    <style:style style:name="ta5" style:family="table" style:master-page-name="PageStyle_5f_Account">
      <style:table-properties table:display="true" style:writing-mode="lr-tb"/>
    </style:style>
    <style:style style:name="ta6" style:family="table" style:master-page-name="PageStyle_5f_Admin_20_-_20_Branding">
      <style:table-properties table:display="true" style:writing-mode="lr-tb"/>
    </style:style>
    <style:style style:name="ta7" style:family="table" style:master-page-name="PageStyle_5f_Add_20__20_API">
      <style:table-properties table:display="true" style:writing-mode="lr-tb" tableooo:tab-color="#ffc000"/>
    </style:style>
    <style:style style:name="ta8" style:family="table" style:master-page-name="PageStyle_5f_Adding_20_Proxy">
      <style:table-properties table:display="true" style:writing-mode="lr-tb" tableooo:tab-color="#ffc000"/>
    </style:style>
    <style:style style:name="ta9" style:family="table" style:master-page-name="PageStyle_5f_Making_20_Calls_20_to_20_API">
      <style:table-properties table:display="true" style:writing-mode="lr-tb" tableooo:tab-color="#ffc000"/>
    </style:style>
    <style:style style:name="ta10" style:family="table" style:master-page-name="PageStyle_5f_API_20_Documentation">
      <style:table-properties table:display="true" style:writing-mode="lr-tb" tableooo:tab-color="#ffc000"/>
    </style:style>
    <style:style style:name="ta11" style:family="table" style:master-page-name="PageStyle_5f_Dashboard">
      <style:table-properties table:display="true" style:writing-mode="lr-tb" tableooo:tab-color="#ffc000"/>
    </style:style>
    <style:style style:name="ta12" style:family="table" style:master-page-name="PageStyle_5f_API_20_Feedback">
      <style:table-properties table:display="true" style:writing-mode="lr-tb"/>
    </style:style>
    <style:style style:name="ta13" style:family="table" style:master-page-name="PageStyle_5f_API_20_Metadata">
      <style:table-properties table:display="true" style:writing-mode="lr-tb"/>
    </style:style>
    <style:style style:name="ta14" style:family="table" style:master-page-name="PageStyle_5f_API_20_backlog">
      <style:table-properties table:display="true" style:writing-mode="lr-tb"/>
    </style:style>
    <style:style style:name="ta15" style:family="table" style:master-page-name="PageStyle_5f_Configuration_20_Export">
      <style:table-properties table:display="true" style:writing-mode="lr-tb"/>
    </style:style>
    <style:style style:name="ta16" style:family="table" style:master-page-name="PageStyle_5f_API_20_Settings">
      <style:table-properties table:display="true" style:writing-mode="lr-tb"/>
    </style:style>
    <style:style style:name="ta17" style:family="table" style:master-page-name="PageStyle_5f_API_20_Catalog">
      <style:table-properties table:display="true" style:writing-mode="lr-tb"/>
    </style:style>
    <style:style style:name="ta18" style:family="table" style:master-page-name="PageStyle_5f_Organizations">
      <style:table-properties table:display="true" style:writing-mode="lr-tb" tableooo:tab-color="#ffffff"/>
    </style:style>
    <style:style style:name="ta19" style:family="table" style:master-page-name="PageStyle_5f_Misc">
      <style:table-properties table:display="true" style:writing-mode="lr-tb"/>
    </style:style>
    <style:style style:name="ta20" style:family="table" style:master-page-name="PageStyle_5f_OpenAPI_20_Specification">
      <style:table-properties table:display="true" style:writing-mode="lr-tb"/>
    </style:style>
    <style:style style:name="ta21" style:family="table" style:master-page-name="Default">
      <style:table-properties table:display="true" style:writing-mode="lr-tb"/>
    </style:style>
    <style:style style:name="ce1" style:family="table-cell" style:parent-style-name="Excel_20_Built-in_20_Normal">
      <style:text-properties fo:color="#000000" style:text-outline="false" style:text-line-through-style="none" style:font-name="Roboto"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 style:family="table-cell" style:parent-style-name="Excel_20_Built-in_20_Normal">
      <style:text-properties fo:color="#000000" style:text-outline="false" style:text-line-through-styl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 style:family="table-cell" style:parent-style-name="Excel_20_Built-in_20_Normal">
      <style:text-properties fo:color="#000000" style:text-outline="false" style:text-line-through-style="none" style:font-name="Robot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style>
    <style:style style:name="ce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ackground-color="#d9d9d9"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a"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9"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table-cell-properties fo:background-color="#d9d9d9"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fo:color="#00000a"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Roboto"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style>
    <style:style style:name="ce13" style:family="table-cell" style:parent-style-name="Excel_20_Built-in_20_Normal">
      <style:table-cell-properties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top"/>
      <style:paragraph-properties fo:margin-left="0cm" style:writing-mode="page"/>
    </style:style>
    <style:style style:name="ce14" style:family="table-cell" style:parent-style-name="Excel_20_Built-in_20_Normal">
      <style:table-cell-properties fo:border-bottom="0.088cm solid #000000"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Robot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Excel_20_Built-in_20_Normal">
      <style:table-cell-properties fo:background-color="#a9d18e"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6" style:family="table-cell" style:parent-style-name="Excel_20_Built-in_20_Normal">
      <style:table-cell-properties fo:background-color="#ffc000" style:text-align-source="value-type" style:repeat-content="false" fo:wrap-option="no-wrap" style:direction="ltr" style:rotation-angle="0" style:rotation-align="none" style:shrink-to-fit="false" style:vertical-align="top"/>
      <style:paragraph-properties fo:margin-left="0cm" style:writing-mode="page"/>
    </style:style>
    <style:style style:name="ce17"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top"/>
      <style:paragraph-properties fo:margin-left="0cm" style:writing-mode="page"/>
    </style:style>
    <style:style style:name="ce18" style:family="table-cell" style:parent-style-name="Excel_20_Built-in_20_Normal">
      <style:table-cell-properties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Excel_20_Built-in_20_Normal">
      <style:table-cell-properties fo:background-color="#a9d18e" style:text-align-source="value-type" style:repeat-content="false" fo:wrap-option="wrap" style:direction="ltr" style:rotation-angle="0" style:rotation-align="none" style:shrink-to-fit="false" style:vertical-align="top"/>
      <style:paragraph-properties fo:margin-left="0cm" style:writing-mode="page"/>
    </style:style>
    <style:style style:name="ce20" style:family="table-cell" style:parent-style-name="Excel_20_Built-in_20_Normal">
      <style:table-cell-properties fo:background-color="#ffc000" style:text-align-source="value-type" style:repeat-content="false" fo:wrap-option="wrap" style:direction="ltr" style:rotation-angle="0" style:rotation-align="none" style:shrink-to-fit="false" style:vertical-align="top"/>
      <style:paragraph-properties fo:margin-left="0cm" style:writing-mode="page"/>
    </style:style>
    <style:style style:name="ce21" style:family="table-cell" style:parent-style-name="Excel_20_Built-in_20_Normal">
      <style:table-cell-properties fo:border-bottom="none" style:diagonal-bl-tr="none" style:diagonal-tl-br="none" fo:border-left="none" fo:border-right="none" style:rotation-align="none" fo:border-top="0.088cm solid #000000"/>
    </style:style>
    <style:style style:name="ce22" style:family="table-cell" style:parent-style-name="Excel_20_Built-in_20_Normal">
      <style:table-cell-properties fo:border-bottom="0.088cm solid #000000" style:diagonal-bl-tr="none" style:diagonal-tl-br="none" fo:border-left="none" fo:border-right="none" style:rotation-align="none" fo:border-top="none"/>
    </style:style>
    <style:style style:name="ce23" style:family="table-cell" style:parent-style-name="Excel_20_Built-in_20_Normal">
      <style:table-cell-properties fo:background-color="#a9d18e"/>
    </style:style>
    <style:style style:name="ce24" style:family="table-cell" style:parent-style-name="Excel_20_Built-in_20_Normal">
      <style:table-cell-properties fo:background-color="#ffc000"/>
    </style:style>
    <style:style style:name="ce25" style:family="table-cell" style:parent-style-name="Excel_20_Built-in_20_Normal">
      <style:table-cell-properties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top"/>
      <style:paragraph-properties fo:margin-left="0cm" style:writing-mode="page"/>
    </style:style>
    <style:style style:name="ce26" style:family="table-cell" style:parent-style-name="Excel_20_Built-in_20_Normal">
      <style:table-cell-properties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Normal">
      <style:table-cell-properties fo:border-bottom="0.088cm solid #000000"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style>
    <style:style style:name="ce29"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top"/>
      <style:paragraph-properties fo:margin-left="0cm" style:writing-mode="page"/>
    </style:style>
    <style:style style:name="ce31"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style>
    <style:style style:name="ce32" style:family="table-cell" style:parent-style-name="Excel_20_Built-in_20_Normal">
      <style:table-cell-properties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34"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top"/>
      <style:paragraph-properties fo:margin-left="0cm" style:writing-mode="page"/>
    </style:style>
    <style:style style:name="ce35"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top"/>
      <style:paragraph-properties fo:margin-left="0cm" style:writing-mode="page"/>
    </style:style>
    <style:style style:name="ce36" style:family="table-cell" style:parent-style-name="Excel_20_Built-in_20_Normal">
      <style:table-cell-properties fo:border-bottom="non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style>
    <style:style style:name="ce39"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ackground-color="#bdd7ee" style:text-align-source="value-type" style:repeat-content="false" fo:wrap-option="wrap" style:direction="ltr" style:rotation-angle="0" style:rotation-align="none" style:shrink-to-fit="false" style:vertical-align="top"/>
      <style:paragraph-properties fo:margin-left="0cm" style:writing-mode="page"/>
    </style:style>
    <style:style style:name="ce41"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42"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ackground-color="#bdd7ee"/>
    </style:style>
    <style:style style:name="ce44" style:family="table-cell" style:parent-style-name="Excel_20_Built-in_20_Normal">
      <style:table-cell-properties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top"/>
      <style:paragraph-properties fo:margin-left="0cm" style:writing-mode="page"/>
    </style:style>
    <style:style style:name="ce45" style:family="table-cell" style:parent-style-name="Excel_20_Built-in_20_Normal">
      <style:table-cell-properties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ackground-color="#ff0000" style:text-align-source="value-type" style:repeat-content="false" fo:wrap-option="wrap" style:direction="ltr" style:rotation-angle="0" style:rotation-align="none" style:shrink-to-fit="false" style:vertical-align="top"/>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Excel_20_Built-in_20_Normal">
      <style:table-cell-properties fo:background-color="#ff0000" style:text-align-source="value-type" style:repeat-content="false" fo:wrap-option="wrap" style:direction="ltr" style:rotation-angle="0" style:rotation-align="none" style:shrink-to-fit="false" style:vertical-align="top"/>
      <style:paragraph-properties fo:margin-left="0cm" style:writing-mode="page"/>
    </style:style>
    <style:style style:name="ce48" style:family="table-cell" style:parent-style-name="Excel_20_Built-in_20_Normal">
      <style:table-cell-properties fo:background-color="#ff0000"/>
    </style:style>
    <style:style style:name="ce49"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50"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20_Built-in_20_Hyperlink" style:data-style-name="N8000">
      <style:table-cell-properties fo:background-color="#bdd7ee"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Excel_20_Built-in_20_Normal">
      <style:table-cell-properties fo:background-color="transparent"/>
    </style:style>
    <style:style style:name="ce5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Excel_20_Built-in_20_Normal">
      <style:table-cell-properties fo:background-color="#7f7f7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font-weight="bold" style:font-weight-asian="bold" style:font-weight-complex="bold"/>
    </style:style>
    <style:style style:name="ce56"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font-weight="bold" style:font-weight-asian="bold" style:font-weight-complex="bold"/>
    </style:style>
    <style:style style:name="ce57"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Excel_20_Built-in_20_Normal">
      <style:table-cell-properties fo:background-color="#7f7f7f" style:text-align-source="value-type" style:repeat-content="false" fo:wrap-option="wrap" style:direction="ltr" style:rotation-angle="0" style:rotation-align="none" style:shrink-to-fit="false" style:vertical-align="top"/>
      <style:paragraph-properties fo:margin-left="0cm" style:writing-mode="page"/>
      <style:text-properties fo:font-weight="bold" style:font-weight-asian="bold" style:font-weight-complex="bold"/>
    </style:style>
    <style:style style:name="ce59" style:family="table-cell" style:parent-style-name="Excel_20_Built-in_20_Normal">
      <style:table-cell-properties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cm" style:writing-mode="page"/>
    </style:style>
    <style:style style:name="ce60" style:family="table-cell" style:parent-style-name="Excel_20_Built-in_20_Normal">
      <style:table-cell-properties fo:border-bottom="non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top"/>
      <style:paragraph-properties fo:margin-left="0cm" style:writing-mode="page"/>
    </style:style>
    <style:style style:name="ce61" style:family="table-cell" style:parent-style-name="Excel_20_Built-in_20_Normal">
      <style:table-cell-properties fo:background-color="#bdd7e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Excel_20_Built-in_20_Normal">
      <style:table-cell-properties fo:background-color="#c00000" style:text-align-source="value-type" style:repeat-content="false" fo:wrap-option="no-wrap" style:direction="ltr" style:rotation-angle="0" style:rotation-align="none" style:shrink-to-fit="false" style:vertical-align="top"/>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Excel_20_Built-in_20_Normal">
      <style:table-cell-properties fo:background-color="#c00000" style:text-align-source="value-type" style:repeat-content="false" fo:wrap-option="wrap" style:direction="ltr" style:rotation-angle="0" style:rotation-align="none" style:shrink-to-fit="false" style:vertical-align="top"/>
      <style:paragraph-properties fo:margin-left="0cm" style:writing-mode="page"/>
    </style:style>
    <style:style style:name="ce64" style:family="table-cell" style:parent-style-name="Excel_20_Built-in_20_Hyperlink" style:data-style-name="N8000">
      <style:table-cell-properties fo:background-color="#bdd7ee"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style>
    <style:style style:name="ce65"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style>
    <style:style style:name="ce66" style:family="table-cell" style:parent-style-name="Excel_20_Built-in_20_Normal">
      <style:table-cell-properties style:diagonal-bl-tr="none" style:diagonal-tl-br="none" style:text-align-source="value-type" style:repeat-content="false" fo:wrap-option="wrap" fo:border="0.088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Excel_20_Built-in_20_Normal">
      <style:table-cell-properties style:diagonal-bl-tr="none" style:diagonal-tl-br="none" style:text-align-source="value-type" style:repeat-content="false" fo:wrap-option="wrap" fo:border="0.088cm solid #000000" style:direction="ltr" style:rotation-angle="0" style:rotation-align="none" style:shrink-to-fit="false" style:vertical-align="top"/>
      <style:paragraph-properties fo:margin-left="0cm" style:writing-mode="page"/>
    </style:style>
    <style:style style:name="ce68"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Roboto"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70"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71" style:family="table-cell" style:parent-style-name="Excel_20_Built-in_20_Normal">
      <style:table-cell-properties fo:background-color="#c5e0b4"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Normal">
      <style:table-cell-properties style:diagonal-bl-tr="none" style:diagonal-tl-br="none" style:text-align-source="value-type" style:repeat-content="false" fo:wrap-option="wrap" fo:border="0.088cm solid #000000" style:direction="ltr" style:rotation-angle="0" style:rotation-align="none" style:shrink-to-fit="false" style:vertical-align="bottom"/>
      <style:paragraph-properties fo:margin-left="0cm" style:writing-mode="page"/>
    </style:style>
    <style:style style:name="ce73" style:family="table-cell" style:parent-style-name="Excel_20_Built-in_20_Normal">
      <style:table-cell-properties fo:background-color="#ffff00"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Normal">
      <style:table-cell-properties fo:background-color="#c5e0b4"/>
    </style:style>
    <style:style style:name="ce75"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Excel_20_Built-in_20_Normal">
      <style:table-cell-properties fo:background-color="#c5e0b4" style:text-align-source="value-type" style:repeat-content="false" fo:wrap-option="no-wrap" style:direction="ltr" style:rotation-angle="0" style:rotation-align="none" style:shrink-to-fit="false" style:vertical-align="top"/>
      <style:paragraph-properties fo:margin-left="0cm" style:writing-mode="page"/>
    </style:style>
    <style:style style:name="ce77" style:family="table-cell" style:parent-style-name="Excel_20_Built-in_20_Normal">
      <style:table-cell-properties fo:background-color="#ffff0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gr1" style:family="graphic">
      <style:graphic-properties draw:stroke="solid" svg:stroke-width="0cm" svg:stroke-color="#000000" draw:marker-start="Nuolenkärjet_20_1" draw:marker-start-width="0.2cm" draw:marker-start-center="false" draw:stroke-linejoin="miter" draw:fill="solid" draw:fill-color="#ffffe1" draw:auto-grow-height="true" draw:auto-grow-width="false" fo:max-width="12cm" fo:min-height="1.261cm" fo:min-width="2.9cm" fo:padding-top="0.1cm" fo:padding-bottom="0.1cm" fo:padding-left="0.1cm" fo:padding-right="0.1cm" draw:shadow="hidden" draw:shadow-offset-x="0.1cm" draw:shadow-offset-y="0.1cm" draw:caption-escape-direction="auto"/>
    </style:style>
    <style:style style:name="gr2" style:family="graphic">
      <style:graphic-properties draw:stroke="solid" svg:stroke-width="0cm" svg:stroke-color="#000000" draw:marker-start="Nuolenkärjet_20_1" draw:marker-start-width="0.2cm" draw:marker-start-center="false" draw:stroke-linejoin="miter" draw:fill="solid" draw:fill-color="#ffffe1" draw:auto-grow-height="true" draw:auto-grow-width="false" fo:max-width="12cm" fo:min-height="1.97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Nuolenkärjet_20_1" draw:marker-start-width="0.2cm" draw:marker-start-center="false" draw:stroke-linejoin="miter" draw:fill="solid" draw:fill-color="#ffffe1" draw:auto-grow-height="true" draw:auto-grow-width="false" fo:max-width="12cm" fo:min-height="2.305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Nuolenkärjet_20_1" draw:marker-start-width="0.2cm" draw:marker-start-center="false" draw:stroke-linejoin="miter" draw:fill="solid" draw:fill-color="#ffffe1" draw:auto-grow-height="true" draw:auto-grow-width="false" fo:max-width="12cm" fo:min-height="11.153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000000" draw:marker-start="Nuolenkärjet_20_1" draw:marker-start-width="0.2cm" draw:marker-start-center="false" draw:stroke-linejoin="miter" draw:fill="solid" draw:fill-color="#ffffe1" draw:auto-grow-height="true" draw:auto-grow-width="false" fo:max-width="12cm" fo:min-height="1.155cm" fo:min-width="2.9cm" fo:padding-top="0.1cm" fo:padding-bottom="0.1cm" fo:padding-left="0.1cm" fo:padding-right="0.1cm" draw:shadow="hidden" draw:shadow-offset-x="0.1cm" draw:shadow-offset-y="0.1cm" draw:caption-escape-direction="auto"/>
    </style:style>
    <style:style style:name="gr6" style:family="graphic">
      <style:graphic-properties draw:stroke="solid" svg:stroke-width="0cm" svg:stroke-color="#000000" draw:marker-start="Nuolenkärjet_20_1" draw:marker-start-width="0.2cm" draw:marker-start-center="false" draw:stroke-linejoin="miter" draw:fill="solid" draw:fill-color="#ffffe1" draw:auto-grow-height="true" draw:auto-grow-width="false" fo:max-width="12cm" fo:min-height="8.433cm" fo:min-width="2.9cm" fo:padding-top="0.1cm" fo:padding-bottom="0.1cm" fo:padding-left="0.1cm" fo:padding-right="0.1cm" draw:shadow="hidden" draw:shadow-offset-x="0.1cm" draw:shadow-offset-y="0.1cm" draw:caption-escape-direction="auto"/>
    </style:style>
    <style:style style:name="gr7"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fi" fo:country="FI"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fi" fo:country="FI"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fo:text-align="center"/>
      <style:text-properties fo:font-size="18pt"/>
    </style:style>
    <style:style style:name="P4" style:family="paragraph">
      <style:paragraph-properties fo:text-align="center"/>
    </style:style>
    <style:style style:name="T1" style:family="text">
      <style:text-properties fo:color="#000000" style:text-outline="false" style:text-line-through-style="none" style:text-position="0% 100%" fo:font-family="Tahoma" style:font-pitch="variable" fo:font-size="9pt" fo:font-style="normal" fo:text-shadow="none" style:text-underline-style="none" fo:font-weight="normal" style:font-size-asian="9pt" style:font-style-asian="normal" style:font-weight-asian="normal" style:font-family-complex="Tahoma" style:font-pitch-complex="variable" style:font-size-complex="9pt" style:font-style-complex="normal" style:font-weight-complex="normal"/>
    </style:style>
    <style:style style:name="T2"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3" style:family="text">
      <style:text-properties fo:color="#000000" style:text-outline="false" style:text-line-through-style="none" style:text-position="0% 100%" style:font-name="Robot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000000" style:text-outline="false" style:text-line-through-style="none" style:text-position="0% 100%"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T5"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6"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7" style:family="text">
      <style:text-properties fo:color="#c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8" style:family="text">
      <style:text-properties style:use-window-font-color="true"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9"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nfo"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8"/>
        <table:table-column table:style-name="co3" table:default-cell-style-name="ce8"/>
        <table:table-column table:style-name="co4" table:number-columns-repeated="3" table:default-cell-style-name="Excel_20_Built-in_20_Normal"/>
        <table:table-column table:style-name="co5" table:default-cell-style-name="ce8"/>
        <table:table-column table:style-name="co4" table:number-columns-repeated="1016" table:default-cell-style-name="Excel_20_Built-in_20_Normal"/>
        <table:table-row table:style-name="ro1">
          <table:table-cell table:style-name="ce1" office:value-type="string">
            <text:p>APInf Testcases</text:p>
          </table:table-cell>
          <table:table-cell table:number-columns-repeated="1023"/>
        </table:table-row>
        <table:table-row table:style-name="ro2">
          <table:table-cell table:style-name="ce1"/>
          <table:table-cell table:number-columns-repeated="1023"/>
        </table:table-row>
        <table:table-row table:style-name="ro3">
          <table:table-cell table:number-columns-repeated="1024"/>
        </table:table-row>
        <table:table-row table:style-name="ro4">
          <table:table-cell office:value-type="string">
            <text:p><text:span text:style-name="T3">Author</text:span><text:span text:style-name="T4">: </text:span><text:span text:style-name="T4">Sarala </text:span><text:span text:style-name="T4">Vanipenta</text:span><text:span text:style-name="T4">, Nazia </text:span><text:span text:style-name="T4">Hasan</text:span></text:p>
          </table:table-cell>
          <table:table-cell table:number-columns-repeated="1023"/>
        </table:table-row>
        <table:table-row table:style-name="ro3" table:number-rows-repeated="2">
          <table:table-cell table:number-columns-repeated="1024"/>
        </table:table-row>
        <table:table-row table:style-name="ro5">
          <table:table-cell table:style-name="ce3" office:value-type="string">
            <text:p>Changelog</text:p>
          </table:table-cell>
          <table:table-cell table:number-columns-repeated="6"/>
          <table:table-cell table:style-name="ce9" office:value-type="string">
            <text:p>Instructions</text:p>
          </table:table-cell>
          <table:table-cell table:number-columns-repeated="1016"/>
        </table:table-row>
        <table:table-row table:style-name="ro3">
          <table:table-cell table:number-columns-repeated="1024"/>
        </table:table-row>
        <table:table-row table:style-name="ro5">
          <table:table-cell/>
          <table:table-cell table:style-name="ce5" office:value-type="string">
            <text:p>Version</text:p>
          </table:table-cell>
          <table:table-cell table:style-name="ce9" office:value-type="string">
            <text:p>Date</text:p>
          </table:table-cell>
          <table:table-cell table:style-name="ce9" office:value-type="string">
            <text:p>Changes</text:p>
          </table:table-cell>
          <table:table-cell table:number-columns-repeated="3"/>
          <table:table-cell office:value-type="string">
            <text:p>1. For testing <text:span text:style-name="T5">nightly</text:span><text:span text:style-name="T6">, use <text:s/></text:span><text:span text:style-name="T5">https://nigh</text:span><text:span text:style-name="T5">tly.apinf.io</text:span><text:span text:style-name="T6"> </text:span></text:p>
          </table:table-cell>
          <table:table-cell table:number-columns-repeated="1016"/>
        </table:table-row>
        <table:table-row table:style-name="ro6">
          <table:table-cell/>
          <table:table-cell table:style-name="ce6" office:value-type="float" office:value="1">
            <text:p>1</text:p>
          </table:table-cell>
          <table:table-cell table:style-name="ce10" office:value-type="string">
            <text:p>16.06.2017</text:p>
          </table:table-cell>
          <table:table-cell table:style-name="ce10" office:value-type="string">
            <text:p>Added test suits:14 and 15 <text:s/></text:p>
          </table:table-cell>
          <table:table-cell table:number-columns-repeated="3"/>
          <table:table-cell office:value-type="string">
            <text:p>2. For testing <text:span text:style-name="T5">staging</text:span><text:span text:style-name="T6">, use </text:span><text:span text:style-name="T5">https://stagi</text:span><text:span text:style-name="T5">ng.apinf.io</text:span></text:p>
          </table:table-cell>
          <table:table-cell table:number-columns-repeated="1016"/>
        </table:table-row>
        <table:table-row table:style-name="ro7">
          <table:table-cell/>
          <table:table-cell table:style-name="ce6" office:value-type="float" office:value="1.1">
            <text:p>1,1</text:p>
          </table:table-cell>
          <table:table-cell table:style-name="ce10" office:value-type="string">
            <text:p>05.07.2017</text:p>
          </table:table-cell>
          <table:table-cell table:style-name="ce10" office:value-type="string">
            <text:p>Updated/edited test cases: 6.2, 6.3, 8.2, 10.3, 10.4, 12.3, 12.4, 12.21, 13.1,13.2,13.3 <text:s/></text:p>
          </table:table-cell>
          <table:table-cell table:number-columns-repeated="3"/>
          <table:table-cell office:value-type="string">
            <text:p>3. For testing production, use <text:span text:style-name="T5">https://apin</text:span><text:span text:style-name="T5">f.io</text:span></text:p>
          </table:table-cell>
          <table:table-cell table:number-columns-repeated="1016"/>
        </table:table-row>
        <table:table-row table:style-name="ro8">
          <table:table-cell/>
          <table:table-cell table:style-name="ce6" office:value-type="float" office:value="1.2">
            <text:p>1,2</text:p>
          </table:table-cell>
          <table:table-cell table:style-name="ce10" office:value-type="string">
            <text:p>10.08.2017</text:p>
          </table:table-cell>
          <table:table-cell table:style-name="ce10" office:value-type="string">
            <text:p>Updated/edited test case suits: 14, 15 </text:p>
          </table:table-cell>
          <table:table-cell table:number-columns-repeated="3"/>
          <table:table-cell office:value-type="string">
            <text:p>4. In production testing, name testing data with "<text:span text:style-name="T5">Test do not </text:span><text:span text:style-name="T5">use.</text:span><text:span text:style-name="T6">"</text:span></text:p>
            <text:p><text:span text:style-name="T5">Delete</text:span><text:span text:style-name="T6"> all </text:span><text:span text:style-name="T6">testing data </text:span><text:span text:style-name="T6">after testing </text:span><text:span text:style-name="T6">is done.</text:span></text:p>
          </table:table-cell>
          <table:table-cell table:number-columns-repeated="1016"/>
        </table:table-row>
        <table:table-row table:style-name="ro9">
          <table:table-cell/>
          <table:table-cell table:style-name="ce6" office:value-type="float" office:value="1.3">
            <text:p>1,3</text:p>
          </table:table-cell>
          <table:table-cell table:style-name="ce10" office:value-type="string">
            <text:p>12.08.2017</text:p>
          </table:table-cell>
          <table:table-cell table:style-name="ce10" office:value-type="string">
            <text:p>Edited test cases: 8.2, 10.3, 10.4, 12.3, 13.1, 13.2, 14.2, 14.3 , 14.4, 15.1, 15.3, 15.6, 15.7, 15.8, 15.9, 15.10, 15.11, 15.12 and 15.13</text:p>
          </table:table-cell>
          <table:table-cell table:number-columns-repeated="3"/>
          <table:table-cell office:value-type="string">
            <text:p>5. Record results of a testing session against <text:span text:style-name="T5">"Test </text:span><text:span text:style-name="T5">Date"</text:span><text:span text:style-name="T6"> </text:span><text:span text:style-name="T6">column with </text:span><text:span text:style-name="T5">date of the </text:span><text:span text:style-name="T5">execution</text:span><text:span text:style-name="T6">.</text:span></text:p>
            <text:p><text:span text:style-name="T6">Make new </text:span><text:span text:style-name="T6">sets of Test </text:span><text:span text:style-name="T6">Date </text:span><text:span text:style-name="T6">columns </text:span><text:span text:style-name="T6">when </text:span><text:span text:style-name="T6">needed.</text:span></text:p>
          </table:table-cell>
          <table:table-cell table:number-columns-repeated="1016"/>
        </table:table-row>
        <table:table-row table:style-name="ro8">
          <table:table-cell/>
          <table:table-cell table:style-name="ce6" office:value-type="float" office:value="1.4">
            <text:p>1,4</text:p>
          </table:table-cell>
          <table:table-cell table:style-name="ce10" office:value-type="string">
            <text:p>15.11.2017</text:p>
          </table:table-cell>
          <table:table-cell table:style-name="ce10" office:value-type="string">
            <text:p>Edited <text:s/>test cases: 8.1,13.1,13.2,14.1,14.4,15.6,15.7,15.8, 15.9, 15.10, 15.12,15.13 <text:s/></text:p>
          </table:table-cell>
          <table:table-cell table:number-columns-repeated="3"/>
          <table:table-cell office:value-type="string">
            <text:p>6. for Successful result in a testcase: put <text:span text:style-name="T5">"S" </text:span><text:span text:style-name="T6">in </text:span><text:span text:style-name="T6">'</text:span><text:span text:style-name="T5">Result</text:span><text:span text:style-name="T6">' </text:span><text:span text:style-name="T6">column </text:span><text:span text:style-name="T6">under a Test </text:span><text:span text:style-name="T6">date</text:span></text:p>
            <text:p><text:span text:style-name="T6"/></text:p>
          </table:table-cell>
          <table:table-cell table:number-columns-repeated="1016"/>
        </table:table-row>
        <table:table-row table:style-name="ro10">
          <table:table-cell/>
          <table:table-cell table:style-name="ce6" office:value-type="string">
            <text:p>1.4.1</text:p>
          </table:table-cell>
          <table:table-cell table:style-name="ce10" office:value-type="string">
            <text:p>20.11.2017</text:p>
          </table:table-cell>
          <table:table-cell table:style-name="ce10" office:value-type="string">
            <text:p>Added test cases: 2.7,2.8,9.4, 9.5,9.6,16.1 </text:p>
          </table:table-cell>
          <table:table-cell table:number-columns-repeated="3"/>
          <table:table-cell office:value-type="string">
            <text:p>7. If a testcase is not executed, leave entries under Test date column empty</text:p>
          </table:table-cell>
          <table:table-cell table:number-columns-repeated="1016"/>
        </table:table-row>
        <table:table-row table:style-name="ro11">
          <table:table-cell/>
          <table:table-cell table:style-name="ce6" office:value-type="float" office:value="1.5">
            <text:p>1,5</text:p>
          </table:table-cell>
          <table:table-cell table:style-name="ce10" office:value-type="string">
            <text:p>11.12.2017</text:p>
          </table:table-cell>
          <table:table-cell table:style-name="ce10" office:value-type="string">
            <text:p>Edited test cases: 9.6, 16.1 </text:p>
          </table:table-cell>
          <table:table-cell table:number-columns-repeated="3"/>
          <table:table-cell office:value-type="string">
            <text:p>8. for Unuccessful result in a testcase: put the following entries under the Test date column:</text:p>
            <text:p><text:s/>- 'Result': "<text:span text:style-name="T5">U</text:span><text:span text:style-name="T6">"</text:span></text:p>
            <text:p><text:span text:style-name="T6">- <text:s/>'Release': </text:span><text:span text:style-name="T6">version of </text:span><text:span text:style-name="T6">the product</text:span></text:p>
            <text:p><text:span text:style-name="T6">- </text:span><text:span text:style-name="T6">'Environmen</text:span><text:span text:style-name="T6">t': </text:span><text:span text:style-name="T5">nightly, </text:span><text:span text:style-name="T5">staging or </text:span><text:span text:style-name="T5">production</text:span></text:p>
            <text:p><text:span text:style-name="T6">- 'OS': </text:span><text:span text:style-name="T6">Operating </text:span><text:span text:style-name="T6">system </text:span><text:span text:style-name="T6">where the </text:span><text:span text:style-name="T6">testing was </text:span><text:span text:style-name="T6">executed</text:span></text:p>
            <text:p><text:span text:style-name="T6">- 'Browser': </text:span><text:span text:style-name="T6">web browser </text:span><text:span text:style-name="T6">where the </text:span><text:span text:style-name="T6">testing was </text:span><text:span text:style-name="T6">executed.</text:span></text:p>
            <text:p><text:span text:style-name="T6">- 'Comment': </text:span><text:span text:style-name="T6">findings </text:span><text:span text:style-name="T6">(actual </text:span><text:span text:style-name="T6">result, </text:span><text:span text:style-name="T6">console info, </text:span><text:span text:style-name="T6">etc.)</text:span></text:p>
          </table:table-cell>
          <table:table-cell table:number-columns-repeated="1016"/>
        </table:table-row>
        <table:table-row table:style-name="ro7">
          <table:table-cell/>
          <table:table-cell table:style-name="ce6" office:value-type="string">
            <text:p>1.5.1</text:p>
          </table:table-cell>
          <table:table-cell table:style-name="ce10" office:value-type="string">
            <text:p>12.12.2017</text:p>
          </table:table-cell>
          <table:table-cell table:style-name="ce10" office:value-type="string">
            <text:p>Modified Testcases: 1.1, 1.4, 1.6, 1.7, 1.8, 1.9, 1.10, 1.11, 1.12, 2.6, 3, 3.2, 4.2, 4.5, 5.2, 6.2</text:p>
          </table:table-cell>
          <table:table-cell table:number-columns-repeated="3"/>
          <table:table-cell office:value-type="string">
            <text:p>9. If bug found in <text:span text:style-name="T5">production</text:span><text:span text:style-name="T6">, </text:span><text:span text:style-name="T6">confirm it in </text:span><text:span text:style-name="T5">nightly</text:span><text:span text:style-name="T6"> and </text:span><text:span text:style-name="T5">staging </text:span></text:p>
          </table:table-cell>
          <table:table-cell table:number-columns-repeated="1016"/>
        </table:table-row>
        <table:table-row table:style-name="ro7">
          <table:table-cell/>
          <table:table-cell table:style-name="ce6" office:value-type="string">
            <text:p>1.5.2</text:p>
          </table:table-cell>
          <table:table-cell table:style-name="ce10" office:value-type="string">
            <text:p>13.12.2017</text:p>
          </table:table-cell>
          <table:table-cell table:style-name="ce10" office:value-type="string">
            <text:p>changed style in expected results to differentiate the result (Successful or Unsuccessful result appears in Italic)</text:p>
          </table:table-cell>
          <table:table-cell table:number-columns-repeated="3"/>
          <table:table-cell office:value-type="string">
            <text:p>10. If bug found in <text:span text:style-name="T5">staging</text:span><text:span text:style-name="T6">, </text:span><text:span text:style-name="T6">confirm it in </text:span><text:span text:style-name="T5">nightly</text:span></text:p>
          </table:table-cell>
          <table:table-cell table:number-columns-repeated="1016"/>
        </table:table-row>
        <table:table-row table:style-name="ro10">
          <table:table-cell/>
          <table:table-cell table:style-name="ce6" office:value-type="string">
            <text:p>1.5.3</text:p>
          </table:table-cell>
          <table:table-cell table:style-name="ce10" office:value-type="string">
            <text:p>14.12.2017</text:p>
          </table:table-cell>
          <table:table-cell table:style-name="ce10" office:value-type="string">
            <text:p>Modified Testcases: 1.3, 1.11, 5.2, 6.2, </text:p>
          </table:table-cell>
          <table:table-cell table:number-columns-repeated="3"/>
          <table:table-cell office:value-type="string">
            <text:p>11. Report discovered bug under platform repository as an issue</text:p>
          </table:table-cell>
          <table:table-cell table:number-columns-repeated="1016"/>
        </table:table-row>
        <table:table-row table:style-name="ro10">
          <table:table-cell/>
          <table:table-cell table:style-name="ce6" office:value-type="string">
            <text:p>1.5.4</text:p>
          </table:table-cell>
          <table:table-cell table:style-name="ce10" office:value-type="string">
            <text:p>15.12.2017</text:p>
          </table:table-cell>
          <table:table-cell table:style-name="ce10" office:value-type="string">
            <text:p>Added testcases: 6.5, 6.6, 6.7</text:p>
          </table:table-cell>
          <table:table-cell table:number-columns-repeated="3"/>
          <table:table-cell office:value-type="string">
            <text:p>12. If changes are made in any testcase in the document, mention them in the Change log</text:p>
          </table:table-cell>
          <table:table-cell table:number-columns-repeated="1016"/>
        </table:table-row>
        <table:table-row table:style-name="ro6">
          <table:table-cell/>
          <table:table-cell table:style-name="ce6" office:value-type="string">
            <text:p>1.5.5</text:p>
          </table:table-cell>
          <table:table-cell table:style-name="ce10" office:value-type="string">
            <text:p>18.12.2017</text:p>
          </table:table-cell>
          <table:table-cell table:style-name="ce10" office:value-type="string">
            <text:p>Added Testcases: 6.9, 6.10, 6.11, 6.12, 6.13, 8.6, 8.7, 8.8</text:p>
          </table:table-cell>
          <table:table-cell table:number-columns-repeated="1020"/>
        </table:table-row>
        <table:table-row table:style-name="ro12">
          <table:table-cell/>
          <table:table-cell table:style-name="ce7" office:value-type="float" office:value="2">
            <text:p>2</text:p>
          </table:table-cell>
          <table:table-cell office:value-type="string">
            <text:p>19.02.2018 - 23.02.2018</text:p>
          </table:table-cell>
          <table:table-cell office:value-type="string">
            <text:p>1.Created new version of testcases by I mporting from ms word to ms excell</text:p>
            <text:p>2. Testcases are categorized into tabs according to feature/modules. Most important tabs are highlighted. Numbers from testcases have been removed for improving organization.</text:p>
            <text:p>3. Testcases for each module are divided as <text:span text:style-name="T5">positive, </text:span><text:span text:style-name="T5">Exploratory, </text:span><text:span text:style-name="T5">Negative </text:span><text:span text:style-name="T6">and </text:span><text:span text:style-name="T5">Delete.</text:span><text:span text:style-name="T6"> </text:span><text:span text:style-name="T6">For </text:span><text:span text:style-name="T6">regression </text:span><text:span text:style-name="T6">atleast </text:span><text:span text:style-name="T6">Positive </text:span><text:span text:style-name="T6">cases should </text:span><text:span text:style-name="T6">be executed.</text:span></text:p>
            <text:p><text:span text:style-name="T6">4. All </text:span><text:span text:style-name="T6">testcases </text:span><text:span text:style-name="T6">within </text:span><text:span text:style-name="T6">highlighted </text:span><text:span text:style-name="T6">tabs must be </text:span><text:span text:style-name="T6">executed.</text:span></text:p>
            <text:p><text:span text:style-name="T6">5. Entries for </text:span><text:span text:style-name="T6">adding test </text:span><text:span text:style-name="T6">results have </text:span><text:span text:style-name="T6">been added </text:span><text:span text:style-name="T6">with the </text:span><text:span text:style-name="T6">cases.</text:span></text:p>
            <text:p><text:span text:style-name="T6">6. Previous </text:span><text:span text:style-name="T6">version </text:span><text:span text:style-name="T6">history has </text:span><text:span text:style-name="T6">been </text:span><text:span text:style-name="T6">highlighted </text:span><text:span text:style-name="T6">as grey.</text:span></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named-expressions>
          <table:named-range table:name="__DdeLink__2631_691634036" table:base-cell-address="$Info.$A$1" table:cell-range-address="$Info.$D$15"/>
        </table:named-expressions>
      </table:table>
      <table:table table:name="Register-SignUp" table:style-name="ta2" table:print="false">
        <office:forms form:automatic-focus="false" form:apply-design-mode="false"/>
        <table:table-column table:style-name="co6" table:default-cell-style-name="ce12"/>
        <table:table-column table:style-name="co7" table:default-cell-style-name="ce8"/>
        <table:table-column table:style-name="co4" table:number-columns-repeated="2" table:default-cell-style-name="Excel_20_Built-in_20_Normal"/>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Register/Sign Up</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table-cell table:style-name="ce21" table:number-columns-repeated="2"/>
          <table:table-cell table:style-name="ce26" office:value-type="string" table:number-columns-spanned="6" table:number-rows-spanned="1">
            <text:p>Test Date: 03.04.2018</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22"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table-cell table:style-name="ce23" table:number-columns-repeated="2"/>
          <table:table-cell table:number-columns-repeated="1020"/>
        </table:table-row>
        <table:table-row table:style-name="ro13">
          <table:table-cell table:style-name="ce8" office:value-type="string">
            <text:p><text:span text:style-name="T5">Create an </text:span><text:span text:style-name="T5">Account </text:span><text:span text:style-name="T5">with valid </text:span><text:span text:style-name="T5">data</text:span></text:p>
            <text:p><text:span text:style-name="T6"/></text:p>
            <text:p><text:span text:style-name="T6">Steps: <text:s text:c="3"/></text:span></text:p>
            <text:p><text:span text:style-name="T6">1.Visit </text:span><text:span text:style-name="T6">https://night</text:span><text:span text:style-name="T6">ly.apinf.io </text:span></text:p>
            <text:p><text:span text:style-name="T6">2.Click on </text:span><text:span text:style-name="T6">'Sign Up' </text:span></text:p>
            <text:p><text:span text:style-name="T6">3.Enter valid </text:span><text:span text:style-name="T6">username</text:span></text:p>
            <text:p><text:span text:style-name="T6">4.Enter an </text:span><text:span text:style-name="T6">email </text:span><text:span text:style-name="T6">address that </text:span><text:span text:style-name="T6">exists. </text:span></text:p>
            <text:p><text:span text:style-name="T6">5.Enter </text:span><text:span text:style-name="T6">password </text:span></text:p>
            <text:p><text:span text:style-name="T6">6.Enter the </text:span><text:span text:style-name="T6">same </text:span><text:span text:style-name="T6">password as </text:span><text:span text:style-name="T6">above for </text:span><text:span text:style-name="T6">confirmation </text:span><text:span text:style-name="T6"><text:s/></text:span></text:p>
            <text:p><text:span text:style-name="T6">7.Click on </text:span><text:span text:style-name="T6">Register <text:s text:c="2"/></text:span></text:p>
            <text:p><text:span text:style-name="T6">(UI shows </text:span><text:span text:style-name="T6">the </text:span><text:span text:style-name="T6">notification </text:span><text:span text:style-name="T6">about </text:span><text:span text:style-name="T6">sending </text:span><text:span text:style-name="T6">email to </text:span><text:span text:style-name="T6">verify given </text:span><text:span text:style-name="T6">address)</text:span></text:p>
            <text:p><text:span text:style-name="T6">8. Check </text:span><text:span text:style-name="T6">inbox of the </text:span><text:span text:style-name="T6">given email </text:span><text:span text:style-name="T6">address to </text:span><text:span text:style-name="T6">see if email </text:span><text:span text:style-name="T6">has arrived.</text:span></text:p>
            <text:p><text:span text:style-name="T6">9. (on </text:span><text:span text:style-name="T6">Arrival) click </text:span><text:span text:style-name="T6">on the given </text:span><text:span text:style-name="T6">link in the </text:span><text:span text:style-name="T6">sent mail </text:span><text:span text:style-name="T6">(check if URL </text:span><text:span text:style-name="T6">indicates the </text:span><text:span text:style-name="T6">desired </text:span><text:span text:style-name="T6">platform)</text:span></text:p>
          </table:table-cell>
          <table:table-cell office:value-type="string">
            <text:p><text:span text:style-name="T5">Successful</text:span><text:span text:style-name="T6">. </text:span><text:span text:style-name="T6">On clicking </text:span><text:span text:style-name="T6">URL, user </text:span><text:span text:style-name="T6">gets </text:span><text:span text:style-name="T6">redirected to </text:span><text:span text:style-name="T6">APInf home </text:span><text:span text:style-name="T6">page. User is </text:span><text:span text:style-name="T6">logged in </text:span><text:span text:style-name="T6">into the </text:span><text:span text:style-name="T6">system.</text:span></text:p>
            <text:p><text:span text:style-name="T6"/></text:p>
          </table:table-cell>
          <table:table-cell table:number-columns-repeated="2"/>
          <table:table-cell office:value-type="string">
            <text:p>PS</text:p>
          </table:table-cell>
          <table:table-cell office:value-type="string">
            <text:p>0.55.0</text:p>
          </table:table-cell>
          <table:table-cell table:style-name="ce33" office:value-type="string">
            <text:p><text:a xlink:href="https://staging.apinf.io/">https://staging.apinf.io</text:a></text:p>
          </table:table-cell>
          <table:table-cell office:value-type="string">
            <text:p>Windows 10</text:p>
          </table:table-cell>
          <table:table-cell office:value-type="string">
            <text:p>IE11, FF</text:p>
          </table:table-cell>
          <table:table-cell table:style-name="ce38" office:value-type="string">
            <text:p>Clicking sent link shows Email Confirmation link expired message as s alert in home page.</text:p>
            <text:p>On logging in as site admin, the user (trying to register in apinf) appears in user list.</text:p>
            <text:p>Related Issue: https://github.com/apinf/platform/issues/3450</text:p>
          </table:table-cell>
          <table:table-cell table:number-columns-repeated="1014"/>
        </table:table-row>
        <table:table-row table:style-name="ro13">
          <table:table-cell table:style-name="ce8" office:value-type="string">
            <text:p><text:span text:style-name="T5">Register </text:span><text:span text:style-name="T5">with Github </text:span><text:span text:style-name="T5">account </text:span><text:span text:style-name="T6"><text:s/></text:span></text:p>
            <text:p><text:span text:style-name="T6"/></text:p>
            <text:p><text:span text:style-name="T5">Prerequisite</text:span><text:span text:style-name="T5">:</text:span><text:span text:style-name="T6"> </text:span></text:p>
            <text:p><text:span text:style-name="T6">Under </text:span><text:span text:style-name="T6">User&gt;Login </text:span><text:span text:style-name="T6">Platform, </text:span><text:span text:style-name="T6">GitHub </text:span><text:span text:style-name="T6">should </text:span><text:span text:style-name="T6">contain field </text:span><text:span text:style-name="T6">values for </text:span><text:span text:style-name="T6">client ID, </text:span><text:span text:style-name="T6">Secret </text:span></text:p>
            <text:p><text:span text:style-name="T6">User </text:span><text:span text:style-name="T6">shouldn't </text:span><text:span text:style-name="T6">already be </text:span><text:span text:style-name="T6">registered </text:span><text:span text:style-name="T6">using GitHub </text:span><text:span text:style-name="T6">in APInf</text:span></text:p>
            <text:p><text:span text:style-name="T6"/></text:p>
            <text:p><text:span text:style-name="T5">Steps:</text:span><text:span text:style-name="T6"> <text:s/></text:span></text:p>
            <text:p><text:span text:style-name="T6">1.Visit </text:span><text:span text:style-name="T6">https://night</text:span><text:span text:style-name="T6">ly.apinf.io</text:span></text:p>
            <text:p><text:span text:style-name="T6">2.Click on </text:span><text:span text:style-name="T6">'Sign Up' </text:span></text:p>
            <text:p><text:span text:style-name="T6">3.Click on </text:span><text:span text:style-name="T6">'Register </text:span><text:span text:style-name="T6">with Github' </text:span></text:p>
            <text:p><text:span text:style-name="T6">4.Enter </text:span><text:span text:style-name="T6">username/e</text:span><text:span text:style-name="T6">mail address </text:span><text:span text:style-name="T6">of an </text:span><text:span text:style-name="T6">existing </text:span><text:span text:style-name="T6">GitHub </text:span><text:span text:style-name="T6">account</text:span></text:p>
            <text:p><text:span text:style-name="T6">5. Enter valid </text:span><text:span text:style-name="T6">password</text:span></text:p>
            <text:p><text:span text:style-name="T6">6. Click on </text:span><text:span text:style-name="T6">'Authorize </text:span><text:span text:style-name="T6">application' <text:s/></text:span><text:span text:style-name="T6">for </text:span><text:span text:style-name="T6">permitting </text:span><text:span text:style-name="T6">application </text:span><text:span text:style-name="T6">to access the </text:span><text:span text:style-name="T6">account.</text:span></text:p>
          </table:table-cell>
          <table:table-cell office:value-type="string">
            <text:p><text:span text:style-name="T5">Successful</text:span><text:span text:style-name="T6"> in </text:span><text:span text:style-name="T6">registering </text:span><text:span text:style-name="T6">with Github </text:span><text:span text:style-name="T6">account. </text:span><text:span text:style-name="T6">User is </text:span><text:span text:style-name="T6">logged in </text:span><text:span text:style-name="T6">into APInf</text:span></text:p>
            <text:p><text:span text:style-name="T6"/></text:p>
            <text:p><text:span text:style-name="T6">Under </text:span><text:span text:style-name="T6">Profile </text:span><text:span text:style-name="T6">menu, user's </text:span><text:span text:style-name="T6">github </text:span><text:span text:style-name="T6">username </text:span><text:span text:style-name="T6">and email </text:span><text:span text:style-name="T6">address </text:span><text:span text:style-name="T6">appears.</text:span></text:p>
          </table:table-cell>
          <table:table-cell table:number-columns-repeated="2"/>
          <table:table-cell office:value-type="string">
            <text:p>S</text:p>
          </table:table-cell>
          <table:table-cell table:number-columns-repeated="1019"/>
        </table:table-row>
        <table:table-row table:style-name="ro14">
          <table:table-cell table:style-name="ce8" office:value-type="string">
            <text:p><text:span text:style-name="T5">1.3 </text:span><text:span text:style-name="T5">Registering </text:span><text:span text:style-name="T5">with Fiware</text:span></text:p>
            <text:p><text:span text:style-name="T6"/></text:p>
            <text:p><text:span text:style-name="T5">Required:</text:span><text:span text:style-name="T6"> </text:span><text:span text:style-name="T6">Under </text:span><text:span text:style-name="T6">User&gt;Login </text:span><text:span text:style-name="T6">Platform, </text:span><text:span text:style-name="T6">Fiware </text:span><text:span text:style-name="T6">should </text:span><text:span text:style-name="T6">contain field </text:span><text:span text:style-name="T6">values for </text:span><text:span text:style-name="T6">client ID, </text:span><text:span text:style-name="T6">Secret and </text:span><text:span text:style-name="T6">Root URL.</text:span></text:p>
            <text:p><text:span text:style-name="T6"/></text:p>
            <text:p><text:span text:style-name="T5">Steps: </text:span></text:p>
            <text:p><text:span text:style-name="T6"/></text:p>
            <text:p><text:span text:style-name="T6">1.Visit </text:span><text:span text:style-name="T6">https://night</text:span><text:span text:style-name="T6">ly.apinf.io</text:span></text:p>
            <text:p><text:span text:style-name="T6">2.Click on </text:span><text:span text:style-name="T6">'Sign Up' on </text:span><text:span text:style-name="T6">navbar <text:s text:c="3"/></text:span></text:p>
            <text:p><text:span text:style-name="T6">3.Click on </text:span><text:span text:style-name="T6">‘Register </text:span><text:span text:style-name="T6">with Fiware’ <text:s/></text:span><text:span text:style-name="T6"><text:s text:c="2"/></text:span></text:p>
            <text:p><text:span text:style-name="T6">4.Click on </text:span><text:span text:style-name="T6">‘Sign Up’ on </text:span><text:span text:style-name="T6">the Fiware </text:span><text:span text:style-name="T6">Login </text:span><text:span text:style-name="T6">Window</text:span></text:p>
            <text:p><text:span text:style-name="T6">5.Fill the </text:span><text:span text:style-name="T6">registration </text:span><text:span text:style-name="T6">form with </text:span><text:span text:style-name="T6">details </text:span><text:span text:style-name="T6">below: </text:span></text:p>
            <text:p><text:span text:style-name="T6">- Enter </text:span><text:span text:style-name="T6">Username</text:span></text:p>
            <text:p><text:span text:style-name="T6">- Enter E-</text:span><text:span text:style-name="T6">mail address</text:span></text:p>
            <text:p><text:span text:style-name="T6">- Enter </text:span><text:span text:style-name="T6">Password</text:span></text:p>
            <text:p><text:span text:style-name="T6">- Repeat </text:span><text:span text:style-name="T6">entering the </text:span><text:span text:style-name="T6">same </text:span><text:span text:style-name="T6">password as </text:span><text:span text:style-name="T6">above </text:span></text:p>
            <text:p><text:span text:style-name="T6">6. Confirm </text:span><text:span text:style-name="T6">Captcha </text:span><text:span text:style-name="T6">requirement</text:span><text:span text:style-name="T6">s <text:s/></text:span></text:p>
            <text:p><text:span text:style-name="T6">7. Select the </text:span><text:span text:style-name="T6">check box </text:span><text:span text:style-name="T6">for ‘I accept </text:span><text:span text:style-name="T6">Fiware terms </text:span><text:span text:style-name="T6">&amp; </text:span><text:span text:style-name="T6">conditions’ <text:s text:c="3"/></text:span><text:span text:style-name="T6"><text:s text:c="3"/></text:span></text:p>
            <text:p><text:span text:style-name="T6">8. Click on </text:span><text:span text:style-name="T6">‘Sign Up’ <text:s/></text:span></text:p>
          </table:table-cell>
          <table:table-cell office:value-type="string">
            <text:p><text:span text:style-name="T5">Successful</text:span><text:span text:style-name="T6"> in </text:span><text:span text:style-name="T6">registering </text:span><text:span text:style-name="T6">with ‘Fiware’ </text:span><text:span text:style-name="T6">account and </text:span><text:span text:style-name="T6">check the </text:span><text:span text:style-name="T6">email </text:span><text:span text:style-name="T6">verification </text:span><text:span text:style-name="T6">sent to the </text:span><text:span text:style-name="T6">registered </text:span><text:span text:style-name="T6">email </text:span><text:span text:style-name="T6">address. </text:span></text:p>
            <text:p><text:span text:style-name="T6"/></text:p>
          </table:table-cell>
          <table:table-cell table:number-columns-repeated="2"/>
          <table:table-cell office:value-type="string">
            <text:p>U</text:p>
          </table:table-cell>
          <table:table-cell office:value-type="string">
            <text:p>0.55.0</text:p>
          </table:table-cell>
          <table:table-cell table:style-name="ce33" office:value-type="string">
            <text:p><text:a xlink:href="https://staging.apinf.io/">https://staging.apinf.io</text:a></text:p>
          </table:table-cell>
          <table:table-cell office:value-type="string">
            <text:p>Windows 10</text:p>
          </table:table-cell>
          <table:table-cell office:value-type="string">
            <text:p>IE11, FF</text:p>
          </table:table-cell>
          <table:table-cell table:style-name="ce38" office:value-type="string">
            <text:p>trying to logging into fiware shows internal server error. Same issue was reported in a previous release testing. <text:s/>The issue was solved and closed. It has ben reopened.</text:p>
            <text:p>Related issue: https://github.com/apinf/platform/issues/3209</text:p>
          </table:table-cell>
          <table:table-cell table:number-columns-repeated="1014"/>
        </table:table-row>
        <table:table-row table:style-name="ro3">
          <table:table-cell table:style-name="ce16" office:value-type="string">
            <text:p>Negative</text:p>
          </table:table-cell>
          <table:table-cell table:style-name="ce20"/>
          <table:table-cell table:style-name="ce24" table:number-columns-repeated="2"/>
          <table:table-cell table:number-columns-repeated="9"/>
          <table:table-cell table:style-name="ce39"/>
          <table:table-cell table:number-columns-repeated="1010"/>
        </table:table-row>
        <table:table-row table:style-name="ro15">
          <table:table-cell table:style-name="ce8" office:value-type="string">
            <text:p><text:span text:style-name="T5">Sign up with </text:span><text:span text:style-name="T5">user name / </text:span><text:span text:style-name="T5">email </text:span><text:span text:style-name="T5">address that </text:span><text:span text:style-name="T5">has been </text:span><text:span text:style-name="T5">registered </text:span><text:span text:style-name="T5">already</text:span></text:p>
            <text:p><text:span text:style-name="T6"/></text:p>
            <text:p><text:span text:style-name="T5">Steps: <text:s text:c="2"/></text:span><text:span text:style-name="T6"><text:s/></text:span></text:p>
            <text:p><text:span text:style-name="T6">1.Visit </text:span><text:span text:style-name="T6">https://night</text:span><text:span text:style-name="T6">ly.apinf.io</text:span></text:p>
            <text:p><text:span text:style-name="T6">2.Click on </text:span><text:span text:style-name="T6">'Sign Up' </text:span></text:p>
            <text:p><text:span text:style-name="T6">3.Enter valid </text:span><text:span text:style-name="T6">username </text:span></text:p>
            <text:p><text:span text:style-name="T6">4.Enter valid </text:span><text:span text:style-name="T6">email </text:span><text:span text:style-name="T6">address </text:span></text:p>
            <text:p><text:span text:style-name="T6">5.Enter </text:span><text:span text:style-name="T6">password</text:span></text:p>
            <text:p><text:span text:style-name="T6">6.Enter the </text:span><text:span text:style-name="T6">same </text:span><text:span text:style-name="T6">password as </text:span><text:span text:style-name="T6">above for </text:span><text:span text:style-name="T6">confirmation </text:span><text:span text:style-name="T6"><text:s/></text:span></text:p>
            <text:p><text:span text:style-name="T6">7.Click on </text:span><text:span text:style-name="T6">Register <text:s/></text:span></text:p>
            <text:p><text:span text:style-name="T6">8.Click on </text:span><text:span text:style-name="T6">'Sign out' </text:span></text:p>
            <text:p><text:span text:style-name="T6">9.Repeat </text:span><text:span text:style-name="T6">signing up </text:span><text:span text:style-name="T6">with same </text:span><text:span text:style-name="T6">username/e</text:span><text:span text:style-name="T6">mail address </text:span><text:span text:style-name="T6">as above </text:span></text:p>
          </table:table-cell>
          <table:table-cell office:value-type="string">
            <text:p><text:span text:style-name="T5">Unsuccessfu</text:span><text:span text:style-name="T5">l</text:span><text:span text:style-name="T6"> in creating </text:span><text:span text:style-name="T6">an account. </text:span><text:span text:style-name="T6">Displays </text:span><text:span text:style-name="T6">error </text:span><text:span text:style-name="T6">message </text:span><text:span text:style-name="T6">'Username </text:span><text:span text:style-name="T6">exists </text:span><text:span text:style-name="T6">already' <text:s/>in </text:span><text:span text:style-name="T6">case same </text:span><text:span text:style-name="T6">username is </text:span><text:span text:style-name="T6">used. </text:span><text:span text:style-name="T6">Displays </text:span><text:span text:style-name="T6">error </text:span><text:span text:style-name="T6">message </text:span><text:span text:style-name="T6">'Email exists </text:span><text:span text:style-name="T6">already' <text:s/>in </text:span><text:span text:style-name="T6">case same </text:span><text:span text:style-name="T6">email is </text:span><text:span text:style-name="T6">used. </text:span><text:span text:style-name="T6">Unsuccessful </text:span></text:p>
          </table:table-cell>
          <table:table-cell table:number-columns-repeated="2"/>
          <table:table-cell office:value-type="string">
            <text:p>NT</text:p>
          </table:table-cell>
          <table:table-cell table:number-columns-repeated="1019"/>
        </table:table-row>
        <table:table-row table:style-name="ro12">
          <table:table-cell table:style-name="ce8" office:value-type="string">
            <text:p><text:span text:style-name="T5">Create </text:span><text:span text:style-name="T5">account </text:span><text:span text:style-name="T5">with missing </text:span><text:span text:style-name="T5">fields</text:span></text:p>
            <text:p><text:span text:style-name="T6"/></text:p>
            <text:p><text:span text:style-name="T5">Steps: <text:s text:c="2"/></text:span><text:span text:style-name="T6"><text:s/></text:span></text:p>
            <text:p><text:span text:style-name="T6">1.Visit </text:span><text:span text:style-name="T6">https://night</text:span><text:span text:style-name="T6">ly.apinf.io</text:span></text:p>
            <text:p><text:span text:style-name="T6">2.Click on </text:span><text:span text:style-name="T6">'Sign Up' </text:span></text:p>
            <text:p><text:span text:style-name="T6">3.Do ANY of </text:span><text:span text:style-name="T6">the </text:span><text:span text:style-name="T6">following</text:span></text:p>
            <text:p><text:span text:style-name="T6"><text:s/></text:span><text:span text:style-name="T6">3.1 enter </text:span><text:span text:style-name="T6">email </text:span><text:span text:style-name="T6">address, </text:span><text:span text:style-name="T6">password </text:span><text:span text:style-name="T6">and confirm </text:span><text:span text:style-name="T6">password; </text:span><text:span text:style-name="T6">no user </text:span><text:span text:style-name="T6">name</text:span></text:p>
            <text:p><text:span text:style-name="T6"><text:s/></text:span><text:span text:style-name="T6">3.2 enter </text:span><text:span text:style-name="T6">user name, </text:span><text:span text:style-name="T6">password </text:span><text:span text:style-name="T6">and confirm </text:span><text:span text:style-name="T6">password; </text:span><text:span text:style-name="T6">no email</text:span></text:p>
            <text:p><text:span text:style-name="T6"><text:s/></text:span><text:span text:style-name="T6">3.3 enter </text:span><text:span text:style-name="T6">user name </text:span><text:span text:style-name="T6">and email; </text:span><text:span text:style-name="T6">no </text:span><text:span text:style-name="T6">password/co</text:span><text:span text:style-name="T6">nfirmed </text:span><text:span text:style-name="T6">password</text:span></text:p>
            <text:p><text:span text:style-name="T6">4.Click on </text:span><text:span text:style-name="T6">Register <text:s text:c="2"/></text:span></text:p>
          </table:table-cell>
          <table:table-cell office:value-type="string">
            <text:p><text:span text:style-name="T5">Unsuccessfu</text:span><text:span text:style-name="T6">l in creating </text:span><text:span text:style-name="T6">an account</text:span></text:p>
            <text:p><text:span text:style-name="T6">Empty fields </text:span><text:span text:style-name="T6">are </text:span><text:span text:style-name="T6">highlighted <text:s/></text:span><text:span text:style-name="T6">with error </text:span><text:span text:style-name="T6">message: </text:span><text:span text:style-name="T6">'Required </text:span><text:span text:style-name="T6">field' in red </text:span><text:span text:style-name="T6">font </text:span><text:span text:style-name="T6">Unsuccessful </text:span></text:p>
          </table:table-cell>
          <table:table-cell table:number-columns-repeated="2"/>
          <table:table-cell office:value-type="string">
            <text:p>NT</text:p>
          </table:table-cell>
          <table:table-cell table:number-columns-repeated="1019"/>
        </table:table-row>
        <table:table-row table:style-name="ro14">
          <table:table-cell table:style-name="ce8" office:value-type="string">
            <text:p><text:span text:style-name="T5">Create </text:span><text:span text:style-name="T5">account: </text:span><text:span text:style-name="T5">special </text:span><text:span text:style-name="T5">characters in </text:span><text:span text:style-name="T5">required </text:span><text:span text:style-name="T5">fields</text:span></text:p>
            <text:p><text:span text:style-name="T6"/></text:p>
            <text:p><text:span text:style-name="T5">Steps: </text:span><text:span text:style-name="T6"><text:s text:c="3"/></text:span></text:p>
            <text:p><text:span text:style-name="T6">1.Visit </text:span><text:span text:style-name="T6">https://night</text:span><text:span text:style-name="T6">ly.apinf.io</text:span></text:p>
            <text:p><text:span text:style-name="T6">2.Click on </text:span><text:span text:style-name="T6">'Sign Up' </text:span></text:p>
            <text:p><text:span text:style-name="T6">3.Do ANY of </text:span><text:span text:style-name="T6">the </text:span><text:span text:style-name="T6">following</text:span></text:p>
            <text:p><text:span text:style-name="T6"><text:s/></text:span><text:span text:style-name="T6">3.1 Enter </text:span><text:span text:style-name="T6">invalid </text:span><text:span text:style-name="T6">username </text:span><text:span text:style-name="T6">(with special </text:span><text:span text:style-name="T6">characters </text:span><text:span text:style-name="T6">eg: </text:span><text:span text:style-name="T6">“test1&amp;&amp;&amp;”)</text:span></text:p>
            <text:p><text:span text:style-name="T6"><text:s/></text:span><text:span text:style-name="T6">3.2 Enter </text:span><text:span text:style-name="T6">invalid email </text:span><text:span text:style-name="T6">address with </text:span><text:span text:style-name="T6">special </text:span><text:span text:style-name="T6">characters </text:span><text:span text:style-name="T6">(eg. </text:span><text:span text:style-name="T6">'test@test.c</text:span><text:span text:style-name="T6">om''###'' ) <text:s/></text:span></text:p>
            <text:p><text:span text:style-name="T6">4. Enter a </text:span><text:span text:style-name="T6">password </text:span><text:span text:style-name="T6">and confirm </text:span><text:span text:style-name="T6">it in the next </text:span><text:span text:style-name="T6">field</text:span></text:p>
            <text:p><text:span text:style-name="T6">5.Click on </text:span><text:span text:style-name="T6">Register <text:s text:c="2"/></text:span></text:p>
          </table:table-cell>
          <table:table-cell office:value-type="string">
            <text:p><text:span text:style-name="T5">Unsuccessfu</text:span><text:span text:style-name="T5">l </text:span><text:span text:style-name="T6">in creating </text:span><text:span text:style-name="T6">an account. </text:span></text:p>
            <text:p><text:span text:style-name="T6">- Displays </text:span><text:span text:style-name="T6">alert </text:span><text:span text:style-name="T6">message </text:span><text:span text:style-name="T6">‘Must be a </text:span><text:span text:style-name="T6">valid e-mail </text:span><text:span text:style-name="T6">address' in </text:span><text:span text:style-name="T6">red fonts for </text:span><text:span text:style-name="T6">invalid email </text:span><text:span text:style-name="T6">address.</text:span></text:p>
            <text:p><text:span text:style-name="T6">- Displays </text:span><text:span text:style-name="T6">alert </text:span><text:span text:style-name="T6">message </text:span><text:span text:style-name="T6">'Username </text:span><text:span text:style-name="T6">must be 3-</text:span><text:span text:style-name="T6">15 </text:span><text:span text:style-name="T6">alphanumeri</text:span><text:span text:style-name="T6">c characters. </text:span><text:span text:style-name="T6">Underscore </text:span><text:span text:style-name="T6">and hyphens </text:span><text:span text:style-name="T6">are allowed.' </text:span><text:span text:style-name="T6">In red font </text:span><text:span text:style-name="T6">for invalid </text:span><text:span text:style-name="T6">user name</text:span></text:p>
          </table:table-cell>
          <table:table-cell table:number-columns-repeated="2"/>
          <table:table-cell office:value-type="string">
            <text:p>NT</text:p>
          </table:table-cell>
          <table:table-cell table:number-columns-repeated="1019"/>
        </table:table-row>
        <table:table-row table:style-name="ro16">
          <table:table-cell table:style-name="ce8" office:value-type="string">
            <text:p><text:span text:style-name="T5">Register </text:span><text:span text:style-name="T5">with Github </text:span><text:span text:style-name="T5">account : </text:span><text:span text:style-name="T5">invalid </text:span><text:span text:style-name="T5">username/e</text:span><text:span text:style-name="T5">mail-address </text:span><text:span text:style-name="T5">/password</text:span></text:p>
            <text:p><text:span text:style-name="T5"/></text:p>
            <text:p><text:span text:style-name="T5">Prerequisite</text:span><text:span text:style-name="T5">: </text:span><text:span text:style-name="T6">user should </text:span><text:span text:style-name="T6">be logged </text:span><text:span text:style-name="T6">out from </text:span><text:span text:style-name="T6">her/his </text:span><text:span text:style-name="T6">account in </text:span><text:span text:style-name="T6">the current </text:span><text:span text:style-name="T6">session</text:span></text:p>
            <text:p><text:span text:style-name="T6"/></text:p>
            <text:p><text:span text:style-name="T5">Steps: <text:s/></text:span></text:p>
            <text:p><text:span text:style-name="T6">1.Visit </text:span><text:span text:style-name="T6">https://night</text:span><text:span text:style-name="T6">ly.apinf.io</text:span></text:p>
            <text:p><text:span text:style-name="T6">2.Click on </text:span><text:span text:style-name="T6">'Sign Up' </text:span></text:p>
            <text:p><text:span text:style-name="T6">3.Click on </text:span><text:span text:style-name="T6">'Register </text:span><text:span text:style-name="T6">with Github' </text:span></text:p>
            <text:p><text:span text:style-name="T6">4.Do any of </text:span><text:span text:style-name="T6">the </text:span><text:span text:style-name="T6">following</text:span></text:p>
            <text:p><text:span text:style-name="T6"><text:s/></text:span><text:span text:style-name="T6">4.1 </text:span><text:span text:style-name="T6">username/e</text:span><text:span text:style-name="T6">mail not </text:span><text:span text:style-name="T6">associated </text:span><text:span text:style-name="T6">with Github </text:span><text:span text:style-name="T6">account </text:span></text:p>
            <text:p><text:span text:style-name="T6"><text:s/></text:span><text:span text:style-name="T6">4.2 invalid </text:span><text:span text:style-name="T6">password for </text:span><text:span text:style-name="T6">a </text:span><text:span text:style-name="T6">username/e</text:span><text:span text:style-name="T6">mail </text:span><text:span text:style-name="T6">associated </text:span><text:span text:style-name="T6">with a </text:span><text:span text:style-name="T6">GitHub </text:span><text:span text:style-name="T6">account</text:span></text:p>
            <text:p><text:span text:style-name="T6">5. Click Sign </text:span><text:span text:style-name="T6">in</text:span></text:p>
          </table:table-cell>
          <table:table-cell office:value-type="string">
            <text:p><text:span text:style-name="T5">Unsuccessfu</text:span><text:span text:style-name="T5">l</text:span><text:span text:style-name="T6"> in </text:span><text:span text:style-name="T6">registering </text:span><text:span text:style-name="T6">with Github </text:span><text:span text:style-name="T6">account </text:span></text:p>
            <text:p><text:span text:style-name="T6">SignUp </text:span><text:span text:style-name="T6">dialog shows </text:span><text:span text:style-name="T6">alert about </text:span><text:span text:style-name="T6">Invalid </text:span><text:span text:style-name="T6">username or </text:span><text:span text:style-name="T6">password in </text:span><text:span text:style-name="T6">red font.</text:span></text:p>
          </table:table-cell>
          <table:table-cell table:number-columns-repeated="2"/>
          <table:table-cell office:value-type="string">
            <text:p>NT</text:p>
          </table:table-cell>
          <table:table-cell table:number-columns-repeated="1019"/>
        </table:table-row>
        <table:table-row table:style-name="ro12">
          <table:table-cell table:style-name="ce8" office:value-type="string">
            <text:p><text:span text:style-name="T5">Register </text:span><text:span text:style-name="T5">with Github </text:span><text:span text:style-name="T5">account: </text:span><text:span text:style-name="T5">missing </text:span><text:span text:style-name="T5">fields <text:s text:c="2"/></text:span></text:p>
            <text:p><text:span text:style-name="T5"/></text:p>
            <text:p><text:span text:style-name="T5">Prerequisite</text:span><text:span text:style-name="T5">: </text:span><text:span text:style-name="T6">user should </text:span><text:span text:style-name="T6">be logged </text:span><text:span text:style-name="T6">out from </text:span><text:span text:style-name="T6">her/his </text:span><text:span text:style-name="T6">account in </text:span><text:span text:style-name="T6">the current </text:span><text:span text:style-name="T6">session</text:span></text:p>
            <text:p><text:span text:style-name="T6"/></text:p>
            <text:p><text:span text:style-name="T5">Steps:</text:span><text:span text:style-name="T6"> <text:s/></text:span></text:p>
            <text:p><text:span text:style-name="T6">1.Visit </text:span><text:span text:style-name="T6">https://night</text:span><text:span text:style-name="T6">ly.apinf.io</text:span></text:p>
            <text:p><text:span text:style-name="T6">2.Click on </text:span><text:span text:style-name="T6">'Sign Up' </text:span></text:p>
            <text:p><text:span text:style-name="T6">3.Click on </text:span><text:span text:style-name="T6">'Register </text:span><text:span text:style-name="T6">with Github' </text:span></text:p>
            <text:p><text:span text:style-name="T6">3.Do ANY of </text:span><text:span text:style-name="T6">the </text:span><text:span text:style-name="T6">following</text:span></text:p>
            <text:p><text:span text:style-name="T6"><text:s/></text:span><text:span text:style-name="T6">3.1 enter </text:span><text:span text:style-name="T6">valid github </text:span><text:span text:style-name="T6">username/e</text:span><text:span text:style-name="T6">mail;no </text:span><text:span text:style-name="T6">password</text:span></text:p>
            <text:p><text:span text:style-name="T6"><text:s/></text:span><text:span text:style-name="T6">3.3 enter </text:span><text:span text:style-name="T6">password; </text:span><text:span text:style-name="T6">no valid </text:span><text:span text:style-name="T6">GitHub </text:span><text:span text:style-name="T6">username/e</text:span><text:span text:style-name="T6">mail</text:span></text:p>
            <text:p><text:span text:style-name="T6">4. Click Sign </text:span><text:span text:style-name="T6">In</text:span></text:p>
          </table:table-cell>
          <table:table-cell office:value-type="string">
            <text:p><text:span text:style-name="T5">Unsuccessfu</text:span><text:span text:style-name="T5">l</text:span><text:span text:style-name="T6"> registering </text:span><text:span text:style-name="T6">with Github </text:span><text:span text:style-name="T6">account. </text:span><text:span text:style-name="T6">Error </text:span><text:span text:style-name="T6">'Incorrect </text:span><text:span text:style-name="T6">username or </text:span><text:span text:style-name="T6">password' </text:span><text:span text:style-name="T6">appears.</text:span></text:p>
          </table:table-cell>
          <table:table-cell table:number-columns-repeated="2"/>
          <table:table-cell office:value-type="string">
            <text:p>NT</text:p>
          </table:table-cell>
          <table:table-cell table:number-columns-repeated="1019"/>
        </table:table-row>
        <table:table-row table:style-name="ro11">
          <table:table-cell table:style-name="ce8" office:value-type="string">
            <text:p><text:span text:style-name="T5">Register <text:s/></text:span><text:span text:style-name="T5">with </text:span><text:span text:style-name="T5">‘Fiware’ </text:span><text:span text:style-name="T5">with missing </text:span><text:span text:style-name="T5">fields </text:span></text:p>
            <text:p><text:span text:style-name="T6"/></text:p>
            <text:p><text:span text:style-name="T5">Steps: </text:span></text:p>
            <text:p><text:span text:style-name="T6">1.Visit </text:span><text:span text:style-name="T6">https://night</text:span><text:span text:style-name="T6">ly.apinf.io</text:span></text:p>
            <text:p><text:span text:style-name="T6">2.Click on </text:span><text:span text:style-name="T6">'Sign Up' on </text:span><text:span text:style-name="T6">navbar <text:s text:c="3"/></text:span></text:p>
            <text:p><text:span text:style-name="T6">3.Click on </text:span><text:span text:style-name="T6">‘Register </text:span><text:span text:style-name="T6">with Fiware’ <text:s/></text:span><text:span text:style-name="T6"><text:s text:c="2"/></text:span></text:p>
            <text:p><text:span text:style-name="T6">4.Click on </text:span><text:span text:style-name="T6">‘Sign Up’ <text:s/>on </text:span><text:span text:style-name="T6">the Fiware </text:span><text:span text:style-name="T6">window</text:span></text:p>
            <text:p><text:span text:style-name="T6">5.Do not </text:span><text:span text:style-name="T6">enter the </text:span><text:span text:style-name="T6">required </text:span><text:span text:style-name="T6">fields (eg. </text:span><text:span text:style-name="T6">username/e</text:span><text:span text:style-name="T6">mail </text:span><text:span text:style-name="T6">address)</text:span></text:p>
            <text:p><text:span text:style-name="T6">5.Select </text:span><text:span text:style-name="T6">check box </text:span><text:span text:style-name="T6">for ‘I accept </text:span><text:span text:style-name="T6">terms...’ <text:s text:c="3"/></text:span></text:p>
            <text:p><text:span text:style-name="T6">6.Click on </text:span><text:span text:style-name="T6">‘Sign Up’ </text:span><text:span text:style-name="T6">button <text:s/></text:span></text:p>
          </table:table-cell>
          <table:table-cell office:value-type="string">
            <text:p><text:span text:style-name="T5">Unsuccessfu</text:span><text:span text:style-name="T5">l</text:span><text:span text:style-name="T6"> in creating </text:span><text:span text:style-name="T6">an account: </text:span><text:span text:style-name="T6">Username/e</text:span><text:span text:style-name="T6">mail/passwo</text:span><text:span text:style-name="T6">rd <text:s/>fields are </text:span><text:span text:style-name="T6">highlighted </text:span><text:span text:style-name="T6">with error </text:span><text:span text:style-name="T6">message: ' </text:span><text:span text:style-name="T6">The field is </text:span><text:span text:style-name="T6">required.' in </text:span><text:span text:style-name="T6">red font. <text:s/></text:span></text:p>
          </table:table-cell>
          <table:table-cell table:number-columns-repeated="2"/>
          <table:table-cell office:value-type="string">
            <text:p>NT</text:p>
          </table:table-cell>
          <table:table-cell table:number-columns-repeated="1019"/>
        </table:table-row>
        <table:table-row table:style-name="ro3" table:number-rows-repeated="1048560">
          <table:table-cell table:number-columns-repeated="1024"/>
        </table:table-row>
        <table:table-row table:style-name="ro3">
          <table:table-cell table:number-columns-repeated="1024"/>
        </table:table-row>
        <table:named-expressions/>
      </table:table>
      <table:table table:name="Login" table:style-name="ta3" table:print="false">
        <office:forms form:automatic-focus="false" form:apply-design-mode="false"/>
        <table:table-column table:style-name="co6" table:default-cell-style-name="ce12"/>
        <table:table-column table:style-name="co7" table:default-cell-style-name="ce8"/>
        <table:table-column table:style-name="co4" table:number-columns-repeated="2" table:default-cell-style-name="Excel_20_Built-in_20_Normal"/>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8"/>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Login/Sign In</text:p>
          </table:table-cell>
          <table:table-cell table:number-columns-repeated="3"/>
          <table:table-cell table:style-name="ce13"/>
          <table:table-cell table:style-name="ce17"/>
          <table:table-cell table:style-name="ce30" table:number-columns-repeated="3"/>
          <table:table-cell table:style-name="ce4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table-cell table:style-name="ce21" table:number-columns-repeated="2"/>
          <table:table-cell table:style-name="ce26" office:value-type="string" table:number-columns-spanned="6" table:number-rows-spanned="1">
            <office:annotation draw:style-name="gr1" draw:text-style-name="P1" svg:width="3.659cm" svg:height="1.461cm" svg:x="32.716cm" svg:y="1.376cm" draw:caption-point-x="-0.35cm" draw:caption-point-y="0.169cm">
              <dc:date>2018-09-14T00:00:00</dc:date>
              <text:p text:style-name="P1">Omistaja:</text:p>
              <text:p text:style-name="P1"><text:span text:style-name="T1">Only testing positive </text:span><text:span text:style-name="T1">cases</text:span></text:p>
            </office:annotation>
            <text:p>Test Date: 03.04.2018</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22"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45"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table-cell table:style-name="ce23" table:number-columns-repeated="2"/>
          <table:table-cell table:number-columns-repeated="1020"/>
        </table:table-row>
        <table:table-row table:style-name="ro11">
          <table:table-cell table:style-name="ce8" office:value-type="string">
            <text:p><text:span text:style-name="T5">Login with </text:span><text:span text:style-name="T5">valid </text:span><text:span text:style-name="T5">username/E</text:span><text:span text:style-name="T5">mail and </text:span><text:span text:style-name="T5">password </text:span></text:p>
            <text:p><text:span text:style-name="T6"/></text:p>
            <text:p><text:span text:style-name="T5">Prerequisite</text:span><text:span text:style-name="T6">: user should </text:span><text:span text:style-name="T6">be already </text:span><text:span text:style-name="T6">registered to </text:span><text:span text:style-name="T6">APInf and </text:span><text:span text:style-name="T6">logged out </text:span><text:span text:style-name="T6">of the </text:span><text:span text:style-name="T6">service in </text:span><text:span text:style-name="T6">the session.</text:span></text:p>
            <text:p><text:span text:style-name="T6"/></text:p>
            <text:p><text:span text:style-name="T5">Steps</text:span><text:span text:style-name="T6">: <text:s text:c="3"/></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Enter valid </text:span><text:span text:style-name="T6">Username/E</text:span><text:span text:style-name="T6">mail</text:span></text:p>
            <text:p><text:span text:style-name="T6">4.Enter valid </text:span><text:span text:style-name="T6">password</text:span></text:p>
            <text:p><text:span text:style-name="T6">6.Click on </text:span><text:span text:style-name="T6">'Sign In' <text:s/></text:span></text:p>
          </table:table-cell>
          <table:table-cell office:value-type="string">
            <text:p><text:span text:style-name="T5">Successful </text:span><text:span text:style-name="T6">login</text:span></text:p>
            <text:p><text:span text:style-name="T6"/></text:p>
          </table:table-cell>
          <table:table-cell table:number-columns-repeated="2"/>
          <table:table-cell office:value-type="string">
            <text:p>S</text:p>
          </table:table-cell>
          <table:table-cell table:number-columns-repeated="1019"/>
        </table:table-row>
        <table:table-row table:style-name="ro13">
          <table:table-cell table:style-name="ce8" office:value-type="string">
            <text:p><text:span text:style-name="T5">Login with </text:span><text:span text:style-name="T5">Github </text:span><text:span text:style-name="T5">account </text:span><text:span text:style-name="T6"><text:s/></text:span></text:p>
            <text:p><text:span text:style-name="T6"/></text:p>
            <text:p><text:span text:style-name="T5">Prerequisite</text:span><text:span text:style-name="T5">:</text:span><text:span text:style-name="T6"> </text:span></text:p>
            <text:p><text:span text:style-name="T6">Under </text:span><text:span text:style-name="T6">User&gt;Login </text:span><text:span text:style-name="T6">Platform, </text:span><text:span text:style-name="T6">GitHub </text:span><text:span text:style-name="T6">should </text:span><text:span text:style-name="T6">contain field </text:span><text:span text:style-name="T6">values for </text:span><text:span text:style-name="T6">client ID, </text:span><text:span text:style-name="T6">Secret </text:span></text:p>
            <text:p><text:span text:style-name="T6">User should </text:span><text:span text:style-name="T6">be logged </text:span><text:span text:style-name="T6">out of </text:span><text:span text:style-name="T6">GitHub </text:span><text:span text:style-name="T6">account in </text:span><text:span text:style-name="T6">the current </text:span><text:span text:style-name="T6">session</text:span></text:p>
            <text:p><text:span text:style-name="T6"/></text:p>
            <text:p><text:span text:style-name="T5">Steps:</text:span><text:span text:style-name="T6"> <text:s/></text:span></text:p>
            <text:p><text:span text:style-name="T6">1.Visit </text:span><text:span text:style-name="T6">https://night</text:span><text:span text:style-name="T6">ly.apinf.io</text:span></text:p>
            <text:p><text:span text:style-name="T6">2.Click on </text:span><text:span text:style-name="T6">'Sign Up' </text:span></text:p>
            <text:p><text:span text:style-name="T6">3.Click on </text:span><text:span text:style-name="T6">'Sign with </text:span><text:span text:style-name="T6">Github' </text:span></text:p>
            <text:p><text:span text:style-name="T6">4.Enter </text:span><text:span text:style-name="T6">username/e</text:span><text:span text:style-name="T6">mail address </text:span><text:span text:style-name="T6">of an </text:span><text:span text:style-name="T6">existing </text:span><text:span text:style-name="T6">GitHub </text:span><text:span text:style-name="T6">account</text:span></text:p>
            <text:p><text:span text:style-name="T6">5. Enter valid </text:span><text:span text:style-name="T6">password</text:span></text:p>
            <text:p><text:span text:style-name="T6">6. Click on </text:span><text:span text:style-name="T6">Sign In</text:span></text:p>
          </table:table-cell>
          <table:table-cell office:value-type="string">
            <text:p><text:span text:style-name="T5">Successful</text:span><text:span text:style-name="T6"> </text:span><text:span text:style-name="T6">login</text:span></text:p>
          </table:table-cell>
          <table:table-cell table:number-columns-repeated="1022"/>
        </table:table-row>
        <table:table-row table:style-name="ro12">
          <table:table-cell table:style-name="ce8" office:value-type="string">
            <text:p><text:span text:style-name="T5">Sign In with </text:span><text:span text:style-name="T5">‘Fiware’ </text:span></text:p>
            <text:p><text:span text:style-name="T6"/></text:p>
            <text:p><text:span text:style-name="T5">Pre-</text:span><text:span text:style-name="T5">requisite:</text:span><text:span text:style-name="T6"> </text:span><text:span text:style-name="T6">User </text:span><text:span text:style-name="T6">registered </text:span><text:span text:style-name="T6">with Fiware </text:span><text:span text:style-name="T6">already <text:s text:c="2"/></text:span></text:p>
            <text:p><text:span text:style-name="T6"/></text:p>
            <text:p><text:span text:style-name="T5">Steps: <text:s text:c="3"/></text:span></text:p>
            <text:p><text:span text:style-name="T6">1.Visit </text:span><text:span text:style-name="T6">https://night</text:span><text:span text:style-name="T6">ly.apinf.io</text:span></text:p>
            <text:p><text:span text:style-name="T6">2.Go to </text:span><text:span text:style-name="T6">navbar and </text:span><text:span text:style-name="T6">click on 'Sign </text:span><text:span text:style-name="T6">In' </text:span></text:p>
            <text:p><text:span text:style-name="T6">3.Click on </text:span><text:span text:style-name="T6">‘Sign In with </text:span><text:span text:style-name="T6">Fiware’ <text:s/></text:span></text:p>
            <text:p><text:span text:style-name="T6">4.Enter </text:span><text:span text:style-name="T6">registered </text:span><text:span text:style-name="T6">email <text:s/></text:span><text:span text:style-name="T6">address in </text:span><text:span text:style-name="T6">‘Email’ field <text:s/></text:span></text:p>
            <text:p><text:span text:style-name="T6">5.Enter valid <text:s/></text:span><text:span text:style-name="T6">password in </text:span><text:span text:style-name="T6">‘Password’ </text:span><text:span text:style-name="T6">field </text:span></text:p>
            <text:p><text:span text:style-name="T6">6.Click on </text:span><text:span text:style-name="T6">‘Sign In’ </text:span><text:span text:style-name="T6">button <text:s/></text:span></text:p>
            <text:p><text:span text:style-name="T6"><text:s/></text:span></text:p>
          </table:table-cell>
          <table:table-cell office:value-type="string">
            <text:p><text:span text:style-name="T5">Successful </text:span><text:span text:style-name="T6">sign in with </text:span><text:span text:style-name="T6">‘Fiware’ </text:span><text:span text:style-name="T6">account. </text:span><text:span text:style-name="T6">User lands </text:span><text:span text:style-name="T6">on ‘Fiware’ </text:span><text:span text:style-name="T6">account </text:span><text:span text:style-name="T6">page : <text:s/></text:span><text:span text:style-name="T6">https://acco</text:span><text:span text:style-name="T6">unt.lab.fiwar</text:span><text:span text:style-name="T6">e.org/idm/</text:span></text:p>
            <text:p><text:span text:style-name="T6"/></text:p>
          </table:table-cell>
          <table:table-cell table:number-columns-repeated="2"/>
          <table:table-cell office:value-type="string">
            <text:p>U</text:p>
          </table:table-cell>
          <table:table-cell office:value-type="string">
            <text:p>0.55.0</text:p>
          </table:table-cell>
          <table:table-cell table:style-name="ce33" office:value-type="string">
            <text:p><text:a xlink:href="https://staging.apinf.io/">https://staging.apinf.io</text:a></text:p>
          </table:table-cell>
          <table:table-cell office:value-type="string">
            <text:p>Windows 10</text:p>
          </table:table-cell>
          <table:table-cell office:value-type="string">
            <text:p>IE11, FF</text:p>
          </table:table-cell>
          <table:table-cell office:value-type="string">
            <text:p>There seems to be problem with fiware signup system itself. If tried to create an account in fiware and then tried to log in using the credentials, it shows invalid username/email. It is to mention that fake email id was used to create an account. Also the email generator was able to refresh and receive new incoming messages</text:p>
          </table:table-cell>
          <table:table-cell table:number-columns-repeated="1014"/>
        </table:table-row>
        <table:table-row table:style-name="ro5">
          <table:table-cell table:style-name="ce40" office:value-type="string">
            <text:p>Exploratory</text:p>
          </table:table-cell>
          <table:table-cell table:style-name="ce40"/>
          <table:table-cell table:style-name="ce43" table:number-columns-repeated="2"/>
          <table:table-cell table:number-columns-repeated="1020"/>
        </table:table-row>
        <table:table-row table:style-name="ro14">
          <table:table-cell table:style-name="ce8" office:value-type="string">
            <text:p><text:span text:style-name="T5">Reset </text:span><text:span text:style-name="T5">password: </text:span><text:span text:style-name="T5">valid email </text:span><text:span text:style-name="T5">address</text:span></text:p>
            <text:p><text:span text:style-name="T5"/></text:p>
            <text:p><text:span text:style-name="T5">Prerequisite</text:span><text:span text:style-name="T5">: </text:span><text:span text:style-name="T6">User </text:span><text:span text:style-name="T6">should be </text:span><text:span text:style-name="T6">already </text:span><text:span text:style-name="T6">reistered in </text:span><text:span text:style-name="T6">the </text:span><text:span text:style-name="T6">environment </text:span><text:span text:style-name="T6">and logged </text:span><text:span text:style-name="T6">out from it</text:span></text:p>
            <text:p><text:span text:style-name="T6"><text:s/></text:span></text:p>
            <text:p><text:span text:style-name="T5">Steps: </text:span><text:span text:style-name="T6"><text:s text:c="3"/></text:span></text:p>
            <text:p><text:span text:style-name="T6">1.Visit </text:span><text:span text:style-name="T6">https://night</text:span><text:span text:style-name="T6">ly.apinf.io</text:span></text:p>
            <text:p><text:span text:style-name="T6">2.click on </text:span><text:span text:style-name="T6">'Sign In' </text:span></text:p>
            <text:p><text:span text:style-name="T6">3.Enter </text:span><text:span text:style-name="T6">Username/E</text:span><text:span text:style-name="T6">mail <text:s/></text:span></text:p>
            <text:p><text:span text:style-name="T6">4.Click on </text:span><text:span text:style-name="T6">'Forgot </text:span><text:span text:style-name="T6">password' </text:span></text:p>
            <text:p><text:span text:style-name="T6">5. Enter valid </text:span><text:span text:style-name="T6">email </text:span><text:span text:style-name="T6">address</text:span></text:p>
            <text:p><text:span text:style-name="T6">6.Click on </text:span><text:span text:style-name="T6">'Email Reset </text:span><text:span text:style-name="T6">Link' </text:span></text:p>
            <text:p><text:span text:style-name="T6">7.Open </text:span><text:span text:style-name="T6">email to </text:span><text:span text:style-name="T6">follow reset </text:span><text:span text:style-name="T6">password <text:s/></text:span><text:span text:style-name="T6">instructions: </text:span></text:p>
            <text:p><text:span text:style-name="T6">- Click on the </text:span><text:span text:style-name="T6">sent link</text:span></text:p>
            <text:p><text:span text:style-name="T6">8. (after </text:span><text:span text:style-name="T6">being </text:span><text:span text:style-name="T6">navigated to </text:span><text:span text:style-name="T6">the </text:span><text:span text:style-name="T6">platform) </text:span><text:span text:style-name="T6">Enter new </text:span><text:span text:style-name="T6">password </text:span></text:p>
            <text:p><text:span text:style-name="T6">9.Click on </text:span><text:span text:style-name="T6">'Set </text:span><text:span text:style-name="T6">password' </text:span><text:span text:style-name="T6">button</text:span></text:p>
            <text:p><text:span text:style-name="T6">10.Click on </text:span><text:span text:style-name="T6">'Dismiss' </text:span><text:span text:style-name="T6">button in </text:span><text:span text:style-name="T6">user </text:span><text:span text:style-name="T6">confirmation </text:span><text:span text:style-name="T6">dialog on </text:span><text:span text:style-name="T6">successful </text:span><text:span text:style-name="T6">reset </text:span><text:span text:style-name="T6">password.</text:span></text:p>
            <text:p><text:span text:style-name="T6"/></text:p>
          </table:table-cell>
          <table:table-cell office:value-type="string">
            <text:p>Reset password <text:span text:style-name="T5">successful</text:span><text:span text:style-name="T6">. </text:span><text:span text:style-name="T6">User is </text:span><text:span text:style-name="T6">logged in in </text:span><text:span text:style-name="T6">the platform</text:span></text:p>
          </table:table-cell>
          <table:table-cell table:number-columns-repeated="1022"/>
        </table:table-row>
        <table:table-row table:style-name="ro3">
          <table:table-cell table:style-name="ce16" office:value-type="string">
            <text:p>Negative</text:p>
          </table:table-cell>
          <table:table-cell table:style-name="ce20"/>
          <table:table-cell table:style-name="ce24" table:number-columns-repeated="2"/>
          <table:table-cell table:number-columns-repeated="9"/>
          <table:table-cell table:style-name="ce39"/>
          <table:table-cell table:number-columns-repeated="1010"/>
        </table:table-row>
        <table:table-row table:style-name="ro17">
          <table:table-cell table:style-name="ce8" office:value-type="string">
            <text:p><text:span text:style-name="T5">Login with </text:span><text:span text:style-name="T5">unregistered </text:span><text:span text:style-name="T5">username/l</text:span><text:span text:style-name="T5">ogin</text:span></text:p>
            <text:p><text:span text:style-name="T6"/></text:p>
            <text:p><text:span text:style-name="T5">Steps: <text:s text:c="2"/></text:span><text:span text:style-name="T6"><text:s/></text:span></text:p>
            <text:p><text:span text:style-name="T6">1.Visit </text:span><text:span text:style-name="T6">https://night</text:span><text:span text:style-name="T6">ly.apinf.io</text:span></text:p>
            <text:p><text:span text:style-name="T6">2.Click on </text:span><text:span text:style-name="T6">'Sign In' </text:span></text:p>
            <text:p><text:span text:style-name="T6">3. Enter non </text:span><text:span text:style-name="T6">registered </text:span><text:span text:style-name="T6">username/e</text:span><text:span text:style-name="T6">mail</text:span></text:p>
            <text:p><text:span text:style-name="T6">5.Enter </text:span><text:span text:style-name="T6">password</text:span></text:p>
            <text:p><text:span text:style-name="T6">6. Click Login</text:span></text:p>
          </table:table-cell>
          <table:table-cell office:value-type="string">
            <text:p><text:span text:style-name="T5">Unsuccessfu</text:span><text:span text:style-name="T5">l</text:span><text:span text:style-name="T6"> in login to </text:span><text:span text:style-name="T6">APInf.</text:span></text:p>
            <text:p><text:span text:style-name="T6">Login </text:span><text:span text:style-name="T6">Forbidden </text:span><text:span text:style-name="T6">appears as </text:span><text:span text:style-name="T6">alert</text:span></text:p>
          </table:table-cell>
          <table:table-cell table:number-columns-repeated="1022"/>
        </table:table-row>
        <table:table-row table:style-name="ro11">
          <table:table-cell table:style-name="ce8" office:value-type="string">
            <text:p><text:span text:style-name="T5">Login with </text:span><text:span text:style-name="T5">invalid </text:span><text:span text:style-name="T5">username/E</text:span><text:span text:style-name="T5">mail or </text:span><text:span text:style-name="T5">Password</text:span></text:p>
            <text:p><text:span text:style-name="T6"/></text:p>
            <text:p><text:span text:style-name="T5">Steps: </text:span><text:span text:style-name="T6"><text:s text:c="3"/></text:span></text:p>
            <text:p><text:span text:style-name="T6">1.Visit </text:span><text:span text:style-name="T6">https://night</text:span><text:span text:style-name="T6">ly.apinf.io</text:span></text:p>
            <text:p><text:span text:style-name="T6">2.Click on </text:span><text:span text:style-name="T6">'Sign In' </text:span></text:p>
            <text:p><text:span text:style-name="T6">3.Do any of </text:span><text:span text:style-name="T6">the </text:span><text:span text:style-name="T6">following:</text:span></text:p>
            <text:p><text:span text:style-name="T6"><text:s text:c="4"/></text:span><text:span text:style-name="T6">3.1.Enter </text:span><text:span text:style-name="T6">valid </text:span><text:span text:style-name="T6">username/e</text:span><text:span text:style-name="T6">mail; enter </text:span><text:span text:style-name="T6">invalid </text:span><text:span text:style-name="T6">passoword</text:span></text:p>
            <text:p><text:span text:style-name="T6"><text:s text:c="4"/></text:span><text:span text:style-name="T6">3.1.Enter </text:span><text:span text:style-name="T6">invalid </text:span><text:span text:style-name="T6">username/e</text:span><text:span text:style-name="T6">mail; enter </text:span><text:span text:style-name="T6">valid </text:span><text:span text:style-name="T6">passoword</text:span></text:p>
            <text:p><text:span text:style-name="T6">5.Click on </text:span><text:span text:style-name="T6">'Sign In' <text:s/></text:span></text:p>
            <text:p><text:span text:style-name="T6"/></text:p>
            <text:p><text:span text:style-name="T6"/></text:p>
          </table:table-cell>
          <table:table-cell office:value-type="string">
            <text:p><text:span text:style-name="T5">Unsuccessfu</text:span><text:span text:style-name="T5">l </text:span><text:span text:style-name="T6">login. </text:span><text:span text:style-name="T6">Displays</text:span></text:p>
            <text:p><text:span text:style-name="T6">error </text:span><text:span text:style-name="T6">message : </text:span><text:span text:style-name="T6">'Login </text:span><text:span text:style-name="T6">Forbidden</text:span><text:span text:style-name="T5">'</text:span></text:p>
          </table:table-cell>
          <table:table-cell table:number-columns-repeated="1022"/>
        </table:table-row>
        <table:table-row table:style-name="ro18">
          <table:table-cell table:style-name="ce8" office:value-type="string">
            <text:p><text:span text:style-name="T5">Reset </text:span><text:span text:style-name="T5">password: </text:span><text:span text:style-name="T5">missing </text:span><text:span text:style-name="T5">email</text:span></text:p>
            <text:p><text:span text:style-name="T5"/></text:p>
            <text:p><text:span text:style-name="T5">Steps: <text:s text:c="2"/></text:span><text:span text:style-name="T6"><text:s/></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Enter valid </text:span><text:span text:style-name="T6">Username/E</text:span><text:span text:style-name="T6">mail <text:s/></text:span></text:p>
            <text:p><text:span text:style-name="T6">4.Click on </text:span><text:span text:style-name="T6">'Forgot </text:span><text:span text:style-name="T6">password' </text:span></text:p>
            <text:p><text:span text:style-name="T6">5.Do not </text:span><text:span text:style-name="T6">enter email </text:span><text:span text:style-name="T6">address </text:span></text:p>
            <text:p><text:span text:style-name="T6">6.Click on </text:span><text:span text:style-name="T6">'Email Reset </text:span><text:span text:style-name="T6">Link' <text:s/></text:span></text:p>
          </table:table-cell>
          <table:table-cell office:value-type="string">
            <text:p>Mail sending is <text:span text:style-name="T5">unsuccessful</text:span><text:span text:style-name="T5">.</text:span></text:p>
            <text:p><text:span text:style-name="T6">Highlights </text:span><text:span text:style-name="T6">the email </text:span><text:span text:style-name="T6">field with </text:span><text:span text:style-name="T6">error </text:span><text:span text:style-name="T6">message </text:span><text:span text:style-name="T6">'Required </text:span><text:span text:style-name="T6">field' in red </text:span><text:span text:style-name="T6">font. </text:span></text:p>
          </table:table-cell>
          <table:table-cell table:number-columns-repeated="1022"/>
        </table:table-row>
        <table:table-row table:style-name="ro19">
          <table:table-cell table:style-name="ce8" office:value-type="string">
            <text:p><text:span text:style-name="T5">Reset </text:span><text:span text:style-name="T5">password: </text:span><text:span text:style-name="T5">invalid email </text:span><text:span text:style-name="T5">address </text:span></text:p>
            <text:p><text:span text:style-name="T5"/></text:p>
            <text:p><text:span text:style-name="T5">Steps: <text:s text:c="2"/></text:span><text:span text:style-name="T6"><text:s/></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Enter valid </text:span><text:span text:style-name="T6">Username/E</text:span><text:span text:style-name="T6">mail <text:s/></text:span></text:p>
            <text:p><text:span text:style-name="T6">4.Click on </text:span><text:span text:style-name="T6">'Forgot </text:span><text:span text:style-name="T6">password' </text:span></text:p>
            <text:p><text:span text:style-name="T6">5. Enter </text:span><text:span text:style-name="T6">invalid email </text:span><text:span text:style-name="T6">address (eg. </text:span><text:span text:style-name="T6">Unregistered </text:span><text:span text:style-name="T6">email </text:span><text:span text:style-name="T6">address )</text:span></text:p>
            <text:p><text:span text:style-name="T6">6.Click on </text:span><text:span text:style-name="T6">'Email Reset </text:span><text:span text:style-name="T6">Link' <text:s/></text:span></text:p>
          </table:table-cell>
          <table:table-cell office:value-type="string">
            <text:p>Reset password <text:span text:style-name="T5">unsuccessful</text:span><text:span text:style-name="T5">.</text:span><text:span text:style-name="T6"> Displays </text:span><text:span text:style-name="T6">error 'User </text:span><text:span text:style-name="T6">not found'</text:span></text:p>
            <text:p><text:span text:style-name="T6"/></text:p>
          </table:table-cell>
          <table:table-cell table:number-columns-repeated="1022"/>
        </table:table-row>
        <table:table-row table:style-name="ro5">
          <table:table-cell table:style-name="ce9" office:value-type="string">
            <text:p>Sign In with GitHub (Negative)</text:p>
          </table:table-cell>
          <table:table-cell table:number-columns-repeated="1023"/>
        </table:table-row>
        <table:table-row table:style-name="ro5">
          <table:table-cell table:style-name="ce41" office:value-type="string">
            <text:p><text:a xlink:href="#'Admin - Branding'.A12">Execute this testcase before continuing testing GitHub Sign In</text:a></text:p>
          </table:table-cell>
          <table:table-cell table:number-columns-repeated="1023"/>
        </table:table-row>
        <table:table-row table:style-name="ro19">
          <table:table-cell table:style-name="ce8" office:value-type="string">
            <text:p><text:span text:style-name="T5">Sign in with </text:span><text:span text:style-name="T5">'GitHub' </text:span><text:span text:style-name="T5">account: </text:span><text:span text:style-name="T5">Unregistere</text:span><text:span text:style-name="T5">d </text:span><text:span text:style-name="T5">Credentials</text:span></text:p>
            <text:p><text:span text:style-name="T6"/></text:p>
            <text:p><text:span text:style-name="T5">Steps: </text:span><text:span text:style-name="T6"><text:s/></text:span></text:p>
            <text:p><text:span text:style-name="T6">1.Visit </text:span><text:span text:style-name="T6">https://night</text:span><text:span text:style-name="T6">ly.apinf.io</text:span></text:p>
            <text:p><text:span text:style-name="T6">2.Click on </text:span><text:span text:style-name="T6">'Sign In' </text:span></text:p>
            <text:p><text:span text:style-name="T6">3.Click on </text:span><text:span text:style-name="T6">'Sign with </text:span><text:span text:style-name="T6">Github' </text:span></text:p>
            <text:p><text:span text:style-name="T6">4.Enter </text:span><text:span text:style-name="T6">username/e</text:span><text:span text:style-name="T6">mail address </text:span><text:span text:style-name="T6">of an GitHub </text:span><text:span text:style-name="T6">account not </text:span><text:span text:style-name="T6">registered in </text:span><text:span text:style-name="T6">APInf</text:span></text:p>
            <text:p><text:span text:style-name="T6">5. Enter valid </text:span><text:span text:style-name="T6">password</text:span></text:p>
            <text:p><text:span text:style-name="T6">6. Click on </text:span><text:span text:style-name="T6">Sign In</text:span></text:p>
          </table:table-cell>
          <table:table-cell office:value-type="string">
            <text:p>Login <text:span text:style-name="T5">Unsuccessfu</text:span><text:span text:style-name="T5">l</text:span></text:p>
          </table:table-cell>
          <table:table-cell table:number-columns-repeated="1022"/>
        </table:table-row>
        <table:table-row table:style-name="ro20">
          <table:table-cell table:style-name="ce8" office:value-type="string">
            <text:p><text:span text:style-name="T5">Sign in with </text:span><text:span text:style-name="T5">'GitHub' </text:span><text:span text:style-name="T5">account: </text:span><text:span text:style-name="T5">invalid </text:span><text:span text:style-name="T5">Credentials</text:span></text:p>
            <text:p><text:span text:style-name="T5"/></text:p>
            <text:p><text:span text:style-name="T5">Steps: </text:span><text:span text:style-name="T6"><text:s/></text:span></text:p>
            <text:p><text:span text:style-name="T6">1.Visit </text:span><text:span text:style-name="T6">https://night</text:span><text:span text:style-name="T6">ly.apinf.io</text:span></text:p>
            <text:p><text:span text:style-name="T6">2.Click on </text:span><text:span text:style-name="T6">'Sign In' </text:span></text:p>
            <text:p><text:span text:style-name="T6">3.Click on </text:span><text:span text:style-name="T6">'Sign with </text:span><text:span text:style-name="T6">Github' </text:span></text:p>
            <text:p><text:span text:style-name="T6">4. Do nay of </text:span><text:span text:style-name="T6">the </text:span><text:span text:style-name="T6">following:</text:span></text:p>
            <text:p><text:span text:style-name="T6"><text:s text:c="3"/></text:span><text:span text:style-name="T6">4.1 enter </text:span><text:span text:style-name="T6">registered </text:span><text:span text:style-name="T6">github </text:span><text:span text:style-name="T6">username/e</text:span><text:span text:style-name="T6">mail; enter </text:span><text:span text:style-name="T6">invalid </text:span><text:span text:style-name="T6">password</text:span></text:p>
            <text:p><text:span text:style-name="T6"><text:s text:c="3"/></text:span><text:span text:style-name="T6">4.2 enter </text:span><text:span text:style-name="T6">unregistered </text:span><text:span text:style-name="T6">github </text:span><text:span text:style-name="T6">username/e</text:span><text:span text:style-name="T6">mail; enter </text:span><text:span text:style-name="T6">valid </text:span><text:span text:style-name="T6">password for </text:span><text:span text:style-name="T6">the account</text:span></text:p>
            <text:p><text:span text:style-name="T6">5. Click on </text:span><text:span text:style-name="T6">Sign In</text:span></text:p>
          </table:table-cell>
          <table:table-cell office:value-type="string">
            <text:p>Login <text:span text:style-name="T5">Unsuccessfu</text:span><text:span text:style-name="T5">l</text:span></text:p>
          </table:table-cell>
          <table:table-cell table:number-columns-repeated="1022"/>
        </table:table-row>
        <table:table-row table:style-name="ro21">
          <table:table-cell table:style-name="ce8" office:value-type="string">
            <text:p><text:span text:style-name="T5">Sign in with </text:span><text:span text:style-name="T5">GitHub – </text:span><text:span text:style-name="T5">Negative</text:span></text:p>
            <text:p><text:span text:style-name="T6"/></text:p>
            <text:p><text:span text:style-name="T5">Prerequisite</text:span><text:span text:style-name="T5">:</text:span><text:span text:style-name="T6"> Under </text:span><text:span text:style-name="T6">User&gt;Login </text:span><text:span text:style-name="T6">Platform, </text:span><text:span text:style-name="T6">GitHub </text:span><text:span text:style-name="T6">should </text:span><text:span text:style-name="T6">contain valid </text:span><text:span text:style-name="T6">field values </text:span><text:span text:style-name="T6">for client ID, </text:span><text:span text:style-name="T6">Secret, user </text:span><text:span text:style-name="T6">has a valid </text:span><text:span text:style-name="T6">GitHub </text:span><text:span text:style-name="T6">account</text:span></text:p>
            <text:p><text:span text:style-name="T6"/></text:p>
            <text:p><text:span text:style-name="T5">Steps:</text:span></text:p>
            <text:p><text:span text:style-name="T6">1. Login to </text:span><text:span text:style-name="T6">https://night</text:span><text:span text:style-name="T6">ly.apinf.io as </text:span><text:span text:style-name="T6">site admin.</text:span></text:p>
            <text:p><text:span text:style-name="T6">2. Go to </text:span><text:span text:style-name="T6">User&gt;Login </text:span><text:span text:style-name="T6">Platforms</text:span></text:p>
            <text:p><text:span text:style-name="T6">3. Under </text:span><text:span text:style-name="T6">GitHub </text:span><text:span text:style-name="T6">section, </text:span><text:span text:style-name="T6">provide </text:span><text:span text:style-name="T6">invalid </text:span><text:span text:style-name="T6">values in the </text:span><text:span text:style-name="T6">fields Client </text:span><text:span text:style-name="T6">IT and </text:span><text:span text:style-name="T6">Secrets.</text:span></text:p>
            <text:p><text:span text:style-name="T6">4. Save and </text:span><text:span text:style-name="T6">Logout.</text:span></text:p>
            <text:p><text:span text:style-name="T6">5. go to Sign </text:span><text:span text:style-name="T6">In page</text:span></text:p>
            <text:p><text:span text:style-name="T6">6. Click on </text:span><text:span text:style-name="T6">Sign in with </text:span><text:span text:style-name="T6">GitHub</text:span></text:p>
            <text:p><text:span text:style-name="T6">7. Provide </text:span><text:span text:style-name="T6">valid GitHub </text:span><text:span text:style-name="T6">username/e</text:span><text:span text:style-name="T6">mail and </text:span><text:span text:style-name="T6">password.</text:span></text:p>
            <text:p><text:span text:style-name="T6">8. Sign In</text:span></text:p>
            <text:p><text:span text:style-name="T6"/></text:p>
            <text:p><text:span text:style-name="T6"/></text:p>
            <text:p><text:span text:style-name="T6"/></text:p>
            <text:p><text:span text:style-name="T6"/></text:p>
            <text:p><text:span text:style-name="T6"/></text:p>
          </table:table-cell>
          <table:table-cell office:value-type="string">
            <text:p><text:span text:style-name="T5">Unsuccessfu</text:span><text:span text:style-name="T5">l</text:span><text:span text:style-name="T6"> in logging </text:span><text:span text:style-name="T6">into the </text:span><text:span text:style-name="T6">platform </text:span><text:span text:style-name="T6">using GitHub </text:span><text:span text:style-name="T6">authenticati</text:span><text:span text:style-name="T6">on.</text:span></text:p>
            <text:p><text:span text:style-name="T6">Browser </text:span><text:span text:style-name="T6">Window </text:span><text:span text:style-name="T6">shows </text:span><text:span text:style-name="T6">message </text:span><text:span text:style-name="T6">from </text:span><text:span text:style-name="T6">GitHub: </text:span><text:span text:style-name="T5">“404 </text:span><text:span text:style-name="T5">– This is not </text:span><text:span text:style-name="T5">the web </text:span><text:span text:style-name="T5">page you </text:span><text:span text:style-name="T5">are looking </text:span><text:span text:style-name="T5">for.”</text:span></text:p>
            <text:p><text:span text:style-name="T5"/></text:p>
            <text:p><text:span text:style-name="T5">After Test:</text:span></text:p>
            <text:p><text:span text:style-name="T6">Revert the </text:span><text:span text:style-name="T6">GitHub field </text:span><text:span text:style-name="T6">values to the </text:span><text:span text:style-name="T6">original ones </text:span><text:span text:style-name="T6">configured </text:span><text:span text:style-name="T6">for the </text:span><text:span text:style-name="T6">platform.</text:span></text:p>
          </table:table-cell>
          <table:table-cell table:number-columns-repeated="1022"/>
        </table:table-row>
        <table:table-row table:style-name="ro3">
          <table:table-cell table:style-name="ce42" office:value-type="string">
            <text:p>Sign In with Fiware (Negative)</text:p>
          </table:table-cell>
          <table:table-cell table:number-columns-repeated="1023"/>
        </table:table-row>
        <table:table-row table:style-name="ro5">
          <table:table-cell table:style-name="ce33" office:value-type="string">
            <text:p><text:a xlink:href="#'Admin - Branding'.A14">Execute this testcase before continuing testing Fiware Sign In</text:a></text:p>
          </table:table-cell>
          <table:table-cell table:number-columns-repeated="1023"/>
        </table:table-row>
        <table:table-row table:style-name="ro11">
          <table:table-cell table:style-name="ce8" office:value-type="string">
            <text:p><text:span text:style-name="T5">Sign In with </text:span><text:span text:style-name="T5">‘Fiware’ </text:span><text:span text:style-name="T5">account: </text:span><text:span text:style-name="T5">Unregistere</text:span><text:span text:style-name="T5">d </text:span><text:span text:style-name="T5">credentials </text:span></text:p>
            <text:p><text:span text:style-name="T6"/></text:p>
            <text:p><text:span text:style-name="T5">Pre-</text:span><text:span text:style-name="T5">requisite</text:span><text:span text:style-name="T6">: </text:span><text:span text:style-name="T6">User </text:span><text:span text:style-name="T6">registered </text:span><text:span text:style-name="T6">with Fiware </text:span><text:span text:style-name="T6">already </text:span></text:p>
            <text:p><text:span text:style-name="T6"/></text:p>
            <text:p><text:span text:style-name="T6">Steps: <text:s text:c="3"/></text:span></text:p>
            <text:p><text:span text:style-name="T6">1.Visit </text:span><text:span text:style-name="T6">https://night</text:span><text:span text:style-name="T6">ly.apinf.io</text:span></text:p>
            <text:p><text:span text:style-name="T6">2.Go to </text:span><text:span text:style-name="T6">navbar and </text:span><text:span text:style-name="T6">click on 'Sign </text:span><text:span text:style-name="T6">In' </text:span></text:p>
            <text:p><text:span text:style-name="T6">3.Click on </text:span><text:span text:style-name="T6">‘Sign In with </text:span><text:span text:style-name="T6">Fiware’ <text:s/></text:span></text:p>
            <text:p><text:span text:style-name="T6">4.Enter </text:span><text:span text:style-name="T6">unregistered </text:span><text:span text:style-name="T6">email <text:s/>in </text:span><text:span text:style-name="T6">‘Email’ field <text:s/></text:span></text:p>
            <text:p><text:span text:style-name="T6">5.Enter </text:span><text:span text:style-name="T6">invalid <text:s/></text:span><text:span text:style-name="T6">password in </text:span><text:span text:style-name="T6">‘Password’ </text:span><text:span text:style-name="T6">field </text:span></text:p>
            <text:p><text:span text:style-name="T6">6.Click on </text:span><text:span text:style-name="T6">‘Sign In’ </text:span><text:span text:style-name="T6">button <text:s/></text:span></text:p>
          </table:table-cell>
          <table:table-cell office:value-type="string">
            <text:p>Sign In with Fiware is <text:span text:style-name="T5">unsuccessful </text:span><text:span text:style-name="T6">and user </text:span><text:span text:style-name="T6">notified with </text:span><text:span text:style-name="T6">error </text:span><text:span text:style-name="T6">message </text:span><text:span text:style-name="T6">“Invalid </text:span><text:span text:style-name="T6">username or </text:span><text:span text:style-name="T6">password” </text:span></text:p>
          </table:table-cell>
          <table:table-cell table:number-columns-repeated="1022"/>
        </table:table-row>
        <table:table-row table:style-name="ro13">
          <table:table-cell table:style-name="ce8" office:value-type="string">
            <text:p><text:span text:style-name="T5">Sign in with </text:span><text:span text:style-name="T5">Fiware – </text:span><text:span text:style-name="T5">Negative</text:span></text:p>
            <text:p><text:span text:style-name="T6"/></text:p>
            <text:p><text:span text:style-name="T5">Prerequisite</text:span><text:span text:style-name="T6">: Under </text:span><text:span text:style-name="T6">User&gt;Login </text:span><text:span text:style-name="T6">Platform, </text:span><text:span text:style-name="T6">GitHub </text:span><text:span text:style-name="T6">should </text:span><text:span text:style-name="T6">contain valid </text:span><text:span text:style-name="T6">field values </text:span><text:span text:style-name="T6">for client ID, </text:span><text:span text:style-name="T6">Secret, Root </text:span><text:span text:style-name="T6">URL; user </text:span><text:span text:style-name="T6">has a valid </text:span><text:span text:style-name="T6">Fiware </text:span><text:span text:style-name="T6">account</text:span></text:p>
            <text:p><text:span text:style-name="T6"/></text:p>
            <text:p><text:span text:style-name="T5">Steps:</text:span></text:p>
            <text:p><text:span text:style-name="T6">1. Login to </text:span><text:span text:style-name="T6">https://night</text:span><text:span text:style-name="T6">ly.apinf.io as </text:span><text:span text:style-name="T6">site admin.</text:span></text:p>
            <text:p><text:span text:style-name="T6">2. Go to </text:span><text:span text:style-name="T6">User&gt;Login </text:span><text:span text:style-name="T6">Platforms</text:span></text:p>
            <text:p><text:span text:style-name="T6">3. Under </text:span><text:span text:style-name="T6">Fiware </text:span><text:span text:style-name="T6">section, </text:span><text:span text:style-name="T6">provide </text:span><text:span text:style-name="T6">invalid </text:span><text:span text:style-name="T6">values in the </text:span><text:span text:style-name="T6">fields Client </text:span><text:span text:style-name="T6">IT, Secrets </text:span><text:span text:style-name="T6">and Root </text:span><text:span text:style-name="T6">URL.</text:span></text:p>
            <text:p><text:span text:style-name="T6">4. Save and </text:span><text:span text:style-name="T6">Logout.</text:span></text:p>
            <text:p><text:span text:style-name="T6">5. go to Sign </text:span><text:span text:style-name="T6">In page</text:span></text:p>
            <text:p><text:span text:style-name="T6">6. Click on </text:span><text:span text:style-name="T6">Sign in with </text:span><text:span text:style-name="T6">Fiware</text:span></text:p>
            <text:p><text:span text:style-name="T6">7. Provide </text:span><text:span text:style-name="T6">valid Fiware </text:span><text:span text:style-name="T6">username/e</text:span><text:span text:style-name="T6">mail and </text:span><text:span text:style-name="T6">password.</text:span></text:p>
            <text:p><text:span text:style-name="T6">8. Click Sign </text:span><text:span text:style-name="T6">In.</text:span></text:p>
          </table:table-cell>
          <table:table-cell office:value-type="string">
            <text:p><text:span text:style-name="T5">Unsuccessfu</text:span><text:span text:style-name="T5">l </text:span><text:span text:style-name="T6">in logging </text:span><text:span text:style-name="T6">into the </text:span><text:span text:style-name="T6">platform </text:span><text:span text:style-name="T6">using Fiware </text:span><text:span text:style-name="T6">authenticati</text:span><text:span text:style-name="T6">on.</text:span></text:p>
            <text:p><text:span text:style-name="T6"/></text:p>
            <text:p><text:span text:style-name="T5">After Test:</text:span></text:p>
            <text:p><text:span text:style-name="T6">Revert the </text:span><text:span text:style-name="T6">Fiware field </text:span><text:span text:style-name="T6">values to the </text:span><text:span text:style-name="T6">original ones </text:span><text:span text:style-name="T6">configured </text:span><text:span text:style-name="T6">for the </text:span><text:span text:style-name="T6">platform.</text:span></text:p>
          </table:table-cell>
          <table:table-cell table:number-columns-repeated="1022"/>
        </table:table-row>
        <table:table-row table:style-name="ro3" table:number-rows-repeated="1048551">
          <table:table-cell table:number-columns-repeated="1024"/>
        </table:table-row>
        <table:table-row table:style-name="ro3">
          <table:table-cell table:number-columns-repeated="1024"/>
        </table:table-row>
        <table:named-expressions/>
      </table:table>
      <table:table table:name="User Profile" table:style-name="ta4" table:print="false">
        <office:forms form:automatic-focus="false" form:apply-design-mode="false"/>
        <table:table-column table:style-name="co6" table:default-cell-style-name="ce12"/>
        <table:table-column table:style-name="co7" table:default-cell-style-name="ce8"/>
        <table:table-column table:style-name="co4" table:number-columns-repeated="2" table:default-cell-style-name="Excel_20_Built-in_20_Normal"/>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User Profile</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table-cell table:style-name="ce21" table:number-columns-repeated="2"/>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22"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table-cell table:style-name="ce23" table:number-columns-repeated="2"/>
          <table:table-cell table:number-columns-repeated="1020"/>
        </table:table-row>
        <table:table-row table:style-name="ro19">
          <table:table-cell table:style-name="ce8" office:value-type="string">
            <text:p><text:span text:style-name="T5">Update User </text:span><text:span text:style-name="T5">Profile <text:s/></text:span></text:p>
            <text:p><text:span text:style-name="T5"/></text:p>
            <text:p><text:span text:style-name="T5">Steps: <text:s text:c="3"/></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Navigate </text:span><text:span text:style-name="T6">to 'Profile' </text:span><text:span text:style-name="T6">view from </text:span><text:span text:style-name="T6">homepage</text:span></text:p>
            <text:p><text:span text:style-name="T6">4.Enter valid </text:span><text:span text:style-name="T6">username <text:s/></text:span><text:span text:style-name="T6">(eg. </text:span><text:span text:style-name="T6">Username </text:span><text:span text:style-name="T6">with <text:s/></text:span><text:span text:style-name="T6">alphanumeri</text:span><text:span text:style-name="T6">c characters: </text:span><text:span text:style-name="T6"><text:s/>a-z and 0-9, </text:span><text:span text:style-name="T6">“abc123”)</text:span></text:p>
            <text:p><text:span text:style-name="T6">5.Enter </text:span><text:span text:style-name="T6">name of the </text:span><text:span text:style-name="T6">'Company' <text:s/></text:span></text:p>
            <text:p><text:span text:style-name="T6">6. Click on </text:span><text:span text:style-name="T6">'Update'</text:span></text:p>
          </table:table-cell>
          <table:table-cell office:value-type="string">
            <text:p><text:span text:style-name="T5">Successful </text:span><text:span text:style-name="T6">updating the </text:span><text:span text:style-name="T6">'User Profile' </text:span></text:p>
            <text:p><text:span text:style-name="T6">Green S-</text:span><text:span text:style-name="T6">alert </text:span><text:span text:style-name="T6">appears </text:span><text:span text:style-name="T6">showing </text:span><text:span text:style-name="T6">“Profile </text:span><text:span text:style-name="T6">Updated”</text:span></text:p>
            <text:p><text:span text:style-name="T6"/></text:p>
          </table:table-cell>
          <table:table-cell table:number-columns-repeated="1022"/>
        </table:table-row>
        <table:table-row table:style-name="ro3">
          <table:table-cell table:style-name="ce16" office:value-type="string">
            <text:p>Negative</text:p>
          </table:table-cell>
          <table:table-cell table:style-name="ce20"/>
          <table:table-cell table:style-name="ce24" table:number-columns-repeated="2"/>
          <table:table-cell table:number-columns-repeated="9"/>
          <table:table-cell table:style-name="ce39"/>
          <table:table-cell table:number-columns-repeated="1010"/>
        </table:table-row>
        <table:table-row table:style-name="ro15">
          <table:table-cell table:style-name="ce8" office:value-type="string">
            <text:p><text:span text:style-name="T5">Edit User </text:span><text:span text:style-name="T5">Profile : </text:span><text:span text:style-name="T5">invalid </text:span><text:span text:style-name="T5">username</text:span></text:p>
            <text:p><text:span text:style-name="T5"/></text:p>
            <text:p><text:span text:style-name="T5">Steps: <text:s text:c="3"/></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Navigate </text:span><text:span text:style-name="T6">to 'Profile' </text:span><text:span text:style-name="T6">view from </text:span><text:span text:style-name="T6">homepage</text:span></text:p>
            <text:p><text:span text:style-name="T6">4.Enter </text:span><text:span text:style-name="T6">invalid </text:span><text:span text:style-name="T6">username </text:span><text:span text:style-name="T6">(eg. </text:span><text:span text:style-name="T6">username </text:span><text:span text:style-name="T6">with special </text:span><text:span text:style-name="T6">characters </text:span><text:span text:style-name="T6">“test#&amp;#” ) <text:s/></text:span></text:p>
            <text:p><text:span text:style-name="T6">5.Enter </text:span><text:span text:style-name="T6">name of the </text:span><text:span text:style-name="T6">'Company' <text:s/></text:span></text:p>
            <text:p><text:span text:style-name="T6">6. Click on </text:span><text:span text:style-name="T6">'Update'</text:span></text:p>
            <text:p><text:span text:style-name="T5"/></text:p>
            <text:p><text:span text:style-name="T6"/></text:p>
            <text:p><text:span text:style-name="T6"/></text:p>
          </table:table-cell>
          <table:table-cell office:value-type="string">
            <text:p>Unsuccessful in updating profile. Highlights 'username' field with error message: “Username must be 3-15 alphanumeric characters. Underscore and hyphens are allowed.” in red fonts.</text:p>
          </table:table-cell>
          <table:table-cell table:number-columns-repeated="1022"/>
        </table:table-row>
        <table:table-row table:style-name="ro3" table:number-rows-repeated="6">
          <table:table-cell table:style-name="ce8"/>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named-expressions/>
      </table:table>
      <table:table table:name="Account" table:style-name="ta5" table:print="false">
        <office:forms form:automatic-focus="false" form:apply-design-mode="false"/>
        <table:table-column table:style-name="co6" table:default-cell-style-name="ce12"/>
        <table:table-column table:style-name="co7" table:default-cell-style-name="ce8"/>
        <table:table-column table:style-name="co4" table:number-columns-repeated="2" table:default-cell-style-name="Excel_20_Built-in_20_Normal"/>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Account</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table-cell table:style-name="ce21" table:number-columns-repeated="2"/>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22"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table-cell table:style-name="ce23" table:number-columns-repeated="2"/>
          <table:table-cell table:number-columns-repeated="1020"/>
        </table:table-row>
        <table:table-row table:style-name="ro20">
          <table:table-cell table:style-name="ce8" office:value-type="string">
            <text:p><text:span text:style-name="T5">4.1 Change </text:span><text:span text:style-name="T5">Password <text:s/></text:span></text:p>
            <text:p><text:span text:style-name="T5"/></text:p>
            <text:p><text:span text:style-name="T5">Steps: <text:s text:c="3"/></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Navigate </text:span><text:span text:style-name="T6">to 'Account' </text:span><text:span text:style-name="T6">view </text:span></text:p>
            <text:p><text:span text:style-name="T6">4.Go to </text:span><text:span text:style-name="T6">'Change </text:span><text:span text:style-name="T6">password' </text:span></text:p>
            <text:p><text:span text:style-name="T6">5.Enter </text:span><text:span text:style-name="T6">'Current </text:span><text:span text:style-name="T6">password' </text:span></text:p>
            <text:p><text:span text:style-name="T6">6.Enter valid <text:s/></text:span><text:span text:style-name="T6">new </text:span><text:span text:style-name="T6">password </text:span><text:span text:style-name="T6">(must be </text:span><text:span text:style-name="T6">minimum <text:s/>6 </text:span><text:span text:style-name="T6">characters)</text:span></text:p>
            <text:p><text:span text:style-name="T6">7.Repeat </text:span><text:span text:style-name="T6">entering the </text:span><text:span text:style-name="T6">same </text:span><text:span text:style-name="T6">password as </text:span><text:span text:style-name="T6">above </text:span></text:p>
            <text:p><text:span text:style-name="T6">8.Click on </text:span><text:span text:style-name="T6">'Change </text:span><text:span text:style-name="T6">password' </text:span></text:p>
          </table:table-cell>
          <table:table-cell office:value-type="string">
            <text:p><text:span text:style-name="T5">Successful </text:span><text:span text:style-name="T6">in </text:span><text:span text:style-name="T6">changing </text:span><text:span text:style-name="T6">password. </text:span><text:span text:style-name="T6">Displays </text:span><text:span text:style-name="T6">green s-alert </text:span><text:span text:style-name="T6">with text <text:s/></text:span><text:span text:style-name="T6">'updated </text:span><text:span text:style-name="T6">password'.</text:span></text:p>
            <text:p><text:span text:style-name="T6"/></text:p>
          </table:table-cell>
          <table:table-cell table:number-columns-repeated="1022"/>
        </table:table-row>
        <table:table-row table:style-name="ro3">
          <table:table-cell table:style-name="ce16" office:value-type="string">
            <text:p>Negative</text:p>
          </table:table-cell>
          <table:table-cell table:style-name="ce20"/>
          <table:table-cell table:style-name="ce24" table:number-columns-repeated="2"/>
          <table:table-cell table:number-columns-repeated="9"/>
          <table:table-cell table:style-name="ce39"/>
          <table:table-cell table:number-columns-repeated="1010"/>
        </table:table-row>
        <table:table-row table:style-name="ro12">
          <table:table-cell table:style-name="ce8" office:value-type="string">
            <text:p><text:span text:style-name="T5">4.2 Change </text:span><text:span text:style-name="T5">Password: </text:span><text:span text:style-name="T5">Invalid </text:span><text:span text:style-name="T5">password <text:s/></text:span></text:p>
            <text:p><text:span text:style-name="T5"/></text:p>
            <text:p><text:span text:style-name="T5">Steps: <text:s text:c="3"/></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Navigate </text:span><text:span text:style-name="T6">to 'Account' </text:span><text:span text:style-name="T6">view </text:span></text:p>
            <text:p><text:span text:style-name="T6">4.Go to </text:span><text:span text:style-name="T6">'Change </text:span><text:span text:style-name="T6">password' </text:span></text:p>
            <text:p><text:span text:style-name="T6">5.Enter </text:span><text:span text:style-name="T6">'Current </text:span><text:span text:style-name="T6">password' </text:span></text:p>
            <text:p><text:span text:style-name="T6">6.Enter <text:s/></text:span><text:span text:style-name="T6">invalid new </text:span><text:span text:style-name="T6">password </text:span><text:span text:style-name="T6">(eg. </text:span><text:span text:style-name="T6">Password </text:span><text:span text:style-name="T6">less than 6 </text:span><text:span text:style-name="T6">characters </text:span><text:span text:style-name="T6">length) </text:span></text:p>
            <text:p><text:span text:style-name="T6">7.Repeat </text:span><text:span text:style-name="T6">entering the </text:span><text:span text:style-name="T6">same </text:span><text:span text:style-name="T6">password as </text:span><text:span text:style-name="T6">above </text:span></text:p>
            <text:p><text:span text:style-name="T6">8.Click on </text:span><text:span text:style-name="T6">'Change </text:span><text:span text:style-name="T6">password' </text:span></text:p>
          </table:table-cell>
          <table:table-cell office:value-type="string">
            <text:p><text:span text:style-name="T5">Unsuccessfu</text:span><text:span text:style-name="T5">l</text:span><text:span text:style-name="T6"> in changing </text:span><text:span text:style-name="T6">password. <text:s/></text:span><text:span text:style-name="T6">Highlights </text:span><text:span text:style-name="T6">the 'new </text:span><text:span text:style-name="T6">password' </text:span><text:span text:style-name="T6">and ‘confirm </text:span><text:span text:style-name="T6">new </text:span><text:span text:style-name="T6">password’ </text:span><text:span text:style-name="T6">fields with </text:span><text:span text:style-name="T6">error </text:span><text:span text:style-name="T6">message: </text:span><text:span text:style-name="T6">'New </text:span><text:span text:style-name="T6">password </text:span><text:span text:style-name="T6">must be at </text:span><text:span text:style-name="T6">least 6 </text:span><text:span text:style-name="T6">characters' </text:span><text:span text:style-name="T6">in red font. </text:span></text:p>
          </table:table-cell>
          <table:table-cell table:number-columns-repeated="1022"/>
        </table:table-row>
        <table:table-row table:style-name="ro12">
          <table:table-cell table:style-name="ce8" office:value-type="string">
            <text:p><text:span text:style-name="T5">4.3 Change </text:span><text:span text:style-name="T5">password: </text:span><text:span text:style-name="T5">Mismatch in </text:span><text:span text:style-name="T5">new </text:span><text:span text:style-name="T5">password </text:span><text:span text:style-name="T5">and confirm </text:span><text:span text:style-name="T5">password </text:span></text:p>
            <text:p><text:span text:style-name="T6"/></text:p>
            <text:p><text:span text:style-name="T5">Steps: <text:s/></text:span><text:span text:style-name="T6"><text:s text:c="2"/></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Navigate </text:span><text:span text:style-name="T6">to 'Account' </text:span><text:span text:style-name="T6">view </text:span></text:p>
            <text:p><text:span text:style-name="T6">4.Go to </text:span><text:span text:style-name="T6">'Change </text:span><text:span text:style-name="T6">password' </text:span></text:p>
            <text:p><text:span text:style-name="T6">5.Enter </text:span><text:span text:style-name="T6">'Current </text:span><text:span text:style-name="T6">password' </text:span></text:p>
            <text:p><text:span text:style-name="T6">6.Enter valid </text:span><text:span text:style-name="T6">new </text:span><text:span text:style-name="T6">password</text:span></text:p>
            <text:p><text:span text:style-name="T6">7.Repeat </text:span><text:span text:style-name="T6">entering </text:span><text:span text:style-name="T6">new </text:span><text:span text:style-name="T6">password </text:span><text:span text:style-name="T6">different </text:span><text:span text:style-name="T6">than <text:s/>above </text:span></text:p>
            <text:p><text:span text:style-name="T6">8.Click on </text:span><text:span text:style-name="T6">'Change </text:span><text:span text:style-name="T6">password' </text:span></text:p>
            <text:p><text:span text:style-name="T6"/></text:p>
          </table:table-cell>
          <table:table-cell office:value-type="string">
            <text:p><text:span text:style-name="T5">Unsuccessfu</text:span><text:span text:style-name="T5">l</text:span><text:span text:style-name="T6"> in changing </text:span><text:span text:style-name="T6">password. <text:s/></text:span><text:span text:style-name="T6">Highlights </text:span><text:span text:style-name="T6">the 'Confirm </text:span><text:span text:style-name="T6">new </text:span><text:span text:style-name="T6">password' </text:span><text:span text:style-name="T6">field with </text:span><text:span text:style-name="T6">error </text:span><text:span text:style-name="T6">message: </text:span><text:span text:style-name="T6">'Passwords </text:span><text:span text:style-name="T6">do not </text:span><text:span text:style-name="T6">match' in </text:span><text:span text:style-name="T6">red font. </text:span></text:p>
            <text:p><text:span text:style-name="T6"/></text:p>
          </table:table-cell>
          <table:table-cell table:number-columns-repeated="1022"/>
        </table:table-row>
        <table:table-row table:style-name="ro20">
          <table:table-cell table:style-name="ce8" office:value-type="string">
            <text:p><text:span text:style-name="T5">Change </text:span><text:span text:style-name="T5">password: </text:span><text:span text:style-name="T5">Missing </text:span><text:span text:style-name="T5">fields</text:span></text:p>
            <text:p><text:span text:style-name="T6"/></text:p>
            <text:p><text:span text:style-name="T5">Steps: <text:s text:c="3"/></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Navigate </text:span><text:span text:style-name="T6">to 'Account' </text:span><text:span text:style-name="T6">view </text:span></text:p>
            <text:p><text:span text:style-name="T6">4.Go to </text:span><text:span text:style-name="T6">'Change </text:span><text:span text:style-name="T6">password' </text:span></text:p>
            <text:p><text:span text:style-name="T6">5.Enter </text:span><text:span text:style-name="T6">'Current </text:span><text:span text:style-name="T6">password' </text:span></text:p>
            <text:p><text:span text:style-name="T6">6.Enter valid </text:span><text:span text:style-name="T6">new </text:span><text:span text:style-name="T6">password</text:span></text:p>
            <text:p><text:span text:style-name="T6">7.Do not </text:span><text:span text:style-name="T6">repeat </text:span><text:span text:style-name="T6">entering the </text:span><text:span text:style-name="T6">new </text:span><text:span text:style-name="T6">password as </text:span><text:span text:style-name="T6">above </text:span><text:span text:style-name="T6">( missing </text:span><text:span text:style-name="T6">field : </text:span><text:span text:style-name="T6">'Confirm </text:span><text:span text:style-name="T6">new </text:span><text:span text:style-name="T6">password')</text:span></text:p>
            <text:p><text:span text:style-name="T6">8.Click on </text:span><text:span text:style-name="T6">'Change </text:span><text:span text:style-name="T6">password' </text:span></text:p>
          </table:table-cell>
          <table:table-cell office:value-type="string">
            <text:p><text:span text:style-name="T5">Unsuccessfu</text:span><text:span text:style-name="T5">l</text:span><text:span text:style-name="T6"> in changing </text:span><text:span text:style-name="T6">password. <text:s/></text:span><text:span text:style-name="T6">Highlights </text:span><text:span text:style-name="T6">the 'Confirm </text:span><text:span text:style-name="T6">new </text:span><text:span text:style-name="T6">password' </text:span><text:span text:style-name="T6">field with </text:span><text:span text:style-name="T6">error </text:span><text:span text:style-name="T6">message: </text:span><text:span text:style-name="T6">'Confirm </text:span><text:span text:style-name="T6">new </text:span><text:span text:style-name="T6">password </text:span><text:span text:style-name="T6">required' <text:s/>in </text:span><text:span text:style-name="T6">red font. </text:span></text:p>
            <text:p><text:span text:style-name="T6"/></text:p>
          </table:table-cell>
          <table:table-cell table:number-columns-repeated="1022"/>
        </table:table-row>
        <table:table-row table:style-name="ro5">
          <table:table-cell table:style-name="ce46" office:value-type="string">
            <text:p>Delete Account</text:p>
          </table:table-cell>
          <table:table-cell table:style-name="ce47"/>
          <table:table-cell table:style-name="ce48" table:number-columns-repeated="2"/>
          <table:table-cell table:number-columns-repeated="1020"/>
        </table:table-row>
        <table:table-row table:style-name="ro18">
          <table:table-cell table:style-name="ce8" office:value-type="string">
            <text:p><text:span text:style-name="T5">Delete </text:span><text:span text:style-name="T5">Account</text:span></text:p>
            <text:p><text:span text:style-name="T6"/></text:p>
            <text:p><text:span text:style-name="T5">Steps</text:span><text:span text:style-name="T6">: <text:s text:c="3"/></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Navigate </text:span><text:span text:style-name="T6">to 'Account' </text:span><text:span text:style-name="T6">view </text:span></text:p>
            <text:p><text:span text:style-name="T6">4.Go to </text:span><text:span text:style-name="T6">'Delete </text:span><text:span text:style-name="T6">Account' </text:span><text:span text:style-name="T6">section </text:span></text:p>
            <text:p><text:span text:style-name="T6">5.Click on </text:span><text:span text:style-name="T6">'Delete </text:span><text:span text:style-name="T6">Account' </text:span><text:span text:style-name="T6">button </text:span></text:p>
            <text:p><text:span text:style-name="T6">6. Click </text:span><text:span text:style-name="T6">Delete </text:span><text:span text:style-name="T6">button on </text:span><text:span text:style-name="T6">the </text:span><text:span text:style-name="T6">confirmation </text:span><text:span text:style-name="T6">window</text:span></text:p>
          </table:table-cell>
          <table:table-cell office:value-type="string">
            <text:p><text:span text:style-name="T5">Successful</text:span><text:span text:style-name="T6"> in </text:span><text:span text:style-name="T6">deleting </text:span><text:span text:style-name="T6">account. </text:span></text:p>
            <text:p><text:span text:style-name="T7">(Note: There </text:span><text:span text:style-name="T7">is no 'Undo' </text:span><text:span text:style-name="T7">for this </text:span><text:span text:style-name="T7">action) </text:span><text:span text:style-name="T6"><text:s/></text:span></text:p>
          </table:table-cell>
          <table:table-cell table:number-columns-repeated="1022"/>
        </table:table-row>
        <table:table-row table:style-name="ro3" table:number-rows-repeated="2">
          <table:table-cell table:style-name="ce8"/>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named-expressions/>
      </table:table>
      <table:table table:name="Admin - Branding" table:style-name="ta6" table:print="false">
        <office:forms form:automatic-focus="false" form:apply-design-mode="false"/>
        <table:table-column table:style-name="co6" table:default-cell-style-name="ce12"/>
        <table:table-column table:style-name="co7" table:default-cell-style-name="ce8"/>
        <table:table-column table:style-name="co4" table:number-columns-repeated="2" table:default-cell-style-name="Excel_20_Built-in_20_Normal"/>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Admin - Branding</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table-cell table:style-name="ce21" table:number-columns-repeated="2"/>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22"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table-cell table:style-name="ce23" table:number-columns-repeated="2"/>
          <table:table-cell table:number-columns-repeated="1020"/>
        </table:table-row>
        <table:table-row table:style-name="ro18">
          <table:table-cell table:style-name="ce9" office:value-type="string">
            <text:p>Enable/disable only admin can add APIs</text:p>
            <text:p><text:span text:style-name="T6"/></text:p>
            <text:p><text:span text:style-name="T5">Steps:</text:span><text:span text:style-name="T6"> </text:span></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Settings’ </text:span><text:span text:style-name="T6">view </text:span></text:p>
            <text:p><text:span text:style-name="T6">4.Select the </text:span><text:span text:style-name="T6">option ‘Only </text:span><text:span text:style-name="T6">platform </text:span><text:span text:style-name="T6">administrato</text:span><text:span text:style-name="T6">rs are </text:span><text:span text:style-name="T6">allowed to </text:span><text:span text:style-name="T6">add new </text:span><text:span text:style-name="T6">APIs</text:span></text:p>
            <text:p><text:span text:style-name="T6">5.Click on </text:span><text:span text:style-name="T6">‘Save’ </text:span><text:span text:style-name="T6">button <text:s/></text:span></text:p>
          </table:table-cell>
          <table:table-cell office:value-type="string">
            <text:p>Allows only administrators to add APIs.</text:p>
            <text:p>- Sign In as owner and check ‘Add API’ feature is not available. <text:s/></text:p>
            <text:p/>
            <text:p/>
          </table:table-cell>
          <table:table-cell table:number-columns-repeated="1022"/>
        </table:table-row>
        <table:table-row table:style-name="ro15">
          <table:table-cell table:style-name="ce9" office:value-type="string">
            <text:p>Enable/Disable API Documentation Editor</text:p>
            <text:p><text:span text:style-name="T6"/></text:p>
            <text:p><text:span text:style-name="T5">Steps: </text:span></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Settings’ </text:span><text:span text:style-name="T6">view </text:span></text:p>
            <text:p><text:span text:style-name="T6">4.select </text:span><text:span text:style-name="T6">checkbox to </text:span><text:span text:style-name="T6">enable ‘API </text:span><text:span text:style-name="T6">Documentati</text:span><text:span text:style-name="T6">on Editor’ <text:s/></text:span></text:p>
            <text:p><text:span text:style-name="T6">5.Enter <text:s/>the </text:span><text:span text:style-name="T6">details of </text:span><text:span text:style-name="T6">'Host' <text:s/>(eg. </text:span><text:span text:style-name="T6">https://open</text:span><text:span text:style-name="T6">api.design/)</text:span></text:p>
            <text:p><text:span text:style-name="T6">6.Click on </text:span><text:span text:style-name="T6">‘Save’ </text:span><text:span text:style-name="T6">button <text:s/></text:span></text:p>
          </table:table-cell>
          <table:table-cell office:value-type="string">
            <text:p><text:span text:style-name="T5">Successful</text:span><text:span text:style-name="T6"> </text:span><text:span text:style-name="T6">with enable </text:span><text:span text:style-name="T6">‘API </text:span><text:span text:style-name="T6">Documentati</text:span><text:span text:style-name="T6">on Editor’ . </text:span></text:p>
            <text:p><text:span text:style-name="T6">- On API </text:span><text:span text:style-name="T6">profile, the </text:span><text:span text:style-name="T6">Documentati</text:span><text:span text:style-name="T6">on tab </text:span><text:span text:style-name="T6">would </text:span><text:span text:style-name="T6">contain a </text:span><text:span text:style-name="T6">new button </text:span><text:span text:style-name="T6">“Open </text:span><text:span text:style-name="T6">Editor”. </text:span><text:span text:style-name="T6">Clicking the </text:span><text:span text:style-name="T6">button </text:span><text:span text:style-name="T6">would open </text:span><text:span text:style-name="T6">the button </text:span><text:span text:style-name="T6">in Viewer </text:span><text:span text:style-name="T6">section.</text:span></text:p>
          </table:table-cell>
          <table:table-cell table:number-columns-repeated="1022"/>
        </table:table-row>
        <table:table-row table:style-name="ro15">
          <table:table-cell table:style-name="ce9" office:value-type="string">
            <text:p>Enable SDK code generator</text:p>
            <text:p/>
            <text:p>Steps: </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Settings’ </text:span><text:span text:style-name="T6">view </text:span></text:p>
            <text:p><text:span text:style-name="T6">4.Click on </text:span><text:span text:style-name="T6">radio button </text:span><text:span text:style-name="T6">to enable </text:span><text:span text:style-name="T6">‘SDK Code </text:span><text:span text:style-name="T6">Generator ’ <text:s/></text:span></text:p>
            <text:p><text:span text:style-name="T6">5. Enter <text:s/>the </text:span><text:span text:style-name="T6">details of </text:span><text:span text:style-name="T6">'Host' <text:s/>(eg. </text:span><text:span text:style-name="T6">https://swag</text:span><text:span text:style-name="T6">ger.apinf.io)</text:span></text:p>
            <text:p><text:span text:style-name="T6">6.Click on </text:span><text:span text:style-name="T6">‘Save’ </text:span><text:span text:style-name="T6">button <text:s/></text:span></text:p>
          </table:table-cell>
          <table:table-cell office:value-type="string">
            <text:p><text:span text:style-name="T5">Successful</text:span><text:span text:style-name="T6"> </text:span><text:span text:style-name="T6">with enable </text:span><text:span text:style-name="T6">‘SDK Code </text:span><text:span text:style-name="T6">Generator’ <text:s/></text:span></text:p>
            <text:p><text:span text:style-name="T6">- On API </text:span><text:span text:style-name="T6">profile, 'SDK </text:span><text:span text:style-name="T6">Generate' </text:span><text:span text:style-name="T6">button is </text:span><text:span text:style-name="T6">visible in the </text:span><text:span text:style-name="T6"><text:s/>API </text:span><text:span text:style-name="T6">'Documentat</text:span><text:span text:style-name="T6">ion' view</text:span></text:p>
            <text:p><text:span text:style-name="T6">- The <text:s/>user </text:span><text:span text:style-name="T6">can generate </text:span><text:span text:style-name="T6">SDK file in a </text:span><text:span text:style-name="T6">selected </text:span><text:span text:style-name="T6">language.</text:span></text:p>
            <text:p><text:span text:style-name="T6"/></text:p>
          </table:table-cell>
          <table:table-cell table:number-columns-repeated="1022"/>
        </table:table-row>
        <table:table-row table:style-name="ro22">
          <table:table-cell table:style-name="ce9" office:value-type="string">
            <text:p>Mail Settings </text:p>
            <text:p/>
            <text:p>Steps: </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Settings’ </text:span><text:span text:style-name="T6">view </text:span></text:p>
            <text:p><text:span text:style-name="T6">4.Go to </text:span><text:span text:style-name="T6">‘Mail’ and </text:span><text:span text:style-name="T6">enter details </text:span><text:span text:style-name="T6">below: </text:span></text:p>
            <text:p><text:span text:style-name="T6">- Username </text:span></text:p>
            <text:p><text:span text:style-name="T6">- Password</text:span></text:p>
            <text:p><text:span text:style-name="T6">- SMTP host </text:span></text:p>
            <text:p><text:span text:style-name="T6">- SMTP port </text:span></text:p>
            <text:p><text:span text:style-name="T6">- Email </text:span><text:span text:style-name="T6">address for </text:span><text:span text:style-name="T6">sending </text:span><text:span text:style-name="T6">emails (It is </text:span><text:span text:style-name="T6">used for </text:span><text:span text:style-name="T6">user </text:span><text:span text:style-name="T6">registration </text:span><text:span text:style-name="T6">and contact </text:span><text:span text:style-name="T6">form </text:span><text:span text:style-name="T6">submission)</text:span></text:p>
            <text:p><text:span text:style-name="T6"/></text:p>
            <text:p><text:span text:style-name="T6">- Email </text:span><text:span text:style-name="T6">address for </text:span><text:span text:style-name="T6">receiving </text:span><text:span text:style-name="T6">emails (It is </text:span><text:span text:style-name="T6">used for </text:span><text:span text:style-name="T6">receiving </text:span><text:span text:style-name="T6">contact form </text:span><text:span text:style-name="T6">submissions)</text:span></text:p>
            <text:p><text:span text:style-name="T6"><text:s/></text:span></text:p>
            <text:p><text:span text:style-name="T6">(Note: The </text:span><text:span text:style-name="T6">above given </text:span><text:span text:style-name="T6">Email </text:span><text:span text:style-name="T6">addresses </text:span><text:span text:style-name="T6">need to be </text:span><text:span text:style-name="T6">valid, pre-</text:span><text:span text:style-name="T6">existing and </text:span><text:span text:style-name="T6">domain-</text:span><text:span text:style-name="T6">specific. Ask </text:span><text:span text:style-name="T6">these from </text:span><text:span text:style-name="T6">APInf </text:span><text:span text:style-name="T6">internal </text:span><text:span text:style-name="T6">team while </text:span><text:span text:style-name="T6">testing.) <text:s/></text:span></text:p>
            <text:p><text:span text:style-name="T6"/></text:p>
            <text:p><text:span text:style-name="T6">5.Click on </text:span><text:span text:style-name="T6">‘Save’ </text:span><text:span text:style-name="T6">button <text:s/></text:span></text:p>
            <text:p><text:span text:style-name="T6"/></text:p>
            <text:p><text:span text:style-name="T6"><text:s/></text:span></text:p>
            <text:p><text:span text:style-name="T6"/></text:p>
          </table:table-cell>
          <table:table-cell office:value-type="string">
            <text:p><text:span text:style-name="T5">Successful</text:span><text:span text:style-name="T6"> </text:span><text:span text:style-name="T6">saving the </text:span><text:span text:style-name="T6">‘Mail’ </text:span><text:span text:style-name="T6">settings.</text:span></text:p>
          </table:table-cell>
          <table:table-cell table:number-columns-repeated="1022"/>
        </table:table-row>
        <table:table-row table:style-name="ro14">
          <table:table-cell table:style-name="ce9" office:value-type="string">
            <text:p>Check Mail receiving.</text:p>
            <text:p/>
            <text:p>Prerequisite: <text:span text:style-name="T6">SMTP </text:span><text:span text:style-name="T6">settings are </text:span><text:span text:style-name="T6">configured </text:span><text:span text:style-name="T6">with valid </text:span><text:span text:style-name="T6">field values.</text:span></text:p>
            <text:p><text:span text:style-name="T6">Change </text:span><text:span text:style-name="T6">“Email </text:span><text:span text:style-name="T6">address for </text:span><text:span text:style-name="T6">receiving </text:span><text:span text:style-name="T6">email” to a </text:span><text:span text:style-name="T6">valid address </text:span><text:span text:style-name="T6">you have </text:span><text:span text:style-name="T6">access on</text:span></text:p>
            <text:p><text:span text:style-name="T5"/></text:p>
            <text:p><text:span text:style-name="T5">Steps:</text:span></text:p>
            <text:p><text:span text:style-name="T6">1. Visit </text:span><text:span text:style-name="T6">https//nightl</text:span><text:span text:style-name="T6">y.apinf.io as </text:span><text:span text:style-name="T6">anonymous </text:span><text:span text:style-name="T6">user</text:span></text:p>
            <text:p><text:span text:style-name="T6">2. Scroll </text:span><text:span text:style-name="T6">down the </text:span><text:span text:style-name="T6">home page.</text:span></text:p>
            <text:p><text:span text:style-name="T6">3. Fill up the </text:span><text:span text:style-name="T6">contact form </text:span><text:span text:style-name="T6">with name, </text:span><text:span text:style-name="T6">email </text:span><text:span text:style-name="T6">address and </text:span><text:span text:style-name="T6">message.</text:span></text:p>
            <text:p><text:span text:style-name="T6">4. Click </text:span><text:span text:style-name="T6">submit</text:span></text:p>
            <text:p><text:span text:style-name="T6">5. Login to </text:span><text:span text:style-name="T6">inbox of </text:span><text:span text:style-name="T6">given email </text:span><text:span text:style-name="T6">address for </text:span><text:span text:style-name="T6">receiving </text:span><text:span text:style-name="T6">emails.</text:span></text:p>
            <text:p><text:span text:style-name="T6">6. Check for </text:span><text:span text:style-name="T6">the arrival </text:span><text:span text:style-name="T6">email for </text:span><text:span text:style-name="T6">contact form</text:span></text:p>
            <text:p><text:span text:style-name="T5"/></text:p>
            <text:p><text:span text:style-name="T5">After Test: </text:span><text:span text:style-name="T6">Change </text:span><text:span text:style-name="T6">“Email </text:span><text:span text:style-name="T6">address for </text:span><text:span text:style-name="T6">receiving </text:span><text:span text:style-name="T6">email” into </text:span><text:span text:style-name="T6">info@apinf.i</text:span><text:span text:style-name="T6">o</text:span></text:p>
            <text:p><text:span text:style-name="T5"/></text:p>
          </table:table-cell>
          <table:table-cell office:value-type="string">
            <text:p>On <text:span text:style-name="T5">success</text:span><text:span text:style-name="T6">, </text:span><text:span text:style-name="T6">email should </text:span><text:span text:style-name="T6">contain form </text:span><text:span text:style-name="T6">data sent by </text:span><text:span text:style-name="T6">the </text:span><text:span text:style-name="T6">anonymous </text:span><text:span text:style-name="T6">user.</text:span></text:p>
            <text:p><text:span text:style-name="T6"/></text:p>
          </table:table-cell>
          <table:table-cell table:number-columns-repeated="1022"/>
        </table:table-row>
        <table:table-row table:style-name="ro13">
          <table:table-cell table:style-name="ce9" office:value-type="string">
            <text:p>Check Mail Sending</text:p>
            <text:p/>
            <text:p>Prerequisite: <text:span text:style-name="T6">SMTP </text:span><text:span text:style-name="T6">settings are </text:span><text:span text:style-name="T6">configured </text:span><text:span text:style-name="T6">with valid </text:span><text:span text:style-name="T6">field values.</text:span></text:p>
            <text:p><text:span text:style-name="T5"/></text:p>
            <text:p><text:span text:style-name="T5">Steps:</text:span></text:p>
            <text:p><text:span text:style-name="T6">1. Visit </text:span><text:span text:style-name="T6">https//nightl</text:span><text:span text:style-name="T6">y.apinf.io </text:span></text:p>
            <text:p><text:span text:style-name="T6">2. Click Sign </text:span><text:span text:style-name="T6">UP</text:span></text:p>
            <text:p><text:span text:style-name="T6">3. Sign Up as </text:span><text:span text:style-name="T6">a new user </text:span><text:span text:style-name="T6">with user </text:span><text:span text:style-name="T6">name, email </text:span><text:span text:style-name="T6">(use a valid </text:span><text:span text:style-name="T6">email that </text:span><text:span text:style-name="T6">you can </text:span><text:span text:style-name="T6">access), </text:span><text:span text:style-name="T6">password </text:span><text:span text:style-name="T6">and </text:span><text:span text:style-name="T6">confirmed </text:span><text:span text:style-name="T6">password.</text:span></text:p>
            <text:p><text:span text:style-name="T6">4. Click </text:span><text:span text:style-name="T6">Register.</text:span></text:p>
            <text:p><text:span text:style-name="T6">5. Check </text:span><text:span text:style-name="T6">inbox of the </text:span><text:span text:style-name="T6">email used </text:span><text:span text:style-name="T6">for </text:span><text:span text:style-name="T6">registration</text:span></text:p>
            <text:p><text:span text:style-name="T6"/></text:p>
            <text:p><text:span text:style-name="T5"/></text:p>
            <text:p><text:span text:style-name="T5"/></text:p>
          </table:table-cell>
          <table:table-cell office:value-type="string">
            <text:p>On <text:span text:style-name="T5">Success</text:span><text:span text:style-name="T6">, </text:span><text:span text:style-name="T6">inbox should </text:span><text:span text:style-name="T6">contain a </text:span><text:span text:style-name="T6">verification </text:span><text:span text:style-name="T6">link to login </text:span><text:span text:style-name="T6">into the </text:span><text:span text:style-name="T6">platform </text:span><text:span text:style-name="T6">from the </text:span><text:span text:style-name="T6">email </text:span><text:span text:style-name="T6">address </text:span><text:span text:style-name="T6">defined in “”</text:span></text:p>
            <text:p><text:span text:style-name="T6"/></text:p>
          </table:table-cell>
          <table:table-cell table:number-columns-repeated="1022"/>
        </table:table-row>
        <table:table-row table:style-name="ro16">
          <table:table-cell table:style-name="ce9" office:value-type="string">
            <text:p>Github details <text:span text:style-name="T7">(NB. </text:span><text:span text:style-name="T7">Leave if </text:span><text:span text:style-name="T7">tested </text:span><text:span text:style-name="T7">during Login </text:span><text:span text:style-name="T7">tests)</text:span></text:p>
            <text:p><text:span text:style-name="T5"/></text:p>
            <text:p><text:span text:style-name="T5">Steps: </text:span></text:p>
            <text:p><text:span text:style-name="T5"/></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Login </text:span><text:span text:style-name="T6">Platforms </text:span><text:span text:style-name="T6">view </text:span></text:p>
            <text:p><text:span text:style-name="T6">4. In ‘Github’ </text:span><text:span text:style-name="T6">section, </text:span><text:span text:style-name="T6">enter the </text:span><text:span text:style-name="T6">following </text:span><text:span text:style-name="T6">details:</text:span></text:p>
            <text:p><text:span text:style-name="T6">- Client ID</text:span></text:p>
            <text:p><text:span text:style-name="T6">- Secret </text:span></text:p>
            <text:p><text:span text:style-name="T6">6.Click on </text:span><text:span text:style-name="T6">‘Save’ </text:span><text:span text:style-name="T6">button <text:s/></text:span></text:p>
            <text:p><text:span text:style-name="T5"/></text:p>
            <text:p><text:span text:style-name="T6">(Note: The </text:span><text:span text:style-name="T6">above given </text:span><text:span text:style-name="T6">values need </text:span><text:span text:style-name="T6">to be valid, </text:span><text:span text:style-name="T6">pre-existing </text:span><text:span text:style-name="T6">and domain-</text:span><text:span text:style-name="T6">specific. Ask </text:span><text:span text:style-name="T6">these from </text:span><text:span text:style-name="T6">APInf </text:span><text:span text:style-name="T6">internal </text:span><text:span text:style-name="T6">team while </text:span><text:span text:style-name="T6">testing.) <text:s/></text:span></text:p>
          </table:table-cell>
          <table:table-cell office:value-type="string">
            <text:p><text:span text:style-name="T5">Successful</text:span><text:span text:style-name="T6"> </text:span><text:span text:style-name="T6">saving <text:s/></text:span><text:span text:style-name="T6">‘Github’ </text:span><text:span text:style-name="T6">settings </text:span></text:p>
            <text:p><text:span text:style-name="T6"/></text:p>
          </table:table-cell>
          <table:table-cell table:number-columns-repeated="1022"/>
        </table:table-row>
        <table:table-row table:style-name="ro5">
          <table:table-cell table:style-name="ce41" office:value-type="string">
            <text:p><text:a xlink:href="#Login.A20">Sign in with GitHub (negative)</text:a></text:p>
          </table:table-cell>
          <table:table-cell table:number-columns-repeated="1023"/>
        </table:table-row>
        <table:table-row table:style-name="ro23">
          <table:table-cell table:style-name="ce49" office:value-type="string">
            <text:p><text:span text:style-name="T5">Fiware </text:span><text:span text:style-name="T5">details </text:span><text:span text:style-name="T7">(NB. </text:span><text:span text:style-name="T7">Leave if </text:span><text:span text:style-name="T7">tested </text:span><text:span text:style-name="T7">during Login </text:span><text:span text:style-name="T7">tests)</text:span></text:p>
            <text:p><text:span text:style-name="T6"/></text:p>
            <text:p><text:span text:style-name="T6"/></text:p>
            <text:p><text:span text:style-name="T5">Steps: </text:span></text:p>
            <text:p><text:span text:style-name="T6"/></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Login </text:span><text:span text:style-name="T6">Platforms </text:span><text:span text:style-name="T6">view </text:span></text:p>
            <text:p><text:span text:style-name="T6">4. In ‘Github’ </text:span><text:span text:style-name="T6">section, </text:span><text:span text:style-name="T6">enter the </text:span><text:span text:style-name="T6">following </text:span><text:span text:style-name="T6">details:</text:span></text:p>
            <text:p><text:span text:style-name="T6">- Client ID</text:span></text:p>
            <text:p><text:span text:style-name="T6">- Secret </text:span></text:p>
            <text:p><text:span text:style-name="T6">- Root URL</text:span></text:p>
            <text:p><text:span text:style-name="T6">6.Click on </text:span><text:span text:style-name="T6">‘Save’ </text:span><text:span text:style-name="T6">button <text:s/></text:span></text:p>
            <text:p><text:span text:style-name="T6"/></text:p>
            <text:p><text:span text:style-name="T6">(Note: The </text:span><text:span text:style-name="T6">above given </text:span><text:span text:style-name="T6">values need </text:span><text:span text:style-name="T6">to be valid, </text:span><text:span text:style-name="T6">pre-existing </text:span><text:span text:style-name="T6">and platform </text:span><text:span text:style-name="T6">specific. Ask </text:span><text:span text:style-name="T6">these from </text:span><text:span text:style-name="T6">APInf </text:span><text:span text:style-name="T6">internal </text:span><text:span text:style-name="T6">team while </text:span><text:span text:style-name="T6">testing.) <text:s/></text:span></text:p>
          </table:table-cell>
          <table:table-cell office:value-type="string">
            <text:p><text:span text:style-name="T5">Successful </text:span><text:span text:style-name="T6">saving <text:s/></text:span><text:span text:style-name="T6">‘Fiware’ </text:span><text:span text:style-name="T6">settings <text:s/></text:span></text:p>
          </table:table-cell>
          <table:table-cell table:number-columns-repeated="1022"/>
        </table:table-row>
        <table:table-row table:style-name="ro5">
          <table:table-cell table:style-name="ce41" office:value-type="string">
            <text:p><text:a xlink:href="#Login.A24">Fiware Testting (negative)</text:a></text:p>
          </table:table-cell>
          <table:table-cell table:number-columns-repeated="1023"/>
        </table:table-row>
        <table:table-row table:style-name="ro12">
          <table:table-cell table:style-name="ce50" office:value-type="string">
            <text:p><text:span text:style-name="T8">Set Project </text:span><text:span text:style-name="T8">Branding </text:span><text:span text:style-name="T8">details</text:span></text:p>
            <text:p><text:span text:style-name="T9"/></text:p>
            <text:p><text:span text:style-name="T8">Steps: </text:span></text:p>
            <text:p><text:span text:style-name="T9">1.Visit </text:span><text:span text:style-name="T9">https://night</text:span><text:span text:style-name="T9">ly.apinf.io</text:span></text:p>
            <text:p><text:span text:style-name="T9">2.Login as </text:span><text:span text:style-name="T9">admin user </text:span></text:p>
            <text:p><text:span text:style-name="T9">3.Navigate </text:span><text:span text:style-name="T9">to ‘Branding’ </text:span><text:span text:style-name="T9">view </text:span></text:p>
            <text:p><text:span text:style-name="T9">4.Upload </text:span><text:span text:style-name="T9">cover photo <text:s/></text:span></text:p>
            <text:p><text:span text:style-name="T9">5.Enter text </text:span><text:span text:style-name="T9">for ‘Site title’ </text:span></text:p>
            <text:p><text:span text:style-name="T9">6.Enter text </text:span><text:span text:style-name="T9">for ‘Site </text:span><text:span text:style-name="T9">slogan’ </text:span></text:p>
            <text:p><text:span text:style-name="T9">7.Set Colors </text:span><text:span text:style-name="T9">for </text:span><text:span text:style-name="T9">background </text:span><text:span text:style-name="T9">and text <text:s/></text:span></text:p>
            <text:p><text:span text:style-name="T9">8.Enter ‘Site </text:span><text:span text:style-name="T9">Footer’ text </text:span></text:p>
            <text:p><text:span text:style-name="T9">9.Add social </text:span><text:span text:style-name="T9">media </text:span><text:span text:style-name="T9">details </text:span><text:span text:style-name="T9">:Name and </text:span><text:span text:style-name="T9">URL <text:s/></text:span></text:p>
            <text:p><text:span text:style-name="T9">10.Click on </text:span><text:span text:style-name="T9">‘Update’ </text:span><text:span text:style-name="T9">button <text:s/></text:span></text:p>
          </table:table-cell>
          <table:table-cell office:value-type="string">
            <text:p><text:span text:style-name="T5">Successful</text:span><text:span text:style-name="T6"> in </text:span><text:span text:style-name="T6">setting </text:span><text:span text:style-name="T6">Branding </text:span><text:span text:style-name="T6">details.</text:span></text:p>
          </table:table-cell>
          <table:table-cell table:number-columns-repeated="1022"/>
        </table:table-row>
        <table:table-row table:style-name="ro5">
          <table:table-cell table:style-name="ce51" office:value-type="string">
            <text:p>Exploratory</text:p>
          </table:table-cell>
          <table:table-cell table:style-name="ce40"/>
          <table:table-cell table:style-name="ce43" table:number-columns-repeated="2"/>
          <table:table-cell table:number-columns-repeated="1020"/>
        </table:table-row>
        <table:table-row table:style-name="ro20">
          <table:table-cell table:style-name="ce50" office:value-type="string">
            <text:p><text:span text:style-name="T8">Remove </text:span><text:span text:style-name="T8">cover photo</text:span></text:p>
            <text:p><text:span text:style-name="T9"/></text:p>
            <text:p><text:span text:style-name="T8">Pre-</text:span><text:span text:style-name="T8">requisite:</text:span><text:span text:style-name="T9"> </text:span><text:span text:style-name="T9">There must </text:span><text:span text:style-name="T9">be a saved </text:span><text:span text:style-name="T9">cover photo </text:span><text:span text:style-name="T9">existing </text:span><text:span text:style-name="T9">already</text:span></text:p>
            <text:p><text:span text:style-name="T9"/></text:p>
            <text:p><text:span text:style-name="T8">Steps: </text:span></text:p>
            <text:p><text:span text:style-name="T9">1.Visit </text:span><text:span text:style-name="T9">https://night</text:span><text:span text:style-name="T9">ly.apinf.io</text:span></text:p>
            <text:p><text:span text:style-name="T9">2.Login as </text:span><text:span text:style-name="T9">admin user </text:span></text:p>
            <text:p><text:span text:style-name="T9">3.Navigate </text:span><text:span text:style-name="T9">to ‘Branding’ </text:span><text:span text:style-name="T9">view </text:span></text:p>
            <text:p><text:span text:style-name="T9">4.Delete the </text:span><text:span text:style-name="T9">cover photo </text:span><text:span text:style-name="T9">by clicking </text:span><text:span text:style-name="T9">on ‘trash </text:span><text:span text:style-name="T9">can’ sign </text:span></text:p>
            <text:p><text:span text:style-name="T9">5. Click OK </text:span><text:span text:style-name="T9">button on </text:span><text:span text:style-name="T9">the </text:span><text:span text:style-name="T9">confirmation </text:span><text:span text:style-name="T9">window.</text:span></text:p>
            <text:p><text:span text:style-name="T9"/></text:p>
          </table:table-cell>
          <table:table-cell office:value-type="string">
            <text:p>Cover Image deletion <text:span text:style-name="T5">successful</text:span><text:span text:style-name="T6">. </text:span><text:span text:style-name="T6">Green S-</text:span><text:span text:style-name="T6">alert </text:span><text:span text:style-name="T6">appears with </text:span><text:span text:style-name="T6">message: </text:span><text:span text:style-name="T6">“Your cover </text:span><text:span text:style-name="T6">photo was </text:span><text:span text:style-name="T6">successfully </text:span><text:span text:style-name="T6">deleted.”</text:span></text:p>
          </table:table-cell>
          <table:table-cell table:number-columns-repeated="1022"/>
        </table:table-row>
        <table:table-row table:style-name="ro3">
          <table:table-cell table:style-name="ce16" office:value-type="string">
            <text:p>Negative</text:p>
          </table:table-cell>
          <table:table-cell table:style-name="ce20"/>
          <table:table-cell table:style-name="ce24" table:number-columns-repeated="2"/>
          <table:table-cell table:number-columns-repeated="9"/>
          <table:table-cell table:style-name="ce39"/>
          <table:table-cell table:number-columns-repeated="1010"/>
        </table:table-row>
        <table:table-row table:style-name="ro24">
          <table:table-cell table:style-name="ce8" office:value-type="string">
            <text:p><text:span text:style-name="T5">Checking </text:span><text:span text:style-name="T5">email </text:span><text:span text:style-name="T5">settings </text:span><text:span text:style-name="T5">(negative)</text:span></text:p>
            <text:p><text:span text:style-name="T6"/></text:p>
            <text:p><text:span text:style-name="T5">Steps:</text:span><text:span text:style-name="T6"> </text:span></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Settings’ </text:span><text:span text:style-name="T6">view </text:span></text:p>
            <text:p><text:span text:style-name="T6">4.Go to </text:span><text:span text:style-name="T6">‘Mail’ and </text:span><text:span text:style-name="T6">enter invalid </text:span><text:span text:style-name="T6">values to the </text:span><text:span text:style-name="T6">following </text:span><text:span text:style-name="T6">fields: </text:span></text:p>
            <text:p><text:span text:style-name="T6">- Username </text:span></text:p>
            <text:p><text:span text:style-name="T6">- SMTP host </text:span></text:p>
            <text:p><text:span text:style-name="T6">- SMTP port </text:span></text:p>
            <text:p><text:span text:style-name="T6">- Email </text:span><text:span text:style-name="T6">address for </text:span><text:span text:style-name="T6">sending </text:span><text:span text:style-name="T6">emails (It is </text:span><text:span text:style-name="T6">used for </text:span><text:span text:style-name="T6">user </text:span><text:span text:style-name="T6">registration </text:span><text:span text:style-name="T6">and contact </text:span><text:span text:style-name="T6">form </text:span><text:span text:style-name="T6">submission)</text:span></text:p>
            <text:p><text:span text:style-name="T6">- Email </text:span><text:span text:style-name="T6">address for </text:span><text:span text:style-name="T6">receiving </text:span><text:span text:style-name="T6">emails (It is </text:span><text:span text:style-name="T6">used for </text:span><text:span text:style-name="T6">receiving </text:span><text:span text:style-name="T6">contact form </text:span><text:span text:style-name="T6">submissions)</text:span></text:p>
            <text:p><text:span text:style-name="T6">5. click Save.</text:span></text:p>
            <text:p><text:span text:style-name="T6">6. Logout as </text:span><text:span text:style-name="T6">admin</text:span></text:p>
            <text:p><text:span text:style-name="T6">7. visit </text:span><text:span text:style-name="T6">https://night</text:span><text:span text:style-name="T6">ly.apinf.io</text:span></text:p>
            <text:p><text:span text:style-name="T6">8. Scroll </text:span><text:span text:style-name="T6">down to the </text:span><text:span text:style-name="T6">page and </text:span><text:span text:style-name="T6">submit </text:span><text:span text:style-name="T6">needed </text:span><text:span text:style-name="T6">information </text:span><text:span text:style-name="T6">on the </text:span><text:span text:style-name="T6">contact </text:span><text:span text:style-name="T6">form.</text:span></text:p>
            <text:p><text:span text:style-name="T6">9. Click to </text:span><text:span text:style-name="T6">Sign Up</text:span></text:p>
            <text:p><text:span text:style-name="T6">10. Register </text:span><text:span text:style-name="T6">in the </text:span><text:span text:style-name="T6">platform as </text:span><text:span text:style-name="T6">a new user </text:span><text:span text:style-name="T6">with valid </text:span><text:span text:style-name="T6">email.</text:span></text:p>
            <text:p><text:span text:style-name="T6"/></text:p>
            <text:p><text:span text:style-name="T6"/></text:p>
            <text:p><text:span text:style-name="T6"/></text:p>
            <text:p><text:span text:style-name="T6"/></text:p>
          </table:table-cell>
          <table:table-cell office:value-type="string">
            <text:p><text:span text:style-name="T5">Unsuccessfu</text:span><text:span text:style-name="T5">l</text:span><text:span text:style-name="T6"> in receiving </text:span><text:span text:style-name="T6">contact </text:span><text:span text:style-name="T6">information </text:span><text:span text:style-name="T6">form.</text:span></text:p>
            <text:p><text:span text:style-name="T5">Unsuccessfu</text:span><text:span text:style-name="T5">l</text:span><text:span text:style-name="T6"> in receiving </text:span><text:span text:style-name="T6">email </text:span><text:span text:style-name="T6">confirming </text:span><text:span text:style-name="T6">registration </text:span><text:span text:style-name="T6">in the </text:span><text:span text:style-name="T6">platform.</text:span></text:p>
            <text:p><text:span text:style-name="T6"/></text:p>
            <text:p><text:span text:style-name="T5">After Test:</text:span><text:span text:style-name="T6"> </text:span><text:span text:style-name="T6">Revert the </text:span><text:span text:style-name="T6">SMTP field </text:span><text:span text:style-name="T6">values to the </text:span><text:span text:style-name="T6">original ones </text:span><text:span text:style-name="T6">configured </text:span><text:span text:style-name="T6">for the </text:span><text:span text:style-name="T6">platform.</text:span></text:p>
            <text:p><text:span text:style-name="T6"/></text:p>
            <text:p><text:span text:style-name="T6"/></text:p>
          </table:table-cell>
          <table:table-cell table:number-columns-repeated="1022"/>
        </table:table-row>
        <table:table-row table:style-name="ro3">
          <table:table-cell table:style-name="ce52"/>
          <table:table-cell table:number-columns-repeated="1023"/>
        </table:table-row>
        <table:table-row table:style-name="ro3">
          <table:table-cell table:style-name="ce8"/>
          <table:table-cell table:number-columns-repeated="1023"/>
        </table:table-row>
        <table:table-row table:style-name="ro3">
          <table:table-cell table:style-name="ce53"/>
          <table:table-cell table:style-name="ce49"/>
          <table:table-cell table:style-name="ce52" table:number-columns-repeated="2"/>
          <table:table-cell table:number-columns-repeated="1020"/>
        </table:table-row>
        <table:table-row table:style-name="ro3" table:number-rows-repeated="3">
          <table:table-cell table:style-name="ce8"/>
          <table:table-cell table:number-columns-repeated="1023"/>
        </table:table-row>
        <table:table-row table:style-name="ro3" table:number-rows-repeated="1048549">
          <table:table-cell table:number-columns-repeated="1024"/>
        </table:table-row>
        <table:table-row table:style-name="ro3">
          <table:table-cell table:number-columns-repeated="1024"/>
        </table:table-row>
        <table:named-expressions/>
      </table:table>
      <table:table table:name="Add  API" table:style-name="ta7"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Add <text:s/>API</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24">
          <table:table-cell table:style-name="ce9" office:value-type="string">
            <text:p>Add API <text:s/>(as a new user)</text:p>
            <text:p/>
            <text:p>Prerequisite: <text:span text:style-name="T6">Ask </text:span><text:span text:style-name="T6">developmen</text:span><text:span text:style-name="T6">t team to </text:span><text:span text:style-name="T6">provide valid </text:span><text:span text:style-name="T6">endpoint of </text:span><text:span text:style-name="T6">an existing </text:span><text:span text:style-name="T6">API thta is </text:span><text:span text:style-name="T6">up and </text:span><text:span text:style-name="T6">running</text:span></text:p>
            <text:p><text:span text:style-name="T5"/></text:p>
            <text:p><text:span text:style-name="T5">Steps: <text:s text:c="3"/></text:span></text:p>
            <text:p><text:span text:style-name="T6">1.Visit </text:span><text:span text:style-name="T6">https://night</text:span><text:span text:style-name="T6">ly.apinf.io</text:span></text:p>
            <text:p><text:span text:style-name="T6">2.Register by </text:span><text:span text:style-name="T6">clicking on </text:span><text:span text:style-name="T6">'Sign Up' <text:s/></text:span></text:p>
            <text:p><text:span text:style-name="T6">3.Click on <text:s/></text:span><text:span text:style-name="T6">'Add API' <text:s/></text:span></text:p>
            <text:p><text:span text:style-name="T6">4.Fill the </text:span><text:span text:style-name="T6">form with </text:span><text:span text:style-name="T6">details </text:span><text:span text:style-name="T6">below: </text:span></text:p>
            <text:p><text:span text:style-name="T6">- API Name</text:span></text:p>
            <text:p><text:span text:style-name="T6">- Description</text:span></text:p>
            <text:p><text:span text:style-name="T6">- URL </text:span></text:p>
            <text:p><text:span text:style-name="T6">- Lifecycle</text:span></text:p>
            <text:p><text:span text:style-name="T6">5.Click on </text:span><text:span text:style-name="T6">'Add API’ </text:span></text:p>
            <text:p><text:span text:style-name="T6">6.Go to </text:span><text:span text:style-name="T6">‘Proxy’ <text:s/>tab</text:span></text:p>
            <text:p><text:span text:style-name="T6">7.Select a </text:span><text:span text:style-name="T6">proxy</text:span></text:p>
            <text:p><text:span text:style-name="T6">8.Enter </text:span><text:span text:style-name="T6">‘Proxy base </text:span><text:span text:style-name="T6">path’ </text:span></text:p>
            <text:p><text:span text:style-name="T6">9.Enter ‘API </text:span><text:span text:style-name="T6">base path’ </text:span></text:p>
            <text:p><text:span text:style-name="T6">10.Enter ‘API </text:span><text:span text:style-name="T6">port’ <text:s/>(eg. </text:span><text:span text:style-name="T6">443 is </text:span><text:span text:style-name="T6">default port)</text:span></text:p>
            <text:p><text:span text:style-name="T6">11.Click on </text:span><text:span text:style-name="T6">'Save </text:span><text:span text:style-name="T6">&amp;Publish’ </text:span><text:span text:style-name="T6">button <text:s/></text:span></text:p>
            <text:p><text:span text:style-name="T5"/></text:p>
            <text:p><text:span text:style-name="T5">Verification: </text:span></text:p>
            <text:p><text:span text:style-name="T6">1. Go to API </text:span><text:span text:style-name="T6">catalog and </text:span><text:span text:style-name="T6">check if </text:span><text:span text:style-name="T6">newly added </text:span><text:span text:style-name="T6">API found in </text:span><text:span text:style-name="T6">the catalog.</text:span></text:p>
            <text:p><text:span text:style-name="T5"/></text:p>
          </table:table-cell>
          <table:table-cell table:style-name="ce55" office:value-type="string">
            <text:p><text:span text:style-name="T5">Successful</text:span><text:span text:style-name="T6"> in </text:span><text:span text:style-name="T6">Adding the </text:span><text:span text:style-name="T6">API.</text:span></text:p>
            <text:p><text:span text:style-name="T6">User get s </text:span><text:span text:style-name="T6">redirected to </text:span><text:span text:style-name="T6">the API </text:span><text:span text:style-name="T6">profile page.</text:span></text:p>
            <text:p><text:span text:style-name="T6">Added </text:span><text:span text:style-name="T6">endpoint </text:span><text:span text:style-name="T6">appears in </text:span><text:span text:style-name="T6">related field</text:span></text:p>
          </table:table-cell>
          <table:table-cell table:number-columns-repeated="1022"/>
        </table:table-row>
        <table:table-row table:style-name="ro16">
          <table:table-cell table:style-name="ce9" office:value-type="string">
            <text:p>Add API using OpenAPI Specification: parse json, yaml or yml (positive, file upload)</text:p>
            <text:p/>
            <text:p>Steps:</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Click on <text:s/></text:span><text:span text:style-name="T6">'Add API ' <text:s/></text:span></text:p>
            <text:p><text:span text:style-name="T6">4. Scroll </text:span><text:span text:style-name="T6">down to </text:span><text:span text:style-name="T6">Import </text:span><text:span text:style-name="T6">OpenAPI </text:span><text:span text:style-name="T6">Specification</text:span></text:p>
            <text:p><text:span text:style-name="T6">5. Select </text:span><text:span text:style-name="T6">‘File’ from </text:span><text:span text:style-name="T6">dropmenu</text:span></text:p>
            <text:p><text:span text:style-name="T6">6. Click </text:span><text:span text:style-name="T6">Choose File</text:span></text:p>
            <text:p><text:span text:style-name="T6">7. Select a </text:span><text:span text:style-name="T6">file of </text:span><text:span text:style-name="T6">extension </text:span><text:span text:style-name="T6">json, yaml or </text:span><text:span text:style-name="T6">yml that </text:span><text:span text:style-name="T6">contains </text:span><text:span text:style-name="T6">atleast the </text:span><text:span text:style-name="T6">following </text:span><text:span text:style-name="T6">fields: </text:span></text:p>
            <text:p><text:span text:style-name="T6">- API name</text:span></text:p>
            <text:p><text:span text:style-name="T6">- URL</text:span></text:p>
            <text:p><text:span text:style-name="T6">8. Click </text:span><text:span text:style-name="T6">Import</text:span></text:p>
          </table:table-cell>
          <table:table-cell office:value-type="string">
            <text:p>API Add should be <text:span text:style-name="T5">Successful</text:span><text:span text:style-name="T6">.</text:span></text:p>
            <text:p><text:span text:style-name="T6">User should </text:span><text:span text:style-name="T6">be </text:span><text:span text:style-name="T6">redirected to </text:span><text:span text:style-name="T6">API Profile.</text:span></text:p>
            <text:p><text:span text:style-name="T6">On the </text:span><text:span text:style-name="T6">Documentati</text:span><text:span text:style-name="T6">on tab, the </text:span><text:span text:style-name="T6">added file </text:span><text:span text:style-name="T6">should </text:span><text:span text:style-name="T6">appear in </text:span><text:span text:style-name="T6">view mode.</text:span></text:p>
          </table:table-cell>
          <table:table-cell table:style-name="ce41" office:value-type="string">
            <text:p><text:a xlink:href="https://github.com/apinf/docs/blob/master/docs/testing/swagger.json">Format Json</text:a></text:p>
          </table:table-cell>
          <table:table-cell table:style-name="ce49"/>
          <table:table-cell table:number-columns-repeated="1020"/>
        </table:table-row>
        <table:table-row table:style-name="ro16">
          <table:table-cell table:style-name="ce9" office:value-type="string">
            <text:p>Add API using API configuration (positive)</text:p>
            <text:p/>
            <text:p>Steps:</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Click on <text:s/></text:span><text:span text:style-name="T6">'Add API ' <text:s/></text:span></text:p>
            <text:p><text:span text:style-name="T6">4. Scroll </text:span><text:span text:style-name="T6">down to </text:span><text:span text:style-name="T6">Import API </text:span><text:span text:style-name="T6">Configuratio</text:span><text:span text:style-name="T6">n</text:span></text:p>
            <text:p><text:span text:style-name="T6">5. Click on </text:span><text:span text:style-name="T6">Choose file</text:span></text:p>
            <text:p><text:span text:style-name="T6">6. Select a </text:span><text:span text:style-name="T6">json, yaml or </text:span><text:span text:style-name="T6">yml file that </text:span><text:span text:style-name="T6">has the </text:span><text:span text:style-name="T6">following </text:span><text:span text:style-name="T6">information:</text:span></text:p>
            <text:p><text:span text:style-name="T6">- API name</text:span></text:p>
            <text:p><text:span text:style-name="T6">- description</text:span></text:p>
            <text:p><text:span text:style-name="T6">- URL</text:span></text:p>
            <text:p><text:span text:style-name="T6">- Lifecycle</text:span></text:p>
            <text:p><text:span text:style-name="T6">7. Click </text:span><text:span text:style-name="T6">Import</text:span></text:p>
          </table:table-cell>
          <table:table-cell office:value-type="string">
            <text:p>API add should be <text:span text:style-name="T5">successful.</text:span></text:p>
            <text:p><text:span text:style-name="T6">user should </text:span><text:span text:style-name="T6">be </text:span><text:span text:style-name="T6">redirected to </text:span><text:span text:style-name="T6">API profile </text:span><text:span text:style-name="T6">containing </text:span><text:span text:style-name="T6">name, </text:span><text:span text:style-name="T6">description, </text:span><text:span text:style-name="T6">lifecycle and </text:span><text:span text:style-name="T6">URL values </text:span><text:span text:style-name="T6">derived from </text:span><text:span text:style-name="T6">the </text:span><text:span text:style-name="T6">uploaded </text:span><text:span text:style-name="T6">file.</text:span></text:p>
            <text:p><text:span text:style-name="T6"/></text:p>
          </table:table-cell>
          <table:table-cell table:style-name="ce41" office:value-type="string">
            <text:p><text:a xlink:href="#'OpenAPI Specification'.A7">Format Json</text:a></text:p>
          </table:table-cell>
          <table:table-cell table:style-name="ce41" office:value-type="string">
            <text:p><text:a xlink:href="#'OpenAPI Specification'.A12">Format yaml or yml</text:a></text:p>
          </table:table-cell>
          <table:table-cell table:number-columns-repeated="1020"/>
        </table:table-row>
        <table:table-row table:style-name="ro15">
          <table:table-cell table:style-name="ce54" office:value-type="string">
            <office:annotation draw:style-name="gr2" draw:text-style-name="P2" svg:width="3.651cm" svg:height="2.17cm" svg:x="10.407cm" svg:y="66.609cm" draw:caption-point-x="-0.158cm" draw:caption-point-y="-36.488cm">
              <dc:date>2018-09-14T00:00:00</dc:date>
              <text:p text:style-name="P2">Omistaja:<text:span text:style-name="T2">No need to test as the feature has not yet been implemented</text:span></text:p>
            </office:annotation>
            <text:p>Connect API to EMQ proxy</text:p>
            <text:p>Prerequisite: <text:span text:style-name="T6">Added </text:span><text:span text:style-name="T6">EMQ as </text:span><text:span text:style-name="T6">proxy </text:span><text:span text:style-name="T6">already by </text:span><text:span text:style-name="T6">admin </text:span></text:p>
            <text:p><text:span text:style-name="T5">Steps: <text:s text:c="3"/></text:span></text:p>
            <text:p><text:span text:style-name="T6">1.Visit </text:span><text:span text:style-name="T6">https://night</text:span><text:span text:style-name="T6">ly.apinf.io</text:span></text:p>
            <text:p><text:span text:style-name="T6">2. Login as a </text:span><text:span text:style-name="T6">registered </text:span><text:span text:style-name="T6">user by </text:span><text:span text:style-name="T6">clicking on </text:span><text:span text:style-name="T6">'Sign In'</text:span></text:p>
            <text:p><text:span text:style-name="T6">3.Add API</text:span></text:p>
            <text:p><text:span text:style-name="T6">4.Go to </text:span><text:span text:style-name="T6">‘Proxy’ <text:s/></text:span></text:p>
            <text:p><text:span text:style-name="T6">5.Select </text:span><text:span text:style-name="T6">‘EMQ’ from </text:span><text:span text:style-name="T6">the drop </text:span><text:span text:style-name="T6">down menu </text:span></text:p>
            <text:p><text:span text:style-name="T6">8.Enter </text:span><text:span text:style-name="T6">invalid </text:span><text:span text:style-name="T6">‘Proxy base </text:span><text:span text:style-name="T6">path’ (eg. </text:span><text:span text:style-name="T6">test1-api1)</text:span></text:p>
            <text:p><text:span text:style-name="T6">9.Enter ‘API </text:span><text:span text:style-name="T6">base path’ </text:span></text:p>
            <text:p><text:span text:style-name="T6">10.Enter ‘API </text:span><text:span text:style-name="T6">port’ </text:span></text:p>
            <text:p><text:span text:style-name="T6">11.Click on </text:span><text:span text:style-name="T6">'Save </text:span><text:span text:style-name="T6">&amp;Publish’ </text:span><text:span text:style-name="T6">button <text:s/></text:span></text:p>
            <text:p><text:span text:style-name="T5"/></text:p>
            <text:p><text:span text:style-name="T5"/></text:p>
          </table:table-cell>
          <table:table-cell table:style-name="ce58" office:value-type="string">
            <text:p><text:span text:style-name="T5">Successful</text:span><text:span text:style-name="T6"> in </text:span><text:span text:style-name="T6">connecting <text:s/></text:span><text:span text:style-name="T6">API to emq </text:span><text:span text:style-name="T6">proxy . </text:span><text:span text:style-name="T6">Verify if </text:span><text:span text:style-name="T6">‘eMQ users’ </text:span><text:span text:style-name="T6">table </text:span><text:span text:style-name="T6">appears in </text:span><text:span text:style-name="T6">proxy view. <text:s/></text:span></text:p>
          </table:table-cell>
          <table:table-cell table:number-columns-repeated="1022"/>
        </table:table-row>
        <table:table-row table:style-name="ro3">
          <table:table-cell table:style-name="ce16" office:value-type="string">
            <text:p>Negative</text:p>
          </table:table-cell>
          <table:table-cell table:style-name="ce20" table:number-columns-repeated="3"/>
          <table:table-cell table:number-columns-repeated="9"/>
          <table:table-cell table:style-name="ce39"/>
          <table:table-cell table:number-columns-repeated="1010"/>
        </table:table-row>
        <table:table-row table:style-name="ro19">
          <table:table-cell table:style-name="ce55" office:value-type="string">
            <text:p><text:span text:style-name="T5">Add API <text:s/>: </text:span><text:span text:style-name="T5">Missing </text:span><text:span text:style-name="T5">fields</text:span></text:p>
            <text:p><text:span text:style-name="T6"/></text:p>
            <text:p><text:span text:style-name="T6">Steps: <text:s text:c="3"/></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Click on <text:s/></text:span><text:span text:style-name="T6">'Add API' <text:s/></text:span></text:p>
            <text:p><text:span text:style-name="T6">4.Do any of </text:span><text:span text:style-name="T6">the </text:span><text:span text:style-name="T6">following:</text:span></text:p>
            <text:p><text:span text:style-name="T6"><text:s text:c="3"/></text:span><text:span text:style-name="T6">4.1 Fill all </text:span><text:span text:style-name="T6">fields except </text:span><text:span text:style-name="T6">API Name Or</text:span></text:p>
            <text:p><text:span text:style-name="T6"><text:s text:c="3"/></text:span><text:span text:style-name="T6">4.2 Fill all </text:span><text:span text:style-name="T6">fields except </text:span><text:span text:style-name="T6">URL</text:span></text:p>
            <text:p><text:span text:style-name="T6">5.Click on </text:span><text:span text:style-name="T6">'Add API’ </text:span></text:p>
          </table:table-cell>
          <table:table-cell table:style-name="ce55" office:value-type="string">
            <text:p><text:span text:style-name="T5">Unsuccessfu</text:span><text:span text:style-name="T6">l in adding </text:span><text:span text:style-name="T6">API .</text:span></text:p>
            <text:p><text:span text:style-name="T6">Alert </text:span><text:span text:style-name="T6">message </text:span><text:span text:style-name="T6">appears for </text:span><text:span text:style-name="T6">related field </text:span><text:span text:style-name="T6">that was left </text:span><text:span text:style-name="T6">empty</text:span></text:p>
          </table:table-cell>
          <table:table-cell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12">
          <table:table-cell table:style-name="ce56" office:value-type="string">
            <text:p><text:span text:style-name="T5">Add API <text:s/>: </text:span><text:span text:style-name="T5">Invalid URL</text:span></text:p>
            <text:p><text:span text:style-name="T6"/></text:p>
            <text:p><text:span text:style-name="T6">Steps: <text:s text:c="3"/></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Click on <text:s/></text:span><text:span text:style-name="T6">'Add API ' <text:s/></text:span></text:p>
            <text:p><text:span text:style-name="T6">4.Fill the </text:span><text:span text:style-name="T6">form with </text:span><text:span text:style-name="T6">details </text:span><text:span text:style-name="T6">below: </text:span></text:p>
            <text:p><text:span text:style-name="T6">- API Name</text:span></text:p>
            <text:p><text:span text:style-name="T6">- Description</text:span></text:p>
            <text:p><text:span text:style-name="T6">5.Enter </text:span><text:span text:style-name="T6">invalid URL <text:s/></text:span><text:span text:style-name="T6">(eg. ‘testing-</text:span><text:span text:style-name="T6">URL’)</text:span></text:p>
            <text:p><text:span text:style-name="T6">6.Click on </text:span><text:span text:style-name="T6">'Add API’ </text:span></text:p>
            <text:p><text:span text:style-name="T6"/></text:p>
            <text:p><text:span text:style-name="T6"/></text:p>
          </table:table-cell>
          <table:table-cell table:style-name="ce55" office:value-type="string">
            <text:p><text:span text:style-name="T5">Unsuccessfu</text:span><text:span text:style-name="T5">l</text:span><text:span text:style-name="T6"> in adding </text:span><text:span text:style-name="T6">API backend. </text:span></text:p>
            <text:p><text:span text:style-name="T6">Highlights </text:span><text:span text:style-name="T6">‘URL’ field </text:span><text:span text:style-name="T6">with error </text:span><text:span text:style-name="T6">message </text:span><text:span text:style-name="T5">‘Must be a </text:span><text:span text:style-name="T5">valid URL </text:span><text:span text:style-name="T5">with </text:span><text:span text:style-name="T5">https(s)’ in </text:span><text:span text:style-name="T5">red font.</text:span></text:p>
          </table:table-cell>
          <table:table-cell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11">
          <table:table-cell table:style-name="ce8" office:value-type="string">
            <text:p><text:span text:style-name="T5">Add API </text:span><text:span text:style-name="T5">using </text:span><text:span text:style-name="T5">OpenAPI </text:span><text:span text:style-name="T5">Specification</text:span><text:span text:style-name="T5">: (negative, </text:span><text:span text:style-name="T5">invalid file </text:span><text:span text:style-name="T5">type)</text:span></text:p>
            <text:p><text:span text:style-name="T6"/></text:p>
            <text:p><text:span text:style-name="T5">Steps:</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Click on <text:s/></text:span><text:span text:style-name="T6">'Add API ' <text:s/></text:span></text:p>
            <text:p><text:span text:style-name="T6">4. Scroll </text:span><text:span text:style-name="T6">down to </text:span><text:span text:style-name="T6">Import </text:span><text:span text:style-name="T6">OpenAPI </text:span><text:span text:style-name="T6">Specification</text:span></text:p>
            <text:p><text:span text:style-name="T6">5. Select </text:span><text:span text:style-name="T6">‘File’ from </text:span><text:span text:style-name="T6">dropmenu</text:span></text:p>
            <text:p><text:span text:style-name="T6">6. Click </text:span><text:span text:style-name="T6">Choose File</text:span></text:p>
            <text:p><text:span text:style-name="T6">7. Select any </text:span><text:span text:style-name="T6">file type </text:span><text:span text:style-name="T6">except json, </text:span><text:span text:style-name="T6">yaml or yml</text:span></text:p>
          </table:table-cell>
          <table:table-cell office:value-type="string">
            <text:p>File upload should be <text:span text:style-name="T5">unsuccessful</text:span><text:span text:style-name="T5">.</text:span></text:p>
            <text:p><text:span text:style-name="T6">S-alert </text:span><text:span text:style-name="T6">would </text:span><text:span text:style-name="T6">appear with </text:span><text:span text:style-name="T6">the </text:span><text:span text:style-name="T6">following </text:span><text:span text:style-name="T6">message: </text:span><text:span text:style-name="T5">“Only yaml </text:span><text:span text:style-name="T5">(yml) and </text:span><text:span text:style-name="T5">json file </text:span><text:span text:style-name="T5">formats are </text:span><text:span text:style-name="T5">supported”</text:span></text:p>
            <text:p><text:span text:style-name="T5"/></text:p>
          </table:table-cell>
          <table:table-cell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15">
          <table:table-cell table:style-name="ce57" office:value-type="string">
            <text:p><text:span text:style-name="T5">Add API </text:span><text:span text:style-name="T5">using </text:span><text:span text:style-name="T5">OpenAPI </text:span><text:span text:style-name="T5">Specification</text:span><text:span text:style-name="T5">: (negative, </text:span><text:span text:style-name="T5">Swagger </text:span><text:span text:style-name="T5">doesn’t </text:span><text:span text:style-name="T5">contain API </text:span><text:span text:style-name="T5">name or </text:span><text:span text:style-name="T5">URL</text:span></text:p>
            <text:p><text:span text:style-name="T6"/></text:p>
            <text:p><text:span text:style-name="T5">Steps:</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Click on <text:s/></text:span><text:span text:style-name="T6">'Add API ' <text:s/></text:span></text:p>
            <text:p><text:span text:style-name="T6">4. Scroll </text:span><text:span text:style-name="T6">down to </text:span><text:span text:style-name="T6">Import </text:span><text:span text:style-name="T6">OpenAPI </text:span><text:span text:style-name="T6">Specification</text:span></text:p>
            <text:p><text:span text:style-name="T6">5. Select </text:span><text:span text:style-name="T6">‘File’ from </text:span><text:span text:style-name="T6">dropmenu</text:span></text:p>
            <text:p><text:span text:style-name="T6">6. Click </text:span><text:span text:style-name="T6">Choose File</text:span></text:p>
            <text:p><text:span text:style-name="T6">7. Select </text:span><text:span text:style-name="T6">json, yaml or </text:span><text:span text:style-name="T6">yml file that </text:span><text:span text:style-name="T6">doesn’t </text:span><text:span text:style-name="T6">contain</text:span></text:p>
            <text:p><text:span text:style-name="T6">- API name </text:span><text:span text:style-name="T6">(title field)</text:span></text:p>
            <text:p><text:span text:style-name="T6">- URL (host </text:span><text:span text:style-name="T6">field)</text:span></text:p>
            <text:p><text:span text:style-name="T6">8. Click </text:span><text:span text:style-name="T6">Import</text:span></text:p>
          </table:table-cell>
          <table:table-cell table:style-name="ce49" office:value-type="string">
            <text:p>Add API should be <text:span text:style-name="T5">unsuccessful</text:span><text:span text:style-name="T6">.</text:span></text:p>
            <text:p><text:span text:style-name="T6">S-alert </text:span><text:span text:style-name="T6">would </text:span><text:span text:style-name="T6">appear with </text:span><text:span text:style-name="T6">message </text:span><text:span text:style-name="T6">indicating </text:span><text:span text:style-name="T6">what is </text:span><text:span text:style-name="T6">missing in </text:span><text:span text:style-name="T6">the </text:span><text:span text:style-name="T6">document.</text:span></text:p>
            <text:p><text:span text:style-name="T6"/></text:p>
          </table:table-cell>
          <table:table-cell table:style-name="ce41" office:value-type="string">
            <text:p><text:a xlink:href="https://github.com/apinf/docs/blob/master/docs/testing/swagger-error.json">File format json</text:a></text:p>
          </table:table-cell>
          <table:table-cell table:style-name="ce49"/>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12">
          <table:table-cell table:style-name="ce55" office:value-type="string">
            <text:p><text:span text:style-name="T5">Add API </text:span><text:span text:style-name="T5">using API </text:span><text:span text:style-name="T5">configuratio</text:span><text:span text:style-name="T5">n (negative, </text:span><text:span text:style-name="T5">field doesn’t </text:span><text:span text:style-name="T5">contain </text:span><text:span text:style-name="T5">name or </text:span><text:span text:style-name="T5">URL, or </text:span><text:span text:style-name="T5">both)</text:span></text:p>
            <text:p><text:span text:style-name="T6"/></text:p>
            <text:p><text:span text:style-name="T5">Steps:</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Click on <text:s/></text:span><text:span text:style-name="T6">'Add API ' <text:s/></text:span></text:p>
            <text:p><text:span text:style-name="T6">4. Scroll </text:span><text:span text:style-name="T6">down to </text:span><text:span text:style-name="T6">Import API </text:span><text:span text:style-name="T6">Configuratio</text:span><text:span text:style-name="T6">n</text:span></text:p>
            <text:p><text:span text:style-name="T6">5. Click on </text:span><text:span text:style-name="T6">Choose file</text:span></text:p>
            <text:p><text:span text:style-name="T6">6. Select a </text:span><text:span text:style-name="T6">json, yaml or </text:span><text:span text:style-name="T6">yml file that </text:span><text:span text:style-name="T6">doesn’t </text:span><text:span text:style-name="T6">contain:</text:span></text:p>
            <text:p><text:span text:style-name="T6">- API name </text:span><text:span text:style-name="T6">(and/or)</text:span></text:p>
            <text:p><text:span text:style-name="T6">- URL</text:span></text:p>
            <text:p><text:span text:style-name="T6">7. Click </text:span><text:span text:style-name="T6">Import</text:span></text:p>
          </table:table-cell>
          <table:table-cell office:value-type="string">
            <text:p>API add should be <text:span text:style-name="T5">unsuccessful</text:span><text:span text:style-name="T5">.</text:span></text:p>
            <text:p><text:span text:style-name="T6">S-alert </text:span><text:span text:style-name="T6">should </text:span><text:span text:style-name="T6">appear </text:span><text:span text:style-name="T6">providing </text:span><text:span text:style-name="T6">related </text:span><text:span text:style-name="T6">information </text:span><text:span text:style-name="T6">about the </text:span><text:span text:style-name="T6">error.</text:span></text:p>
          </table:table-cell>
          <table:table-cell table:style-name="ce41" office:value-type="string">
            <office:annotation draw:style-name="gr3" draw:text-style-name="P2" svg:width="3.696cm" svg:height="2.505cm" svg:x="15.682cm" svg:y="59.628cm" draw:caption-point-x="-0.35cm" draw:caption-point-y="0.518cm">
              <dc:date>2018-09-14T00:00:00</dc:date>
              <text:p text:style-name="P2">Omistaja:<text:span text:style-name="T2">You can try all combinations:</text:span></text:p>
              <text:p text:style-name="P2"><text:span text:style-name="T2">1. no name and url</text:span></text:p>
              <text:p text:style-name="P2"><text:span text:style-name="T2">2. no name</text:span></text:p>
              <text:p text:style-name="P2"><text:span text:style-name="T2">3. no url</text:span></text:p>
              <text:p text:style-name="P2"><text:span text:style-name="T2"/></text:p>
            </office:annotation>
            <text:p><text:a xlink:href="#'OpenAPI Specification'.A18">File format json</text:a></text:p>
          </table:table-cell>
          <table:table-cell/>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19">
          <table:table-cell table:style-name="ce8" office:value-type="string">
            <text:p><text:span text:style-name="T5">Add API </text:span><text:span text:style-name="T5">using API </text:span><text:span text:style-name="T5">configuratio</text:span><text:span text:style-name="T5">n (negative, </text:span><text:span text:style-name="T5">invalid file </text:span><text:span text:style-name="T5">type)</text:span></text:p>
            <text:p><text:span text:style-name="T6"/></text:p>
            <text:p><text:span text:style-name="T5">Steps:</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Click on <text:s/></text:span><text:span text:style-name="T6">'Add API ' <text:s/></text:span></text:p>
            <text:p><text:span text:style-name="T6">4. Scroll </text:span><text:span text:style-name="T6">down to </text:span><text:span text:style-name="T6">Import API </text:span><text:span text:style-name="T6">Configuratio</text:span><text:span text:style-name="T6">n</text:span></text:p>
            <text:p><text:span text:style-name="T6">5. Click on </text:span><text:span text:style-name="T6">Choose file</text:span></text:p>
            <text:p><text:span text:style-name="T6">6. Select a </text:span><text:span text:style-name="T6">file without </text:span><text:span text:style-name="T6">json, yaml or </text:span><text:span text:style-name="T6">yml </text:span><text:span text:style-name="T6">extension </text:span></text:p>
            <text:p><text:span text:style-name="T6">7. Click </text:span><text:span text:style-name="T6">Import</text:span></text:p>
          </table:table-cell>
          <table:table-cell office:value-type="string">
            <text:p>API add should be <text:span text:style-name="T5">unsuccessful</text:span><text:span text:style-name="T6">.</text:span></text:p>
            <text:p><text:span text:style-name="T6">S-alert </text:span><text:span text:style-name="T6">should </text:span><text:span text:style-name="T6">appear </text:span><text:span text:style-name="T6">providing </text:span><text:span text:style-name="T6">message: </text:span><text:span text:style-name="T5">“Config file </text:span><text:span text:style-name="T5">must be in </text:span><text:span text:style-name="T5">either json, </text:span><text:span text:style-name="T5">yaml or yml </text:span><text:span text:style-name="T5">format”</text:span></text:p>
            <text:p><text:span text:style-name="T6"/></text:p>
          </table:table-cell>
          <table:table-cell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20">
          <table:table-cell table:style-name="ce8" office:value-type="string">
            <text:p><text:span text:style-name="T5">Add API </text:span><text:span text:style-name="T5">using API </text:span><text:span text:style-name="T5">configuratio</text:span><text:span text:style-name="T5">n (negative, </text:span><text:span text:style-name="T5">invalid URL </text:span><text:span text:style-name="T5">field)</text:span></text:p>
            <text:p><text:span text:style-name="T6"/></text:p>
            <text:p><text:span text:style-name="T5">Steps:</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Click on <text:s/></text:span><text:span text:style-name="T6">'Add API ' <text:s/></text:span></text:p>
            <text:p><text:span text:style-name="T6">4. Scroll </text:span><text:span text:style-name="T6">down to </text:span><text:span text:style-name="T6">Import API </text:span><text:span text:style-name="T6">Configuratio</text:span><text:span text:style-name="T6">n</text:span></text:p>
            <text:p><text:span text:style-name="T6">5. Click on </text:span><text:span text:style-name="T6">Choose file</text:span></text:p>
            <text:p><text:span text:style-name="T6">6. Select a </text:span><text:span text:style-name="T6">json, yaml or </text:span><text:span text:style-name="T6">yml file that </text:span><text:span text:style-name="T6">contains </text:span><text:span text:style-name="T6">invalid value </text:span><text:span text:style-name="T6">inb URL field </text:span><text:span text:style-name="T6">(e.g. “FY#¤&amp;</text:span><text:span text:style-name="T6">%”</text:span></text:p>
            <text:p><text:span text:style-name="T6">7. Click </text:span><text:span text:style-name="T6">Import</text:span></text:p>
          </table:table-cell>
          <table:table-cell office:value-type="string">
            <text:p>API add should be <text:span text:style-name="T5">unsuccessful</text:span><text:span text:style-name="T6">.</text:span></text:p>
            <text:p><text:span text:style-name="T6">S-alert </text:span><text:span text:style-name="T6">should </text:span><text:span text:style-name="T6">appear </text:span><text:span text:style-name="T6">providing </text:span><text:span text:style-name="T6">related error </text:span><text:span text:style-name="T6">message</text:span></text:p>
            <text:p><text:span text:style-name="T6"/></text:p>
          </table:table-cell>
          <table:table-cell table:style-name="ce41" office:value-type="string">
            <text:p><text:a xlink:href="#'OpenAPI Specification'.A37">File format json</text:a></text:p>
          </table:table-cell>
          <table:table-cell/>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25">
          <table:table-cell table:style-name="ce8" office:value-type="string">
            <text:p><text:span text:style-name="T5">Add API : </text:span><text:span text:style-name="T5">Invalid </text:span><text:span text:style-name="T5">proxy </text:span><text:span text:style-name="T5">configuratio</text:span><text:span text:style-name="T5">n</text:span></text:p>
            <text:p><text:span text:style-name="T6"/></text:p>
            <text:p><text:span text:style-name="T6">Steps: <text:s text:c="3"/></text:span></text:p>
            <text:p><text:span text:style-name="T6">1.Visit </text:span><text:span text:style-name="T6">https://night</text:span><text:span text:style-name="T6">ly.apinf.io</text:span></text:p>
            <text:p><text:span text:style-name="T6">2. Login as a </text:span><text:span text:style-name="T6">registered </text:span><text:span text:style-name="T6">user by </text:span><text:span text:style-name="T6">clicking on </text:span><text:span text:style-name="T6">'Sign In'</text:span></text:p>
            <text:p><text:span text:style-name="T6">3.Click on <text:s/></text:span><text:span text:style-name="T6">'Add API ' <text:s/></text:span></text:p>
            <text:p><text:span text:style-name="T6">4.Fill the </text:span><text:span text:style-name="T6">form with </text:span><text:span text:style-name="T6">details </text:span><text:span text:style-name="T6">below: </text:span></text:p>
            <text:p><text:span text:style-name="T6">- API Name</text:span></text:p>
            <text:p><text:span text:style-name="T6">- Description</text:span></text:p>
            <text:p><text:span text:style-name="T6">- URL </text:span></text:p>
            <text:p><text:span text:style-name="T6">5.Click on </text:span><text:span text:style-name="T6">'Add API’ </text:span></text:p>
            <text:p><text:span text:style-name="T6">6.Go to </text:span><text:span text:style-name="T6">‘Proxy’ <text:s/></text:span></text:p>
            <text:p><text:span text:style-name="T6">7.Select a </text:span><text:span text:style-name="T6">proxy from </text:span><text:span text:style-name="T6">dropmenu</text:span></text:p>
            <text:p><text:span text:style-name="T6">8.Enter </text:span><text:span text:style-name="T6">invalid </text:span><text:span text:style-name="T6">‘Proxy base </text:span><text:span text:style-name="T6">path’ (eg. </text:span><text:span text:style-name="T6">test1-api1)</text:span></text:p>
            <text:p><text:span text:style-name="T6">9.Enter </text:span><text:span text:style-name="T6">invalid <text:s/>‘API </text:span><text:span text:style-name="T6">base path’ </text:span></text:p>
            <text:p><text:span text:style-name="T6">11.Click on </text:span><text:span text:style-name="T6">'Save </text:span><text:span text:style-name="T6">&amp;Publish’ </text:span><text:span text:style-name="T6">button <text:s/></text:span></text:p>
          </table:table-cell>
          <table:table-cell office:value-type="string">
            <text:p><text:span text:style-name="T5">Unsuccessfu</text:span><text:span text:style-name="T5">l</text:span><text:span text:style-name="T6"> in adding </text:span><text:span text:style-name="T6">API proxy.</text:span></text:p>
            <text:p><text:span text:style-name="T6">Even before </text:span><text:span text:style-name="T6">clicking Save </text:span><text:span text:style-name="T6">and publish, </text:span><text:span text:style-name="T6">related fields </text:span><text:span text:style-name="T6">are </text:span><text:span text:style-name="T6">highlighted </text:span><text:span text:style-name="T6">and alert </text:span><text:span text:style-name="T6">text shows </text:span><text:span text:style-name="T6">possible </text:span><text:span text:style-name="T6">format for </text:span><text:span text:style-name="T6">proxy base </text:span><text:span text:style-name="T6">path and API </text:span><text:span text:style-name="T6">base path. </text:span></text:p>
            <text:p><text:span text:style-name="T6">Clicking on </text:span><text:span text:style-name="T6">‘Save&amp;Publis</text:span><text:span text:style-name="T6">h’ button </text:span><text:span text:style-name="T6">displays S </text:span><text:span text:style-name="T6">alert </text:span><text:span text:style-name="T6">regarding </text:span><text:span text:style-name="T6">the the front </text:span><text:span text:style-name="T6">end prefix.</text:span></text:p>
            <text:p><text:span text:style-name="T6"/></text:p>
          </table:table-cell>
          <table:table-cell table:number-columns-repeated="1022"/>
        </table:table-row>
        <table:table-row table:style-name="ro3" table:number-rows-repeated="1048557">
          <table:table-cell table:number-columns-repeated="1024"/>
        </table:table-row>
        <table:table-row table:style-name="ro3">
          <table:table-cell table:number-columns-repeated="1024"/>
        </table:table-row>
        <table:named-expressions/>
      </table:table>
      <table:table table:name="Adding Proxy" table:style-name="ta8"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Adding Proxy </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24">
          <table:table-cell table:style-name="ce9" office:value-type="string">
            <text:p>Add Proxy</text:p>
            <text:p/>
            <text:p>Steps: </text:p>
            <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Proxies’ </text:span><text:span text:style-name="T6">view </text:span></text:p>
            <text:p><text:span text:style-name="T6">4.Click on </text:span><text:span text:style-name="T6">'Add proxy' </text:span></text:p>
            <text:p><text:span text:style-name="T6">5.Enter </text:span><text:span text:style-name="T6">‘Proxy’ </text:span><text:span text:style-name="T6">details </text:span></text:p>
            <text:p><text:span text:style-name="T6">- Name</text:span></text:p>
            <text:p><text:span text:style-name="T6">- Description</text:span></text:p>
            <text:p><text:span text:style-name="T6">- Type (eg. </text:span><text:span text:style-name="T6">Select </text:span><text:span text:style-name="T6">'apiUmbrella</text:span><text:span text:style-name="T6">' from drop </text:span><text:span text:style-name="T6">down menu) </text:span></text:p>
            <text:p><text:span text:style-name="T6">6.Go to ‘API </text:span><text:span text:style-name="T6">Umbrella’ <text:s/></text:span><text:span text:style-name="T6">and enter </text:span><text:span text:style-name="T6">the required </text:span><text:span text:style-name="T6">details: </text:span></text:p>
            <text:p><text:span text:style-name="T6">- URL (e.g. </text:span><text:span text:style-name="T5"><text:s/></text:span><text:span text:style-name="T5">https://nigh</text:span><text:span text:style-name="T5">tly.apinf.io:3</text:span><text:span text:style-name="T5">002</text:span><text:span text:style-name="T6">)</text:span></text:p>
            <text:p><text:span text:style-name="T6">- API Key </text:span><text:span text:style-name="T6">(e.g. </text:span><text:span text:style-name="T5">8Uq3GR9m</text:span><text:span text:style-name="T5">HiTrazBlEnN</text:span><text:span text:style-name="T5">yGAfCNlPXU</text:span><text:span text:style-name="T5">LakC6s17ka2</text:span><text:span text:style-name="T6">)</text:span></text:p>
            <text:p><text:span text:style-name="T6">- Auth Token </text:span><text:span text:style-name="T6">(e.g. </text:span><text:span text:style-name="T5">mtAJGYElUO</text:span><text:span text:style-name="T5">6e7bst9Ng6</text:span><text:span text:style-name="T5">371fhDRPBK</text:span><text:span text:style-name="T5">r7oQyQCWV</text:span><text:span text:style-name="T5">j</text:span><text:span text:style-name="T6">)</text:span></text:p>
            <text:p><text:span text:style-name="T6">- Elastic </text:span><text:span text:style-name="T6">Search (e.g. </text:span><text:span text:style-name="T5">http://nightl</text:span><text:span text:style-name="T5">y.apinf.io:14</text:span><text:span text:style-name="T5">002</text:span><text:span text:style-name="T6">) <text:s/></text:span></text:p>
            <text:p><text:span text:style-name="T6">(</text:span><text:span text:style-name="T5">Note</text:span><text:span text:style-name="T6">. ask </text:span><text:span text:style-name="T6">developmen</text:span><text:span text:style-name="T6">t team <text:s/>to </text:span><text:span text:style-name="T6">providevalid </text:span><text:span text:style-name="T6">values for </text:span><text:span text:style-name="T6">the above </text:span><text:span text:style-name="T6">fields)</text:span></text:p>
            <text:p><text:span text:style-name="T6">7.Click on </text:span><text:span text:style-name="T6">‘Save’ </text:span><text:span text:style-name="T6">button <text:s/></text:span></text:p>
            <text:p><text:span text:style-name="T5"/></text:p>
            <text:p><text:span text:style-name="T5"/></text:p>
            <text:p><text:span text:style-name="T5"/></text:p>
            <text:p><text:span text:style-name="T5"/></text:p>
          </table:table-cell>
          <table:table-cell table:style-name="ce55" office:value-type="string">
            <text:p><text:span text:style-name="T5">Successful</text:span><text:span text:style-name="T6"> </text:span><text:span text:style-name="T6">adding a </text:span><text:span text:style-name="T6">proxy. </text:span></text:p>
            <text:p><text:span text:style-name="T6"/></text:p>
            <text:p><text:span text:style-name="T6">S-alert </text:span><text:span text:style-name="T6">shows </text:span><text:span text:style-name="T6">success </text:span><text:span text:style-name="T6">message</text:span></text:p>
            <text:p><text:span text:style-name="T6"/></text:p>
            <text:p><text:span text:style-name="T5">Verification: </text:span><text:span text:style-name="T6">Navigate to </text:span><text:span text:style-name="T6">‘Proxies’ tab </text:span><text:span text:style-name="T6">of an API </text:span><text:span text:style-name="T6">and check if </text:span><text:span text:style-name="T6">newly added </text:span><text:span text:style-name="T6">proxy is </text:span><text:span text:style-name="T6">listed there. </text:span></text:p>
          </table:table-cell>
          <table:table-cell table:number-columns-repeated="1022"/>
        </table:table-row>
        <table:table-row table:style-name="ro26">
          <table:table-cell table:style-name="ce55" office:value-type="string">
            <text:p><text:span text:style-name="T5">Connect API </text:span><text:span text:style-name="T5">to the added </text:span><text:span text:style-name="T5">proxy (as a </text:span><text:span text:style-name="T5">registered </text:span><text:span text:style-name="T5">user who </text:span><text:span text:style-name="T5">doesn't own </text:span><text:span text:style-name="T5">any API)</text:span></text:p>
            <text:p><text:span text:style-name="T6"/></text:p>
            <text:p><text:span text:style-name="T5">Prerequisite</text:span><text:span text:style-name="T5">: </text:span><text:span text:style-name="T6">Ask </text:span><text:span text:style-name="T6">developmen</text:span><text:span text:style-name="T6">t team to </text:span><text:span text:style-name="T6">provide valid </text:span><text:span text:style-name="T6">endpoint of </text:span><text:span text:style-name="T6">an existing </text:span><text:span text:style-name="T6">API that is </text:span><text:span text:style-name="T6">up and </text:span><text:span text:style-name="T6">running</text:span></text:p>
            <text:p><text:span text:style-name="T6"/></text:p>
            <text:p><text:span text:style-name="T6"/></text:p>
            <text:p><text:span text:style-name="T5">Steps: <text:s text:c="2"/></text:span><text:span text:style-name="T6"><text:s/></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text:span></text:p>
            <text:p><text:span text:style-name="T6">3.Click on <text:s/></text:span><text:span text:style-name="T6">'Add API ' <text:s/></text:span></text:p>
            <text:p><text:span text:style-name="T6">4.Fill the </text:span><text:span text:style-name="T6">form with </text:span><text:span text:style-name="T6">details </text:span><text:span text:style-name="T6">below: </text:span></text:p>
            <text:p><text:span text:style-name="T6">- API Name</text:span></text:p>
            <text:p><text:span text:style-name="T6">- Description</text:span></text:p>
            <text:p><text:span text:style-name="T6">- URL (server </text:span><text:span text:style-name="T6">address </text:span><text:span text:style-name="T6">where the </text:span><text:span text:style-name="T6">API is </text:span><text:span text:style-name="T6">residing. E.g. </text:span><text:span text:style-name="T5">https://nigh</text:span><text:span text:style-name="T5">tly.apinf.io</text:span><text:span text:style-name="T6">)</text:span></text:p>
            <text:p><text:span text:style-name="T6">5.Click on </text:span><text:span text:style-name="T6">'Add API’ </text:span></text:p>
            <text:p><text:span text:style-name="T6">6.Go to </text:span><text:span text:style-name="T6">‘Proxy’ <text:s/></text:span></text:p>
            <text:p><text:span text:style-name="T6">7.Select the </text:span><text:span text:style-name="T6">proxy which </text:span><text:span text:style-name="T6">was added </text:span><text:span text:style-name="T6">in the </text:span><text:span text:style-name="T6">previous </text:span><text:span text:style-name="T6">testcase</text:span></text:p>
            <text:p><text:span text:style-name="T6">8.Enter </text:span><text:span text:style-name="T6">‘Proxy base </text:span><text:span text:style-name="T6">path’</text:span></text:p>
            <text:p><text:span text:style-name="T6">(</text:span><text:span text:style-name="T5">Note:</text:span><text:span text:style-name="T6"> proxy </text:span><text:span text:style-name="T6">base path </text:span><text:span text:style-name="T6">contains </text:span><text:span text:style-name="T6">both the </text:span><text:span text:style-name="T6">server </text:span><text:span text:style-name="T6">address of </text:span><text:span text:style-name="T6">the proxy <text:s/></text:span><text:span text:style-name="T6">and the </text:span><text:span text:style-name="T6">specific path </text:span><text:span text:style-name="T6">for the API.</text:span></text:p>
            <text:p><text:span text:style-name="T6">Example: </text:span><text:span text:style-name="T5">https://nigh</text:span><text:span text:style-name="T5">tly.apinf.io:3</text:span><text:span text:style-name="T5">002/weathe</text:span><text:span text:style-name="T5">r-api/</text:span><text:span text:style-name="T6">)</text:span></text:p>
            <text:p><text:span text:style-name="T6">9.Enter ‘API </text:span><text:span text:style-name="T6">base path’ </text:span></text:p>
            <text:p><text:span text:style-name="T6">(</text:span><text:span text:style-name="T5">Note</text:span><text:span text:style-name="T6">: API </text:span><text:span text:style-name="T6">base path </text:span><text:span text:style-name="T6">contains </text:span><text:span text:style-name="T6">both the </text:span><text:span text:style-name="T6">server </text:span><text:span text:style-name="T6">address </text:span><text:span text:style-name="T6">where the </text:span><text:span text:style-name="T6">API resides </text:span><text:span text:style-name="T6">and the </text:span><text:span text:style-name="T6">specific path </text:span><text:span text:style-name="T6">where the </text:span><text:span text:style-name="T6">API resides.</text:span></text:p>
            <text:p><text:span text:style-name="T6">Example: </text:span><text:span text:style-name="T5">https://nigh</text:span><text:span text:style-name="T5">tly.apinf.io/</text:span><text:span text:style-name="T5">weather-</text:span><text:span text:style-name="T5">api/v1/)</text:span></text:p>
            <text:p><text:span text:style-name="T6">10.Enter ‘API </text:span><text:span text:style-name="T6">port’ (eg. </text:span><text:span text:style-name="T5">443</text:span><text:span text:style-name="T6"> is </text:span><text:span text:style-name="T6">default port)</text:span></text:p>
            <text:p><text:span text:style-name="T6">11. check </text:span><text:span text:style-name="T6">key </text:span><text:span text:style-name="T6">requirement</text:span><text:span text:style-name="T6">.</text:span></text:p>
            <text:p><text:span text:style-name="T6">11.Click on </text:span><text:span text:style-name="T6">'Save </text:span><text:span text:style-name="T6">&amp;Publish’ </text:span><text:span text:style-name="T6">button <text:s/></text:span></text:p>
          </table:table-cell>
          <table:table-cell table:style-name="ce55" office:value-type="string">
            <text:p><text:span text:style-name="T5">Successfully</text:span><text:span text:style-name="T6"> </text:span><text:span text:style-name="T6">connected </text:span><text:span text:style-name="T6">an API to a </text:span><text:span text:style-name="T6">proxy. <text:s/></text:span></text:p>
            <text:p><text:span text:style-name="T6"/></text:p>
            <text:p><text:span text:style-name="T5">Verification:</text:span><text:span text:style-name="T6"> </text:span><text:span text:style-name="T6">Go to added </text:span><text:span text:style-name="T6">API ‘Details’ </text:span><text:span text:style-name="T6">view, check </text:span><text:span text:style-name="T6">if ‘Get API </text:span><text:span text:style-name="T6">key’ button </text:span><text:span text:style-name="T6">is shown and </text:span><text:span text:style-name="T6">user </text:span><text:span text:style-name="T6">instructions </text:span><text:span text:style-name="T6">about ‘how </text:span><text:span text:style-name="T6">to make API </text:span><text:span text:style-name="T6">calls’ is </text:span><text:span text:style-name="T6">displayed.</text:span></text:p>
          </table:table-cell>
          <table:table-cell table:number-columns-repeated="1022"/>
        </table:table-row>
        <table:table-row table:style-name="ro5">
          <table:table-cell table:style-name="ce41" office:value-type="string">
            <text:p><text:a xlink:href="#'Making Calls to API'.A7">Test Making calls to API</text:a></text:p>
          </table:table-cell>
          <table:table-cell/>
          <table:table-cell table:style-name="ce41"/>
          <table:table-cell table:style-name="ce49"/>
          <table:table-cell table:number-columns-repeated="1020"/>
        </table:table-row>
        <table:table-row table:style-name="ro14">
          <table:table-cell table:style-name="ce54" office:value-type="string">
            <office:annotation draw:style-name="gr2" draw:text-style-name="P2" svg:width="3.688cm" svg:height="2.17cm" svg:x="10.599cm" svg:y="36.424cm" draw:caption-point-x="-0.35cm" draw:caption-point-y="-4.887cm">
              <dc:date>2018-09-14T00:00:00</dc:date>
              <text:p text:style-name="P2">Omistaja:</text:p>
              <text:p text:style-name="P2"><text:span text:style-name="T2">No need to test if not implemented yet</text:span></text:p>
            </office:annotation>
            <text:p>Add 'eMQ' Proxy <text:s text:c="2"/></text:p>
            <text:p/>
            <text:p>Steps: </text:p>
            <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Proxies’ </text:span><text:span text:style-name="T6">view </text:span></text:p>
            <text:p><text:span text:style-name="T6">4.Click on </text:span><text:span text:style-name="T6">'Add proxy' <text:s/></text:span></text:p>
            <text:p><text:span text:style-name="T6">5.Enter </text:span><text:span text:style-name="T6">‘Proxy’ </text:span><text:span text:style-name="T6">details </text:span></text:p>
            <text:p><text:span text:style-name="T6">- Name</text:span></text:p>
            <text:p><text:span text:style-name="T6">- Description</text:span></text:p>
            <text:p><text:span text:style-name="T6">- Type (eg. </text:span><text:span text:style-name="T6">Select 'eMQ' </text:span><text:span text:style-name="T6">from drop </text:span><text:span text:style-name="T6">down menu)</text:span></text:p>
            <text:p><text:span text:style-name="T6">6.Go to </text:span><text:span text:style-name="T6">‘Broker </text:span><text:span text:style-name="T6">Endpoints' <text:s/></text:span></text:p>
            <text:p><text:span text:style-name="T6">7.Enter </text:span><text:span text:style-name="T6">details: </text:span></text:p>
            <text:p><text:span text:style-name="T6">- Protocol </text:span></text:p>
            <text:p><text:span text:style-name="T6">- Host</text:span></text:p>
            <text:p><text:span text:style-name="T6">- Port</text:span></text:p>
            <text:p><text:span text:style-name="T6">8.Enter HTTP </text:span><text:span text:style-name="T6">API URL </text:span></text:p>
            <text:p><text:span text:style-name="T6">9.Enter </text:span><text:span text:style-name="T6">Elastic </text:span><text:span text:style-name="T6">Search <text:s/>URL </text:span></text:p>
            <text:p><text:span text:style-name="T6">10.Click on </text:span><text:span text:style-name="T6">‘Save’ </text:span><text:span text:style-name="T6">button <text:s/></text:span></text:p>
          </table:table-cell>
          <table:table-cell table:style-name="ce58" office:value-type="string">
            <text:p><text:span text:style-name="T5">uccessful</text:span><text:span text:style-name="T6"> </text:span><text:span text:style-name="T6">adding </text:span><text:span text:style-name="T6">'eMQ' as <text:s/></text:span><text:span text:style-name="T6">proxy. Go to </text:span><text:span text:style-name="T6">‘Proxies’ <text:s/></text:span><text:span text:style-name="T6">and check if </text:span><text:span text:style-name="T6">the ‘emq’ </text:span><text:span text:style-name="T6">proxy </text:span><text:span text:style-name="T6">appears in </text:span><text:span text:style-name="T6">‘Proxies’ <text:s/></text:span><text:span text:style-name="T6">view.</text:span></text:p>
          </table:table-cell>
          <table:table-cell table:style-name="ce41"/>
          <table:table-cell table:number-columns-repeated="1021"/>
        </table:table-row>
        <table:table-row table:style-name="ro5">
          <table:table-cell table:style-name="ce61" office:value-type="string">
            <text:p>Exploratory</text:p>
          </table:table-cell>
          <table:table-cell table:style-name="ce40"/>
          <table:table-cell table:style-name="ce64"/>
          <table:table-cell table:style-name="ce43"/>
          <table:table-cell table:number-columns-repeated="1020"/>
        </table:table-row>
        <table:table-row table:style-name="ro12">
          <table:table-cell table:style-name="ce8" office:value-type="string">
            <text:p><text:span text:style-name="T5">Edit Proxy</text:span></text:p>
            <text:p><text:span text:style-name="T6"/></text:p>
            <text:p><text:span text:style-name="T5">Steps: </text:span></text:p>
            <text:p><text:span text:style-name="T6"/></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Proxies’ </text:span><text:span text:style-name="T6">view </text:span></text:p>
            <text:p><text:span text:style-name="T6">4.Add Proxy <text:s/></text:span></text:p>
            <text:p><text:span text:style-name="T6">5.Click on </text:span><text:span text:style-name="T6">‘Save’ </text:span><text:span text:style-name="T6">button <text:s/></text:span></text:p>
            <text:p><text:span text:style-name="T6">6.Navigate </text:span><text:span text:style-name="T6">to ‘Proxies’ </text:span><text:span text:style-name="T6">view and go </text:span><text:span text:style-name="T6">to above <text:s/></text:span><text:span text:style-name="T6">added proxy </text:span></text:p>
            <text:p><text:span text:style-name="T6">7.Click on </text:span><text:span text:style-name="T6">‘Edit’ <text:s/>button </text:span><text:span text:style-name="T6"><text:s text:c="2"/></text:span></text:p>
            <text:p><text:span text:style-name="T6">8.Edit proxy </text:span><text:span text:style-name="T6">details (eg. </text:span><text:span text:style-name="T6">Name) <text:s/></text:span></text:p>
            <text:p><text:span text:style-name="T6">9.Click on </text:span><text:span text:style-name="T6">‘Save’ </text:span><text:span text:style-name="T6">button <text:s/></text:span></text:p>
          </table:table-cell>
          <table:table-cell table:style-name="ce55" office:value-type="string">
            <text:p><text:span text:style-name="T5">Successful</text:span><text:span text:style-name="T6"> in </text:span><text:span text:style-name="T6">updating </text:span><text:span text:style-name="T6">proxy </text:span><text:span text:style-name="T6">details. </text:span></text:p>
            <text:p><text:span text:style-name="T5">Verification:</text:span></text:p>
            <text:p><text:span text:style-name="T6">In API profile </text:span><text:span text:style-name="T6">Proxy tab, </text:span><text:span text:style-name="T6">the proxy </text:span><text:span text:style-name="T6">should </text:span><text:span text:style-name="T6">appear with </text:span><text:span text:style-name="T6">updated </text:span><text:span text:style-name="T6">information.</text:span></text:p>
          </table:table-cell>
          <table:table-cell table:style-name="ce41"/>
          <table:table-cell table:number-columns-repeated="1021"/>
        </table:table-row>
        <table:table-row table:style-name="ro3">
          <table:table-cell table:style-name="ce16" office:value-type="string">
            <text:p>Negative</text:p>
          </table:table-cell>
          <table:table-cell table:style-name="ce20" table:number-columns-repeated="3"/>
          <table:table-cell table:number-columns-repeated="9"/>
          <table:table-cell table:style-name="ce39"/>
          <table:table-cell table:number-columns-repeated="1010"/>
        </table:table-row>
        <table:table-row table:style-name="ro27">
          <table:table-cell table:style-name="ce9" office:value-type="string">
            <text:p>Remove Proxy (that has APIs connected to)</text:p>
            <text:p/>
            <text:p>Steps: </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Proxies’ </text:span><text:span text:style-name="T6">view </text:span></text:p>
            <text:p><text:span text:style-name="T6">4.Add Proxy <text:s/></text:span></text:p>
            <text:p><text:span text:style-name="T6">5.Click on </text:span><text:span text:style-name="T6">‘Save’ </text:span><text:span text:style-name="T6">button <text:s/></text:span></text:p>
            <text:p><text:span text:style-name="T6">6.Go to </text:span><text:span text:style-name="T6">above <text:s/>proxy </text:span><text:span text:style-name="T6">added </text:span></text:p>
            <text:p><text:span text:style-name="T6">7.Click on </text:span><text:span text:style-name="T6">‘Remove’ <text:s text:c="2"/></text:span></text:p>
          </table:table-cell>
          <table:table-cell table:style-name="ce55" office:value-type="string">
            <text:p><text:span text:style-name="T5">Unsuccessfu</text:span><text:span text:style-name="T5">l</text:span><text:span text:style-name="T6"> in removing </text:span><text:span text:style-name="T6">a proxy.</text:span></text:p>
            <text:p><text:span text:style-name="T6"/></text:p>
            <text:p><text:span text:style-name="T6">Browser </text:span><text:span text:style-name="T6">popup </text:span><text:span text:style-name="T6">appear with </text:span><text:span text:style-name="T6">the </text:span><text:span text:style-name="T6">following </text:span><text:span text:style-name="T6">message: </text:span><text:span text:style-name="T6">"You are not </text:span><text:span text:style-name="T6">allowed to </text:span><text:span text:style-name="T6">remove a </text:span><text:span text:style-name="T6">proxy. There </text:span><text:span text:style-name="T6">are currently </text:span><text:span text:style-name="T6">5 APIs </text:span><text:span text:style-name="T6">connected </text:span><text:span text:style-name="T6">to this </text:span><text:span text:style-name="T6">proxy. </text:span><text:span text:style-name="T6">Removing </text:span><text:span text:style-name="T6">the proxy </text:span><text:span text:style-name="T6">would break </text:span><text:span text:style-name="T6">all API calls </text:span><text:span text:style-name="T6">made to the </text:span><text:span text:style-name="T6">connected </text:span><text:span text:style-name="T6">API </text:span><text:span text:style-name="T6">backends."</text:span></text:p>
          </table:table-cell>
          <table:table-cell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62" office:value-type="string">
            <text:p>Delete</text:p>
          </table:table-cell>
          <table:table-cell table:style-name="ce63" table:number-columns-repeated="3"/>
          <table:table-cell table:number-columns-repeated="1020"/>
        </table:table-row>
        <table:table-row table:style-name="ro11">
          <table:table-cell table:style-name="ce55" office:value-type="string">
            <text:p><text:span text:style-name="T5">Remove </text:span><text:span text:style-name="T5">Proxy</text:span></text:p>
            <text:p><text:span text:style-name="T6"/></text:p>
            <text:p><text:span text:style-name="T5">Steps: </text:span></text:p>
            <text:p><text:span text:style-name="T6">1.Visit </text:span><text:span text:style-name="T6">https://night</text:span><text:span text:style-name="T6">ly.apinf.io</text:span></text:p>
            <text:p><text:span text:style-name="T6">2.Login as </text:span><text:span text:style-name="T6">admin user </text:span></text:p>
            <text:p><text:span text:style-name="T6">3.Navigate </text:span><text:span text:style-name="T6">to ‘Proxies’ </text:span><text:span text:style-name="T6">view </text:span></text:p>
            <text:p><text:span text:style-name="T6">4.Add Proxy <text:s/></text:span></text:p>
            <text:p><text:span text:style-name="T6">5.Click on </text:span><text:span text:style-name="T6">‘Save’ </text:span><text:span text:style-name="T6">button <text:s/></text:span></text:p>
            <text:p><text:span text:style-name="T6">6.Go to </text:span><text:span text:style-name="T6">above <text:s/>proxy </text:span><text:span text:style-name="T6">added </text:span></text:p>
            <text:p><text:span text:style-name="T6">7.Click on </text:span><text:span text:style-name="T6">‘Remove’ <text:s text:c="2"/></text:span></text:p>
            <text:p><text:span text:style-name="T6"/></text:p>
          </table:table-cell>
          <table:table-cell table:style-name="ce55" office:value-type="string">
            <text:p><text:span text:style-name="T5">Successful in </text:span><text:span text:style-name="T6">removing a </text:span><text:span text:style-name="T6">proxy.</text:span></text:p>
            <text:p><text:span text:style-name="T5">Verification:</text:span></text:p>
            <text:p><text:span text:style-name="T6">In API Profile </text:span><text:span text:style-name="T6">Proxy tab, </text:span><text:span text:style-name="T6">the removed </text:span><text:span text:style-name="T6">proxy will no </text:span><text:span text:style-name="T6">longer be </text:span><text:span text:style-name="T6">availabvle</text:span></text:p>
          </table:table-cell>
          <table:table-cell table:number-columns-repeated="20"/>
          <table:table-cell table:style-name="ce8" table:number-columns-repeated="1002"/>
        </table:table-row>
        <table:table-row table:style-name="ro3">
          <table:table-cell table:style-name="ce8"/>
          <table:table-cell table:number-columns-repeated="21"/>
          <table:table-cell table:style-name="ce8" table:number-columns-repeated="1002"/>
        </table:table-row>
        <table:table-row table:style-name="ro3">
          <table:table-cell table:style-name="ce8"/>
          <table:table-cell table:number-columns-repeated="1023"/>
        </table:table-row>
        <table:table-row table:style-name="ro3" table:number-rows-repeated="1048558">
          <table:table-cell table:number-columns-repeated="1024"/>
        </table:table-row>
        <table:table-row table:style-name="ro3">
          <table:table-cell table:number-columns-repeated="1024"/>
        </table:table-row>
        <table:named-expressions/>
      </table:table>
      <table:table table:name="Making Calls to API" table:style-name="ta9"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Making Calls to API</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5">
          <table:table-cell table:style-name="ce41" office:value-type="string">
            <text:p><text:a xlink:href="#'Making Calls to API'.A1">Execute the following tests after executing Adding a proxy in the platform and conneting the API to it</text:a></text:p>
          </table:table-cell>
          <table:table-cell table:style-name="ce49" table:number-columns-repeated="3"/>
          <table:table-cell table:number-columns-repeated="1020"/>
        </table:table-row>
        <table:table-row table:style-name="ro22">
          <table:table-cell table:style-name="ce9" office:value-type="string">
            <office:annotation draw:style-name="gr4" draw:text-style-name="P2" svg:width="3.688cm" svg:height="11.353cm" svg:x="10.599cm" svg:y="3.937cm" draw:caption-point-x="-0.35cm" draw:caption-point-y="0.116cm">
              <dc:date>2018-09-14T00:00:00</dc:date>
              <text:p text:style-name="P2">Omistaja:</text:p>
              <text:p text:style-name="P2"><text:span text:style-name="T2">Needs review</text:span></text:p>
            </office:annotation>
            <text:p>Call API with API Key</text:p>
            <text:p>Prerequisite: <text:span text:style-name="T6">API should </text:span><text:span text:style-name="T6">be added to </text:span><text:span text:style-name="T6">the platform </text:span><text:span text:style-name="T6">with valid </text:span><text:span text:style-name="T6">endpoint.</text:span></text:p>
            <text:p><text:span text:style-name="T5"/></text:p>
            <text:p><text:span text:style-name="T5">Steps: <text:s text:c="3"/></text:span></text:p>
            <text:p><text:span text:style-name="T6">1.Visit </text:span><text:span text:style-name="T6">https://night</text:span><text:span text:style-name="T6">ly.apinf.io</text:span></text:p>
            <text:p><text:span text:style-name="T6">2.Register by </text:span><text:span text:style-name="T6">clicking on </text:span><text:span text:style-name="T6">‘Sign up’ </text:span></text:p>
            <text:p><text:span text:style-name="T6">3.Go to API </text:span><text:span text:style-name="T6">catalog <text:s/></text:span></text:p>
            <text:p><text:span text:style-name="T6">4.Select and </text:span><text:span text:style-name="T6">click on API </text:span><text:span text:style-name="T6">that was </text:span><text:span text:style-name="T6">added and </text:span><text:span text:style-name="T6">published in </text:span><text:span text:style-name="T6">preceding </text:span><text:span text:style-name="T6">testcase) </text:span></text:p>
            <text:p><text:span text:style-name="T6">9.Go to the <text:s/></text:span><text:span text:style-name="T6">API ‘Details’ </text:span><text:span text:style-name="T6">view <text:s/></text:span></text:p>
            <text:p><text:span text:style-name="T6">10.Click on </text:span><text:span text:style-name="T6">‘Get API Key’ </text:span><text:span text:style-name="T6">button <text:s/></text:span></text:p>
            <text:p><text:span text:style-name="T6">11.Call API </text:span><text:span text:style-name="T6">using API </text:span><text:span text:style-name="T6">key </text:span><text:span text:style-name="T6">according to </text:span><text:span text:style-name="T6">the given </text:span><text:span text:style-name="T6">usage </text:span><text:span text:style-name="T6">instructions </text:span><text:span text:style-name="T6">in Details’ </text:span><text:span text:style-name="T6">view. <text:s/></text:span></text:p>
            <text:p><text:span text:style-name="T6">(</text:span><text:span text:style-name="T5">Note: </text:span><text:span text:style-name="T6">you </text:span><text:span text:style-name="T6">can use </text:span><text:span text:style-name="T6">postman </text:span><text:span text:style-name="T6">extension </text:span><text:span text:style-name="T6">from your </text:span><text:span text:style-name="T6">browser (or </text:span><text:span text:style-name="T6">the stand </text:span><text:span text:style-name="T6">alone </text:span><text:span text:style-name="T6">software) to </text:span><text:span text:style-name="T6">make the </text:span><text:span text:style-name="T6">call.</text:span></text:p>
            <text:p><text:span text:style-name="T6">Use the </text:span><text:span text:style-name="T5">proxy path</text:span><text:span text:style-name="T6"> <text:s/></text:span><text:span text:style-name="T6">(e.g. </text:span><text:span text:style-name="T6">https://night</text:span><text:span text:style-name="T6">ly.apinf.io:30</text:span><text:span text:style-name="T6">02/weather-</text:span><text:span text:style-name="T6">api/) defined </text:span><text:span text:style-name="T6">under Proxy </text:span><text:span text:style-name="T6">tab of the </text:span><text:span text:style-name="T6">API profile to </text:span><text:span text:style-name="T6">make calls to </text:span><text:span text:style-name="T6">that API)</text:span></text:p>
            <text:p><text:span text:style-name="T5"/></text:p>
            <text:p><text:span text:style-name="T5"/></text:p>
            <text:p><text:span text:style-name="T5"/></text:p>
            <text:p><text:span text:style-name="T5"/></text:p>
          </table:table-cell>
          <table:table-cell office:value-type="string">
            <text:p>Successful in calling API.</text:p>
            <text:p>Postman shows displayed headers and response type.</text:p>
            <text:p/>
            <text:p><text:span text:style-name="T5">Verification: </text:span></text:p>
            <text:p><text:span text:style-name="T6">- Go to </text:span><text:span text:style-name="T6">‘Dashboard’ </text:span></text:p>
            <text:p><text:span text:style-name="T6">- select the </text:span><text:span text:style-name="T6">called API </text:span><text:span text:style-name="T6">and time </text:span><text:span text:style-name="T6">period ‘Last </text:span><text:span text:style-name="T6">24 hours’</text:span></text:p>
            <text:p><text:span text:style-name="T6">- Calls made </text:span><text:span text:style-name="T6">in should be </text:span><text:span text:style-name="T6">listed in </text:span><text:span text:style-name="T6">Number of </text:span><text:span text:style-name="T6">Calls KPI</text:span></text:p>
            <text:p><text:span text:style-name="T6">- Details </text:span><text:span text:style-name="T6">view should </text:span><text:span text:style-name="T6">show the </text:span><text:span text:style-name="T6">response </text:span><text:span text:style-name="T6">registered </text:span><text:span text:style-name="T6">according to </text:span><text:span text:style-name="T6">its type (2xx, </text:span><text:span text:style-name="T6">3xx, 4xx, 5xx, </text:span><text:span text:style-name="T6">etc) <text:s/></text:span></text:p>
          </table:table-cell>
          <table:table-cell table:number-columns-repeated="1022"/>
        </table:table-row>
        <table:table-row table:style-name="ro28">
          <table:table-cell table:style-name="ce9" office:value-type="string">
            <text:p>Call API after API key has been set as optional.</text:p>
            <text:p>Prerequisite: <text:span text:style-name="T6">API must </text:span><text:span text:style-name="T6">be added to </text:span><text:span text:style-name="T6">the platform </text:span><text:span text:style-name="T6">using valid </text:span><text:span text:style-name="T6">endpoint</text:span></text:p>
            <text:p><text:span text:style-name="T5"/></text:p>
            <text:p><text:span text:style-name="T5">Steps: <text:s/></text:span></text:p>
            <text:p><text:span text:style-name="T6">1.Visit </text:span><text:span text:style-name="T6">https://night</text:span><text:span text:style-name="T6">ly.apinf.io</text:span></text:p>
            <text:p><text:span text:style-name="T6">2.Sign in as </text:span><text:span text:style-name="T6">API owner <text:s/></text:span></text:p>
            <text:p><text:span text:style-name="T6">3. Select the </text:span><text:span text:style-name="T6">API that was </text:span><text:span text:style-name="T6">used in </text:span><text:span text:style-name="T6">previous </text:span><text:span text:style-name="T6">step</text:span></text:p>
            <text:p><text:span text:style-name="T6">7.Go to </text:span><text:span text:style-name="T6">‘Proxy’ <text:s text:c="2"/>tab</text:span></text:p>
            <text:p><text:span text:style-name="T6">8.Select the </text:span><text:span text:style-name="T6">option for </text:span><text:span text:style-name="T6">‘Disable API </text:span><text:span text:style-name="T6">Key </text:span><text:span text:style-name="T6">Requirement</text:span><text:span text:style-name="T6">' <text:s text:c="2"/></text:span></text:p>
            <text:p><text:span text:style-name="T6">9.Click on </text:span><text:span text:style-name="T6">'Save </text:span><text:span text:style-name="T6">&amp;Publish’ <text:s/></text:span><text:span text:style-name="T6">button <text:s/></text:span></text:p>
            <text:p><text:span text:style-name="T6">10.Go to </text:span><text:span text:style-name="T6">‘Details’ </text:span><text:span text:style-name="T6">view to get </text:span><text:span text:style-name="T6">updated </text:span><text:span text:style-name="T6">usage </text:span><text:span text:style-name="T6">instructions </text:span></text:p>
            <text:p><text:span text:style-name="T6">11.Call API </text:span><text:span text:style-name="T6">without </text:span><text:span text:style-name="T6">using API </text:span><text:span text:style-name="T6">key </text:span></text:p>
            <text:p><text:span text:style-name="T6">(</text:span><text:span text:style-name="T5">Note:</text:span><text:span text:style-name="T6"> you </text:span><text:span text:style-name="T6">can use </text:span><text:span text:style-name="T6">postman </text:span><text:span text:style-name="T6">extension </text:span><text:span text:style-name="T6">from your </text:span><text:span text:style-name="T6">browser (or </text:span><text:span text:style-name="T6">the stand </text:span><text:span text:style-name="T6">alone </text:span><text:span text:style-name="T6">software) to </text:span><text:span text:style-name="T6">make the </text:span><text:span text:style-name="T6">call.</text:span></text:p>
            <text:p><text:span text:style-name="T6">Use the </text:span><text:span text:style-name="T5">proxy path</text:span><text:span text:style-name="T6"> <text:s/></text:span><text:span text:style-name="T6">(e.g. </text:span><text:span text:style-name="T6">https://night</text:span><text:span text:style-name="T6">ly.apinf.io:30</text:span><text:span text:style-name="T6">02/weather-</text:span><text:span text:style-name="T6">api/) defined </text:span><text:span text:style-name="T6">under Proxy </text:span><text:span text:style-name="T6">tab of the </text:span><text:span text:style-name="T6">API profile to </text:span><text:span text:style-name="T6">make calls to </text:span><text:span text:style-name="T6">that API)</text:span></text:p>
            <text:p><text:span text:style-name="T5"/></text:p>
          </table:table-cell>
          <table:table-cell office:value-type="string">
            <text:p><text:span text:style-name="T5">Successful</text:span><text:span text:style-name="T6"> in </text:span><text:span text:style-name="T6">calling API <text:s/></text:span><text:span text:style-name="T6">without </text:span><text:span text:style-name="T6">using API </text:span><text:span text:style-name="T6">key. <text:s/></text:span></text:p>
            <text:p><text:span text:style-name="T6"/></text:p>
            <text:p><text:span text:style-name="T6">Verification: </text:span></text:p>
            <text:p><text:span text:style-name="T6">- Go to </text:span><text:span text:style-name="T6">‘Dashboard’ </text:span></text:p>
            <text:p><text:span text:style-name="T6">- select the </text:span><text:span text:style-name="T6">called API </text:span><text:span text:style-name="T6">and time </text:span><text:span text:style-name="T6">period ‘Last </text:span><text:span text:style-name="T6">24 hours’</text:span></text:p>
            <text:p><text:span text:style-name="T6">- Calls made </text:span><text:span text:style-name="T6">in should be </text:span><text:span text:style-name="T6">listed in </text:span><text:span text:style-name="T6">Number of </text:span><text:span text:style-name="T6">Calls KPI</text:span></text:p>
            <text:p><text:span text:style-name="T6">- Details </text:span><text:span text:style-name="T6">view should </text:span><text:span text:style-name="T6">show the </text:span><text:span text:style-name="T6">response </text:span><text:span text:style-name="T6">registered </text:span><text:span text:style-name="T6">according to </text:span><text:span text:style-name="T6">its type (2xx, </text:span><text:span text:style-name="T6">3xx, 4xx, 5xx, </text:span><text:span text:style-name="T6">etc) <text:s/></text:span></text:p>
          </table:table-cell>
          <table:table-cell table:number-columns-repeated="1022"/>
        </table:table-row>
        <table:table-row table:style-name="ro5">
          <table:table-cell table:style-name="ce61" office:value-type="string">
            <text:p>Exploratory</text:p>
          </table:table-cell>
          <table:table-cell table:style-name="ce40"/>
          <table:table-cell table:style-name="ce64"/>
          <table:table-cell table:style-name="ce43"/>
          <table:table-cell table:number-columns-repeated="1020"/>
        </table:table-row>
        <table:table-row table:style-name="ro3">
          <table:table-cell table:style-name="ce8"/>
          <table:table-cell/>
          <table:table-cell table:style-name="ce41"/>
          <table:table-cell table:number-columns-repeated="1021"/>
        </table:table-row>
        <table:table-row table:style-name="ro3">
          <table:table-cell table:style-name="ce16" office:value-type="string">
            <text:p>Negative</text:p>
          </table:table-cell>
          <table:table-cell table:style-name="ce20" table:number-columns-repeated="3"/>
          <table:table-cell table:number-columns-repeated="9"/>
          <table:table-cell table:style-name="ce39"/>
          <table:table-cell table:number-columns-repeated="1010"/>
        </table:table-row>
        <table:table-row table:style-name="ro29">
          <table:table-cell table:style-name="ce9" office:value-type="string">
            <office:annotation draw:style-name="gr5" draw:text-style-name="P2" svg:width="3.688cm" svg:height="1.355cm" svg:x="10.599cm" svg:y="25.132cm" draw:caption-point-x="-0.35cm" draw:caption-point-y="3.196cm">
              <dc:date>2018-09-14T00:00:00</dc:date>
              <text:p text:style-name="P2">Omistaja:</text:p>
              <text:p text:style-name="P2"><text:span text:style-name="T2">May need modification in the steps</text:span></text:p>
            </office:annotation>
            <text:p>Call API missing API Key</text:p>
            <text:p>Prerequisite: <text:span text:style-name="T6">API should </text:span><text:span text:style-name="T6">be added to </text:span><text:span text:style-name="T6">the platform </text:span><text:span text:style-name="T6">with valid </text:span><text:span text:style-name="T6">endpoint.</text:span></text:p>
            <text:p><text:span text:style-name="T5"/></text:p>
            <text:p><text:span text:style-name="T5">Steps: <text:s text:c="5"/></text:span></text:p>
            <text:p><text:span text:style-name="T6">1.Visit </text:span><text:span text:style-name="T6">https://night</text:span><text:span text:style-name="T6">ly.apinf.io <text:s/></text:span></text:p>
            <text:p><text:span text:style-name="T6">2.Register by </text:span><text:span text:style-name="T6">clicking on </text:span><text:span text:style-name="T6">‘Sign up’ <text:s text:c="2"/></text:span></text:p>
            <text:p><text:span text:style-name="T6">3.Add API <text:s text:c="2"/></text:span></text:p>
            <text:p><text:span text:style-name="T6">4.Connect </text:span><text:span text:style-name="T6">API to proxy <text:s/></text:span></text:p>
            <text:p><text:span text:style-name="T6">5.Go to </text:span><text:span text:style-name="T6">'APIs’ <text:s/></text:span></text:p>
            <text:p><text:span text:style-name="T6">6.Click on </text:span><text:span text:style-name="T6">‘My APIs’ <text:s text:c="2"/></text:span></text:p>
            <text:p><text:span text:style-name="T6">7.Select the </text:span><text:span text:style-name="T6">above API </text:span><text:span text:style-name="T6">added <text:s text:c="2"/></text:span></text:p>
            <text:p><text:span text:style-name="T6">8.Click on </text:span><text:span text:style-name="T6">‘Get API Key’ </text:span><text:span text:style-name="T6"><text:s/></text:span></text:p>
            <text:p><text:span text:style-name="T6">9.Call API </text:span><text:span text:style-name="T6">without </text:span><text:span text:style-name="T6">using API </text:span><text:span text:style-name="T6">Key <text:s/></text:span></text:p>
            <text:p><text:span text:style-name="T6">- (e.g. in </text:span><text:span text:style-name="T6">Postman, </text:span><text:span text:style-name="T6">uncheck the </text:span><text:span text:style-name="T6">header "</text:span><text:span text:style-name="T5">x-</text:span><text:span text:style-name="T5">api-key</text:span><text:span text:style-name="T6">")</text:span></text:p>
            <text:p><text:span text:style-name="T5">(Note: </text:span><text:span text:style-name="T6">you </text:span><text:span text:style-name="T6">can use </text:span><text:span text:style-name="T6">postman </text:span><text:span text:style-name="T6">extension </text:span><text:span text:style-name="T6">from your </text:span><text:span text:style-name="T6">browser (or </text:span><text:span text:style-name="T6">the stand </text:span><text:span text:style-name="T6">alone </text:span><text:span text:style-name="T6">software) to </text:span><text:span text:style-name="T6">make the </text:span><text:span text:style-name="T6">call.</text:span></text:p>
            <text:p><text:span text:style-name="T6">Use the </text:span><text:span text:style-name="T5">proxy path</text:span><text:span text:style-name="T6"> <text:s/></text:span><text:span text:style-name="T6">(e.g. </text:span><text:span text:style-name="T6">https://night</text:span><text:span text:style-name="T6">ly.apinf.io:30</text:span><text:span text:style-name="T6">02/weather-</text:span><text:span text:style-name="T6">api/) defined </text:span><text:span text:style-name="T6">under Proxy </text:span><text:span text:style-name="T6">tab of the </text:span><text:span text:style-name="T6">API profile to </text:span><text:span text:style-name="T6">make calls to </text:span><text:span text:style-name="T6">that API)</text:span></text:p>
            <text:p><text:span text:style-name="T5"><text:s text:c="3"/></text:span></text:p>
            <text:p><text:span text:style-name="T5"/></text:p>
          </table:table-cell>
          <table:table-cell office:value-type="string">
            <text:p>Displays error message <text:s text:c="2"/>‘API_Key_Missing’ </text:p>
          </table:table-cell>
          <table:table-cell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0">
          <table:table-cell table:style-name="ce9" office:value-type="string">
            <office:annotation draw:style-name="gr6" draw:text-style-name="P2" svg:width="3.688cm" svg:height="8.633cm" svg:x="10.599cm" svg:y="36.926cm" draw:caption-point-x="-0.35cm" draw:caption-point-y="1.841cm">
              <dc:date>2018-09-14T00:00:00</dc:date>
              <text:p text:style-name="P2">Omistaja:</text:p>
              <text:p text:style-name="P2"><text:span text:style-name="T2">Needs review.</text:span></text:p>
            </office:annotation>
            <text:p>Make a call to API with invalid endpoint</text:p>
            <text:p>Prerequisite: <text:span text:style-name="T6">Tested API </text:span><text:span text:style-name="T6">should be </text:span><text:span text:style-name="T6">added in the </text:span><text:span text:style-name="T6">platform </text:span><text:span text:style-name="T6">using a </text:span><text:span text:style-name="T6">dummy </text:span><text:span text:style-name="T6">endpoint.</text:span></text:p>
            <text:p><text:span text:style-name="T6"/></text:p>
            <text:p><text:span text:style-name="T5">Steps:</text:span><text:span text:style-name="T6"> <text:s text:c="3"/></text:span></text:p>
            <text:p><text:span text:style-name="T6">1.Visit </text:span><text:span text:style-name="T6">https://night</text:span><text:span text:style-name="T6">ly.apinf.io</text:span></text:p>
            <text:p><text:span text:style-name="T6">2.Register by </text:span><text:span text:style-name="T6">clicking on </text:span><text:span text:style-name="T6">‘Sign up’ </text:span></text:p>
            <text:p><text:span text:style-name="T6">3.Add API </text:span></text:p>
            <text:p><text:span text:style-name="T6">(add a valid </text:span><text:span text:style-name="T6">URL, </text:span><text:span text:style-name="T6">however, </text:span><text:span text:style-name="T6">API should </text:span><text:span text:style-name="T6">not be </text:span><text:span text:style-name="T6">residing in </text:span><text:span text:style-name="T6">that </text:span><text:span text:style-name="T6">address)</text:span></text:p>
            <text:p><text:span text:style-name="T6">(</text:span><text:span text:style-name="T5">alternative:</text:span><text:span text:style-name="T6"> </text:span><text:span text:style-name="T6">While using </text:span><text:span text:style-name="T6">postman to </text:span><text:span text:style-name="T6">make the </text:span><text:span text:style-name="T6">call, misspell </text:span><text:span text:style-name="T6">the endpoint </text:span><text:span text:style-name="T6">of the API)</text:span></text:p>
            <text:p><text:span text:style-name="T6">4.Go to API </text:span><text:span text:style-name="T6">catalog <text:s/></text:span></text:p>
            <text:p><text:span text:style-name="T6">5.Select and </text:span><text:span text:style-name="T6">click on API </text:span><text:span text:style-name="T6">that was </text:span><text:span text:style-name="T6">added in </text:span><text:span text:style-name="T6">preceding </text:span><text:span text:style-name="T6">steps <text:s/></text:span></text:p>
            <text:p><text:span text:style-name="T6">6.Click on <text:s/></text:span><text:span text:style-name="T6">‘Proxy’ tab</text:span></text:p>
            <text:p><text:span text:style-name="T6">7.Fill the </text:span><text:span text:style-name="T6">form with </text:span><text:span text:style-name="T6">proxy details </text:span></text:p>
            <text:p><text:span text:style-name="T6">8.Click on </text:span><text:span text:style-name="T6">‘Save and </text:span><text:span text:style-name="T6">Publish’ </text:span><text:span text:style-name="T6">button</text:span></text:p>
            <text:p><text:span text:style-name="T6">9.Go to the </text:span><text:span text:style-name="T6">newly added </text:span><text:span text:style-name="T6">API ‘Details’ </text:span><text:span text:style-name="T6">view <text:s/></text:span></text:p>
            <text:p><text:span text:style-name="T6">10.Click on </text:span><text:span text:style-name="T6">‘Get API Key’ </text:span><text:span text:style-name="T6">button <text:s/></text:span></text:p>
            <text:p><text:span text:style-name="T6">11.Call API </text:span><text:span text:style-name="T6">using API </text:span><text:span text:style-name="T6">key </text:span><text:span text:style-name="T6">according to </text:span><text:span text:style-name="T6">the given </text:span><text:span text:style-name="T6">usage </text:span><text:span text:style-name="T6">instructions </text:span><text:span text:style-name="T6">in Details’ </text:span><text:span text:style-name="T6">view. <text:s/></text:span></text:p>
            <text:p><text:span text:style-name="T6">(</text:span><text:span text:style-name="T5">Note:</text:span><text:span text:style-name="T6"> you </text:span><text:span text:style-name="T6">can use </text:span><text:span text:style-name="T6">postman </text:span><text:span text:style-name="T6">extension </text:span><text:span text:style-name="T6">from your </text:span><text:span text:style-name="T6">browser (or </text:span><text:span text:style-name="T6">the stand </text:span><text:span text:style-name="T6">alone </text:span><text:span text:style-name="T6">software) to </text:span><text:span text:style-name="T6">make the </text:span><text:span text:style-name="T6">call</text:span></text:p>
            <text:p><text:span text:style-name="T6">Use the </text:span><text:span text:style-name="T5">proxy path</text:span><text:span text:style-name="T6"> <text:s/></text:span><text:span text:style-name="T6">(e.g. </text:span><text:span text:style-name="T6">https://night</text:span><text:span text:style-name="T6">ly.apinf.io:30</text:span><text:span text:style-name="T6">02/weather-</text:span><text:span text:style-name="T6">api/) defined </text:span><text:span text:style-name="T6">under Proxy </text:span><text:span text:style-name="T6">tab of the </text:span><text:span text:style-name="T6">API profile to </text:span><text:span text:style-name="T6">make calls to </text:span><text:span text:style-name="T6">that API)</text:span></text:p>
            <text:p><text:span text:style-name="T6"/></text:p>
            <text:p><text:span text:style-name="T6"/></text:p>
          </table:table-cell>
          <table:table-cell office:value-type="string">
            <text:p>Calling to the API should not be registered (because of invalid endpoint)</text:p>
            <text:p/>
            <text:p>Postman returns html doc explaining errornous situation</text:p>
            <text:p/>
            <text:p>Verification: </text:p>
            <text:p>- Go to ‘Dashboard’ </text:p>
            <text:p>- select the called API and time period ‘Last 24 hours’</text:p>
            <text:p>- Calls made in should not be listed in Number of Calls KPI</text:p>
            <text:p/>
          </table:table-cell>
          <table:table-cell table:number-columns-repeated="20"/>
          <table:table-cell table:style-name="ce31" table:number-columns-repeated="1002"/>
        </table:table-row>
        <table:table-row table:style-name="ro3">
          <table:table-cell table:style-name="ce62" office:value-type="string">
            <text:p>Delete</text:p>
          </table:table-cell>
          <table:table-cell table:style-name="ce63" table:number-columns-repeated="3"/>
          <table:table-cell table:number-columns-repeated="1020"/>
        </table:table-row>
        <table:table-row table:style-name="ro3">
          <table:table-cell table:style-name="ce8"/>
          <table:table-cell table:number-columns-repeated="21"/>
          <table:table-cell table:style-name="ce8" table:number-columns-repeated="1002"/>
        </table:table-row>
        <table:table-row table:style-name="ro5">
          <table:table-cell table:style-name="ce41" office:value-type="string">
            <text:p><text:a xlink:href="#'Adding Proxy'.A9">Proceed to remaining testcases in "Adding Proxy"</text:a></text:p>
          </table:table-cell>
          <table:table-cell table:number-columns-repeated="21"/>
          <table:table-cell table:style-name="ce8" table:number-columns-repeated="1002"/>
        </table:table-row>
        <table:table-row table:style-name="ro3">
          <table:table-cell table:style-name="ce8"/>
          <table:table-cell table:number-columns-repeated="1023"/>
        </table:table-row>
        <table:table-row table:style-name="ro3" table:number-rows-repeated="1048558">
          <table:table-cell table:number-columns-repeated="1024"/>
        </table:table-row>
        <table:table-row table:style-name="ro3">
          <table:table-cell table:number-columns-repeated="1024"/>
        </table:table-row>
        <table:named-expressions/>
      </table:table>
      <table:table table:name="API Documentation" table:style-name="ta10"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API Documentation</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11">
          <table:table-cell table:style-name="ce9" office:value-type="string">
            <text:p>View Documentation (registered user)</text:p>
            <text:p/>
            <text:p>Pre-requisite: <text:span text:style-name="T6">Platform </text:span><text:span text:style-name="T6">contains an </text:span><text:span text:style-name="T6">API with a </text:span><text:span text:style-name="T6">Swagger </text:span><text:span text:style-name="T6">document</text:span></text:p>
            <text:p><text:span text:style-name="T5"/></text:p>
            <text:p><text:span text:style-name="T5">Steps: <text:s text:c="3"/></text:span></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 </text:span></text:p>
            <text:p><text:span text:style-name="T6">3.Click on </text:span><text:span text:style-name="T6">‘APIs' </text:span></text:p>
            <text:p><text:span text:style-name="T6">4.Select any </text:span><text:span text:style-name="T6">one of the </text:span><text:span text:style-name="T6">APIs <text:s/>(that </text:span><text:span text:style-name="T6">s/he doesn't </text:span><text:span text:style-name="T6">own)</text:span></text:p>
            <text:p><text:span text:style-name="T6">5.Click on </text:span><text:span text:style-name="T6">'Documentat</text:span><text:span text:style-name="T6">ion'</text:span></text:p>
          </table:table-cell>
          <table:table-cell table:style-name="ce55" office:value-type="string">
            <text:p><text:span text:style-name="T5"><text:s/></text:span><text:span text:style-name="T5">Successful </text:span><text:span text:style-name="T6">in viewing <text:s/></text:span><text:span text:style-name="T6">documentati</text:span><text:span text:style-name="T6">on of </text:span><text:span text:style-name="T6">selected API</text:span><text:span text:style-name="T5"> </text:span></text:p>
          </table:table-cell>
          <table:table-cell table:number-columns-repeated="1022"/>
        </table:table-row>
        <table:table-row table:style-name="ro20">
          <table:table-cell table:style-name="ce9" office:value-type="string">
            <text:p>Documentation <text:s text:c="2"/>(API Owner)</text:p>
            <text:p/>
            <text:p>Steps: <text:s text:c="3"/></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Click on </text:span><text:span text:style-name="T6">'Documentat</text:span><text:span text:style-name="T6">ion' tab</text:span></text:p>
            <text:p><text:span text:style-name="T6">6.Click on </text:span><text:span text:style-name="T6">'Manage' </text:span><text:span text:style-name="T6">button</text:span></text:p>
            <text:p><text:span text:style-name="T6">7.Enter </text:span><text:span text:style-name="T6">documentati</text:span><text:span text:style-name="T6">on link (eg. </text:span><text:span text:style-name="T6">Wiki / </text:span><text:span text:style-name="T6">Github </text:span><text:span text:style-name="T6">page/web </text:span><text:span text:style-name="T6">resource </text:span><text:span text:style-name="T6">where </text:span><text:span text:style-name="T6">documentati</text:span><text:span text:style-name="T6">on of API is </text:span><text:span text:style-name="T6">located)</text:span></text:p>
            <text:p><text:span text:style-name="T6">8.Click on </text:span><text:span text:style-name="T6">'Save' </text:span><text:span text:style-name="T6">button.</text:span></text:p>
          </table:table-cell>
          <table:table-cell office:value-type="string">
            <text:p>Documentation link <text:span text:style-name="T5">successfully </text:span><text:span text:style-name="T6">updated.</text:span></text:p>
          </table:table-cell>
          <table:table-cell table:number-columns-repeated="1022"/>
        </table:table-row>
        <table:table-row table:style-name="ro21">
          <table:table-cell table:style-name="ce9" office:value-type="string">
            <text:p>Upload swagger document</text:p>
            <text:p/>
            <text:p>Steps: <text:s text:c="3"/></text:p>
            <text:p><text:span text:style-name="T6">1.Visit </text:span><text:span text:style-name="T6">https://night</text:span><text:span text:style-name="T6">ly.apinf.io </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Click on </text:span><text:span text:style-name="T6">'Documentat</text:span><text:span text:style-name="T6">ion' tab</text:span></text:p>
            <text:p><text:span text:style-name="T6">6.Click on </text:span><text:span text:style-name="T6">'Manage' </text:span><text:span text:style-name="T6">button</text:span></text:p>
            <text:p><text:span text:style-name="T6">7. Select File </text:span><text:span text:style-name="T6">from </text:span><text:span text:style-name="T6">‘Provide API </text:span><text:span text:style-name="T6">documentati</text:span><text:span text:style-name="T6">on via’ </text:span><text:span text:style-name="T6">dropmenu</text:span></text:p>
            <text:p><text:span text:style-name="T6">8.Select file </text:span><text:span text:style-name="T6">to upload by </text:span><text:span text:style-name="T6">clicking on </text:span><text:span text:style-name="T6">'Choose file' </text:span></text:p>
            <text:p><text:span text:style-name="T6">9.Select any </text:span><text:span text:style-name="T6">of the given </text:span><text:span text:style-name="T6">‘calling </text:span><text:span text:style-name="T6">methods’ <text:s/></text:span><text:span text:style-name="T6">(eg. </text:span><text:span text:style-name="T6">GET/POST/D</text:span><text:span text:style-name="T6">ELETE/PATC</text:span><text:span text:style-name="T6">H/PUT).</text:span><text:span text:style-name="T5"> </text:span></text:p>
            <text:p><text:span text:style-name="T5">Note: the </text:span><text:span text:style-name="T5">above step 9 </text:span><text:span text:style-name="T5">is optional</text:span></text:p>
            <text:p><text:span text:style-name="T6">10. Click on </text:span><text:span text:style-name="T6">'Save' button</text:span></text:p>
            <text:p><text:span text:style-name="T6"/></text:p>
            <text:p><text:span text:style-name="T5">Note:</text:span><text:span text:style-name="T6"> </text:span><text:span text:style-name="T6">Documentati</text:span><text:span text:style-name="T6">on tab </text:span><text:span text:style-name="T6">would </text:span><text:span text:style-name="T6">display an </text:span><text:span text:style-name="T6">alert: </text:span><text:span text:style-name="T6">"</text:span><text:span text:style-name="T7">Warning! </text:span><text:span text:style-name="T7">This </text:span><text:span text:style-name="T7">application </text:span><text:span text:style-name="T7">platform </text:span><text:span text:style-name="T7">uses HTTPS. </text:span><text:span text:style-name="T7">API requests </text:span><text:span text:style-name="T7">from </text:span><text:span text:style-name="T7">documentati</text:span><text:span text:style-name="T7">on will not </text:span><text:span text:style-name="T7">work </text:span><text:span text:style-name="T7">because API </text:span><text:span text:style-name="T7">uses HTTP"</text:span></text:p>
            <text:p><text:span text:style-name="T6">if the </text:span><text:span text:style-name="T6">swagger file </text:span><text:span text:style-name="T6">uses http as </text:span><text:span text:style-name="T6">protocol.</text:span></text:p>
          </table:table-cell>
          <table:table-cell table:style-name="ce55" office:value-type="string">
            <text:p><text:span text:style-name="T5">Successful </text:span><text:span text:style-name="T6">in </text:span><text:span text:style-name="T6">uploading </text:span><text:span text:style-name="T6">swagger </text:span><text:span text:style-name="T6">document. </text:span></text:p>
            <text:p><text:span text:style-name="T6">Displays a </text:span><text:span text:style-name="T6">message </text:span><text:span text:style-name="T5">'Documenta</text:span><text:span text:style-name="T5">tion file </text:span><text:span text:style-name="T5">successfully </text:span><text:span text:style-name="T5">uploaded'. </text:span></text:p>
            <text:p><text:span text:style-name="T5">Verification: </text:span><text:span text:style-name="T6">Uploaded </text:span><text:span text:style-name="T6">Swagger file </text:span><text:span text:style-name="T6">gets </text:span><text:span text:style-name="T6">displayed in </text:span><text:span text:style-name="T6">‘Documentat</text:span><text:span text:style-name="T6">ion’ viewer</text:span></text:p>
            <text:p><text:span text:style-name="T6"/></text:p>
            <text:p><text:span text:style-name="T6"/></text:p>
          </table:table-cell>
          <table:table-cell table:style-name="ce41" office:value-type="string">
            <text:p><text:a xlink:href="https://github.com/apinf/docs/blob/master/docs/testing/swagger.json">File</text:a></text:p>
          </table:table-cell>
          <table:table-cell table:style-name="ce49"/>
          <table:table-cell table:number-columns-repeated="1020"/>
        </table:table-row>
        <table:table-row table:style-name="ro13">
          <table:table-cell table:style-name="ce55" office:value-type="string">
            <text:p><text:span text:style-name="T5">Add </text:span><text:span text:style-name="T5">Swagger </text:span><text:span text:style-name="T5">document, </text:span><text:span text:style-name="T5">URL</text:span></text:p>
            <text:p><text:span text:style-name="T6"/></text:p>
            <text:p><text:span text:style-name="T5">Steps: <text:s/></text:span><text:span text:style-name="T6"><text:s text:c="2"/></text:span></text:p>
            <text:p><text:span text:style-name="T6">1.Visit </text:span><text:span text:style-name="T6">https://night</text:span><text:span text:style-name="T6">ly.apinf.io </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Click on </text:span><text:span text:style-name="T6">'Documentat</text:span><text:span text:style-name="T6">ion' tab</text:span></text:p>
            <text:p><text:span text:style-name="T6">6.Click on </text:span><text:span text:style-name="T6">'Manage' </text:span><text:span text:style-name="T6">button</text:span></text:p>
            <text:p><text:span text:style-name="T6">7. Select URL </text:span><text:span text:style-name="T6">from </text:span><text:span text:style-name="T6">‘Provide API </text:span><text:span text:style-name="T6">documentati</text:span><text:span text:style-name="T6">on via’ </text:span><text:span text:style-name="T6">dropmenu</text:span></text:p>
            <text:p><text:span text:style-name="T6">8.Provide </text:span><text:span text:style-name="T6">link of a </text:span><text:span text:style-name="T6">json/yaml/y</text:span><text:span text:style-name="T6">ml file</text:span></text:p>
            <text:p><text:span text:style-name="T6">9.Select any </text:span><text:span text:style-name="T6">of the given </text:span><text:span text:style-name="T6">‘calling </text:span><text:span text:style-name="T6">methods’ <text:s/></text:span><text:span text:style-name="T6">(eg. </text:span><text:span text:style-name="T6">GET/POST/D</text:span><text:span text:style-name="T6">ELETE/PATC</text:span><text:span text:style-name="T6">H/PUT). </text:span></text:p>
            <text:p><text:span text:style-name="T5">Note: the </text:span><text:span text:style-name="T5">above step 9 </text:span><text:span text:style-name="T5">is optional</text:span></text:p>
            <text:p><text:span text:style-name="T6">10. Click on </text:span><text:span text:style-name="T6">'Save' button</text:span></text:p>
          </table:table-cell>
          <table:table-cell table:style-name="ce55" office:value-type="string">
            <text:p><text:span text:style-name="T5">Successfully</text:span><text:span text:style-name="T6"> </text:span><text:span text:style-name="T6">loads the </text:span><text:span text:style-name="T6">swagger </text:span><text:span text:style-name="T6">document </text:span><text:span text:style-name="T6">from given </text:span><text:span text:style-name="T6">link. </text:span></text:p>
            <text:p><text:span text:style-name="T6">Displays a </text:span><text:span text:style-name="T6">message </text:span><text:span text:style-name="T5">'Documenta</text:span><text:span text:style-name="T5">tion link </text:span><text:span text:style-name="T5">updated </text:span><text:span text:style-name="T5">successfully'</text:span><text:span text:style-name="T5">. </text:span></text:p>
          </table:table-cell>
          <table:table-cell table:style-name="ce41" office:value-type="string">
            <text:p><text:a xlink:href="https://staging.apinf.io/rest/v1/catalog.json">URL</text:a></text:p>
          </table:table-cell>
          <table:table-cell table:number-columns-repeated="1021"/>
        </table:table-row>
        <table:table-row table:style-name="ro5">
          <table:table-cell table:style-name="ce40" office:value-type="string">
            <text:p>Exploratory</text:p>
          </table:table-cell>
          <table:table-cell table:style-name="ce40"/>
          <table:table-cell table:style-name="ce64"/>
          <table:table-cell table:style-name="ce40"/>
          <table:table-cell table:number-columns-repeated="1020"/>
        </table:table-row>
        <table:table-row table:style-name="ro23">
          <table:table-cell table:style-name="ce55" office:value-type="string">
            <text:p><text:span text:style-name="T5">Add </text:span><text:span text:style-name="T5">Swagger </text:span><text:span text:style-name="T5">document, </text:span><text:span text:style-name="T5">Try out </text:span><text:span text:style-name="T5">method</text:span></text:p>
            <text:p><text:span text:style-name="T6"/></text:p>
            <text:p><text:span text:style-name="T5">Steps: </text:span><text:span text:style-name="T6"><text:s text:c="3"/></text:span></text:p>
            <text:p><text:span text:style-name="T6">1.Visit </text:span><text:span text:style-name="T6">https://night</text:span><text:span text:style-name="T6">ly.apinf.io </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Click on </text:span><text:span text:style-name="T6">'Documentat</text:span><text:span text:style-name="T6">ion' tab</text:span></text:p>
            <text:p><text:span text:style-name="T6">6.Click on </text:span><text:span text:style-name="T6">'Manage' </text:span><text:span text:style-name="T6">button</text:span></text:p>
            <text:p><text:span text:style-name="T6">7. Select file </text:span><text:span text:style-name="T6">from </text:span><text:span text:style-name="T6">‘Provide API </text:span><text:span text:style-name="T6">documentati</text:span><text:span text:style-name="T6">on via’ </text:span><text:span text:style-name="T6">dropmenu</text:span></text:p>
            <text:p><text:span text:style-name="T6">8.Upload an </text:span><text:span text:style-name="T6">API </text:span><text:span text:style-name="T6">documentati</text:span><text:span text:style-name="T6">on in a </text:span><text:span text:style-name="T6">json/yaml/y</text:span><text:span text:style-name="T6">ml file </text:span></text:p>
            <text:p><text:span text:style-name="T6">(note: API </text:span><text:span text:style-name="T6">document </text:span><text:span text:style-name="T6">should </text:span><text:span text:style-name="T6">contain </text:span><text:span text:style-name="T6">other </text:span><text:span text:style-name="T6">methods </text:span><text:span text:style-name="T6">beside GET. </text:span><text:span text:style-name="T6">e.g. POST, </text:span><text:span text:style-name="T6">PUT, etc.)</text:span></text:p>
            <text:p><text:span text:style-name="T6">9.Check GET </text:span><text:span text:style-name="T6">from </text:span><text:span text:style-name="T6">available </text:span><text:span text:style-name="T6">method</text:span></text:p>
            <text:p><text:span text:style-name="T6">10. Click on </text:span><text:span text:style-name="T6">'Save' button</text:span></text:p>
            <text:p><text:span text:style-name="T6">11. Check </text:span><text:span text:style-name="T6">Swaggger UI </text:span><text:span text:style-name="T6">when the </text:span><text:span text:style-name="T6">documentati</text:span><text:span text:style-name="T6">on loads.</text:span></text:p>
          </table:table-cell>
          <table:table-cell office:value-type="string">
            <text:p>Swagger UI should show try out button for only GET method(s).</text:p>
            <text:p>No Try out button should appear for other methods.</text:p>
          </table:table-cell>
          <table:table-cell table:style-name="ce41"/>
          <table:table-cell table:number-columns-repeated="1021"/>
        </table:table-row>
        <table:table-row table:style-name="ro3">
          <table:table-cell table:style-name="ce16" office:value-type="string">
            <text:p>Negative</text:p>
          </table:table-cell>
          <table:table-cell table:style-name="ce20" table:number-columns-repeated="3"/>
          <table:table-cell table:number-columns-repeated="9"/>
          <table:table-cell table:style-name="ce39"/>
          <table:table-cell table:number-columns-repeated="1010"/>
        </table:table-row>
        <table:table-row table:style-name="ro12">
          <table:table-cell table:style-name="ce55" office:value-type="string">
            <text:p><text:span text:style-name="T5">Upload </text:span><text:span text:style-name="T5">document </text:span><text:span text:style-name="T5">(other than </text:span><text:span text:style-name="T5">JSON/YAML </text:span><text:span text:style-name="T5">file formats) </text:span></text:p>
            <text:p><text:span text:style-name="T6"/></text:p>
            <text:p><text:span text:style-name="T5">Steps:</text:span><text:span text:style-name="T6"> <text:s text:c="3"/></text:span></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Click on </text:span><text:span text:style-name="T6">'Documentat</text:span><text:span text:style-name="T6">ion' tab</text:span></text:p>
            <text:p><text:span text:style-name="T6">6.Click on </text:span><text:span text:style-name="T6">'Manage' </text:span><text:span text:style-name="T6">button</text:span></text:p>
            <text:p><text:span text:style-name="T6">7. Select File </text:span><text:span text:style-name="T6">from </text:span><text:span text:style-name="T6">‘Provide API </text:span><text:span text:style-name="T6">documentati</text:span><text:span text:style-name="T6">on via’ </text:span><text:span text:style-name="T6">dropmenu</text:span></text:p>
            <text:p><text:span text:style-name="T6">8.Select file </text:span><text:span text:style-name="T6">to upload by </text:span><text:span text:style-name="T6">clicking on </text:span><text:span text:style-name="T6">'Choose file </text:span></text:p>
            <text:p><text:span text:style-name="T6">9. Click Save</text:span></text:p>
          </table:table-cell>
          <table:table-cell table:style-name="ce55" office:value-type="string">
            <text:p><text:span text:style-name="T5">Unsuccessfu</text:span><text:span text:style-name="T5">l</text:span><text:span text:style-name="T6"> in </text:span><text:span text:style-name="T6">uploading </text:span><text:span text:style-name="T6">swagger </text:span><text:span text:style-name="T6">document. </text:span><text:span text:style-name="T6">Displays </text:span><text:span text:style-name="T6">dialog </text:span><text:span text:style-name="T5">'Only </text:span><text:span text:style-name="T5">YAML (yml) </text:span><text:span text:style-name="T5">and JSON </text:span><text:span text:style-name="T5">file formats </text:span><text:span text:style-name="T5">are </text:span><text:span text:style-name="T5">supporterd.'</text:span></text:p>
          </table:table-cell>
          <table:table-cell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27">
          <table:table-cell table:style-name="ce65" office:value-type="string">
            <text:p><text:span text:style-name="T5">Add </text:span><text:span text:style-name="T5">Swagger </text:span><text:span text:style-name="T5">document, </text:span><text:span text:style-name="T5">URL (invalid </text:span><text:span text:style-name="T5">file type or </text:span><text:span text:style-name="T5">content)</text:span></text:p>
            <text:p><text:span text:style-name="T6"/></text:p>
            <text:p><text:span text:style-name="T5">Steps: <text:s text:c="3"/></text:span></text:p>
            <text:p><text:span text:style-name="T6">1.Visit </text:span><text:span text:style-name="T6">https://night</text:span><text:span text:style-name="T6">ly.apinf.io </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Click on </text:span><text:span text:style-name="T6">'Documentat</text:span><text:span text:style-name="T6">ion' tab</text:span></text:p>
            <text:p><text:span text:style-name="T6">6.Click on </text:span><text:span text:style-name="T6">'Manage' </text:span><text:span text:style-name="T6">button</text:span></text:p>
            <text:p><text:span text:style-name="T6">7. Select URL </text:span><text:span text:style-name="T6">from </text:span><text:span text:style-name="T6">‘Provide API </text:span><text:span text:style-name="T6">documentati</text:span><text:span text:style-name="T6">on via’ </text:span><text:span text:style-name="T6">dropmenu</text:span></text:p>
            <text:p><text:span text:style-name="T6">8.Provide </text:span><text:span text:style-name="T6">link of a file </text:span><text:span text:style-name="T6">extension </text:span><text:span text:style-name="T6">except </text:span><text:span text:style-name="T6">json/yaml/y</text:span><text:span text:style-name="T6">ml</text:span></text:p>
            <text:p><text:span text:style-name="T6">9.Select any </text:span><text:span text:style-name="T6">of the given </text:span><text:span text:style-name="T6">‘calling </text:span><text:span text:style-name="T6">methods’ <text:s/></text:span><text:span text:style-name="T6">(eg. </text:span><text:span text:style-name="T6">GET/POST/D</text:span><text:span text:style-name="T6">ELETE/PATC</text:span><text:span text:style-name="T6">H/PUT). </text:span></text:p>
            <text:p><text:span text:style-name="T5">Note: the </text:span><text:span text:style-name="T5">above step 9 </text:span><text:span text:style-name="T5">is optional</text:span></text:p>
            <text:p><text:span text:style-name="T6">10. Click on </text:span><text:span text:style-name="T6">'Save' button</text:span></text:p>
            <text:p><text:span text:style-name="T6"/></text:p>
            <text:p><text:span text:style-name="T6"/></text:p>
          </table:table-cell>
          <table:table-cell office:value-type="string">
            <text:p><text:span text:style-name="T5">Unsuccessfu</text:span><text:span text:style-name="T5">l</text:span><text:span text:style-name="T6"> <text:s/>in loading </text:span><text:span text:style-name="T6">the </text:span><text:span text:style-name="T6">document in </text:span><text:span text:style-name="T6">swagger UI </text:span><text:span text:style-name="T6">in </text:span><text:span text:style-name="T6">documentati</text:span><text:span text:style-name="T6">on tab</text:span></text:p>
            <text:p><text:span text:style-name="T6">Swagger UI </text:span><text:span text:style-name="T6">shows </text:span><text:span text:style-name="T6">message: </text:span><text:span text:style-name="T5">Failed to </text:span><text:span text:style-name="T5">load spec</text:span></text:p>
          </table:table-cell>
          <table:table-cell table:style-name="ce41" office:value-type="string">
            <text:p><text:a xlink:href="https://github.com/apinf/docs/blob/master/README.md">URL</text:a></text:p>
          </table:table-cell>
          <table:table-cell/>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62" office:value-type="string">
            <text:p>Delete</text:p>
          </table:table-cell>
          <table:table-cell table:style-name="ce63" table:number-columns-repeated="3"/>
          <table:table-cell table:number-columns-repeated="1020"/>
        </table:table-row>
        <table:table-row table:style-name="ro13">
          <table:table-cell table:style-name="ce8" office:value-type="string">
            <text:p><text:span text:style-name="T5">Delete </text:span><text:span text:style-name="T5">Swagger </text:span><text:span text:style-name="T5">document</text:span></text:p>
            <text:p><text:span text:style-name="T6"/></text:p>
            <text:p><text:span text:style-name="T5">Pre-</text:span><text:span text:style-name="T5">requisite: </text:span><text:span text:style-name="T6">There must </text:span><text:span text:style-name="T6">be a swagger </text:span><text:span text:style-name="T6">document </text:span><text:span text:style-name="T6">uploaded </text:span><text:span text:style-name="T6">already </text:span></text:p>
            <text:p><text:span text:style-name="T6"/></text:p>
            <text:p><text:span text:style-name="T5">Steps: <text:s/></text:span><text:span text:style-name="T6"><text:s text:c="2"/></text:span></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Click on </text:span><text:span text:style-name="T6">'Documentat</text:span><text:span text:style-name="T6">ion' tab</text:span></text:p>
            <text:p><text:span text:style-name="T6">6.Click on </text:span><text:span text:style-name="T6">'Manage' </text:span><text:span text:style-name="T6">button</text:span></text:p>
            <text:p><text:span text:style-name="T6">7.Delete the </text:span><text:span text:style-name="T6">swagger </text:span><text:span text:style-name="T6">document </text:span><text:span text:style-name="T6">by clicking </text:span><text:span text:style-name="T6">on 'trashcan' </text:span><text:span text:style-name="T6">sign</text:span></text:p>
            <text:p><text:span text:style-name="T6">8.Click on </text:span><text:span text:style-name="T6">'OK' button </text:span><text:span text:style-name="T6">for user </text:span><text:span text:style-name="T6">confirmation </text:span></text:p>
            <text:p><text:span text:style-name="T6"/></text:p>
          </table:table-cell>
          <table:table-cell office:value-type="string">
            <text:p><text:span text:style-name="T5"><text:s/></text:span><text:span text:style-name="T5">Successful</text:span><text:span text:style-name="T6"> </text:span><text:span text:style-name="T6">in deleting </text:span><text:span text:style-name="T6">the swagger </text:span><text:span text:style-name="T6">document. </text:span><text:span text:style-name="T6">Displays </text:span><text:span text:style-name="T6">dialog </text:span><text:span text:style-name="T6">“Documenta</text:span><text:span text:style-name="T6">tion file </text:span><text:span text:style-name="T6">successfully </text:span><text:span text:style-name="T6">deleted” <text:s/></text:span></text:p>
            <text:p><text:span text:style-name="T5">Verification:</text:span><text:span text:style-name="T6"> </text:span><text:span text:style-name="T6">Check that </text:span><text:span text:style-name="T6">the deleted </text:span><text:span text:style-name="T6">swagger file </text:span><text:span text:style-name="T6">is no longer </text:span><text:span text:style-name="T6">displayed in </text:span><text:span text:style-name="T6">‘Documentat</text:span><text:span text:style-name="T6">ion’ viewer <text:s/></text:span></text:p>
            <text:p><text:span text:style-name="T6"/></text:p>
          </table:table-cell>
          <table:table-cell table:number-columns-repeated="1022"/>
        </table:table-row>
        <table:table-row table:style-name="ro27">
          <table:table-cell table:style-name="ce8" office:value-type="string">
            <text:p><text:span text:style-name="T5">Delete and </text:span><text:span text:style-name="T5">reload </text:span><text:span text:style-name="T5">swagger </text:span><text:span text:style-name="T5">document</text:span></text:p>
            <text:p><text:span text:style-name="T6"/></text:p>
            <text:p><text:span text:style-name="T5">Steps:</text:span><text:span text:style-name="T6"> <text:s text:c="3"/></text:span></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Click on </text:span><text:span text:style-name="T6">'Documentat</text:span><text:span text:style-name="T6">ion' tab</text:span></text:p>
            <text:p><text:span text:style-name="T6">6.Click on </text:span><text:span text:style-name="T6">'Manage' </text:span><text:span text:style-name="T6">button </text:span></text:p>
            <text:p><text:span text:style-name="T6">7. Select File </text:span><text:span text:style-name="T6">from </text:span><text:span text:style-name="T6">‘Provide API </text:span><text:span text:style-name="T6">documentati</text:span><text:span text:style-name="T6">on via’ </text:span><text:span text:style-name="T6">dropmenu</text:span></text:p>
            <text:p><text:span text:style-name="T6">8.Select file </text:span><text:span text:style-name="T6">to upload by </text:span><text:span text:style-name="T6">clicking on </text:span><text:span text:style-name="T6">'Choose file </text:span></text:p>
            <text:p><text:span text:style-name="T6">9. Click Save </text:span></text:p>
            <text:p><text:span text:style-name="T6">10. Go to the </text:span><text:span text:style-name="T6">document </text:span><text:span text:style-name="T6">uploaded </text:span><text:span text:style-name="T6">above and </text:span><text:span text:style-name="T6">delete the </text:span><text:span text:style-name="T6">swagger </text:span><text:span text:style-name="T6">document </text:span><text:span text:style-name="T6">by clicking </text:span><text:span text:style-name="T6">on 'trashcan' </text:span><text:span text:style-name="T6">sign</text:span></text:p>
            <text:p><text:span text:style-name="T6">11. Click on </text:span><text:span text:style-name="T6">'OK' button </text:span><text:span text:style-name="T6">for user </text:span><text:span text:style-name="T6">confirmation </text:span><text:span text:style-name="T6"><text:s/></text:span></text:p>
            <text:p><text:span text:style-name="T6">12. Click on </text:span><text:span text:style-name="T6">'Choose file' </text:span><text:span text:style-name="T6">to reload a </text:span><text:span text:style-name="T6">new </text:span><text:span text:style-name="T6">swagger </text:span><text:span text:style-name="T6">document </text:span></text:p>
            <text:p><text:span text:style-name="T6">13. Click on </text:span><text:span text:style-name="T6">'Save'</text:span></text:p>
          </table:table-cell>
          <table:table-cell office:value-type="string">
            <text:p><text:span text:style-name="T5">Successful</text:span><text:span text:style-name="T6"> in </text:span><text:span text:style-name="T6">deleting and </text:span><text:span text:style-name="T6">reloading a </text:span><text:span text:style-name="T6">new </text:span><text:span text:style-name="T6">swagger </text:span><text:span text:style-name="T6">document. </text:span><text:span text:style-name="T6">Displays </text:span><text:span text:style-name="T6">dialog </text:span><text:span text:style-name="T5">'Documenta</text:span><text:span text:style-name="T5">tion file </text:span><text:span text:style-name="T5">successfully </text:span><text:span text:style-name="T5">uploaded'</text:span></text:p>
          </table:table-cell>
          <table:table-cell table:number-columns-repeated="1022"/>
        </table:table-row>
        <table:table-row table:style-name="ro3" table:number-rows-repeated="1048558">
          <table:table-cell table:number-columns-repeated="1024"/>
        </table:table-row>
        <table:table-row table:style-name="ro3">
          <table:table-cell table:number-columns-repeated="1024"/>
        </table:table-row>
        <table:named-expressions/>
      </table:table>
      <table:table table:name="Dashboard" table:style-name="ta11" table:print="false">
        <office:forms form:automatic-focus="false" form:apply-design-mode="false"/>
        <table:table-column table:style-name="co6" table:default-cell-style-name="ce12"/>
        <table:table-column table:style-name="co7" table:default-cell-style-name="ce8"/>
        <table:table-column table:style-name="co4" table:number-columns-repeated="2" table:default-cell-style-name="Excel_20_Built-in_20_Normal"/>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Dashboard</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table-cell table:style-name="ce21" table:number-columns-repeated="2"/>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22"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table-cell table:style-name="ce23" table:number-columns-repeated="2"/>
          <table:table-cell table:number-columns-repeated="1020"/>
        </table:table-row>
        <table:table-row table:style-name="ro16">
          <table:table-cell table:style-name="ce9" office:value-type="string">
            <text:p>View Analytics for selected date and time </text:p>
            <text:p>Steps: <text:s/></text:p>
            <text:p/>
            <text:p><text:span text:style-name="T6">1.Visit </text:span><text:span text:style-name="T6">https://night</text:span><text:span text:style-name="T6">ly.apinf.io </text:span></text:p>
            <text:p><text:span text:style-name="T6">2.Register by </text:span><text:span text:style-name="T6">clicking on </text:span><text:span text:style-name="T6">‘Sign up’ <text:s text:c="2"/></text:span></text:p>
            <text:p><text:span text:style-name="T6">3.Add API <text:s/></text:span></text:p>
            <text:p><text:span text:style-name="T6">4.Go to </text:span><text:span text:style-name="T6">‘APIs’ <text:s/></text:span></text:p>
            <text:p><text:span text:style-name="T6">5.Click on </text:span><text:span text:style-name="T6">‘My APIs’ <text:s text:c="2"/></text:span></text:p>
            <text:p><text:span text:style-name="T6">6.Select the </text:span><text:span text:style-name="T6">above API </text:span><text:span text:style-name="T6">added <text:s text:c="2"/></text:span></text:p>
            <text:p><text:span text:style-name="T6">7.Click on </text:span><text:span text:style-name="T6">‘Get API Key’ </text:span><text:span text:style-name="T6"><text:s/></text:span></text:p>
            <text:p><text:span text:style-name="T6">8.Call API </text:span><text:span text:style-name="T6">with given </text:span><text:span text:style-name="T6">usage </text:span><text:span text:style-name="T6">instructions </text:span><text:span text:style-name="T6">in Details’ </text:span><text:span text:style-name="T6">view <text:s/></text:span></text:p>
            <text:p><text:span text:style-name="T6">9.Go to </text:span><text:span text:style-name="T6">‘Dashboard’ </text:span><text:span text:style-name="T6">view </text:span></text:p>
            <text:p><text:span text:style-name="T6">10.Select </text:span><text:span text:style-name="T6">above API </text:span><text:span text:style-name="T6">added <text:s/></text:span></text:p>
            <text:p><text:span text:style-name="T6">11.Go to </text:span><text:span text:style-name="T6">date filter </text:span><text:span text:style-name="T6">and select </text:span><text:span text:style-name="T6">date from </text:span><text:span text:style-name="T6">calender: </text:span><text:span text:style-name="T6">‘from‘ and </text:span><text:span text:style-name="T6">‘to’ </text:span></text:p>
          </table:table-cell>
          <table:table-cell office:value-type="string">
            <text:p>Displays charts and analytics data for the selected time period.</text:p>
            <text:p/>
            <text:p/>
          </table:table-cell>
          <table:table-cell table:number-columns-repeated="1022"/>
        </table:table-row>
        <table:table-row table:style-name="ro3">
          <table:table-cell table:style-name="ce16" office:value-type="string">
            <text:p>Negative</text:p>
          </table:table-cell>
          <table:table-cell table:style-name="ce20"/>
          <table:table-cell table:style-name="ce24" table:number-columns-repeated="2"/>
          <table:table-cell table:number-columns-repeated="9"/>
          <table:table-cell table:style-name="ce39"/>
          <table:table-cell table:number-columns-repeated="1010"/>
        </table:table-row>
        <table:table-row table:style-name="ro3">
          <table:table-cell table:style-name="ce8"/>
          <table:table-cell/>
          <table:table-cell table:style-name="ce60" table:number-columns-repeated="3"/>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52"/>
          <table:table-cell/>
          <table:table-cell table:style-name="ce60" table:number-columns-repeated="3"/>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8"/>
          <table:table-cell/>
          <table:table-cell table:style-name="ce60" table:number-columns-repeated="3"/>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53"/>
          <table:table-cell table:style-name="ce49"/>
          <table:table-cell table:style-name="ce52"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number-rows-repeated="3">
          <table:table-cell table:style-name="ce8"/>
          <table:table-cell/>
          <table:table-cell table:style-name="ce60" table:number-columns-repeated="3"/>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number-rows-repeated="1048561">
          <table:table-cell table:number-columns-repeated="1024"/>
        </table:table-row>
        <table:table-row table:style-name="ro3">
          <table:table-cell table:number-columns-repeated="1024"/>
        </table:table-row>
        <table:named-expressions/>
      </table:table>
      <table:table table:name="API Feedback" table:style-name="ta12"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API Feedback</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16">
          <table:table-cell table:style-name="ce9" office:value-type="string">
            <text:p>Feedback</text:p>
            <text:p/>
            <text:p>Steps: <text:s text:c="3"/></text:p>
            <text:p><text:span text:style-name="T6">1.Visit </text:span><text:span text:style-name="T6">https://night</text:span><text:span text:style-name="T6">ly.apinf.io</text:span></text:p>
            <text:p><text:span text:style-name="T6">2.Login as a </text:span><text:span text:style-name="T6">registered </text:span><text:span text:style-name="T6">user by </text:span><text:span text:style-name="T6">clicking on </text:span><text:span text:style-name="T6">'Sign In'</text:span></text:p>
            <text:p><text:span text:style-name="T6">3.Click on <text:s/></text:span><text:span text:style-name="T6">'APIs' </text:span></text:p>
            <text:p><text:span text:style-name="T6">4.Select and </text:span><text:span text:style-name="T6">click on any </text:span><text:span text:style-name="T6">API card</text:span></text:p>
            <text:p><text:span text:style-name="T6">5.Go to </text:span><text:span text:style-name="T6">'Feedback’ </text:span><text:span text:style-name="T6">tab <text:s/>and click </text:span><text:span text:style-name="T6">on 'Send </text:span><text:span text:style-name="T6">Feedback' </text:span><text:span text:style-name="T6">button </text:span></text:p>
            <text:p><text:span text:style-name="T6">6. Enter </text:span><text:span text:style-name="T6">'Topic' of the </text:span><text:span text:style-name="T6">feedback </text:span><text:span text:style-name="T6">report</text:span></text:p>
            <text:p><text:span text:style-name="T6">7.Enter </text:span><text:span text:style-name="T6">'Message' </text:span></text:p>
            <text:p><text:span text:style-name="T6">8.Choose </text:span><text:span text:style-name="T6">message </text:span><text:span text:style-name="T6">type from </text:span><text:span text:style-name="T6">drop down </text:span><text:span text:style-name="T6">menu (eg. </text:span><text:span text:style-name="T6">Feedback/Er</text:span><text:span text:style-name="T6">ror </text:span><text:span text:style-name="T6">report/Featu</text:span><text:span text:style-name="T6">re request) </text:span></text:p>
            <text:p><text:span text:style-name="T6">9.Click on </text:span><text:span text:style-name="T6">'Submit' </text:span><text:span text:style-name="T6">button </text:span></text:p>
            <text:p><text:span text:style-name="T5"/></text:p>
            <text:p><text:span text:style-name="T5"/></text:p>
          </table:table-cell>
          <table:table-cell table:style-name="ce55" office:value-type="string">
            <text:p><text:span text:style-name="T5">Successful</text:span><text:span text:style-name="T6"> in </text:span><text:span text:style-name="T6">sending </text:span><text:span text:style-name="T6">feedback for </text:span><text:span text:style-name="T6">the selected </text:span><text:span text:style-name="T6">API <text:s/>as a </text:span><text:span text:style-name="T6">registered </text:span><text:span text:style-name="T6">user.</text:span></text:p>
          </table:table-cell>
          <table:table-cell table:number-columns-repeated="1022"/>
        </table:table-row>
        <table:table-row table:style-name="ro25">
          <table:table-cell table:style-name="ce9" office:value-type="string">
            <text:p>Make All feedback "Private"</text:p>
            <text:p/>
            <text:p>Pre-requisite: <text:span text:style-name="T6">Feedbacks </text:span><text:span text:style-name="T6">available for </text:span><text:span text:style-name="T6">APIs</text:span></text:p>
            <text:p><text:span text:style-name="T5"/></text:p>
            <text:p><text:span text:style-name="T5">Steps: <text:s text:c="3"/></text:span></text:p>
            <text:p><text:span text:style-name="T6">1.Visit </text:span><text:span text:style-name="T6">http://nightl</text:span><text:span text:style-name="T6">y.apinf.io</text:span></text:p>
            <text:p><text:span text:style-name="T6">2.Login as </text:span><text:span text:style-name="T6">owner of API </text:span><text:span text:style-name="T6"><text:s/>by clicking </text:span><text:span text:style-name="T6">on 'Sign In'</text:span></text:p>
            <text:p><text:span text:style-name="T6">3.Click on <text:s/></text:span><text:span text:style-name="T6">'APIs' </text:span></text:p>
            <text:p><text:span text:style-name="T6">4.Select and </text:span><text:span text:style-name="T6">click on any </text:span><text:span text:style-name="T6">API card</text:span></text:p>
            <text:p><text:span text:style-name="T6">5.Go to </text:span><text:span text:style-name="T6">'Feedback’ </text:span><text:span text:style-name="T6">tab <text:s/>and click </text:span><text:span text:style-name="T6">on 'Send </text:span><text:span text:style-name="T6">Feedback' </text:span><text:span text:style-name="T6">button </text:span></text:p>
            <text:p><text:span text:style-name="T6">6. Add 2 </text:span><text:span text:style-name="T6">feedbacks</text:span></text:p>
            <text:p><text:span text:style-name="T6">6.Click on <text:s text:c="3"/></text:span><text:span text:style-name="T6">icon beside </text:span><text:span text:style-name="T6">Send </text:span><text:span text:style-name="T6">Feedback </text:span><text:span text:style-name="T6">button for a </text:span><text:span text:style-name="T6">feedback</text:span></text:p>
            <text:p><text:span text:style-name="T5"/></text:p>
            <text:p><text:span text:style-name="T5">Verification:</text:span></text:p>
            <text:p><text:span text:style-name="T6">- Change the </text:span><text:span text:style-name="T6">API visibility </text:span><text:span text:style-name="T6">into Public </text:span><text:span text:style-name="T6">(if not)</text:span></text:p>
            <text:p><text:span text:style-name="T6">- Logout and </text:span><text:span text:style-name="T6">visit the </text:span><text:span text:style-name="T6">feedback tab </text:span><text:span text:style-name="T6">of that <text:s/>API </text:span><text:span text:style-name="T6">profile</text:span></text:p>
            <text:p><text:span text:style-name="T6">- Should not </text:span><text:span text:style-name="T6">be able to </text:span><text:span text:style-name="T6">see that </text:span><text:span text:style-name="T6">specific </text:span><text:span text:style-name="T6">feedback</text:span></text:p>
            <text:p><text:span text:style-name="T5"/></text:p>
          </table:table-cell>
          <table:table-cell office:value-type="string">
            <text:p/>
            <text:p><text:span text:style-name="T5">Successful</text:span><text:span text:style-name="T6"> in </text:span><text:span text:style-name="T6">changing the </text:span><text:span text:style-name="T6">feedback's </text:span><text:span text:style-name="T6">visibility to </text:span><text:span text:style-name="T6">‘Private’. <text:s text:c="3"/></text:span><text:span text:style-name="T6">icon turns </text:span><text:span text:style-name="T6">darker <text:s text:c="6"/></text:span><text:span text:style-name="T6">for all </text:span><text:span text:style-name="T6">feedback</text:span></text:p>
          </table:table-cell>
          <table:table-cell table:number-columns-repeated="1022"/>
        </table:table-row>
        <table:table-row table:style-name="ro27">
          <table:table-cell table:style-name="ce9" office:value-type="string">
            <text:p>Make all feedback ‘Public’</text:p>
            <text:p/>
            <text:p>Pre-requisite:<text:span text:style-name="T6"> </text:span><text:span text:style-name="T6">Feedbacks </text:span><text:span text:style-name="T6">available for </text:span><text:span text:style-name="T6">APIs</text:span></text:p>
            <text:p><text:span text:style-name="T6">(You can </text:span><text:span text:style-name="T6">execute this </text:span><text:span text:style-name="T6">testcase </text:span><text:span text:style-name="T6">after </text:span><text:span text:style-name="T6">executing </text:span><text:span text:style-name="T6">9.4)</text:span></text:p>
            <text:p><text:span text:style-name="T5"/></text:p>
            <text:p><text:span text:style-name="T5">Steps: <text:s text:c="3"/></text:span></text:p>
            <text:p><text:span text:style-name="T6">1.Visit </text:span><text:span text:style-name="T6">http://nightl</text:span><text:span text:style-name="T6">y.apinf.io</text:span></text:p>
            <text:p><text:span text:style-name="T6">2.Login as </text:span><text:span text:style-name="T6">owner of API </text:span><text:span text:style-name="T6"><text:s/>by clicking </text:span><text:span text:style-name="T6">on 'Sign In'</text:span></text:p>
            <text:p><text:span text:style-name="T6">3.go to the </text:span><text:span text:style-name="T6">API used in </text:span><text:span text:style-name="T6">the previous </text:span><text:span text:style-name="T6">testcase</text:span></text:p>
            <text:p><text:span text:style-name="T6">4.Go to </text:span><text:span text:style-name="T6">'Feedback’ </text:span><text:span text:style-name="T6">tab</text:span></text:p>
            <text:p><text:span text:style-name="T6">5.Click on <text:s text:c="6"/></text:span><text:span text:style-name="T6">button </text:span><text:span text:style-name="T6">beside Send </text:span><text:span text:style-name="T6">Feedback </text:span><text:span text:style-name="T6">button</text:span></text:p>
            <text:p><text:span text:style-name="T5"/></text:p>
            <text:p><text:span text:style-name="T5"><text:s/></text:span></text:p>
            <text:p><text:span text:style-name="T5">Verification:</text:span></text:p>
            <text:p><text:span text:style-name="T6">- Change the </text:span><text:span text:style-name="T6">API visibility </text:span><text:span text:style-name="T6">into Public </text:span><text:span text:style-name="T6">(if not)</text:span></text:p>
            <text:p><text:span text:style-name="T6">- Logout and </text:span><text:span text:style-name="T6">visit the </text:span><text:span text:style-name="T6">feedback tab </text:span><text:span text:style-name="T6">of that <text:s/>API </text:span><text:span text:style-name="T6">profile</text:span></text:p>
            <text:p><text:span text:style-name="T6">- Should be </text:span><text:span text:style-name="T6">able to see </text:span><text:span text:style-name="T6">all feedback</text:span></text:p>
            <text:p><text:span text:style-name="T5"/></text:p>
          </table:table-cell>
          <table:table-cell table:style-name="ce55" office:value-type="string">
            <text:p><text:span text:style-name="T5">Successful</text:span><text:span text:style-name="T6"> in </text:span><text:span text:style-name="T6">changing </text:span><text:span text:style-name="T6">feedbacks </text:span><text:span text:style-name="T6">visibility to </text:span><text:span text:style-name="T6">‘public’. <text:s text:c="2"/></text:span><text:span text:style-name="T6">icon turns </text:span><text:span text:style-name="T6">lighter <text:s/></text:span></text:p>
            <text:p><text:span text:style-name="T6">- All </text:span><text:span text:style-name="T6">feedbacks </text:span><text:span text:style-name="T6">contain no <text:s text:c="3"/></text:span><text:span text:style-name="T6">sign beside </text:span><text:span text:style-name="T6">them</text:span></text:p>
          </table:table-cell>
          <table:table-cell table:style-name="ce41"/>
          <table:table-cell table:style-name="ce49"/>
          <table:table-cell table:number-columns-repeated="1020"/>
        </table:table-row>
        <table:table-row table:style-name="ro27">
          <table:table-cell table:style-name="ce55" office:value-type="string">
            <text:p><text:span text:style-name="T5">Make a </text:span><text:span text:style-name="T5">single </text:span><text:span text:style-name="T5">feedback </text:span><text:span text:style-name="T5">‘Private’</text:span><text:span text:style-name="T6"> </text:span></text:p>
            <text:p><text:span text:style-name="T6"/></text:p>
            <text:p><text:span text:style-name="T5">Pre-</text:span><text:span text:style-name="T5">requisite:</text:span><text:span text:style-name="T6"> </text:span><text:span text:style-name="T6">Feedbacks </text:span><text:span text:style-name="T6">available for </text:span><text:span text:style-name="T6">APIs</text:span></text:p>
            <text:p><text:span text:style-name="T6">(You can </text:span><text:span text:style-name="T6">execute this </text:span><text:span text:style-name="T6">testcase </text:span><text:span text:style-name="T6">after </text:span><text:span text:style-name="T6">executing </text:span><text:span text:style-name="T6">9.5)</text:span></text:p>
            <text:p><text:span text:style-name="T6"/></text:p>
            <text:p><text:span text:style-name="T5">Steps:</text:span><text:span text:style-name="T6"> <text:s text:c="3"/></text:span></text:p>
            <text:p><text:span text:style-name="T6">1.Visit </text:span><text:span text:style-name="T6">http://nightl</text:span><text:span text:style-name="T6">y.apinf.io</text:span></text:p>
            <text:p><text:span text:style-name="T6">2.Login as </text:span><text:span text:style-name="T6">owner of API </text:span><text:span text:style-name="T6"><text:s/>by clicking </text:span><text:span text:style-name="T6">on 'Sign In'</text:span></text:p>
            <text:p><text:span text:style-name="T6">3.go to the </text:span><text:span text:style-name="T6">API used in </text:span><text:span text:style-name="T6">the previous </text:span><text:span text:style-name="T6">testcase</text:span></text:p>
            <text:p><text:span text:style-name="T6">4.Go to </text:span><text:span text:style-name="T6">'Feedback’ </text:span><text:span text:style-name="T6">tab</text:span></text:p>
            <text:p><text:span text:style-name="T6">5. Click on <text:s text:c="2"/></text:span><text:span text:style-name="T6">icon for any </text:span><text:span text:style-name="T6">feedback</text:span></text:p>
            <text:p><text:span text:style-name="T6">6. Click on </text:span><text:span text:style-name="T6">Make </text:span><text:span text:style-name="T6">Private</text:span></text:p>
            <text:p><text:span text:style-name="T6"/></text:p>
            <text:p><text:span text:style-name="T5">Verification:</text:span></text:p>
            <text:p><text:span text:style-name="T6">- Change the </text:span><text:span text:style-name="T6">API visibility </text:span><text:span text:style-name="T6">into Public </text:span><text:span text:style-name="T6">(if not)</text:span></text:p>
            <text:p><text:span text:style-name="T6">- Logout and </text:span><text:span text:style-name="T6">visit the </text:span><text:span text:style-name="T6">feedback tab </text:span><text:span text:style-name="T6">of that <text:s/>API </text:span><text:span text:style-name="T6">profile</text:span></text:p>
            <text:p><text:span text:style-name="T6">- the private </text:span><text:span text:style-name="T6">feedback </text:span><text:span text:style-name="T6">should not </text:span><text:span text:style-name="T6">appear in </text:span><text:span text:style-name="T6">view</text:span></text:p>
            <text:p><text:span text:style-name="T6"/></text:p>
          </table:table-cell>
          <table:table-cell table:style-name="ce55" office:value-type="string">
            <text:p><text:span text:style-name="T5">Successful</text:span><text:span text:style-name="T6"> in </text:span><text:span text:style-name="T6">changing </text:span><text:span text:style-name="T6">visibility of </text:span><text:span text:style-name="T6">that </text:span><text:span text:style-name="T6">particular </text:span><text:span text:style-name="T6">feedback </text:span><text:span text:style-name="T6">from public </text:span><text:span text:style-name="T6">to private</text:span></text:p>
            <text:p><text:span text:style-name="T6"><text:s text:c="6"/></text:span><text:span text:style-name="T6">sign </text:span><text:span text:style-name="T6">appears </text:span><text:span text:style-name="T6">beside that </text:span><text:span text:style-name="T6">feedback.</text:span></text:p>
            <text:p><text:span text:style-name="T6"/></text:p>
          </table:table-cell>
          <table:table-cell table:style-name="ce41"/>
          <table:table-cell table:number-columns-repeated="1021"/>
        </table:table-row>
        <table:table-row table:style-name="ro5">
          <table:table-cell table:style-name="ce61" office:value-type="string">
            <text:p>Exploratory</text:p>
          </table:table-cell>
          <table:table-cell table:style-name="ce40"/>
          <table:table-cell table:style-name="ce64"/>
          <table:table-cell table:style-name="ce43"/>
          <table:table-cell table:number-columns-repeated="1020"/>
        </table:table-row>
        <table:table-row table:style-name="ro23">
          <table:table-cell table:style-name="ce55" office:value-type="string">
            <text:p><text:span text:style-name="T5">Edit </text:span><text:span text:style-name="T5">contents of </text:span><text:span text:style-name="T5">a Feedback</text:span></text:p>
            <text:p><text:span text:style-name="T6"/></text:p>
            <text:p><text:span text:style-name="T5">Pre-</text:span><text:span text:style-name="T5">requisite</text:span><text:span text:style-name="T6">: </text:span><text:span text:style-name="T6">Feedbacks </text:span><text:span text:style-name="T6">available for </text:span><text:span text:style-name="T6">APIs</text:span></text:p>
            <text:p><text:span text:style-name="T6"/></text:p>
            <text:p><text:span text:style-name="T5">Steps: <text:s text:c="3"/></text:span></text:p>
            <text:p><text:span text:style-name="T6">1.Visit </text:span><text:span text:style-name="T6">http://nightl</text:span><text:span text:style-name="T6">y.apinf.io</text:span></text:p>
            <text:p><text:span text:style-name="T6">2.Login as </text:span><text:span text:style-name="T6">registered </text:span><text:span text:style-name="T6">user <text:s/>by </text:span><text:span text:style-name="T6">clicking on </text:span><text:span text:style-name="T6">'Sign In'</text:span></text:p>
            <text:p><text:span text:style-name="T6">3.Click on <text:s/></text:span><text:span text:style-name="T6">'APIs' </text:span></text:p>
            <text:p><text:span text:style-name="T6">4.Select and </text:span><text:span text:style-name="T6">click on any </text:span><text:span text:style-name="T6">API card</text:span></text:p>
            <text:p><text:span text:style-name="T6">5.Go to </text:span><text:span text:style-name="T6">'Feedback’ </text:span><text:span text:style-name="T6">tab <text:s/>and click </text:span><text:span text:style-name="T6">on 'Send </text:span><text:span text:style-name="T6">Feedback' </text:span><text:span text:style-name="T6">button </text:span></text:p>
            <text:p><text:span text:style-name="T6">6. Add 2 </text:span><text:span text:style-name="T6">feedbacks </text:span><text:span text:style-name="T6">and save</text:span></text:p>
            <text:p><text:span text:style-name="T6"/></text:p>
            <text:p><text:span text:style-name="T6">7. Click <text:s text:c="8"/></text:span><text:span text:style-name="T6">of an API <text:s/></text:span><text:span text:style-name="T6">feedbackand </text:span><text:span text:style-name="T6">click edit</text:span></text:p>
            <text:p><text:span text:style-name="T6">8.Make </text:span><text:span text:style-name="T6">changes to </text:span><text:span text:style-name="T6">feedback </text:span><text:span text:style-name="T6">topic, </text:span><text:span text:style-name="T6">message and </text:span><text:span text:style-name="T6">type and </text:span><text:span text:style-name="T6">click Send</text:span></text:p>
            <text:p><text:span text:style-name="T6"/></text:p>
            <text:p><text:span text:style-name="T6"/></text:p>
          </table:table-cell>
          <table:table-cell office:value-type="string">
            <text:p>Changes should be <text:span text:style-name="T5">successfully </text:span><text:span text:style-name="T6">updated</text:span></text:p>
          </table:table-cell>
          <table:table-cell table:style-name="ce41"/>
          <table:table-cell table:number-columns-repeated="1021"/>
        </table:table-row>
        <table:table-row table:style-name="ro3">
          <table:table-cell table:style-name="ce16" office:value-type="string">
            <text:p>Negative</text:p>
          </table:table-cell>
          <table:table-cell table:style-name="ce20">
            <draw:frame table:end-cell-address="'API Feedback'.B13" table:end-x="2.694cm" table:end-y="0.378cm" draw:z-index="0" draw:name="Picture 1" draw:style-name="gr7" draw:text-style-name="P3" svg:width="0.449cm" svg:height="0.544cm" svg:x="2.245cm" svg:y="0.328cm">
              <draw:image xlink:href="Pictures/100002000000001100000013BEC513D1.png" xlink:type="simple" xlink:show="embed" xlink:actuate="onLoad">
                <text:p/>
              </draw:image>
            </draw:frame>
          </table:table-cell>
          <table:table-cell table:style-name="ce20" table:number-columns-repeated="2"/>
          <table:table-cell table:number-columns-repeated="9"/>
          <table:table-cell table:style-name="ce39"/>
          <table:table-cell table:number-columns-repeated="1010"/>
        </table:table-row>
        <table:table-row table:style-name="ro11">
          <table:table-cell table:style-name="ce8" office:value-type="string">
            <text:p><text:span text:style-name="T5">Feedback: </text:span><text:span text:style-name="T5">Missing </text:span><text:span text:style-name="T5">fields </text:span></text:p>
            <text:p><text:span text:style-name="T6"/></text:p>
            <text:p><text:span text:style-name="T5">Steps: <text:s text:c="3"/></text:span></text:p>
            <text:p><text:span text:style-name="T6">1.Visit </text:span><text:span text:style-name="T6">http://nightl</text:span><text:span text:style-name="T6">y.apinf.io</text:span></text:p>
            <text:p><text:span text:style-name="T6">2.Login as a </text:span><text:span text:style-name="T6">registered </text:span><text:span text:style-name="T6">user by </text:span><text:span text:style-name="T6">clicking on </text:span><text:span text:style-name="T6">'Sign In'</text:span></text:p>
            <text:p><text:span text:style-name="T6">3.Click on <text:s/></text:span><text:span text:style-name="T6">'APIs' </text:span></text:p>
            <text:p><text:span text:style-name="T6">4.Select and </text:span><text:span text:style-name="T6">click on any </text:span><text:span text:style-name="T6">API card</text:span></text:p>
            <text:p><text:span text:style-name="T6">5.Go to </text:span><text:span text:style-name="T6">'Feedback’ </text:span><text:span text:style-name="T6">tab <text:s/>and click </text:span><text:span text:style-name="T6">on 'Send </text:span><text:span text:style-name="T6">Feedback' </text:span><text:span text:style-name="T6">button </text:span></text:p>
            <text:p><text:span text:style-name="T6">9.Click on </text:span><text:span text:style-name="T6">'Submit' </text:span><text:span text:style-name="T6">button </text:span><text:span text:style-name="T6">without </text:span><text:span text:style-name="T6">fillinf any </text:span><text:span text:style-name="T6">fields</text:span></text:p>
            <text:p><text:span text:style-name="T6"/></text:p>
            <text:p><text:span text:style-name="T6"/></text:p>
          </table:table-cell>
          <table:table-cell office:value-type="string">
            <text:p>Adding feedback is <text:span text:style-name="T5">unsuccessful</text:span><text:span text:style-name="T5">.</text:span></text:p>
            <text:p><text:span text:style-name="T6">Topic and </text:span><text:span text:style-name="T6">Your </text:span><text:span text:style-name="T6">Message </text:span><text:span text:style-name="T6">fields are </text:span><text:span text:style-name="T6">highlighted </text:span><text:span text:style-name="T6">with </text:span><text:span text:style-name="T6">associated </text:span><text:span text:style-name="T6">alert </text:span><text:span text:style-name="T6">messages </text:span><text:span text:style-name="T6">“</text:span><text:span text:style-name="T5">Topic is </text:span><text:span text:style-name="T5">required”, </text:span><text:span text:style-name="T5">“Your </text:span><text:span text:style-name="T5">Message is </text:span><text:span text:style-name="T5">Required”.</text:span></text:p>
            <draw:frame table:end-cell-address="'API Feedback'.C15" table:end-x="0.039cm" table:end-y="0.217cm" draw:z-index="4" draw:name="Picture 2" draw:style-name="gr8" draw:text-style-name="P4" svg:width="0.45cm" svg:height="5.542cm" svg:x="2.959cm" svg:y="0.414cm">
              <draw:image xlink:href="Pictures/10000000000000110000001B1181DAD3.png" xlink:type="simple" xlink:show="embed" xlink:actuate="onLoad">
                <text:p/>
              </draw:image>
            </draw:frame>
          </table:table-cell>
          <table:table-cell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62" office:value-type="string">
            <text:p>Delete</text:p>
          </table:table-cell>
          <table:table-cell table:style-name="ce63">
            <draw:frame table:end-cell-address="'API Feedback'.B15" table:end-x="2.712cm" table:end-y="8.516cm" draw:z-index="2" draw:name="Picture 6" draw:style-name="gr7" draw:text-style-name="P3" svg:width="0.449cm" svg:height="8.604cm" svg:x="2.263cm" svg:y="0.406cm">
              <draw:image xlink:href="Pictures/100002000000001100000013BEC513D1.png" xlink:type="simple" xlink:show="embed" xlink:actuate="onLoad">
                <text:p/>
              </draw:image>
            </draw:frame>
          </table:table-cell>
          <table:table-cell table:style-name="ce63">
            <draw:frame table:end-cell-address="'API Feedback'.C16" table:end-x="1.099cm" table:end-y="0.192cm" draw:z-index="5" draw:name="Picture 3" draw:style-name="gr8" draw:text-style-name="P4" svg:width="0.45cm" svg:height="8.82cm" svg:x="0.649cm" svg:y="0.415cm">
              <draw:image xlink:href="Pictures/10000000000000110000001B1181DAD3.png" xlink:type="simple" xlink:show="embed" xlink:actuate="onLoad">
                <text:p/>
              </draw:image>
            </draw:frame>
          </table:table-cell>
          <table:table-cell table:style-name="ce63"/>
          <table:table-cell table:number-columns-repeated="1020"/>
        </table:table-row>
        <table:table-row table:style-name="ro27">
          <table:table-cell table:style-name="ce8" office:value-type="string">
            <text:p><text:span text:style-name="T5">Delete </text:span><text:span text:style-name="T5">Feedback</text:span></text:p>
            <text:p><text:span text:style-name="T5"/></text:p>
            <text:p><text:span text:style-name="T5">Pre-</text:span><text:span text:style-name="T5">requisite: </text:span><text:span text:style-name="T6">Feedbacks </text:span><text:span text:style-name="T6">available for </text:span><text:span text:style-name="T6">APIs</text:span></text:p>
            <text:p><text:span text:style-name="T5"/></text:p>
            <text:p><text:span text:style-name="T5">Steps: <text:s text:c="3"/></text:span></text:p>
            <text:p><text:span text:style-name="T6">1.Visit </text:span><text:span text:style-name="T6">http://nightl</text:span><text:span text:style-name="T6">y.apinf.io</text:span></text:p>
            <text:p><text:span text:style-name="T6">2.Login as </text:span><text:span text:style-name="T6">registered </text:span><text:span text:style-name="T6">user <text:s/>by </text:span><text:span text:style-name="T6">clicking on </text:span><text:span text:style-name="T6">'Sign In'</text:span></text:p>
            <text:p><text:span text:style-name="T6">3.Click on <text:s/></text:span><text:span text:style-name="T6">'APIs' </text:span></text:p>
            <text:p><text:span text:style-name="T6">4.Select and </text:span><text:span text:style-name="T6">click on any </text:span><text:span text:style-name="T6">API card</text:span></text:p>
            <text:p><text:span text:style-name="T6">5.Go to </text:span><text:span text:style-name="T6">'Feedback’ </text:span><text:span text:style-name="T6">tab <text:s/>and click </text:span><text:span text:style-name="T6">on 'Send </text:span><text:span text:style-name="T6">Feedback' </text:span><text:span text:style-name="T6">button </text:span></text:p>
            <text:p><text:span text:style-name="T6">6. Click <text:s text:c="6"/></text:span><text:span text:style-name="T6">icon of an </text:span><text:span text:style-name="T6">API <text:s/></text:span><text:span text:style-name="T6">feedback </text:span><text:span text:style-name="T6">you added </text:span><text:span text:style-name="T6">and click </text:span><text:span text:style-name="T6">Delete</text:span></text:p>
            <text:p><text:span text:style-name="T5">7.</text:span><text:span text:style-name="T6">Click </text:span><text:span text:style-name="T6">Delete </text:span><text:span text:style-name="T6">Feedback </text:span><text:span text:style-name="T6">Item button </text:span><text:span text:style-name="T6">on the </text:span><text:span text:style-name="T6">confirmation </text:span><text:span text:style-name="T6">window</text:span></text:p>
            <text:p><text:span text:style-name="T5"/></text:p>
            <text:p><text:span text:style-name="T5"/></text:p>
            <text:p><text:span text:style-name="T6"/></text:p>
            <text:p><text:span text:style-name="T6"/></text:p>
          </table:table-cell>
          <table:table-cell office:value-type="string">
            <text:p><text:span text:style-name="T5">Successful </text:span><text:span text:style-name="T6">in </text:span><text:span text:style-name="T6">deleting </text:span><text:span text:style-name="T6">feedback</text:span></text:p>
            <text:p><text:span text:style-name="T6"/></text:p>
          </table:table-cell>
          <table:table-cell table:number-columns-repeated="1022"/>
        </table:table-row>
        <table:table-row table:style-name="ro3">
          <table:table-cell table:style-name="ce8"/>
          <table:table-cell table:number-columns-repeated="1023"/>
        </table:table-row>
        <table:table-row table:style-name="ro3">
          <table:table-cell/>
          <table:table-cell>
            <draw:frame table:end-cell-address="'API Feedback'.B19" table:end-x="0.737cm" table:end-y="0.089cm" draw:z-index="7" draw:name="Picture 6" draw:style-name="gr8" draw:text-style-name="P4" svg:width="0.635cm" svg:height="0.798cm" svg:x="0.102cm" svg:y="0.279cm">
              <draw:image xlink:href="Pictures/10000000000000180000001B38DCFAFD.png" xlink:type="simple" xlink:show="embed" xlink:actuate="onLoad">
                <text:p/>
              </draw:image>
            </draw:frame>
          </table:table-cell>
          <table:table-cell table:number-columns-repeated="1022"/>
        </table:table-row>
        <table:table-row table:style-name="ro3">
          <table:table-cell table:number-columns-repeated="1024"/>
        </table:table-row>
        <table:table-row table:style-name="ro3">
          <table:table-cell>
            <draw:frame table:end-cell-address="'API Feedback'.A20" table:end-x="2.164cm" table:end-y="0.226cm" draw:z-index="1" draw:name="Picture 4" draw:style-name="gr7" draw:text-style-name="P3" svg:width="0.449cm" svg:height="0.544cm" svg:x="1.715cm" svg:y="0.175cm">
              <draw:image xlink:href="Pictures/100002000000001100000013BEC513D1.png" xlink:type="simple" xlink:show="embed" xlink:actuate="onLoad">
                <text:p/>
              </draw:image>
            </draw:frame>
          </table:table-cell>
          <table:table-cell table:number-columns-repeated="1023"/>
        </table:table-row>
        <table:table-row table:style-name="ro3" table:number-rows-repeated="5">
          <table:table-cell table:number-columns-repeated="1024"/>
        </table:table-row>
        <table:table-row table:style-name="ro3">
          <table:table-cell>
            <draw:frame table:end-cell-address="'API Feedback'.A27" table:end-x="2.933cm" table:end-y="0.149cm" draw:z-index="3" draw:name="Picture 1" draw:style-name="gr8" draw:text-style-name="P4" svg:width="0.45cm" svg:height="0.798cm" svg:x="2.483cm" svg:y="0.339cm">
              <draw:image xlink:href="Pictures/10000000000000110000001B1181DAD3.png" xlink:type="simple" xlink:show="embed" xlink:actuate="onLoad">
                <text:p/>
              </draw:image>
            </draw:frame>
          </table:table-cell>
          <table:table-cell table:number-columns-repeated="1023"/>
        </table:table-row>
        <table:table-row table:style-name="ro3">
          <table:table-cell>
            <draw:frame table:end-cell-address="'API Feedback'.A27" table:end-x="3.304cm" table:end-y="0.236cm" draw:z-index="6" draw:name="Picture 4" draw:style-name="gr8" draw:text-style-name="P4" svg:width="0.635cm" svg:height="0.651cm" svg:x="2.669cm" svg:y="0.079cm">
              <draw:image xlink:href="Pictures/100000000000001800000017D72E3F2F.png" xlink:type="simple" xlink:show="embed" xlink:actuate="onLoad">
                <text:p/>
              </draw:image>
            </draw:frame>
          </table:table-cell>
          <table:table-cell table:number-columns-repeated="1023"/>
        </table:table-row>
        <table:table-row table:style-name="ro3" table:number-rows-repeated="4">
          <table:table-cell table:number-columns-repeated="1024"/>
        </table:table-row>
        <table:table-row table:style-name="ro3">
          <table:table-cell>
            <draw:frame table:end-cell-address="'API Feedback'.A32" table:end-x="2.749cm" table:end-y="0.389cm" draw:z-index="8" draw:name="Picture 7" draw:style-name="gr8" draw:text-style-name="P4" svg:width="0.635cm" svg:height="0.651cm" svg:x="2.114cm" svg:y="0.232cm">
              <draw:image xlink:href="Pictures/100000000000001800000017D72E3F2F.png" xlink:type="simple" xlink:show="embed" xlink:actuate="onLoad">
                <text:p/>
              </draw:image>
            </draw:frame>
          </table:table-cell>
          <table:table-cell table:number-columns-repeated="1023"/>
        </table:table-row>
        <table:table-row table:style-name="ro3">
          <table:table-cell>
            <draw:frame table:end-cell-address="'API Feedback'.A33" table:end-x="2.643cm" table:end-y="0.208cm" draw:z-index="9" draw:name="Picture 8" draw:style-name="gr8" draw:text-style-name="P4" svg:width="0.635cm" svg:height="0.651cm" svg:x="2.008cm" svg:y="0.051cm">
              <draw:image xlink:href="Pictures/100000000000001800000017D72E3F2F.png" xlink:type="simple" xlink:show="embed" xlink:actuate="onLoad">
                <text:p/>
              </draw:image>
            </draw:frame>
          </table:table-cell>
          <table:table-cell table:number-columns-repeated="1023"/>
        </table:table-row>
        <table:table-row table:style-name="ro3" table:number-rows-repeated="1048543">
          <table:table-cell table:number-columns-repeated="1024"/>
        </table:table-row>
        <table:table-row table:style-name="ro3">
          <table:table-cell table:number-columns-repeated="1024"/>
        </table:table-row>
        <table:named-expressions/>
      </table:table>
      <table:table table:name="API Metadata" table:style-name="ta13"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API Metadata</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14">
          <table:table-cell table:style-name="ce9" office:value-type="string">
            <text:p>Add/Edit Metadata <text:s text:c="2"/></text:p>
            <text:p/>
            <text:p>Steps: <text:s text:c="3"/></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text:span><text:span text:style-name="T6">click on ‘My </text:span><text:span text:style-name="T6">APIs’ </text:span></text:p>
            <text:p><text:span text:style-name="T6">4.Select an </text:span><text:span text:style-name="T6">API </text:span></text:p>
            <text:p><text:span text:style-name="T6">5.Click on </text:span><text:span text:style-name="T6">'Metadata' </text:span><text:span text:style-name="T6">tab</text:span></text:p>
            <text:p><text:span text:style-name="T6">6.Click on </text:span><text:span text:style-name="T6">'Edit </text:span><text:span text:style-name="T6">Metadata' </text:span></text:p>
            <text:p><text:span text:style-name="T6">7.Enter </text:span><text:span text:style-name="T6">Contact </text:span><text:span text:style-name="T6">details: </text:span></text:p>
            <text:p><text:span text:style-name="T6">- Enter </text:span><text:span text:style-name="T6">Name</text:span></text:p>
            <text:p><text:span text:style-name="T6">- Enter </text:span><text:span text:style-name="T6">Phone</text:span></text:p>
            <text:p><text:span text:style-name="T6">- Enter Email </text:span><text:span text:style-name="T6">address</text:span></text:p>
            <text:p><text:span text:style-name="T6">8.Enter </text:span><text:span text:style-name="T6">Service </text:span><text:span text:style-name="T6">details: <text:s/></text:span></text:p>
            <text:p><text:span text:style-name="T6">- Enter </text:span><text:span text:style-name="T6">Name</text:span></text:p>
            <text:p><text:span text:style-name="T6">-Enter </text:span><text:span text:style-name="T6">description </text:span></text:p>
            <text:p><text:span text:style-name="T6">-Enter 'valid </text:span><text:span text:style-name="T6">since' </text:span></text:p>
            <text:p><text:span text:style-name="T6">- Enter 'valid </text:span><text:span text:style-name="T6">'until'</text:span></text:p>
            <text:p><text:span text:style-name="T6">- Enter </text:span><text:span text:style-name="T6">Service Level </text:span><text:span text:style-name="T6">Agreement</text:span></text:p>
            <text:p><text:span text:style-name="T6">10.Click on </text:span><text:span text:style-name="T6">'Submit'</text:span><text:span text:style-name="T5"> </text:span></text:p>
          </table:table-cell>
          <table:table-cell office:value-type="string">
            <text:p><text:span text:style-name="T5">Successful </text:span><text:span text:style-name="T6">in </text:span><text:span text:style-name="T6">adding 'API </text:span><text:span text:style-name="T6">Metadata'.</text:span></text:p>
          </table:table-cell>
          <table:table-cell table:number-columns-repeated="1022"/>
        </table:table-row>
        <table:table-row table:style-name="ro3">
          <table:table-cell table:style-name="ce9"/>
          <table:table-cell table:number-columns-repeated="1023"/>
        </table:table-row>
        <table:table-row table:style-name="ro3">
          <table:table-cell table:style-name="ce9"/>
          <table:table-cell/>
          <table:table-cell table:style-name="ce41"/>
          <table:table-cell table:style-name="ce49"/>
          <table:table-cell table:number-columns-repeated="1020"/>
        </table:table-row>
        <table:table-row table:style-name="ro3">
          <table:table-cell table:style-name="ce8"/>
          <table:table-cell/>
          <table:table-cell table:style-name="ce41"/>
          <table:table-cell table:number-columns-repeated="1021"/>
        </table:table-row>
        <table:table-row table:style-name="ro5">
          <table:table-cell table:style-name="ce61" office:value-type="string">
            <text:p>Exploratory</text:p>
          </table:table-cell>
          <table:table-cell table:style-name="ce40"/>
          <table:table-cell table:style-name="ce64"/>
          <table:table-cell table:style-name="ce43"/>
          <table:table-cell table:number-columns-repeated="1020"/>
        </table:table-row>
        <table:table-row table:style-name="ro3">
          <table:table-cell table:style-name="ce8"/>
          <table:table-cell/>
          <table:table-cell table:style-name="ce41"/>
          <table:table-cell table:number-columns-repeated="1021"/>
        </table:table-row>
        <table:table-row table:style-name="ro3">
          <table:table-cell table:style-name="ce16" office:value-type="string">
            <text:p>Negative</text:p>
          </table:table-cell>
          <table:table-cell table:style-name="ce20" table:number-columns-repeated="3"/>
          <table:table-cell table:number-columns-repeated="9"/>
          <table:table-cell table:style-name="ce39"/>
          <table:table-cell table:number-columns-repeated="1010"/>
        </table:table-row>
        <table:table-row table:style-name="ro3">
          <table:table-cell table:style-name="ce8"/>
          <table:table-cell>
            <draw:frame table:end-cell-address="'API Metadata'.C15" table:end-x="0.039cm" table:end-y="0.225cm" draw:z-index="1" draw:name="Picture 2" draw:style-name="gr8" draw:text-style-name="P4" svg:width="0.45cm" svg:height="0.798cm" svg:x="2.959cm" svg:y="0.415cm">
              <draw:image xlink:href="Pictures/10000000000000110000001B1181DAD3.png" xlink:type="simple" xlink:show="embed" xlink:actuate="onLoad">
                <text:p/>
              </draw:image>
            </draw:frame>
          </table:table-cell>
          <table:table-cell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62" office:value-type="string">
            <text:p>Delete</text:p>
          </table:table-cell>
          <table:table-cell table:style-name="ce63"/>
          <table:table-cell table:style-name="ce63">
            <draw:frame table:end-cell-address="'API Metadata'.C16" table:end-x="1.099cm" table:end-y="0.226cm" draw:z-index="2" draw:name="Picture 3" draw:style-name="gr8" draw:text-style-name="P4" svg:width="0.45cm" svg:height="0.798cm" svg:x="0.649cm" svg:y="0.415cm">
              <draw:image xlink:href="Pictures/10000000000000110000001B1181DAD3.png" xlink:type="simple" xlink:show="embed" xlink:actuate="onLoad">
                <text:p/>
              </draw:image>
            </draw:frame>
          </table:table-cell>
          <table:table-cell table:style-name="ce63"/>
          <table:table-cell table:number-columns-repeated="1020"/>
        </table:table-row>
        <table:table-row table:style-name="ro3" table:number-rows-repeated="2">
          <table:table-cell table:style-name="ce8"/>
          <table:table-cell table:number-columns-repeated="1023"/>
        </table:table-row>
        <table:table-row table:style-name="ro3">
          <table:table-cell/>
          <table:table-cell>
            <draw:frame table:end-cell-address="'API Metadata'.B19" table:end-x="0.737cm" table:end-y="0.09cm" draw:z-index="4" draw:name="Picture 5" draw:style-name="gr8" draw:text-style-name="P4" svg:width="0.635cm" svg:height="0.798cm" svg:x="0.102cm" svg:y="0.28cm">
              <draw:image xlink:href="Pictures/10000000000000180000001B38DCFAFD.png" xlink:type="simple" xlink:show="embed" xlink:actuate="onLoad">
                <text:p/>
              </draw:image>
            </draw:frame>
          </table:table-cell>
          <table:table-cell table:number-columns-repeated="1022"/>
        </table:table-row>
        <table:table-row table:style-name="ro3" table:number-rows-repeated="7">
          <table:table-cell table:number-columns-repeated="1024"/>
        </table:table-row>
        <table:table-row table:style-name="ro3">
          <table:table-cell>
            <draw:frame table:end-cell-address="'API Metadata'.A27" table:end-x="2.933cm" table:end-y="0.15cm" draw:z-index="0" draw:name="Picture 1" draw:style-name="gr8" draw:text-style-name="P4" svg:width="0.45cm" svg:height="0.798cm" svg:x="2.483cm" svg:y="0.339cm">
              <draw:image xlink:href="Pictures/10000000000000110000001B1181DAD3.png" xlink:type="simple" xlink:show="embed" xlink:actuate="onLoad">
                <text:p/>
              </draw:image>
            </draw:frame>
          </table:table-cell>
          <table:table-cell table:number-columns-repeated="1023"/>
        </table:table-row>
        <table:table-row table:style-name="ro3">
          <table:table-cell>
            <draw:frame table:end-cell-address="'API Metadata'.A27" table:end-x="3.304cm" table:end-y="0.236cm" draw:z-index="3" draw:name="Picture 4" draw:style-name="gr8" draw:text-style-name="P4" svg:width="0.635cm" svg:height="0.651cm" svg:x="2.669cm" svg:y="0.079cm">
              <draw:image xlink:href="Pictures/100000000000001800000017D72E3F2F.png" xlink:type="simple" xlink:show="embed" xlink:actuate="onLoad">
                <text:p/>
              </draw:image>
            </draw:frame>
          </table:table-cell>
          <table:table-cell table:number-columns-repeated="1023"/>
        </table:table-row>
        <table:table-row table:style-name="ro3" table:number-rows-repeated="4">
          <table:table-cell table:number-columns-repeated="1024"/>
        </table:table-row>
        <table:table-row table:style-name="ro3">
          <table:table-cell>
            <draw:frame table:end-cell-address="'API Metadata'.A32" table:end-x="2.749cm" table:end-y="0.389cm" draw:z-index="5" draw:name="Picture 6" draw:style-name="gr8" draw:text-style-name="P4" svg:width="0.635cm" svg:height="0.651cm" svg:x="2.114cm" svg:y="0.232cm">
              <draw:image xlink:href="Pictures/100000000000001800000017D72E3F2F.png" xlink:type="simple" xlink:show="embed" xlink:actuate="onLoad">
                <text:p/>
              </draw:image>
            </draw:frame>
          </table:table-cell>
          <table:table-cell table:number-columns-repeated="1023"/>
        </table:table-row>
        <table:table-row table:style-name="ro3">
          <table:table-cell>
            <draw:frame table:end-cell-address="'API Metadata'.A33" table:end-x="2.643cm" table:end-y="0.208cm" draw:z-index="6" draw:name="Picture 7" draw:style-name="gr8" draw:text-style-name="P4" svg:width="0.635cm" svg:height="0.651cm" svg:x="2.008cm" svg:y="0.051cm">
              <draw:image xlink:href="Pictures/100000000000001800000017D72E3F2F.png" xlink:type="simple" xlink:show="embed" xlink:actuate="onLoad">
                <text:p/>
              </draw:image>
            </draw:frame>
          </table:table-cell>
          <table:table-cell table:number-columns-repeated="1023"/>
        </table:table-row>
        <table:table-row table:style-name="ro3" table:number-rows-repeated="1048543">
          <table:table-cell table:number-columns-repeated="1024"/>
        </table:table-row>
        <table:table-row table:style-name="ro3">
          <table:table-cell table:number-columns-repeated="1024"/>
        </table:table-row>
        <table:named-expressions/>
      </table:table>
      <table:table table:name="API backlog" table:style-name="ta14"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API Backlog</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15">
          <table:table-cell table:style-name="ce9" office:value-type="string">
            <text:p>Add Backlog item </text:p>
            <text:p/>
            <text:p>Steps: <text:s text:c="3"/></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Go to </text:span><text:span text:style-name="T6">'Backlog' and </text:span><text:span text:style-name="T6">click on 'Add </text:span><text:span text:style-name="T6">Backlog </text:span><text:span text:style-name="T6">item' button </text:span></text:p>
            <text:p><text:span text:style-name="T6">6.Enter </text:span><text:span text:style-name="T6">Backlog </text:span><text:span text:style-name="T6">details:</text:span></text:p>
            <text:p><text:span text:style-name="T6">- Enter Title</text:span></text:p>
            <text:p><text:span text:style-name="T6">- Select </text:span><text:span text:style-name="T6">'Priority' </text:span><text:span text:style-name="T6">from drop </text:span><text:span text:style-name="T6">down menu </text:span><text:span text:style-name="T6">(eg. </text:span><text:span text:style-name="T6">High/Middle</text:span><text:span text:style-name="T6">/None)</text:span></text:p>
            <text:p><text:span text:style-name="T6">- Enter </text:span><text:span text:style-name="T6">Details</text:span></text:p>
            <text:p><text:span text:style-name="T6">7.Click on </text:span><text:span text:style-name="T6">'Add backlog </text:span><text:span text:style-name="T6">item' </text:span></text:p>
          </table:table-cell>
          <table:table-cell office:value-type="string">
            <text:p><text:span text:style-name="T5">Successful </text:span><text:span text:style-name="T6">in </text:span><text:span text:style-name="T6">adding a </text:span><text:span text:style-name="T6">'Backlog' </text:span><text:span text:style-name="T6">item</text:span><text:span text:style-name="T5"> </text:span></text:p>
          </table:table-cell>
          <table:table-cell table:number-columns-repeated="1022"/>
        </table:table-row>
        <table:table-row table:style-name="ro3">
          <table:table-cell table:style-name="ce9"/>
          <table:table-cell table:number-columns-repeated="1023"/>
        </table:table-row>
        <table:table-row table:style-name="ro3">
          <table:table-cell table:style-name="ce9"/>
          <table:table-cell/>
          <table:table-cell table:style-name="ce41"/>
          <table:table-cell table:style-name="ce49"/>
          <table:table-cell table:number-columns-repeated="1020"/>
        </table:table-row>
        <table:table-row table:style-name="ro3">
          <table:table-cell table:style-name="ce8"/>
          <table:table-cell/>
          <table:table-cell table:style-name="ce41"/>
          <table:table-cell table:number-columns-repeated="1021"/>
        </table:table-row>
        <table:table-row table:style-name="ro5">
          <table:table-cell table:style-name="ce61" office:value-type="string">
            <text:p>Exploratory</text:p>
          </table:table-cell>
          <table:table-cell table:style-name="ce40"/>
          <table:table-cell table:style-name="ce64"/>
          <table:table-cell table:style-name="ce43"/>
          <table:table-cell table:number-columns-repeated="1020"/>
        </table:table-row>
        <table:table-row table:style-name="ro3">
          <table:table-cell table:style-name="ce8"/>
          <table:table-cell/>
          <table:table-cell table:style-name="ce41"/>
          <table:table-cell table:number-columns-repeated="1021"/>
        </table:table-row>
        <table:table-row table:style-name="ro3">
          <table:table-cell table:style-name="ce16" office:value-type="string">
            <text:p>Negative</text:p>
          </table:table-cell>
          <table:table-cell table:style-name="ce20" table:number-columns-repeated="3"/>
          <table:table-cell table:number-columns-repeated="9"/>
          <table:table-cell table:style-name="ce39"/>
          <table:table-cell table:number-columns-repeated="1010"/>
        </table:table-row>
        <table:table-row table:style-name="ro11">
          <table:table-cell table:style-name="ce8" office:value-type="string">
            <text:p><text:span text:style-name="T5">Add Backlog </text:span><text:span text:style-name="T5">item : </text:span><text:span text:style-name="T5">Missing </text:span><text:span text:style-name="T5">fields</text:span></text:p>
            <text:p><text:span text:style-name="T6"/></text:p>
            <text:p><text:span text:style-name="T5">Steps: <text:s text:c="2"/></text:span><text:span text:style-name="T6"><text:s/></text:span></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Go to </text:span><text:span text:style-name="T6">'Backlog' and </text:span><text:span text:style-name="T6">click on 'Add </text:span><text:span text:style-name="T6">Backlog </text:span><text:span text:style-name="T6">item' button </text:span></text:p>
            <text:p><text:span text:style-name="T6">6.Enter </text:span><text:span text:style-name="T6">Backlog </text:span><text:span text:style-name="T6">details:</text:span></text:p>
            <text:p><text:span text:style-name="T6">7.Click on </text:span><text:span text:style-name="T6">'Add backlog </text:span><text:span text:style-name="T6">item' </text:span><text:span text:style-name="T6">without </text:span><text:span text:style-name="T6">providing </text:span><text:span text:style-name="T6">Title and or </text:span><text:span text:style-name="T6">details.</text:span></text:p>
          </table:table-cell>
          <table:table-cell office:value-type="string">
            <text:p><text:span text:style-name="T5">Unsuccessfu</text:span><text:span text:style-name="T5">l</text:span><text:span text:style-name="T6"> in adding a </text:span><text:span text:style-name="T6">'Backlog' </text:span><text:span text:style-name="T6">item . </text:span></text:p>
            <text:p><text:span text:style-name="T6">Highlights </text:span><text:span text:style-name="T6">the </text:span><text:span text:style-name="T6">concerned </text:span><text:span text:style-name="T6">field(s) and </text:span><text:span text:style-name="T6">displays </text:span><text:span text:style-name="T6">error </text:span><text:span text:style-name="T6">messages </text:span><text:span text:style-name="T5">'Title is </text:span><text:span text:style-name="T5">required' </text:span><text:span text:style-name="T6">and </text:span><text:span text:style-name="T5">‘Details </text:span><text:span text:style-name="T5">is required’ </text:span><text:span text:style-name="T6">in red font.</text:span></text:p>
            <draw:frame table:end-cell-address="'API backlog'.C15" table:end-x="0.039cm" table:end-y="0.206cm" draw:z-index="1" draw:name="Picture 2" draw:style-name="gr8" draw:text-style-name="P4" svg:width="0.45cm" svg:height="5.53cm" svg:x="2.959cm" svg:y="0.415cm">
              <draw:image xlink:href="Pictures/10000000000000110000001B1181DAD3.png" xlink:type="simple" xlink:show="embed" xlink:actuate="onLoad">
                <text:p/>
              </draw:image>
            </draw:frame>
          </table:table-cell>
          <table:table-cell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62" office:value-type="string">
            <text:p>Delete</text:p>
          </table:table-cell>
          <table:table-cell table:style-name="ce63"/>
          <table:table-cell table:style-name="ce63">
            <draw:frame table:end-cell-address="'API backlog'.C16" table:end-x="1.099cm" table:end-y="0.225cm" draw:z-index="2" draw:name="Picture 3" draw:style-name="gr8" draw:text-style-name="P4" svg:width="0.45cm" svg:height="0.798cm" svg:x="0.649cm" svg:y="0.414cm">
              <draw:image xlink:href="Pictures/10000000000000110000001B1181DAD3.png" xlink:type="simple" xlink:show="embed" xlink:actuate="onLoad">
                <text:p/>
              </draw:image>
            </draw:frame>
          </table:table-cell>
          <table:table-cell table:style-name="ce63"/>
          <table:table-cell table:number-columns-repeated="1020"/>
        </table:table-row>
        <table:table-row table:style-name="ro3" table:number-rows-repeated="2">
          <table:table-cell table:style-name="ce8"/>
          <table:table-cell table:number-columns-repeated="1023"/>
        </table:table-row>
        <table:table-row table:style-name="ro3">
          <table:table-cell/>
          <table:table-cell>
            <draw:frame table:end-cell-address="'API backlog'.B19" table:end-x="0.737cm" table:end-y="0.089cm" draw:z-index="4" draw:name="Picture 5" draw:style-name="gr8" draw:text-style-name="P4" svg:width="0.635cm" svg:height="0.798cm" svg:x="0.102cm" svg:y="0.279cm">
              <draw:image xlink:href="Pictures/10000000000000180000001B38DCFAFD.png" xlink:type="simple" xlink:show="embed" xlink:actuate="onLoad">
                <text:p/>
              </draw:image>
            </draw:frame>
          </table:table-cell>
          <table:table-cell table:number-columns-repeated="1022"/>
        </table:table-row>
        <table:table-row table:style-name="ro3" table:number-rows-repeated="7">
          <table:table-cell table:number-columns-repeated="1024"/>
        </table:table-row>
        <table:table-row table:style-name="ro3">
          <table:table-cell>
            <draw:frame table:end-cell-address="'API backlog'.A27" table:end-x="2.933cm" table:end-y="0.149cm" draw:z-index="0" draw:name="Picture 1" draw:style-name="gr8" draw:text-style-name="P4" svg:width="0.45cm" svg:height="0.798cm" svg:x="2.483cm" svg:y="0.339cm">
              <draw:image xlink:href="Pictures/10000000000000110000001B1181DAD3.png" xlink:type="simple" xlink:show="embed" xlink:actuate="onLoad">
                <text:p/>
              </draw:image>
            </draw:frame>
          </table:table-cell>
          <table:table-cell table:number-columns-repeated="1023"/>
        </table:table-row>
        <table:table-row table:style-name="ro3">
          <table:table-cell>
            <draw:frame table:end-cell-address="'API backlog'.A27" table:end-x="3.304cm" table:end-y="0.236cm" draw:z-index="3" draw:name="Picture 4" draw:style-name="gr8" draw:text-style-name="P4" svg:width="0.635cm" svg:height="0.651cm" svg:x="2.669cm" svg:y="0.079cm">
              <draw:image xlink:href="Pictures/100000000000001800000017D72E3F2F.png" xlink:type="simple" xlink:show="embed" xlink:actuate="onLoad">
                <text:p/>
              </draw:image>
            </draw:frame>
          </table:table-cell>
          <table:table-cell table:number-columns-repeated="1023"/>
        </table:table-row>
        <table:table-row table:style-name="ro3" table:number-rows-repeated="4">
          <table:table-cell table:number-columns-repeated="1024"/>
        </table:table-row>
        <table:table-row table:style-name="ro3">
          <table:table-cell>
            <draw:frame table:end-cell-address="'API backlog'.A32" table:end-x="2.749cm" table:end-y="0.389cm" draw:z-index="5" draw:name="Picture 6" draw:style-name="gr8" draw:text-style-name="P4" svg:width="0.635cm" svg:height="0.651cm" svg:x="2.114cm" svg:y="0.232cm">
              <draw:image xlink:href="Pictures/100000000000001800000017D72E3F2F.png" xlink:type="simple" xlink:show="embed" xlink:actuate="onLoad">
                <text:p/>
              </draw:image>
            </draw:frame>
          </table:table-cell>
          <table:table-cell table:number-columns-repeated="1023"/>
        </table:table-row>
        <table:table-row table:style-name="ro3">
          <table:table-cell>
            <draw:frame table:end-cell-address="'API backlog'.A33" table:end-x="2.643cm" table:end-y="0.208cm" draw:z-index="6" draw:name="Picture 7" draw:style-name="gr8" draw:text-style-name="P4" svg:width="0.635cm" svg:height="0.651cm" svg:x="2.008cm" svg:y="0.051cm">
              <draw:image xlink:href="Pictures/100000000000001800000017D72E3F2F.png" xlink:type="simple" xlink:show="embed" xlink:actuate="onLoad">
                <text:p/>
              </draw:image>
            </draw:frame>
          </table:table-cell>
          <table:table-cell table:number-columns-repeated="1023"/>
        </table:table-row>
        <table:table-row table:style-name="ro3" table:number-rows-repeated="1048543">
          <table:table-cell table:number-columns-repeated="1024"/>
        </table:table-row>
        <table:table-row table:style-name="ro3">
          <table:table-cell table:number-columns-repeated="1024"/>
        </table:table-row>
        <table:named-expressions/>
      </table:table>
      <table:table table:name="Configuration Export" table:style-name="ta15"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Proxy and API Configuration Export</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16">
          <table:table-cell table:style-name="ce9" office:value-type="string">
            <text:p>Export API Configuration</text:p>
            <text:p/>
            <text:p>Prerequisite: <text:span text:style-name="T6">Set some </text:span><text:span text:style-name="T6">information </text:span><text:span text:style-name="T6">in the API </text:span><text:span text:style-name="T6">profile (e.g. </text:span><text:span text:style-name="T6">life cycle, </text:span><text:span text:style-name="T6">visibility, </text:span><text:span text:style-name="T6">etc.)</text:span></text:p>
            <text:p><text:span text:style-name="T5"/></text:p>
            <text:p><text:span text:style-name="T5">Steps: <text:s text:c="3"/></text:span></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text:span><text:span text:style-name="T6">click on ‘My </text:span><text:span text:style-name="T6">APIs’ </text:span></text:p>
            <text:p><text:span text:style-name="T6">4.Select an </text:span><text:span text:style-name="T6">API </text:span></text:p>
            <text:p><text:span text:style-name="T6">5.Go to </text:span><text:span text:style-name="T6">'Export' tab</text:span></text:p>
            <text:p><text:span text:style-name="T6">6.On <text:s/>Export </text:span><text:span text:style-name="T6">API </text:span><text:span text:style-name="T6">configuratio</text:span><text:span text:style-name="T6">n section </text:span><text:span text:style-name="T6">click </text:span><text:span text:style-name="T6">Export .json </text:span><text:span text:style-name="T6">or Export </text:span><text:span text:style-name="T6">.yaml</text:span></text:p>
            <text:p><text:span text:style-name="T5"/></text:p>
            <text:p><text:span text:style-name="T5"/></text:p>
          </table:table-cell>
          <table:table-cell office:value-type="string">
            <text:p><text:span text:style-name="T5">Successful</text:span><text:span text:style-name="T6"> in </text:span><text:span text:style-name="T6">exporting </text:span><text:span text:style-name="T6">apiconfig.jso</text:span><text:span text:style-name="T6">n or </text:span><text:span text:style-name="T6">apiconfig.ya</text:span><text:span text:style-name="T6">ml </text:span><text:span text:style-name="T6">document. </text:span></text:p>
            <text:p><text:span text:style-name="T6">The files </text:span><text:span text:style-name="T6">should </text:span><text:span text:style-name="T6">contain </text:span><text:span text:style-name="T6">related </text:span><text:span text:style-name="T6">information </text:span><text:span text:style-name="T6">set in the </text:span><text:span text:style-name="T6">API profile in </text:span><text:span text:style-name="T6">json/yaml </text:span><text:span text:style-name="T6">format </text:span></text:p>
          </table:table-cell>
          <table:table-cell table:number-columns-repeated="1022"/>
        </table:table-row>
        <table:table-row table:style-name="ro5">
          <table:table-cell table:style-name="ce9" office:value-type="string">
            <text:p>Sample API configuration file in json format</text:p>
          </table:table-cell>
          <table:table-cell table:number-columns-repeated="1023"/>
        </table:table-row>
        <table:table-row table:style-name="ro22">
          <table:table-cell table:style-name="ce66" office:value-type="string">
            <text:p>{</text:p>
            <text:p><text:s/>"_id": "ve2cAERArCaZaJABc",</text:p>
            <text:p><text:s/>"latestMonitoringStatusCode": "-1",</text:p>
            <text:p><text:s/>"name": "APInf User API",</text:p>
            <text:p><text:s/>"description": "experimenting swagger versions of the created api documentation for APInf User API",</text:p>
            <text:p><text:s/>"url": "https://virtserver.swaggerhub.com",</text:p>
            <text:p><text:s/>"lifecycleStatus": "design",</text:p>
            <text:p><text:s/>"managerIds": [</text:p>
            <text:p><text:s text:c="2"/>"9pJ5F5Dc9eeiWzqDh"</text:p>
            <text:p><text:s/>],</text:p>
            <text:p><text:s/>"slug": "apinf-user-api",</text:p>
            <text:p><text:s/>"authorizedUserIds": [],</text:p>
            <text:p><text:s/>"created_at": "2017-05-08T09:57:03.862Z",</text:p>
            <text:p><text:s/>"bookmarkCount": 0,</text:p>
            <text:p><text:s/>"isPublic": true,</text:p>
            <text:p><text:s/>"friendlySlugs": {</text:p>
            <text:p><text:s text:c="2"/>"slug": {</text:p>
            <text:p><text:s text:c="3"/>"base": "apinf-user-api",</text:p>
            <text:p><text:s text:c="3"/>"index": 0</text:p>
            <text:p><text:s text:c="2"/>}</text:p>
            <text:p><text:s/>},</text:p>
            <text:p><text:s/>"updated_at": "2018-02-22T01:01:43.023Z",</text:p>
            <text:p><text:s/>"updated_by": null</text:p>
            <text:p>}</text:p>
          </table:table-cell>
          <table:table-cell/>
          <table:table-cell table:style-name="ce41"/>
          <table:table-cell table:style-name="ce49"/>
          <table:table-cell table:number-columns-repeated="1020"/>
        </table:table-row>
        <table:table-row table:style-name="ro27">
          <table:table-cell table:style-name="ce8" office:value-type="string">
            <text:p><text:span text:style-name="T5">Export proxy </text:span><text:span text:style-name="T5">configuratio</text:span><text:span text:style-name="T5">n</text:span></text:p>
            <text:p><text:span text:style-name="T6"/></text:p>
            <text:p><text:span text:style-name="T5">Prerequisite</text:span><text:span text:style-name="T5">:</text:span><text:span text:style-name="T6"> set up </text:span><text:span text:style-name="T6">proxy in an </text:span><text:span text:style-name="T6">API profile </text:span><text:span text:style-name="T6">by selecting </text:span><text:span text:style-name="T6">a proxy and </text:span><text:span text:style-name="T6">adding API </text:span><text:span text:style-name="T6">base path, </text:span><text:span text:style-name="T6">proxy base </text:span><text:span text:style-name="T6">path, and </text:span><text:span text:style-name="T6">other field </text:span><text:span text:style-name="T6">values</text:span></text:p>
            <text:p><text:span text:style-name="T6"/></text:p>
            <text:p><text:span text:style-name="T5">Steps: <text:s text:c="3"/></text:span></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text:span><text:span text:style-name="T6">click on ‘My </text:span><text:span text:style-name="T6">APIs’ </text:span></text:p>
            <text:p><text:span text:style-name="T6">4.Select an </text:span><text:span text:style-name="T6">API </text:span></text:p>
            <text:p><text:span text:style-name="T6">5.Go to </text:span><text:span text:style-name="T6">'Export' tab</text:span></text:p>
            <text:p><text:span text:style-name="T6">6.On <text:s/>Export </text:span><text:span text:style-name="T6">API proxy </text:span><text:span text:style-name="T6">section click </text:span><text:span text:style-name="T6">Export .json </text:span><text:span text:style-name="T6">or Export </text:span><text:span text:style-name="T6">.yaml</text:span></text:p>
            <text:p><text:span text:style-name="T6"/></text:p>
          </table:table-cell>
          <table:table-cell office:value-type="string">
            <text:p><text:span text:style-name="T5">Successful</text:span><text:span text:style-name="T6"> in </text:span><text:span text:style-name="T6">exporting </text:span><text:span text:style-name="T6">apiProxyCon</text:span><text:span text:style-name="T6">fig.json or </text:span><text:span text:style-name="T6">apiProxyCon</text:span><text:span text:style-name="T6">fig.yaml </text:span><text:span text:style-name="T6">document </text:span></text:p>
            <text:p><text:span text:style-name="T6">- The files </text:span><text:span text:style-name="T6">should </text:span><text:span text:style-name="T6">contain </text:span><text:span text:style-name="T6">related </text:span><text:span text:style-name="T6">information </text:span><text:span text:style-name="T6">(proxy type, </text:span><text:span text:style-name="T6">backend and </text:span><text:span text:style-name="T6">frontend </text:span><text:span text:style-name="T6">host, </text:span><text:span text:style-name="T6">backend </text:span><text:span text:style-name="T6">protocol, </text:span><text:span text:style-name="T6">front end </text:span><text:span text:style-name="T6">and backend </text:span><text:span text:style-name="T6">prefix, port </text:span><text:span text:style-name="T6">number, </text:span><text:span text:style-name="T6">etc.) set in </text:span><text:span text:style-name="T6">the API </text:span><text:span text:style-name="T6">profile in </text:span><text:span text:style-name="T6">json/yaml </text:span><text:span text:style-name="T6">format</text:span></text:p>
          </table:table-cell>
          <table:table-cell table:style-name="ce41"/>
          <table:table-cell table:number-columns-repeated="1021"/>
        </table:table-row>
        <table:table-row table:style-name="ro5">
          <table:table-cell table:style-name="ce9" office:value-type="string">
            <text:p>Sample API Proxy configuration in json</text:p>
          </table:table-cell>
          <table:table-cell/>
          <table:table-cell table:style-name="ce41"/>
          <table:table-cell table:number-columns-repeated="1021"/>
        </table:table-row>
        <table:table-row table:style-name="ro31">
          <table:table-cell table:style-name="ce67" office:value-type="string">
            <text:p>{</text:p>
            <text:p><text:s/>"_id": "xBaQsEv2uTmTCKPs8",</text:p>
            <text:p><text:s/>"apiId": "ve2cAERArCaZaJABc",</text:p>
            <text:p><text:s/>"apiUmbrella": {</text:p>
            <text:p><text:s text:c="2"/>"name": "APInf User API",</text:p>
            <text:p><text:s text:c="2"/>"frontend_host": "nightly.apinf.io:3002",</text:p>
            <text:p><text:s text:c="2"/>"backend_host": "virtserver.swaggerhub.com",</text:p>
            <text:p><text:s text:c="2"/>"backend_protocol": "https",</text:p>
            <text:p><text:s text:c="2"/>"servers": [</text:p>
            <text:p><text:s text:c="3"/>{</text:p>
            <text:p><text:s text:c="4"/>"host": "virtserver.swaggerhub.com",</text:p>
            <text:p><text:s text:c="4"/>"port": 443</text:p>
            <text:p><text:s text:c="3"/>}</text:p>
            <text:p><text:s text:c="2"/>],</text:p>
            <text:p><text:s text:c="2"/>"balance_algorithm": "least_conn",</text:p>
            <text:p><text:s text:c="2"/>"url_matches": [</text:p>
            <text:p><text:s text:c="3"/>{</text:p>
            <text:p><text:s text:c="4"/>"frontend_prefix": "/user-api/",</text:p>
            <text:p><text:s text:c="4"/>"backend_prefix": "/Nazarah/APInf-User-API-v2/2/"</text:p>
            <text:p><text:s text:c="3"/>}</text:p>
            <text:p><text:s text:c="2"/>],</text:p>
            <text:p><text:s text:c="2"/>"settings": {</text:p>
            <text:p><text:s text:c="3"/>"disable_api_key": true,</text:p>
            <text:p><text:s text:c="3"/>"rate_limit_mode": "unlimited"</text:p>
            <text:p><text:s text:c="2"/>},</text:p>
            <text:p><text:s text:c="2"/>"id": "7c2b18e6-eede-4957-801a-f91db83569cc"</text:p>
            <text:p><text:s/>},</text:p>
            <text:p><text:s/>"proxyId": "nsxEzrCrPFdnWnypP",</text:p>
            <text:p><text:s/>"type": "apiUmbrella"</text:p>
            <text:p>}</text:p>
          </table:table-cell>
          <table:table-cell/>
          <table:table-cell table:style-name="ce41"/>
          <table:table-cell table:number-columns-repeated="1021"/>
        </table:table-row>
        <table:table-row table:style-name="ro5">
          <table:table-cell table:style-name="ce61" office:value-type="string">
            <text:p>Exploratory</text:p>
          </table:table-cell>
          <table:table-cell table:style-name="ce40"/>
          <table:table-cell table:style-name="ce64"/>
          <table:table-cell table:style-name="ce43"/>
          <table:table-cell table:number-columns-repeated="1020"/>
        </table:table-row>
        <table:table-row table:style-name="ro3">
          <table:table-cell table:style-name="ce8"/>
          <table:table-cell>
            <draw:frame table:end-cell-address="'Configuration Export'.C15" table:end-x="0.039cm" table:end-y="0.225cm" draw:z-index="1" draw:name="Picture 2" draw:style-name="gr8" draw:text-style-name="P4" svg:width="0.45cm" svg:height="0.798cm" svg:x="2.959cm" svg:y="0.415cm">
              <draw:image xlink:href="Pictures/10000000000000110000001B1181DAD3.png" xlink:type="simple" xlink:show="embed" xlink:actuate="onLoad">
                <text:p/>
              </draw:image>
            </draw:frame>
          </table:table-cell>
          <table:table-cell table:style-name="ce41"/>
          <table:table-cell table:number-columns-repeated="1021"/>
        </table:table-row>
        <table:table-row table:style-name="ro3">
          <table:table-cell table:style-name="ce16" office:value-type="string">
            <text:p>Negative</text:p>
          </table:table-cell>
          <table:table-cell table:style-name="ce20" table:number-columns-repeated="3"/>
          <table:table-cell table:number-columns-repeated="9"/>
          <table:table-cell table:style-name="ce39"/>
          <table:table-cell table:number-columns-repeated="1010"/>
        </table:table-row>
        <table:table-row table:style-name="ro3">
          <table:table-cell table:style-name="ce8"/>
          <table:table-cell table:number-columns-repeated="3"/>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62" office:value-type="string">
            <text:p>Delete</text:p>
          </table:table-cell>
          <table:table-cell table:style-name="ce63" table:number-columns-repeated="3"/>
          <table:table-cell table:number-columns-repeated="1020"/>
        </table:table-row>
        <table:table-row table:style-name="ro3" table:number-rows-repeated="2">
          <table:table-cell table:style-name="ce8"/>
          <table:table-cell table:number-columns-repeated="1023"/>
        </table:table-row>
        <table:table-row table:style-name="ro3" table:number-rows-repeated="6">
          <table:table-cell table:number-columns-repeated="1024"/>
        </table:table-row>
        <table:table-row table:style-name="ro3">
          <table:table-cell>
            <draw:frame table:end-cell-address="'Configuration Export'.A27" table:end-x="2.933cm" table:end-y="0.15cm" draw:z-index="0" draw:name="Picture 1" draw:style-name="gr8" draw:text-style-name="P4" svg:width="0.45cm" svg:height="0.798cm" svg:x="2.483cm" svg:y="0.339cm">
              <draw:image xlink:href="Pictures/10000000000000110000001B1181DAD3.png" xlink:type="simple" xlink:show="embed" xlink:actuate="onLoad">
                <text:p/>
              </draw:image>
            </draw:frame>
          </table:table-cell>
          <table:table-cell table:number-columns-repeated="1023"/>
        </table:table-row>
        <table:table-row table:style-name="ro3" table:number-rows-repeated="7">
          <table:table-cell table:number-columns-repeated="1024"/>
        </table:table-row>
        <table:table-row table:style-name="ro3">
          <table:table-cell>
            <draw:frame table:end-cell-address="'Configuration Export'.A34" table:end-x="2.749cm" table:end-y="0.387cm" draw:z-index="2" draw:name="Picture 6" draw:style-name="gr8" draw:text-style-name="P4" svg:width="0.635cm" svg:height="0.651cm" svg:x="2.114cm" svg:y="0.23cm">
              <draw:image xlink:href="Pictures/100000000000001800000017D72E3F2F.png" xlink:type="simple" xlink:show="embed" xlink:actuate="onLoad">
                <text:p/>
              </draw:image>
            </draw:frame>
          </table:table-cell>
          <table:table-cell table:number-columns-repeated="1023"/>
        </table:table-row>
        <table:table-row table:style-name="ro3">
          <table:table-cell>
            <draw:frame table:end-cell-address="'Configuration Export'.A35" table:end-x="2.643cm" table:end-y="0.208cm" draw:z-index="3" draw:name="Picture 7" draw:style-name="gr8" draw:text-style-name="P4" svg:width="0.635cm" svg:height="0.651cm" svg:x="2.008cm" svg:y="0.051cm">
              <draw:image xlink:href="Pictures/100000000000001800000017D72E3F2F.png" xlink:type="simple" xlink:show="embed" xlink:actuate="onLoad">
                <text:p/>
              </draw:image>
            </draw:frame>
          </table:table-cell>
          <table:table-cell table:number-columns-repeated="1023"/>
        </table:table-row>
        <table:table-row table:style-name="ro3" table:number-rows-repeated="1048541">
          <table:table-cell table:number-columns-repeated="1024"/>
        </table:table-row>
        <table:table-row table:style-name="ro3">
          <table:table-cell table:number-columns-repeated="1024"/>
        </table:table-row>
        <table:named-expressions/>
      </table:table>
      <table:table table:name="API Settings" table:style-name="ta16"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API Settings</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18">
          <table:table-cell table:style-name="ce9" office:value-type="string">
            <text:p>Upload logo for API</text:p>
            <text:p/>
            <text:p>Steps: <text:s text:c="4"/></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Click on </text:span><text:span text:style-name="T6">'Settings' </text:span></text:p>
            <text:p><text:span text:style-name="T6">6.Go to </text:span><text:span text:style-name="T6">‘Details’ </text:span><text:span text:style-name="T6">panel and </text:span><text:span text:style-name="T6">click on </text:span><text:span text:style-name="T6">‘upload logo’ </text:span><text:span text:style-name="T6">button </text:span><text:span text:style-name="T5"><text:s/></text:span></text:p>
          </table:table-cell>
          <table:table-cell office:value-type="string">
            <text:p>Displays message ‘Logo successfully uploaded’.</text:p>
            <text:p><text:s text:c="2"/></text:p>
            <text:p>Verify the logo that appears in both in catalog and single API views. </text:p>
          </table:table-cell>
          <table:table-cell table:number-columns-repeated="1022"/>
        </table:table-row>
        <table:table-row table:style-name="ro12">
          <table:table-cell table:style-name="ce9" office:value-type="string">
            <text:p>Set Visibility of API : Private/Public</text:p>
            <text:p><text:s text:c="4"/>(Note: <text:span text:style-name="T6">By </text:span><text:span text:style-name="T6">default </text:span><text:span text:style-name="T6">Visibility of </text:span><text:span text:style-name="T6">API is Public</text:span><text:span text:style-name="T5">) </text:span></text:p>
            <text:p><text:span text:style-name="T5"/></text:p>
            <text:p><text:span text:style-name="T5">Steps: <text:s text:c="3"/></text:span></text:p>
            <text:p><text:span text:style-name="T6">1.Visit </text:span><text:span text:style-name="T6">https://night</text:span><text:span text:style-name="T6">ly.apinf.io</text:span></text:p>
            <text:p><text:span text:style-name="T6">2.Login as a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Go to </text:span><text:span text:style-name="T6">‘Settings’ <text:s text:c="2"/></text:span></text:p>
            <text:p><text:span text:style-name="T6">6.Go to </text:span><text:span text:style-name="T6">‘Change A</text:span><text:span text:style-name="T5">PI</text:span><text:span text:style-name="T6"> </text:span><text:span text:style-name="T6">Visibility’ </text:span><text:span text:style-name="T6">panel and <text:s/></text:span><text:span text:style-name="T6">click on <text:s/></text:span><text:span text:style-name="T6">‘Make </text:span><text:span text:style-name="T6">Private’ </text:span><text:span text:style-name="T6">button</text:span></text:p>
            <text:p><text:span text:style-name="T5"/></text:p>
            <text:p><text:span text:style-name="T5"/></text:p>
          </table:table-cell>
          <table:table-cell office:value-type="string">
            <text:p><text:span text:style-name="T5">Successful</text:span><text:span text:style-name="T6"> in </text:span><text:span text:style-name="T6">setting API </text:span><text:span text:style-name="T6">visibility to </text:span><text:span text:style-name="T6">private.</text:span></text:p>
            <text:p><text:span text:style-name="T6">It is visible to </text:span><text:span text:style-name="T6">the owners </text:span><text:span text:style-name="T6">and admins </text:span><text:span text:style-name="T6">in their </text:span><text:span text:style-name="T6">catalog.</text:span></text:p>
            <text:p><text:span text:style-name="T6">If browsed </text:span><text:span text:style-name="T6">as </text:span><text:span text:style-name="T6">anonymous </text:span><text:span text:style-name="T6">user, API will </text:span><text:span text:style-name="T6">not appear </text:span><text:span text:style-name="T6">in the </text:span><text:span text:style-name="T6">catalog.</text:span></text:p>
          </table:table-cell>
          <table:table-cell table:number-columns-repeated="1022"/>
        </table:table-row>
        <table:table-row table:style-name="ro27">
          <table:table-cell table:style-name="ce68" office:value-type="string">
            <text:p><text:span text:style-name="T5">Add </text:span><text:span text:style-name="T5">Authorized </text:span><text:span text:style-name="T5">Users</text:span></text:p>
            <text:p><text:span text:style-name="T6"/></text:p>
            <text:p><text:span text:style-name="T5">Steps: <text:s text:c="3"/></text:span></text:p>
            <text:p><text:span text:style-name="T6">1.Visit </text:span><text:span text:style-name="T6">https://night</text:span><text:span text:style-name="T6">ly.apinf.io</text:span></text:p>
            <text:p><text:span text:style-name="T6">2.Login as a </text:span><text:span text:style-name="T6">API owner </text:span><text:span text:style-name="T6">by clicking </text:span><text:span text:style-name="T6">on 'Sign In' </text:span></text:p>
            <text:p><text:span text:style-name="T6">3.Go to </text:span><text:span text:style-name="T6">‘APIs’ <text:s/>and <text:s/></text:span><text:span text:style-name="T6">click on ‘My </text:span><text:span text:style-name="T6">APIs’ </text:span></text:p>
            <text:p><text:span text:style-name="T6">4.Select an </text:span><text:span text:style-name="T6">API </text:span></text:p>
            <text:p><text:span text:style-name="T6">5.Go to </text:span><text:span text:style-name="T6">‘Settings’ <text:s text:c="2"/></text:span></text:p>
            <text:p><text:span text:style-name="T6">6.Go to </text:span><text:span text:style-name="T6">‘Change API </text:span><text:span text:style-name="T6">Visibility’ a </text:span><text:span text:style-name="T6">and <text:s/>click on <text:s/></text:span><text:span text:style-name="T6">‘Make </text:span><text:span text:style-name="T6">Private’ </text:span><text:span text:style-name="T6">button</text:span></text:p>
            <text:p><text:span text:style-name="T6">7.Add </text:span><text:span text:style-name="T6">authorized </text:span><text:span text:style-name="T6">user: </text:span></text:p>
            <text:p><text:span text:style-name="T6">- Enter a </text:span><text:span text:style-name="T6">valid email </text:span><text:span text:style-name="T6">address <text:s/></text:span><text:span text:style-name="T6">(email </text:span><text:span text:style-name="T6">address used </text:span><text:span text:style-name="T6">to register in </text:span><text:span text:style-name="T6">the platform </text:span><text:span text:style-name="T6">platform)</text:span></text:p>
            <text:p><text:span text:style-name="T6">8.Click on </text:span><text:span text:style-name="T6">‘Add </text:span><text:span text:style-name="T6">authorized </text:span><text:span text:style-name="T6">user’ button </text:span></text:p>
          </table:table-cell>
          <table:table-cell office:value-type="string">
            <text:p><text:span text:style-name="T5">Successful</text:span><text:span text:style-name="T6"> in </text:span><text:span text:style-name="T6">adding </text:span><text:span text:style-name="T6">authorized </text:span><text:span text:style-name="T6">user. This </text:span><text:span text:style-name="T6">allows to </text:span><text:span text:style-name="T6">give users </text:span><text:span text:style-name="T6">permission </text:span><text:span text:style-name="T6">to view API </text:span><text:span text:style-name="T6">even when it </text:span><text:span text:style-name="T6">is globally </text:span><text:span text:style-name="T6">marked as </text:span><text:span text:style-name="T6">private. </text:span></text:p>
            <text:p><text:span text:style-name="T6"/></text:p>
            <text:p><text:span text:style-name="T6">login into </text:span><text:span text:style-name="T6">the platform </text:span><text:span text:style-name="T6">with the </text:span><text:span text:style-name="T6">credentials </text:span><text:span text:style-name="T6">of the </text:span><text:span text:style-name="T6">authorized </text:span><text:span text:style-name="T6">user. User </text:span><text:span text:style-name="T6">should be </text:span><text:span text:style-name="T6">able to view </text:span><text:span text:style-name="T6">the API in </text:span><text:span text:style-name="T6">catalog and </text:span><text:span text:style-name="T6">can access </text:span><text:span text:style-name="T6">the profile <text:s/></text:span></text:p>
          </table:table-cell>
          <table:table-cell table:style-name="ce41"/>
          <table:table-cell table:style-name="ce49"/>
          <table:table-cell table:number-columns-repeated="1020"/>
        </table:table-row>
        <table:table-row table:style-name="ro5">
          <table:table-cell table:style-name="ce9" office:value-type="string">
            <text:p>API monitoring</text:p>
          </table:table-cell>
          <table:table-cell/>
          <table:table-cell table:style-name="ce41"/>
          <table:table-cell table:number-columns-repeated="1021"/>
        </table:table-row>
        <table:table-row table:style-name="ro3">
          <table:table-cell table:style-name="ce9"/>
          <table:table-cell/>
          <table:table-cell table:style-name="ce41"/>
          <table:table-cell table:number-columns-repeated="1021"/>
        </table:table-row>
        <table:table-row table:style-name="ro3">
          <table:table-cell table:style-name="ce28"/>
          <table:table-cell/>
          <table:table-cell table:style-name="ce41"/>
          <table:table-cell table:number-columns-repeated="1021"/>
        </table:table-row>
        <table:table-row table:style-name="ro5">
          <table:table-cell table:style-name="ce61" office:value-type="string">
            <text:p>Exploratory</text:p>
          </table:table-cell>
          <table:table-cell table:style-name="ce40"/>
          <table:table-cell table:style-name="ce64"/>
          <table:table-cell table:style-name="ce43"/>
          <table:table-cell table:number-columns-repeated="1020"/>
        </table:table-row>
        <table:table-row table:style-name="ro12">
          <table:table-cell table:style-name="ce55" office:value-type="string">
            <text:p><text:span text:style-name="T5">Edit API </text:span></text:p>
            <text:p><text:span text:style-name="T6"/></text:p>
            <text:p><text:span text:style-name="T5">Steps: <text:s/></text:span><text:span text:style-name="T6"><text:s text:c="2"/></text:span></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Go to </text:span><text:span text:style-name="T6">‘Settings’ <text:s/></text:span></text:p>
            <text:p><text:span text:style-name="T6">6.Go to </text:span><text:span text:style-name="T6">‘Details’ </text:span><text:span text:style-name="T6">panel </text:span></text:p>
            <text:p><text:span text:style-name="T6">7.Edit ‘API </text:span><text:span text:style-name="T6">Name’ </text:span></text:p>
            <text:p><text:span text:style-name="T6">8.Click on </text:span><text:span text:style-name="T6">'Save' button </text:span></text:p>
            <text:p><text:span text:style-name="T6"/></text:p>
            <text:p><text:span text:style-name="T6"/></text:p>
          </table:table-cell>
          <table:table-cell table:style-name="ce55" office:value-type="string">
            <text:p><text:span text:style-name="T5">Successful</text:span><text:span text:style-name="T6"> in </text:span><text:span text:style-name="T6">saving ‘API </text:span><text:span text:style-name="T6">Name’</text:span></text:p>
          </table:table-cell>
          <table:table-cell table:style-name="ce41"/>
          <table:table-cell table:number-columns-repeated="1021"/>
        </table:table-row>
        <table:table-row table:style-name="ro11">
          <table:table-cell table:style-name="ce55" office:value-type="string">
            <text:p><text:span text:style-name="T5">Edit/Add </text:span><text:span text:style-name="T5">description </text:span><text:span text:style-name="T5">to API</text:span></text:p>
            <text:p><text:span text:style-name="T6"/></text:p>
            <text:p><text:span text:style-name="T5">Steps: </text:span><text:span text:style-name="T6"><text:s text:c="4"/></text:span></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Click on </text:span><text:span text:style-name="T6">'Settings' <text:s/></text:span></text:p>
            <text:p><text:span text:style-name="T6">6.Go to </text:span><text:span text:style-name="T6">‘Details’ </text:span><text:span text:style-name="T6">panel and </text:span><text:span text:style-name="T6">edit/add </text:span><text:span text:style-name="T6">text in </text:span><text:span text:style-name="T6">‘Description’ </text:span><text:span text:style-name="T6">field </text:span></text:p>
            <text:p><text:span text:style-name="T6">7.Click on </text:span><text:span text:style-name="T6">‘Save’ </text:span><text:span text:style-name="T6">button </text:span></text:p>
          </table:table-cell>
          <table:table-cell table:style-name="ce55" office:value-type="string">
            <text:p><text:span text:style-name="T5">Successful</text:span><text:span text:style-name="T6"> </text:span><text:span text:style-name="T6">adding </text:span><text:span text:style-name="T6">description </text:span><text:span text:style-name="T6">of API. This </text:span><text:span text:style-name="T6">is visible in </text:span><text:span text:style-name="T6">Catalog (grid </text:span><text:span text:style-name="T6">view) and </text:span><text:span text:style-name="T6">single API </text:span><text:span text:style-name="T6">view. </text:span></text:p>
          </table:table-cell>
          <table:table-cell table:style-name="ce41"/>
          <table:table-cell table:number-columns-repeated="1021"/>
        </table:table-row>
        <table:table-row table:style-name="ro3">
          <table:table-cell table:style-name="ce16" office:value-type="string">
            <text:p>Negative</text:p>
          </table:table-cell>
          <table:table-cell table:style-name="ce20" table:number-columns-repeated="3"/>
          <table:table-cell table:number-columns-repeated="9"/>
          <table:table-cell table:style-name="ce39"/>
          <table:table-cell table:number-columns-repeated="1010"/>
        </table:table-row>
        <table:table-row table:style-name="ro5">
          <table:table-cell table:style-name="ce9" office:value-type="string">
            <text:p>Enable API Monitoring: Invalid endpoint to monitor</text:p>
          </table:table-cell>
          <table:table-cell table:number-columns-repeated="3"/>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8"/>
          <table:table-cell table:number-columns-repeated="21"/>
          <table:table-cell table:style-name="ce31" table:number-columns-repeated="1002"/>
        </table:table-row>
        <table:table-row table:style-name="ro3">
          <table:table-cell table:style-name="ce62" office:value-type="string">
            <text:p>Delete</text:p>
          </table:table-cell>
          <table:table-cell table:style-name="ce63" table:number-columns-repeated="3"/>
          <table:table-cell table:number-columns-repeated="1020"/>
        </table:table-row>
        <table:table-row table:style-name="ro20">
          <table:table-cell table:style-name="ce8" office:value-type="string">
            <text:p><text:span text:style-name="T5">Delete </text:span><text:span text:style-name="T5">uploaded </text:span><text:span text:style-name="T5">logo for API</text:span></text:p>
            <text:p><text:span text:style-name="T6"/></text:p>
            <text:p><text:span text:style-name="T5">Steps:</text:span><text:span text:style-name="T6"> <text:s text:c="4"/></text:span></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Click on </text:span><text:span text:style-name="T6">'Settings' </text:span></text:p>
            <text:p><text:span text:style-name="T6">6.Go to </text:span><text:span text:style-name="T6">‘Details’ </text:span><text:span text:style-name="T6">panel and </text:span><text:span text:style-name="T6">click on </text:span><text:span text:style-name="T6">‘upload logo’ </text:span><text:span text:style-name="T6">button to </text:span><text:span text:style-name="T6">upload logo </text:span></text:p>
            <text:p><text:span text:style-name="T6">7.Once logo </text:span><text:span text:style-name="T6">is uploaded, </text:span><text:span text:style-name="T6">click on </text:span><text:span text:style-name="T6">‘trash can’ </text:span><text:span text:style-name="T6">sign <text:s/></text:span></text:p>
            <text:p><text:span text:style-name="T6">8.Confirm </text:span><text:span text:style-name="T6">‘delete logo’ </text:span><text:span text:style-name="T6">by clicking </text:span><text:span text:style-name="T6">on ‘OK’ </text:span><text:span text:style-name="T6">button </text:span></text:p>
          </table:table-cell>
          <table:table-cell office:value-type="string">
            <text:p>Logo is deleted <text:span text:style-name="T5">successfully.</text:span></text:p>
            <text:p><text:span text:style-name="T6">Displays </text:span><text:span text:style-name="T6">message </text:span><text:span text:style-name="T5">‘Logo </text:span><text:span text:style-name="T5">Successfully </text:span><text:span text:style-name="T5">deleted’</text:span><text:span text:style-name="T6">.</text:span></text:p>
            <text:p><text:span text:style-name="T6">It disappears </text:span><text:span text:style-name="T6">in both </text:span><text:span text:style-name="T6">catalog and </text:span><text:span text:style-name="T6">single API </text:span><text:span text:style-name="T6">views. </text:span></text:p>
          </table:table-cell>
          <table:table-cell table:number-columns-repeated="20"/>
          <table:table-cell table:style-name="ce8" table:number-columns-repeated="1002"/>
        </table:table-row>
        <table:table-row table:style-name="ro15">
          <table:table-cell table:style-name="ce8" office:value-type="string">
            <text:p><text:span text:style-name="T5">Delete API </text:span></text:p>
            <text:p><text:span text:style-name="T6"/></text:p>
            <text:p><text:span text:style-name="T5">Steps: <text:s text:c="2"/></text:span><text:span text:style-name="T6"><text:s/></text:span></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Go to </text:span><text:span text:style-name="T6">‘Settings’ <text:s text:c="2"/></text:span></text:p>
            <text:p><text:span text:style-name="T6">6.Go to </text:span><text:span text:style-name="T6">Delete panel </text:span><text:span text:style-name="T6">and click on </text:span><text:span text:style-name="T6">'Delete' </text:span><text:span text:style-name="T6">button <text:s text:c="2"/></text:span></text:p>
            <text:p><text:span text:style-name="T6">7.Confirm </text:span><text:span text:style-name="T6">delete action </text:span><text:span text:style-name="T6">by clicking </text:span><text:span text:style-name="T6">on ‘Delete’ </text:span><text:span text:style-name="T6">button.</text:span></text:p>
            <text:p><text:span text:style-name="T6"/></text:p>
          </table:table-cell>
          <table:table-cell office:value-type="string">
            <text:p><text:span text:style-name="T5">Successful</text:span><text:span text:style-name="T6"> in </text:span><text:span text:style-name="T6">deleting API </text:span><text:span text:style-name="T6">and its </text:span><text:span text:style-name="T6">related </text:span><text:span text:style-name="T6">information </text:span><text:span text:style-name="T6">( i.e. </text:span><text:span text:style-name="T6">metadata, </text:span><text:span text:style-name="T6">documentati</text:span><text:span text:style-name="T6">on, API </text:span><text:span text:style-name="T6">backlog </text:span><text:span text:style-name="T6">items and </text:span><text:span text:style-name="T6">feedback).</text:span></text:p>
            <text:p><text:span text:style-name="T6">S-alert </text:span><text:span text:style-name="T6">should </text:span><text:span text:style-name="T6">appear </text:span><text:span text:style-name="T6">confirming </text:span><text:span text:style-name="T6">deletion.</text:span></text:p>
            <text:p><text:span text:style-name="T6">API should </text:span><text:span text:style-name="T6">be deleted </text:span><text:span text:style-name="T6">from API </text:span><text:span text:style-name="T6">catalog.</text:span></text:p>
          </table:table-cell>
          <table:table-cell table:number-columns-repeated="20"/>
          <table:table-cell table:style-name="ce8" table:number-columns-repeated="1002"/>
        </table:table-row>
        <table:table-row table:style-name="ro20">
          <table:table-cell table:style-name="ce8" office:value-type="string">
            <text:p><text:span text:style-name="T5">Cancel </text:span><text:span text:style-name="T5">deleting API </text:span><text:span text:style-name="T5">Backend</text:span></text:p>
            <text:p><text:span text:style-name="T6"/></text:p>
            <text:p><text:span text:style-name="T5">Steps: <text:s text:c="3"/></text:span></text:p>
            <text:p><text:span text:style-name="T6">1.Visit </text:span><text:span text:style-name="T6">https://night</text:span><text:span text:style-name="T6">ly.apinf.io</text:span></text:p>
            <text:p><text:span text:style-name="T6">2.Login as </text:span><text:span text:style-name="T6">API owner </text:span><text:span text:style-name="T6">by clicking </text:span><text:span text:style-name="T6">on 'Sign In' </text:span></text:p>
            <text:p><text:span text:style-name="T6">3.Go to </text:span><text:span text:style-name="T6">‘APIs’ and </text:span><text:span text:style-name="T6">click on ‘My </text:span><text:span text:style-name="T6">APIs’ </text:span></text:p>
            <text:p><text:span text:style-name="T6">4.Select an </text:span><text:span text:style-name="T6">API </text:span></text:p>
            <text:p><text:span text:style-name="T6">5.Go to </text:span><text:span text:style-name="T6">‘Settings’ <text:s text:c="2"/></text:span></text:p>
            <text:p><text:span text:style-name="T6">6.Go to </text:span><text:span text:style-name="T6">Delete panel </text:span><text:span text:style-name="T6">and click on </text:span><text:span text:style-name="T6">'Delete' </text:span><text:span text:style-name="T6">button </text:span></text:p>
            <text:p><text:span text:style-name="T6">7.Click on </text:span><text:span text:style-name="T6">'Cancel' </text:span><text:span text:style-name="T6">button in </text:span><text:span text:style-name="T6">user </text:span><text:span text:style-name="T6">confirmation </text:span><text:span text:style-name="T6">dialog box </text:span></text:p>
            <text:p><text:span text:style-name="T6"/></text:p>
            <text:p><text:span text:style-name="T6"/></text:p>
          </table:table-cell>
          <table:table-cell office:value-type="string">
            <text:p><text:span text:style-name="T5">Successful</text:span><text:span text:style-name="T6"> </text:span><text:span text:style-name="T6">cancellation </text:span><text:span text:style-name="T6">of delete API </text:span><text:span text:style-name="T6">backend. <text:s/></text:span></text:p>
          </table:table-cell>
          <table:table-cell table:number-columns-repeated="1022"/>
        </table:table-row>
        <table:table-row table:style-name="ro3" table:number-rows-repeated="1048554">
          <table:table-cell table:number-columns-repeated="1024"/>
        </table:table-row>
        <table:table-row table:style-name="ro3">
          <table:table-cell table:number-columns-repeated="1024"/>
        </table:table-row>
        <table:named-expressions/>
      </table:table>
      <table:table table:name="API Catalog" table:style-name="ta17"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API Catalog</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14">
          <table:table-cell table:style-name="ce9" office:value-type="string">
            <text:p>View Catalog (new user) </text:p>
            <text:p/>
            <text:p>Steps: <text:s text:c="3"/></text:p>
            <text:p><text:span text:style-name="T6">1.Visit </text:span><text:span text:style-name="T6">https://night</text:span><text:span text:style-name="T6">ly.apinf.io</text:span></text:p>
            <text:p><text:span text:style-name="T6">2.Register by </text:span><text:span text:style-name="T6">clicking on </text:span><text:span text:style-name="T6">'Sign Up' <text:s/></text:span></text:p>
            <text:p><text:span text:style-name="T6">3.Add API </text:span><text:span text:style-name="T6">Backend</text:span></text:p>
            <text:p><text:span text:style-name="T6">4.Click on </text:span><text:span text:style-name="T6">'APIs' </text:span></text:p>
            <text:p><text:span text:style-name="T5"/></text:p>
            <text:p><text:span text:style-name="T5">View </text:span><text:span text:style-name="T5">Catalog </text:span><text:span text:style-name="T5">(new user) </text:span></text:p>
            <text:p><text:span text:style-name="T5"/></text:p>
            <text:p><text:span text:style-name="T5">Steps: <text:s text:c="3"/></text:span></text:p>
            <text:p><text:span text:style-name="T6">1.Visit </text:span><text:span text:style-name="T6">https://night</text:span><text:span text:style-name="T6">ly.apinf.io</text:span></text:p>
            <text:p><text:span text:style-name="T6">2.Register by </text:span><text:span text:style-name="T6">clicking on </text:span><text:span text:style-name="T6">'Sign Up' <text:s/></text:span></text:p>
            <text:p><text:span text:style-name="T6">3.Add API </text:span><text:span text:style-name="T6">Backend</text:span></text:p>
            <text:p><text:span text:style-name="T6">4.Click on </text:span><text:span text:style-name="T6">'APIs' </text:span></text:p>
            <text:p><text:span text:style-name="T5"/></text:p>
            <text:p><text:span text:style-name="T5"/></text:p>
          </table:table-cell>
          <table:table-cell office:value-type="string">
            <text:p><text:span text:style-name="T5">Successful </text:span><text:span text:style-name="T6">in </text:span><text:span text:style-name="T6">viewing </text:span><text:span text:style-name="T6">catalog. </text:span></text:p>
            <text:p><text:span text:style-name="T6">By default, </text:span><text:span text:style-name="T6">APIs should </text:span><text:span text:style-name="T6">appear in </text:span><text:span text:style-name="T6">card view.</text:span></text:p>
            <text:p><text:span text:style-name="T6">The should </text:span><text:span text:style-name="T6">appear </text:span><text:span text:style-name="T6">sorted as </text:span><text:span text:style-name="T6">‘Names (A-</text:span><text:span text:style-name="T6">Z)’ </text:span></text:p>
            <text:p><text:span text:style-name="T6">Only public </text:span><text:span text:style-name="T6">API should </text:span><text:span text:style-name="T6">appear.</text:span><text:span text:style-name="T5">Succ</text:span><text:span text:style-name="T5">essful </text:span><text:span text:style-name="T6">in </text:span><text:span text:style-name="T6">viewing </text:span><text:span text:style-name="T6">catalog. </text:span></text:p>
            <text:p><text:span text:style-name="T6">By default, </text:span><text:span text:style-name="T6">APIs should </text:span><text:span text:style-name="T6">appear in </text:span><text:span text:style-name="T6">card view.</text:span></text:p>
            <text:p><text:span text:style-name="T6">The should </text:span><text:span text:style-name="T6">appear </text:span><text:span text:style-name="T6">sorted as </text:span><text:span text:style-name="T6">‘Names (A-</text:span><text:span text:style-name="T6">Z)’ </text:span></text:p>
            <text:p><text:span text:style-name="T6">Only public </text:span><text:span text:style-name="T6">API should </text:span><text:span text:style-name="T6">appear.</text:span></text:p>
          </table:table-cell>
          <table:table-cell table:number-columns-repeated="1022"/>
        </table:table-row>
        <table:table-row table:style-name="ro12">
          <table:table-cell table:style-name="ce9" office:value-type="string">
            <text:p>View Catalog (Anonymous user) </text:p>
            <text:p/>
            <text:p>Steps: <text:s text:c="3"/></text:p>
            <text:p><text:span text:style-name="T6">1.Visit </text:span><text:span text:style-name="T6">https://night</text:span><text:span text:style-name="T6">ly.apinf.io</text:span></text:p>
            <text:p><text:span text:style-name="T6">2.Click on </text:span><text:span text:style-name="T6">'APIs' <text:s/></text:span></text:p>
            <text:p><text:span text:style-name="T5">View </text:span><text:span text:style-name="T5">Catalog </text:span><text:span text:style-name="T5">(Anonymous </text:span><text:span text:style-name="T5">user) </text:span></text:p>
            <text:p><text:span text:style-name="T5"/></text:p>
            <text:p><text:span text:style-name="T5">Steps: <text:s text:c="3"/></text:span></text:p>
            <text:p><text:span text:style-name="T6">1.Visit </text:span><text:span text:style-name="T6">https://night</text:span><text:span text:style-name="T6">ly.apinf.io</text:span></text:p>
            <text:p><text:span text:style-name="T6">2.Click on </text:span><text:span text:style-name="T6">'APIs' <text:s/></text:span></text:p>
            <text:p><text:span text:style-name="T5"/></text:p>
          </table:table-cell>
          <table:table-cell office:value-type="string">
            <text:p><text:span text:style-name="T5">Successfu</text:span><text:span text:style-name="T6">l in </text:span><text:span text:style-name="T6">viewing </text:span><text:span text:style-name="T6">catalog as </text:span><text:span text:style-name="T6">anonymous </text:span><text:span text:style-name="T6">user <text:s text:c="2"/></text:span></text:p>
            <text:p><text:span text:style-name="T6">Only public </text:span><text:span text:style-name="T6">APIs should </text:span><text:span text:style-name="T6">appear in </text:span><text:span text:style-name="T6">the </text:span><text:span text:style-name="T6">catalog</text:span><text:span text:style-name="T5">Succe</text:span><text:span text:style-name="T5">ssfu</text:span><text:span text:style-name="T6">l in </text:span><text:span text:style-name="T6">viewing </text:span><text:span text:style-name="T6">catalog as </text:span><text:span text:style-name="T6">anonymous </text:span><text:span text:style-name="T6">user <text:s text:c="2"/></text:span></text:p>
            <text:p><text:span text:style-name="T6">Only public </text:span><text:span text:style-name="T6">APIs should </text:span><text:span text:style-name="T6">appear in </text:span><text:span text:style-name="T6">the catalog</text:span></text:p>
          </table:table-cell>
          <table:table-cell table:number-columns-repeated="1022"/>
        </table:table-row>
        <table:table-row table:style-name="ro23">
          <table:table-cell table:style-name="ce68" office:value-type="string">
            <text:p><text:span text:style-name="T5">Table view <text:s/></text:span></text:p>
            <text:p><text:span text:style-name="T6"/></text:p>
            <text:p><text:span text:style-name="T5">Steps:</text:span><text:span text:style-name="T6"> <text:s text:c="3"/></text:span></text:p>
            <text:p><text:span text:style-name="T6">1.Visit </text:span><text:span text:style-name="T6">https://night</text:span><text:span text:style-name="T6">ly.apinf.io</text:span></text:p>
            <text:p><text:span text:style-name="T6">2.Login as </text:span><text:span text:style-name="T6">registered </text:span><text:span text:style-name="T6">user <text:s/></text:span></text:p>
            <text:p><text:span text:style-name="T6">3.Add API </text:span></text:p>
            <text:p><text:span text:style-name="T6">4.Click on </text:span><text:span text:style-name="T6">'APIs’</text:span></text:p>
            <text:p><text:span text:style-name="T6">4. On the </text:span><text:span text:style-name="T6">controller </text:span><text:span text:style-name="T6">click on the </text:span><text:span text:style-name="T6">button with </text:span><text:span text:style-name="T6">'table' sign</text:span></text:p>
            <text:p><text:span text:style-name="T5">Table view <text:s/></text:span></text:p>
            <text:p><text:span text:style-name="T6"/></text:p>
            <text:p><text:span text:style-name="T5">Steps:</text:span><text:span text:style-name="T6"> <text:s text:c="3"/></text:span></text:p>
            <text:p><text:span text:style-name="T6">1.Visit </text:span><text:span text:style-name="T6">https://night</text:span><text:span text:style-name="T6">ly.apinf.io</text:span></text:p>
            <text:p><text:span text:style-name="T6">2.Login as </text:span><text:span text:style-name="T6">registered </text:span><text:span text:style-name="T6">user <text:s/></text:span></text:p>
            <text:p><text:span text:style-name="T6">3.Add API </text:span></text:p>
            <text:p><text:span text:style-name="T6">4.Click on </text:span><text:span text:style-name="T6">'APIs’</text:span></text:p>
            <text:p><text:span text:style-name="T6">4. On the </text:span><text:span text:style-name="T6">controller </text:span><text:span text:style-name="T6">click on the </text:span><text:span text:style-name="T6">button with </text:span><text:span text:style-name="T6">'table' sign</text:span></text:p>
            <text:p><text:span text:style-name="T6"/></text:p>
          </table:table-cell>
          <table:table-cell office:value-type="string">
            <text:p>APIs <text:s/>should appear in a table list in catalog.</text:p>
          </table:table-cell>
          <table:table-cell table:style-name="ce41"/>
          <table:table-cell table:style-name="ce49"/>
          <table:table-cell table:number-columns-repeated="1020"/>
        </table:table-row>
        <table:table-row table:style-name="ro23">
          <table:table-cell table:style-name="ce9" office:value-type="string">
            <text:p>View 'My APIs' </text:p>
            <text:p/>
            <text:p>Steps: <text:s text:c="3"/></text:p>
            <text:p><text:span text:style-name="T6">1.Visit </text:span><text:span text:style-name="T6">https://night</text:span><text:span text:style-name="T6">ly.apinf.io</text:span></text:p>
            <text:p><text:span text:style-name="T6">2.Login as </text:span><text:span text:style-name="T6">registered </text:span><text:span text:style-name="T6">user <text:s/></text:span></text:p>
            <text:p><text:span text:style-name="T6">3.Add API </text:span></text:p>
            <text:p><text:span text:style-name="T6">4.Click on </text:span><text:span text:style-name="T6">'APIs’</text:span></text:p>
            <text:p><text:span text:style-name="T6">5.click on </text:span><text:span text:style-name="T6">''My APIs' </text:span><text:span text:style-name="T6">tab </text:span></text:p>
            <text:p><text:span text:style-name="T5">View 'My </text:span><text:span text:style-name="T5">APIs' </text:span></text:p>
            <text:p><text:span text:style-name="T5"/></text:p>
            <text:p><text:span text:style-name="T5">Steps: <text:s text:c="3"/></text:span></text:p>
            <text:p><text:span text:style-name="T6">1.Visit </text:span><text:span text:style-name="T6">https://night</text:span><text:span text:style-name="T6">ly.apinf.io</text:span></text:p>
            <text:p><text:span text:style-name="T6">2.Login as </text:span><text:span text:style-name="T6">registered </text:span><text:span text:style-name="T6">user <text:s/></text:span></text:p>
            <text:p><text:span text:style-name="T6">3.Add API </text:span></text:p>
            <text:p><text:span text:style-name="T6">4.Click on </text:span><text:span text:style-name="T6">'APIs’</text:span></text:p>
            <text:p><text:span text:style-name="T6">5.click on </text:span><text:span text:style-name="T6">''My APIs' </text:span><text:span text:style-name="T6">tab </text:span></text:p>
            <text:p><text:span text:style-name="T5"/></text:p>
          </table:table-cell>
          <table:table-cell office:value-type="string">
            <text:p><text:span text:style-name="T5">Successful </text:span><text:span text:style-name="T6">in </text:span><text:span text:style-name="T6">viewing 'My </text:span><text:span text:style-name="T6">APIs'.</text:span></text:p>
            <text:p><text:span text:style-name="T6">API added </text:span><text:span text:style-name="T6">by the users </text:span><text:span text:style-name="T6">will appear </text:span><text:span text:style-name="T6">in the view</text:span></text:p>
            <text:p><text:span text:style-name="T5">Successful </text:span><text:span text:style-name="T6">in </text:span><text:span text:style-name="T6">viewing 'My </text:span><text:span text:style-name="T6">APIs'.</text:span></text:p>
            <text:p><text:span text:style-name="T6">API added </text:span><text:span text:style-name="T6">by the users </text:span><text:span text:style-name="T6">will appear </text:span><text:span text:style-name="T6">in the view</text:span></text:p>
            <text:p><text:span text:style-name="T6"/></text:p>
          </table:table-cell>
          <table:table-cell table:style-name="ce41"/>
          <table:table-cell table:number-columns-repeated="1021"/>
        </table:table-row>
        <table:table-row table:style-name="ro25">
          <table:table-cell table:style-name="ce9" office:value-type="string">
            <text:p>View 'My Bookmarks'</text:p>
            <text:p/>
            <text:p>Steps: <text:s text:c="3"/></text:p>
            <text:p><text:span text:style-name="T6">1.Visit </text:span><text:span text:style-name="T6">https://night</text:span><text:span text:style-name="T6">ly.apinf.io</text:span></text:p>
            <text:p><text:span text:style-name="T6">2.Login as </text:span><text:span text:style-name="T6">registered </text:span><text:span text:style-name="T6">user <text:s/></text:span></text:p>
            <text:p><text:span text:style-name="T6">3.Go to <text:s/></text:span><text:span text:style-name="T6">'APIs’</text:span></text:p>
            <text:p><text:span text:style-name="T6">4.Select any </text:span><text:span text:style-name="T6">API and click </text:span><text:span text:style-name="T6">on </text:span><text:span text:style-name="T6">'bookmark’ </text:span><text:span text:style-name="T6">sign to </text:span><text:span text:style-name="T6">bookmark </text:span><text:span text:style-name="T6">API <text:s/></text:span></text:p>
            <text:p><text:span text:style-name="T6">5. click on </text:span><text:span text:style-name="T6">'My </text:span><text:span text:style-name="T6">Bookmarks' </text:span><text:span text:style-name="T6">button <text:s/></text:span></text:p>
            <text:p><text:span text:style-name="T6">View 'My </text:span><text:span text:style-name="T6">Bookmarks'</text:span></text:p>
            <text:p><text:span text:style-name="T6"/></text:p>
            <text:p><text:span text:style-name="T6">Steps: <text:s text:c="3"/></text:span></text:p>
            <text:p><text:span text:style-name="T6">1.Visit </text:span><text:span text:style-name="T6">https://night</text:span><text:span text:style-name="T6">ly.apinf.io</text:span></text:p>
            <text:p><text:span text:style-name="T6">2.Login as </text:span><text:span text:style-name="T6">registered </text:span><text:span text:style-name="T6">user <text:s/></text:span></text:p>
            <text:p><text:span text:style-name="T6">3.Go to <text:s/></text:span><text:span text:style-name="T6">'APIs’</text:span></text:p>
            <text:p><text:span text:style-name="T6">4.Select any </text:span><text:span text:style-name="T6">API and click </text:span><text:span text:style-name="T6">on </text:span><text:span text:style-name="T6">'bookmark’ </text:span><text:span text:style-name="T6">sign to </text:span><text:span text:style-name="T6">bookmark </text:span><text:span text:style-name="T6">API <text:s/></text:span></text:p>
            <text:p><text:span text:style-name="T6">5. click on </text:span><text:span text:style-name="T6">'My </text:span><text:span text:style-name="T6">Bookmarks' </text:span><text:span text:style-name="T6">button <text:s/></text:span></text:p>
            <text:p><text:span text:style-name="T6"/></text:p>
          </table:table-cell>
          <table:table-cell office:value-type="string">
            <text:p><text:span text:style-name="T5">Successful </text:span><text:span text:style-name="T6">in </text:span><text:span text:style-name="T6">viewing </text:span><text:span text:style-name="T6">bookmarked </text:span><text:span text:style-name="T6">APIs.</text:span><text:span text:style-name="T5">Success</text:span><text:span text:style-name="T5">ful </text:span><text:span text:style-name="T6">in </text:span><text:span text:style-name="T6">viewing </text:span><text:span text:style-name="T6">bookmarked </text:span><text:span text:style-name="T6">APIs.</text:span></text:p>
          </table:table-cell>
          <table:table-cell table:style-name="ce41"/>
          <table:table-cell table:number-columns-repeated="1021"/>
        </table:table-row>
        <table:table-row table:style-name="ro32">
          <table:table-cell table:style-name="ce9" office:value-type="string">
            <text:p>API Catalog Filtering</text:p>
            <text:p/>
            <text:p>Steps:</text:p>
            <text:p><text:span text:style-name="T6">1.Visit </text:span><text:span text:style-name="T6">https://night</text:span><text:span text:style-name="T6">ly.apinf.io</text:span></text:p>
            <text:p><text:span text:style-name="T6">2.Login as </text:span><text:span text:style-name="T6">registered </text:span><text:span text:style-name="T6">user <text:s/></text:span></text:p>
            <text:p><text:span text:style-name="T6">3.Go to <text:s/></text:span><text:span text:style-name="T6">'APIs’</text:span></text:p>
            <text:p><text:span text:style-name="T6">4. Click on </text:span><text:span text:style-name="T6">filter button</text:span></text:p>
            <text:p><text:span text:style-name="T6">5. Select a </text:span><text:span text:style-name="T6">life cycle </text:span><text:span text:style-name="T6">phases(e.g. </text:span><text:span text:style-name="T6">Design, </text:span><text:span text:style-name="T6">Developmen</text:span><text:span text:style-name="T6">t, Testing, </text:span><text:span text:style-name="T6">Production, </text:span><text:span text:style-name="T6">Deprecated) </text:span><text:span text:style-name="T6">from </text:span><text:span text:style-name="T6">dropmenu</text:span></text:p>
            <text:p><text:span text:style-name="T6">6. Click </text:span><text:span text:style-name="T6">FilterAPI </text:span><text:span text:style-name="T6">Catalog </text:span><text:span text:style-name="T6">Filtering</text:span></text:p>
            <text:p><text:span text:style-name="T6"/></text:p>
            <text:p><text:span text:style-name="T6">Steps:</text:span></text:p>
            <text:p><text:span text:style-name="T6">1.Visit </text:span><text:span text:style-name="T6">https://night</text:span><text:span text:style-name="T6">ly.apinf.io</text:span></text:p>
            <text:p><text:span text:style-name="T6">2.Login as </text:span><text:span text:style-name="T6">registered </text:span><text:span text:style-name="T6">user <text:s/></text:span></text:p>
            <text:p><text:span text:style-name="T6">3.Go to <text:s/></text:span><text:span text:style-name="T6">'APIs’</text:span></text:p>
            <text:p><text:span text:style-name="T6">4. Click on </text:span><text:span text:style-name="T6">filter button</text:span></text:p>
            <text:p><text:span text:style-name="T6">5. Select a </text:span><text:span text:style-name="T6">life cycle </text:span><text:span text:style-name="T6">phases(e.g. </text:span><text:span text:style-name="T6">Design, </text:span><text:span text:style-name="T6">Developmen</text:span><text:span text:style-name="T6">t, Testing, </text:span><text:span text:style-name="T6">Production, </text:span><text:span text:style-name="T6">Deprecated) </text:span><text:span text:style-name="T6">from </text:span><text:span text:style-name="T6">dropmenu</text:span></text:p>
            <text:p><text:span text:style-name="T6">6. Click Filter</text:span></text:p>
          </table:table-cell>
          <table:table-cell office:value-type="string">
            <text:p>Catalog should be successfully filtered according to the selected life cycle phase.</text:p>
            <text:p/>
            <text:p>Number of APIs appearing in the view should be changed.</text:p>
            <text:p/>
            <text:p>Text shouls appear: "Filtered by &lt;life cycle phase&gt;"</text:p>
            <text:p/>
            <text:p>Clear all button should appear beside the filtered by text</text:p>
            <text:p/>
            <text:p>On clicking the filter button, the selected life cycle phase should appear on the drop menuCatalog should be successfully filtered according to the selected life cycle phase.</text:p>
            <text:p/>
            <text:p>Number of APIs appearing in the view should be changed.</text:p>
            <text:p/>
            <text:p>Text shouls appear: "Filtered by &lt;life cycle phase&gt;"</text:p>
            <text:p/>
            <text:p>Clear all button should appear beside the filtered by text</text:p>
            <text:p/>
            <text:p>On clicking the filter button, the selected life cycle phase should appear on the drop menu</text:p>
          </table:table-cell>
          <table:table-cell table:style-name="ce41"/>
          <table:table-cell table:number-columns-repeated="1021"/>
        </table:table-row>
        <table:table-row table:style-name="ro5">
          <table:table-cell table:style-name="ce61" office:value-type="string">
            <text:p>Exploratory</text:p>
          </table:table-cell>
          <table:table-cell table:style-name="ce40"/>
          <table:table-cell table:style-name="ce64"/>
          <table:table-cell table:style-name="ce43"/>
          <table:table-cell table:number-columns-repeated="1020"/>
        </table:table-row>
        <table:table-row table:style-name="ro29">
          <table:table-cell table:style-name="ce8" office:value-type="string">
            <text:p><text:span text:style-name="T5">Modify </text:span><text:span text:style-name="T5">order after </text:span><text:span text:style-name="T5">sorting</text:span><text:span text:style-name="T6"> </text:span></text:p>
            <text:p><text:span text:style-name="T6"/></text:p>
            <text:p><text:span text:style-name="T5">Steps: <text:s text:c="3"/></text:span></text:p>
            <text:p><text:span text:style-name="T6">1.Visit </text:span><text:span text:style-name="T6">https://night</text:span><text:span text:style-name="T6">ly.apinf.io</text:span></text:p>
            <text:p><text:span text:style-name="T6">2.Login as </text:span><text:span text:style-name="T6">registered </text:span><text:span text:style-name="T6">user <text:s text:c="2"/></text:span></text:p>
            <text:p><text:span text:style-name="T6">3.Add API </text:span></text:p>
            <text:p><text:span text:style-name="T6">4.Click on </text:span><text:span text:style-name="T6">'APIs' </text:span></text:p>
            <text:p><text:span text:style-name="T6">5.Go to ‘Sort </text:span><text:span text:style-name="T6">by’ drop </text:span><text:span text:style-name="T6">down menu </text:span><text:span text:style-name="T6">and select </text:span><text:span text:style-name="T6">'Name A-Z' </text:span></text:p>
            <text:p><text:span text:style-name="T5">Modify </text:span><text:span text:style-name="T5">order after </text:span><text:span text:style-name="T5">sorting</text:span><text:span text:style-name="T6"> </text:span></text:p>
            <text:p><text:span text:style-name="T6"/></text:p>
            <text:p><text:span text:style-name="T5">Steps: <text:s text:c="3"/></text:span></text:p>
            <text:p><text:span text:style-name="T6">1.Visit </text:span><text:span text:style-name="T6">https://night</text:span><text:span text:style-name="T6">ly.apinf.io</text:span></text:p>
            <text:p><text:span text:style-name="T6">2.Login as </text:span><text:span text:style-name="T6">registered </text:span><text:span text:style-name="T6">user <text:s text:c="2"/></text:span></text:p>
            <text:p><text:span text:style-name="T6">3.Add API </text:span></text:p>
            <text:p><text:span text:style-name="T6">4.Click on </text:span><text:span text:style-name="T6">'APIs' </text:span></text:p>
            <text:p><text:span text:style-name="T6">5.Go to ‘Sort </text:span><text:span text:style-name="T6">by’ drop </text:span><text:span text:style-name="T6">down menu </text:span><text:span text:style-name="T6">and select </text:span><text:span text:style-name="T6">'Name A-Z' </text:span></text:p>
            <text:p><text:span text:style-name="T6"/></text:p>
          </table:table-cell>
          <table:table-cell office:value-type="string">
            <text:p><text:span text:style-name="T5">Successful</text:span><text:span text:style-name="T6"> in </text:span><text:span text:style-name="T6">viewing APIs </text:span><text:span text:style-name="T6">in ascending </text:span><text:span text:style-name="T6">order (eg. </text:span><text:span text:style-name="T6">Alphabetical </text:span><text:span text:style-name="T6">order). <text:s text:c="2"/></text:span></text:p>
            <text:p><text:span text:style-name="T6">On selecting </text:span><text:span text:style-name="T6">‘Names Z-A’ </text:span><text:span text:style-name="T6">API cards </text:span><text:span text:style-name="T6">should <text:s/>be </text:span><text:span text:style-name="T6">sorted in </text:span><text:span text:style-name="T6">alphabeticall</text:span><text:span text:style-name="T6">y descending </text:span><text:span text:style-name="T6">order.</text:span><text:span text:style-name="T5">Succes</text:span><text:span text:style-name="T5">sful</text:span><text:span text:style-name="T6"> in </text:span><text:span text:style-name="T6">viewing APIs </text:span><text:span text:style-name="T6">in ascending </text:span><text:span text:style-name="T6">order (eg. </text:span><text:span text:style-name="T6">Alphabetical </text:span><text:span text:style-name="T6">order). <text:s text:c="2"/></text:span></text:p>
            <text:p><text:span text:style-name="T6">On selecting </text:span><text:span text:style-name="T6">‘Names Z-A’ </text:span><text:span text:style-name="T6">API cards </text:span><text:span text:style-name="T6">should <text:s/>be </text:span><text:span text:style-name="T6">sorted in </text:span><text:span text:style-name="T6">alphabeticall</text:span><text:span text:style-name="T6">y descending </text:span><text:span text:style-name="T6">order.</text:span></text:p>
          </table:table-cell>
          <table:table-cell table:style-name="ce41"/>
          <table:table-cell table:number-columns-repeated="1021"/>
        </table:table-row>
        <table:table-row table:style-name="ro23">
          <table:table-cell table:style-name="ce8" office:value-type="string">
            <text:p><text:span text:style-name="T5">Sort by </text:span><text:span text:style-name="T5">Most </text:span><text:span text:style-name="T5">Bookmarked</text:span><text:span text:style-name="T5">''</text:span></text:p>
            <text:p><text:span text:style-name="T6"/></text:p>
            <text:p><text:span text:style-name="T6">Steps: <text:s text:c="3"/></text:span></text:p>
            <text:p><text:span text:style-name="T6">1.Visit </text:span><text:span text:style-name="T6">https://night</text:span><text:span text:style-name="T6">ly.apinf.io</text:span></text:p>
            <text:p><text:span text:style-name="T6">2.Login as an </text:span><text:span text:style-name="T6">owner</text:span></text:p>
            <text:p><text:span text:style-name="T6">3.Click on </text:span><text:span text:style-name="T6">'APIs’</text:span></text:p>
            <text:p><text:span text:style-name="T6">4.Bookmark </text:span><text:span text:style-name="T6">APIs clicking </text:span><text:span text:style-name="T6">on 'flag' sign </text:span></text:p>
            <text:p><text:span text:style-name="T6">5.Go to 'Sort </text:span><text:span text:style-name="T6">by' tab and </text:span><text:span text:style-name="T6">select 'Most </text:span><text:span text:style-name="T6">Bookmarked</text:span><text:span text:style-name="T6">' from drop </text:span><text:span text:style-name="T6">down </text:span><text:span text:style-name="T6">menu.</text:span><text:span text:style-name="T5">Sort </text:span><text:span text:style-name="T5">by Most </text:span><text:span text:style-name="T5">Bookmarked</text:span><text:span text:style-name="T5">''</text:span></text:p>
            <text:p><text:span text:style-name="T6"/></text:p>
            <text:p><text:span text:style-name="T6">Steps: <text:s text:c="3"/></text:span></text:p>
            <text:p><text:span text:style-name="T6">1.Visit </text:span><text:span text:style-name="T6">https://night</text:span><text:span text:style-name="T6">ly.apinf.io</text:span></text:p>
            <text:p><text:span text:style-name="T6">2.Login as an </text:span><text:span text:style-name="T6">owner</text:span></text:p>
            <text:p><text:span text:style-name="T6">3.Click on </text:span><text:span text:style-name="T6">'APIs’</text:span></text:p>
            <text:p><text:span text:style-name="T6">4.Bookmark </text:span><text:span text:style-name="T6">APIs clicking </text:span><text:span text:style-name="T6">on 'flag' sign </text:span></text:p>
            <text:p><text:span text:style-name="T6">5.Go to 'Sort </text:span><text:span text:style-name="T6">by' tab and </text:span><text:span text:style-name="T6">select 'Most </text:span><text:span text:style-name="T6">Bookmarked</text:span><text:span text:style-name="T6">' from drop </text:span><text:span text:style-name="T6">down menu.</text:span></text:p>
          </table:table-cell>
          <table:table-cell office:value-type="string">
            <text:p><text:span text:style-name="T5">Successful</text:span><text:span text:style-name="T6"> in </text:span><text:span text:style-name="T6">sorting APIs </text:span><text:span text:style-name="T6">by ‘Most </text:span><text:span text:style-name="T6">Bookmarked</text:span><text:span text:style-name="T6">'. </text:span></text:p>
            <text:p><text:span text:style-name="T6">APIs should </text:span><text:span text:style-name="T6">appear with </text:span><text:span text:style-name="T6">descending </text:span><text:span text:style-name="T6">bookmark </text:span><text:span text:style-name="T6">numbers</text:span><text:span text:style-name="T5">Suc</text:span><text:span text:style-name="T5">cessful</text:span><text:span text:style-name="T6"> in </text:span><text:span text:style-name="T6">sorting APIs </text:span><text:span text:style-name="T6">by ‘Most </text:span><text:span text:style-name="T6">Bookmarked</text:span><text:span text:style-name="T6">'. </text:span></text:p>
            <text:p><text:span text:style-name="T6">APIs should </text:span><text:span text:style-name="T6">appear with </text:span><text:span text:style-name="T6">descending </text:span><text:span text:style-name="T6">bookmark </text:span><text:span text:style-name="T6">numbers</text:span></text:p>
          </table:table-cell>
          <table:table-cell table:style-name="ce41"/>
          <table:table-cell table:number-columns-repeated="1021"/>
        </table:table-row>
        <table:table-row table:style-name="ro21">
          <table:table-cell table:style-name="ce8" office:value-type="string">
            <text:p><text:span text:style-name="T5">Sort by </text:span><text:span text:style-name="T5">'Most </text:span><text:span text:style-name="T5">Recent''</text:span></text:p>
            <text:p><text:span text:style-name="T6"/></text:p>
            <text:p><text:span text:style-name="T5">Steps:</text:span><text:span text:style-name="T6"> </text:span></text:p>
            <text:p><text:span text:style-name="T6">1.Visit </text:span><text:span text:style-name="T6">https://night</text:span><text:span text:style-name="T6">ly.apinf.io</text:span></text:p>
            <text:p><text:span text:style-name="T6">2.Login as </text:span><text:span text:style-name="T6">owner </text:span></text:p>
            <text:p><text:span text:style-name="T6">3.Click on </text:span><text:span text:style-name="T6">'APIs’</text:span></text:p>
            <text:p><text:span text:style-name="T6">4.Go to 'Sort </text:span><text:span text:style-name="T6">by' tab and </text:span><text:span text:style-name="T6">select 'Most </text:span><text:span text:style-name="T6">Recent' from </text:span><text:span text:style-name="T6">drop down </text:span><text:span text:style-name="T6">menu</text:span></text:p>
            <text:p><text:span text:style-name="T6"><text:s/></text:span></text:p>
            <text:p><text:span text:style-name="T6"/></text:p>
            <text:p><text:span text:style-name="T5">Sort by </text:span><text:span text:style-name="T5">'Most </text:span><text:span text:style-name="T5">Recent''</text:span></text:p>
            <text:p><text:span text:style-name="T6"/></text:p>
            <text:p><text:span text:style-name="T5">Steps:</text:span><text:span text:style-name="T6"> </text:span></text:p>
            <text:p><text:span text:style-name="T6">1.Visit </text:span><text:span text:style-name="T6">https://night</text:span><text:span text:style-name="T6">ly.apinf.io</text:span></text:p>
            <text:p><text:span text:style-name="T6">2.Login as </text:span><text:span text:style-name="T6">owner </text:span></text:p>
            <text:p><text:span text:style-name="T6">3.Click on </text:span><text:span text:style-name="T6">'APIs’</text:span></text:p>
            <text:p><text:span text:style-name="T6">4.Go to 'Sort </text:span><text:span text:style-name="T6">by' tab and </text:span><text:span text:style-name="T6">select 'Most </text:span><text:span text:style-name="T6">Recent' from </text:span><text:span text:style-name="T6">drop down </text:span><text:span text:style-name="T6">menu</text:span></text:p>
            <text:p><text:span text:style-name="T6"><text:s/></text:span></text:p>
            <text:p><text:span text:style-name="T6"/></text:p>
            <text:p><text:span text:style-name="T6"/></text:p>
          </table:table-cell>
          <table:table-cell office:value-type="string">
            <text:p><text:span text:style-name="T5">Successful</text:span><text:span text:style-name="T6"> in </text:span><text:span text:style-name="T6">sorting APIs </text:span><text:span text:style-name="T6">by 'Date </text:span><text:span text:style-name="T6">created'.</text:span></text:p>
            <text:p><text:span text:style-name="T6">APIs created </text:span><text:span text:style-name="T6">most </text:span><text:span text:style-name="T6">recently </text:span><text:span text:style-name="T6">should </text:span><text:span text:style-name="T6">appear on </text:span><text:span text:style-name="T6">top of the </text:span><text:span text:style-name="T6">lease and </text:span><text:span text:style-name="T6">would </text:span><text:span text:style-name="T6">continue </text:span><text:span text:style-name="T6">with </text:span><text:span text:style-name="T6">descending </text:span><text:span text:style-name="T6">dates.</text:span><text:span text:style-name="T5">Succes</text:span><text:span text:style-name="T5">sful</text:span><text:span text:style-name="T6"> in </text:span><text:span text:style-name="T6">sorting APIs </text:span><text:span text:style-name="T6">by 'Date </text:span><text:span text:style-name="T6">created'.</text:span></text:p>
            <text:p><text:span text:style-name="T6">APIs created </text:span><text:span text:style-name="T6">most </text:span><text:span text:style-name="T6">recently </text:span><text:span text:style-name="T6">should </text:span><text:span text:style-name="T6">appear on </text:span><text:span text:style-name="T6">top of the </text:span><text:span text:style-name="T6">lease and </text:span><text:span text:style-name="T6">would </text:span><text:span text:style-name="T6">continue </text:span><text:span text:style-name="T6">with </text:span><text:span text:style-name="T6">descending </text:span><text:span text:style-name="T6">dates.</text:span></text:p>
          </table:table-cell>
          <table:table-cell table:style-name="ce41"/>
          <table:table-cell table:number-columns-repeated="1021"/>
        </table:table-row>
        <table:table-row table:style-name="ro25">
          <table:table-cell table:style-name="ce8" office:value-type="string">
            <text:p><text:span text:style-name="T5">Sort by </text:span><text:span text:style-name="T5">'Highest </text:span><text:span text:style-name="T5">Rating'</text:span></text:p>
            <text:p><text:span text:style-name="T6"/></text:p>
            <text:p><text:span text:style-name="T5">Steps:</text:span><text:span text:style-name="T6"> <text:s text:c="3"/></text:span></text:p>
            <text:p><text:span text:style-name="T6">1.Visit </text:span><text:span text:style-name="T6">https://night</text:span><text:span text:style-name="T6">ly.apinf.io</text:span></text:p>
            <text:p><text:span text:style-name="T6">2.Login as </text:span><text:span text:style-name="T6">owner </text:span></text:p>
            <text:p><text:span text:style-name="T6">3.Click on </text:span><text:span text:style-name="T6">'APIs’</text:span></text:p>
            <text:p><text:span text:style-name="T6">4.Go to 'Sort </text:span><text:span text:style-name="T6">by' and </text:span><text:span text:style-name="T6">select </text:span><text:span text:style-name="T6">'Highest </text:span><text:span text:style-name="T6">Rating' from </text:span><text:span text:style-name="T6">drop down </text:span><text:span text:style-name="T6">menu </text:span></text:p>
            <text:p><text:span text:style-name="T5">Sort by </text:span><text:span text:style-name="T5">'Highest </text:span><text:span text:style-name="T5">Rating'</text:span></text:p>
            <text:p><text:span text:style-name="T6"/></text:p>
            <text:p><text:span text:style-name="T5">Steps:</text:span><text:span text:style-name="T6"> <text:s text:c="3"/></text:span></text:p>
            <text:p><text:span text:style-name="T6">1.Visit </text:span><text:span text:style-name="T6">https://night</text:span><text:span text:style-name="T6">ly.apinf.io</text:span></text:p>
            <text:p><text:span text:style-name="T6">2.Login as </text:span><text:span text:style-name="T6">owner </text:span></text:p>
            <text:p><text:span text:style-name="T6">3.Click on </text:span><text:span text:style-name="T6">'APIs’</text:span></text:p>
            <text:p><text:span text:style-name="T6">4.Go to 'Sort </text:span><text:span text:style-name="T6">by' and </text:span><text:span text:style-name="T6">select </text:span><text:span text:style-name="T6">'Highest </text:span><text:span text:style-name="T6">Rating' from </text:span><text:span text:style-name="T6">drop down </text:span><text:span text:style-name="T6">menu </text:span></text:p>
            <text:p><text:span text:style-name="T6"/></text:p>
          </table:table-cell>
          <table:table-cell office:value-type="string">
            <text:p><text:span text:style-name="T5">Successful</text:span><text:span text:style-name="T6"> in </text:span><text:span text:style-name="T6">sorting APIs </text:span><text:span text:style-name="T6">by ' Highest </text:span><text:span text:style-name="T6">Rating '. <text:s/></text:span></text:p>
            <text:p><text:span text:style-name="T6">APIs with </text:span><text:span text:style-name="T6">highest </text:span><text:span text:style-name="T6">ratings </text:span><text:span text:style-name="T6">should </text:span><text:span text:style-name="T6">appear on </text:span><text:span text:style-name="T6">top of the </text:span><text:span text:style-name="T6">list and </text:span><text:span text:style-name="T6">would </text:span><text:span text:style-name="T6">continue </text:span><text:span text:style-name="T6">with </text:span><text:span text:style-name="T6">descending </text:span><text:span text:style-name="T6">rates</text:span></text:p>
            <text:p><text:span text:style-name="T5">Successful</text:span><text:span text:style-name="T6"> in </text:span><text:span text:style-name="T6">sorting APIs </text:span><text:span text:style-name="T6">by ' Highest </text:span><text:span text:style-name="T6">Rating '. <text:s/></text:span></text:p>
            <text:p><text:span text:style-name="T6">APIs with </text:span><text:span text:style-name="T6">highest </text:span><text:span text:style-name="T6">ratings </text:span><text:span text:style-name="T6">should </text:span><text:span text:style-name="T6">appear on </text:span><text:span text:style-name="T6">top of the </text:span><text:span text:style-name="T6">list and </text:span><text:span text:style-name="T6">would </text:span><text:span text:style-name="T6">continue </text:span><text:span text:style-name="T6">with </text:span><text:span text:style-name="T6">descending </text:span><text:span text:style-name="T6">rates</text:span></text:p>
            <text:p><text:span text:style-name="T6"/></text:p>
          </table:table-cell>
          <table:table-cell table:style-name="ce41"/>
          <table:table-cell table:number-columns-repeated="1021"/>
        </table:table-row>
        <table:table-row table:style-name="ro27">
          <table:table-cell table:style-name="ce8" office:value-type="string">
            <text:p><text:span text:style-name="T5">Toggling </text:span><text:span text:style-name="T5">between </text:span><text:span text:style-name="T5">Card and </text:span><text:span text:style-name="T5">table View</text:span></text:p>
            <text:p><text:span text:style-name="T6"/></text:p>
            <text:p><text:span text:style-name="T5">Steps:</text:span></text:p>
            <text:p><text:span text:style-name="T6">1.Visit </text:span><text:span text:style-name="T6">https://night</text:span><text:span text:style-name="T6">ly.apinf.io</text:span></text:p>
            <text:p><text:span text:style-name="T6">2.Login as </text:span><text:span text:style-name="T6">owner </text:span></text:p>
            <text:p><text:span text:style-name="T6">3.Click on </text:span><text:span text:style-name="T6">'APIs’</text:span></text:p>
            <text:p><text:span text:style-name="T6">4. Sort the </text:span><text:span text:style-name="T6">APIs in any </text:span><text:span text:style-name="T6">criteria </text:span><text:span text:style-name="T6">(Names (A-</text:span><text:span text:style-name="T6">Z), (Z-A), </text:span><text:span text:style-name="T6">Most recent, </text:span><text:span text:style-name="T6">Most </text:span><text:span text:style-name="T6">Bookmarked </text:span><text:span text:style-name="T6">or Most </text:span><text:span text:style-name="T6">rated)</text:span></text:p>
            <text:p><text:span text:style-name="T6">5. Toggle </text:span><text:span text:style-name="T6">between </text:span><text:span text:style-name="T6">card view </text:span><text:span text:style-name="T6">and table </text:span><text:span text:style-name="T6">view</text:span><text:span text:style-name="T5">Togglin</text:span><text:span text:style-name="T5">g between </text:span><text:span text:style-name="T5">Card and </text:span><text:span text:style-name="T5">table View</text:span></text:p>
            <text:p><text:span text:style-name="T6"/></text:p>
            <text:p><text:span text:style-name="T5">Steps:</text:span></text:p>
            <text:p><text:span text:style-name="T6">1.Visit </text:span><text:span text:style-name="T6">https://night</text:span><text:span text:style-name="T6">ly.apinf.io</text:span></text:p>
            <text:p><text:span text:style-name="T6">2.Login as </text:span><text:span text:style-name="T6">owner </text:span></text:p>
            <text:p><text:span text:style-name="T6">3.Click on </text:span><text:span text:style-name="T6">'APIs’</text:span></text:p>
            <text:p><text:span text:style-name="T6">4. Sort the </text:span><text:span text:style-name="T6">APIs in any </text:span><text:span text:style-name="T6">criteria </text:span><text:span text:style-name="T6">(Names (A-</text:span><text:span text:style-name="T6">Z), (Z-A), </text:span><text:span text:style-name="T6">Most recent, </text:span><text:span text:style-name="T6">Most </text:span><text:span text:style-name="T6">Bookmarked </text:span><text:span text:style-name="T6">or Most </text:span><text:span text:style-name="T6">rated)</text:span></text:p>
            <text:p><text:span text:style-name="T6">5. Toggle </text:span><text:span text:style-name="T6">between </text:span><text:span text:style-name="T6">card view </text:span><text:span text:style-name="T6">and table </text:span><text:span text:style-name="T6">view</text:span></text:p>
          </table:table-cell>
          <table:table-cell office:value-type="string">
            <text:p>In any view, APIs should retain selected sorting criteria.</text:p>
          </table:table-cell>
          <table:table-cell table:style-name="ce41"/>
          <table:table-cell table:number-columns-repeated="1021"/>
        </table:table-row>
        <table:table-row table:style-name="ro33">
          <table:table-cell table:style-name="ce8" office:value-type="string">
            <text:p><text:span text:style-name="T5">Bookmark </text:span><text:span text:style-name="T5">API from </text:span><text:span text:style-name="T5">single API </text:span><text:span text:style-name="T5">view</text:span></text:p>
            <text:p><text:span text:style-name="T6"/></text:p>
            <text:p><text:span text:style-name="T5">Steps:</text:span><text:span text:style-name="T6"> <text:s text:c="3"/></text:span></text:p>
            <text:p><text:span text:style-name="T6">1.Visit </text:span><text:span text:style-name="T6">https://night</text:span><text:span text:style-name="T6">ly.apinf.io</text:span></text:p>
            <text:p><text:span text:style-name="T6">2.Login as a </text:span><text:span text:style-name="T6">API owner </text:span><text:span text:style-name="T6">by clicking </text:span><text:span text:style-name="T6">on 'Sign In' </text:span></text:p>
            <text:p><text:span text:style-name="T6">3.Go to </text:span><text:span text:style-name="T6">'APIs’</text:span></text:p>
            <text:p><text:span text:style-name="T6">4.Select and </text:span><text:span text:style-name="T6">click on any </text:span><text:span text:style-name="T6">API </text:span></text:p>
            <text:p><text:span text:style-name="T6">5.Click on </text:span><text:span text:style-name="T6">‘Bookmark’ </text:span><text:span text:style-name="T6">button on </text:span><text:span text:style-name="T6">top of API </text:span><text:span text:style-name="T6">profile. <text:s text:c="2"/></text:span></text:p>
            <text:p><text:span text:style-name="T5">Bookmark </text:span><text:span text:style-name="T5">API from </text:span><text:span text:style-name="T5">single API </text:span><text:span text:style-name="T5">view</text:span></text:p>
            <text:p><text:span text:style-name="T6"/></text:p>
            <text:p><text:span text:style-name="T5">Steps:</text:span><text:span text:style-name="T6"> <text:s text:c="3"/></text:span></text:p>
            <text:p><text:span text:style-name="T6">1.Visit </text:span><text:span text:style-name="T6">https://night</text:span><text:span text:style-name="T6">ly.apinf.io</text:span></text:p>
            <text:p><text:span text:style-name="T6">2.Login as a </text:span><text:span text:style-name="T6">API owner </text:span><text:span text:style-name="T6">by clicking </text:span><text:span text:style-name="T6">on 'Sign In' </text:span></text:p>
            <text:p><text:span text:style-name="T6">3.Go to </text:span><text:span text:style-name="T6">'APIs’</text:span></text:p>
            <text:p><text:span text:style-name="T6">4.Select and </text:span><text:span text:style-name="T6">click on any </text:span><text:span text:style-name="T6">API </text:span></text:p>
            <text:p><text:span text:style-name="T6">5.Click on </text:span><text:span text:style-name="T6">‘Bookmark’ </text:span><text:span text:style-name="T6">button on </text:span><text:span text:style-name="T6">top of API </text:span><text:span text:style-name="T6">profile. <text:s text:c="2"/></text:span></text:p>
            <text:p><text:span text:style-name="T6"/></text:p>
          </table:table-cell>
          <table:table-cell office:value-type="string">
            <text:p><text:span text:style-name="T5">Successful</text:span><text:span text:style-name="T6"> in </text:span><text:span text:style-name="T6">bookmarkin</text:span><text:span text:style-name="T6">g the <text:s/>API </text:span><text:span text:style-name="T6">from profile.</text:span></text:p>
            <text:p><text:span text:style-name="T6"/></text:p>
            <text:p><text:span text:style-name="T6">In API </text:span><text:span text:style-name="T6">profile, the </text:span><text:span text:style-name="T6">number of </text:span><text:span text:style-name="T6">Bookmark </text:span><text:span text:style-name="T6">appears. </text:span><text:span text:style-name="T6">Bookmark </text:span><text:span text:style-name="T6">button text </text:span><text:span text:style-name="T6">is changed </text:span><text:span text:style-name="T6">into </text:span><text:span text:style-name="T6">“Unbookmar</text:span><text:span text:style-name="T6">k”.</text:span></text:p>
            <text:p><text:span text:style-name="T6"/></text:p>
            <text:p><text:span text:style-name="T6">Bookmark is </text:span><text:span text:style-name="T6">visible in ‘My </text:span><text:span text:style-name="T6">bookmarks’ </text:span><text:span text:style-name="T6">in Catalog </text:span><text:span text:style-name="T6">view. </text:span></text:p>
            <text:p><text:span text:style-name="T5">Successful</text:span><text:span text:style-name="T6"> in </text:span><text:span text:style-name="T6">bookmarkin</text:span><text:span text:style-name="T6">g the <text:s/>API </text:span><text:span text:style-name="T6">from profile.</text:span></text:p>
            <text:p><text:span text:style-name="T6"/></text:p>
            <text:p><text:span text:style-name="T6">In API </text:span><text:span text:style-name="T6">profile, the </text:span><text:span text:style-name="T6">number of </text:span><text:span text:style-name="T6">Bookmark </text:span><text:span text:style-name="T6">appears. </text:span><text:span text:style-name="T6">Bookmark </text:span><text:span text:style-name="T6">button text </text:span><text:span text:style-name="T6">is changed </text:span><text:span text:style-name="T6">into </text:span><text:span text:style-name="T6">“Unbookmar</text:span><text:span text:style-name="T6">k”.</text:span></text:p>
            <text:p><text:span text:style-name="T6"/></text:p>
            <text:p><text:span text:style-name="T6">Bookmark is </text:span><text:span text:style-name="T6">visible in ‘My </text:span><text:span text:style-name="T6">bookmarks’ </text:span><text:span text:style-name="T6">in Catalog </text:span><text:span text:style-name="T6">view. </text:span></text:p>
            <text:p><text:span text:style-name="T6"/></text:p>
          </table:table-cell>
          <table:table-cell table:style-name="ce41"/>
          <table:table-cell table:number-columns-repeated="1021"/>
        </table:table-row>
        <table:table-row table:style-name="ro17">
          <table:table-cell table:style-name="ce8" office:value-type="string">
            <text:p><text:span text:style-name="T5">Remove </text:span><text:span text:style-name="T5">bookmark </text:span><text:span text:style-name="T5">from single </text:span><text:span text:style-name="T5">API view</text:span></text:p>
            <text:p><text:span text:style-name="T5"/></text:p>
            <text:p><text:span text:style-name="T5">Steps:</text:span><text:span text:style-name="T6"> <text:s text:c="3"/></text:span></text:p>
            <text:p><text:span text:style-name="T6">1.Visit </text:span><text:span text:style-name="T6">https://night</text:span><text:span text:style-name="T6">ly.apinf.io</text:span></text:p>
            <text:p><text:span text:style-name="T6">2.Login as a </text:span><text:span text:style-name="T6">API owner </text:span><text:span text:style-name="T6">by clicking </text:span><text:span text:style-name="T6">on 'Sign In' </text:span></text:p>
            <text:p><text:span text:style-name="T6">3.Go to </text:span><text:span text:style-name="T6">'APIs’</text:span></text:p>
            <text:p><text:span text:style-name="T6">4.Select and </text:span><text:span text:style-name="T6">bookmark </text:span><text:span text:style-name="T6">API by </text:span><text:span text:style-name="T6">clicking on </text:span><text:span text:style-name="T6">'flag' sign </text:span></text:p>
            <text:p><text:span text:style-name="T6">5.Remove </text:span><text:span text:style-name="T6">bookmark by </text:span><text:span text:style-name="T6">clicking on </text:span><text:span text:style-name="T6">‘flag’ sign </text:span><text:span text:style-name="T6">again </text:span></text:p>
          </table:table-cell>
          <table:table-cell table:style-name="ce55" office:value-type="string">
            <text:p><text:span text:style-name="T5"><text:s/></text:span><text:span text:style-name="T5">Successful </text:span><text:span text:style-name="T6">removing </text:span><text:span text:style-name="T6">bookmark </text:span><text:span text:style-name="T6">from single </text:span><text:span text:style-name="T6">API view and </text:span><text:span text:style-name="T6">it is not </text:span><text:span text:style-name="T6">visible <text:s/>in </text:span><text:span text:style-name="T6">‘My </text:span><text:span text:style-name="T6">bookmarks’ </text:span><text:span text:style-name="T6">in Catalog </text:span><text:span text:style-name="T6">view. </text:span></text:p>
          </table:table-cell>
          <table:table-cell table:style-name="ce41"/>
          <table:table-cell table:number-columns-repeated="1021"/>
        </table:table-row>
        <table:table-row table:style-name="ro12">
          <table:table-cell table:style-name="ce55" office:value-type="string">
            <text:p><text:span text:style-name="T5">API Catalog </text:span><text:span text:style-name="T5">Filtering</text:span></text:p>
            <text:p><text:span text:style-name="T6"/></text:p>
            <text:p><text:span text:style-name="T5">Steps:</text:span></text:p>
            <text:p><text:span text:style-name="T6">1.Visit </text:span><text:span text:style-name="T6">https://night</text:span><text:span text:style-name="T6">ly.apinf.io</text:span></text:p>
            <text:p><text:span text:style-name="T6">2.Login as </text:span><text:span text:style-name="T6">registered </text:span><text:span text:style-name="T6">user <text:s/></text:span></text:p>
            <text:p><text:span text:style-name="T6">3.Go to <text:s/></text:span><text:span text:style-name="T6">'APIs’</text:span></text:p>
            <text:p><text:span text:style-name="T6">4. Click on </text:span><text:span text:style-name="T6">filter button</text:span></text:p>
            <text:p><text:span text:style-name="T6">5. Select a </text:span><text:span text:style-name="T6">life cycle </text:span><text:span text:style-name="T6">phases(e.g. </text:span><text:span text:style-name="T6">Design, </text:span><text:span text:style-name="T6">Developmen</text:span><text:span text:style-name="T6">t, Testing, </text:span><text:span text:style-name="T6">Production, </text:span><text:span text:style-name="T6">Deprecated) </text:span><text:span text:style-name="T6">from </text:span><text:span text:style-name="T6">dropmenu</text:span></text:p>
            <text:p><text:span text:style-name="T6">6. Click Filter</text:span></text:p>
            <text:p><text:span text:style-name="T6">7. Observe </text:span><text:span text:style-name="T6">the change </text:span><text:span text:style-name="T6">in view</text:span></text:p>
            <text:p><text:span text:style-name="T6">8. Click Clear </text:span><text:span text:style-name="T6">button from </text:span><text:span text:style-name="T6">the filter </text:span><text:span text:style-name="T6">menu or </text:span><text:span text:style-name="T6">Clear All </text:span><text:span text:style-name="T6">button on </text:span><text:span text:style-name="T6">the view</text:span></text:p>
          </table:table-cell>
          <table:table-cell office:value-type="string">
            <text:p>API catalog should return in the default view.</text:p>
            <text:p/>
            <text:p>All APIs (irrespective to life cycle phase) should appear</text:p>
          </table:table-cell>
          <table:table-cell table:style-name="ce41"/>
          <table:table-cell table:number-columns-repeated="1021"/>
        </table:table-row>
        <table:table-row table:style-name="ro3">
          <table:table-cell table:style-name="ce16" office:value-type="string">
            <text:p>Negative</text:p>
          </table:table-cell>
          <table:table-cell table:style-name="ce20" table:number-columns-repeated="3"/>
          <table:table-cell table:number-columns-repeated="9"/>
          <table:table-cell table:style-name="ce39"/>
          <table:table-cell table:number-columns-repeated="1010"/>
        </table:table-row>
        <table:table-row table:style-name="ro18">
          <table:table-cell table:style-name="ce9" office:value-type="string">
            <text:p>API Catalog Filtering</text:p>
            <text:p/>
            <text:p>Steps:</text:p>
            <text:p><text:span text:style-name="T6">1.Visit </text:span><text:span text:style-name="T6">https://night</text:span><text:span text:style-name="T6">ly.apinf.io</text:span></text:p>
            <text:p><text:span text:style-name="T6">2.Login as </text:span><text:span text:style-name="T6">registered </text:span><text:span text:style-name="T6">user <text:s/></text:span></text:p>
            <text:p><text:span text:style-name="T6">3.Go to <text:s/></text:span><text:span text:style-name="T6">'APIs’</text:span></text:p>
            <text:p><text:span text:style-name="T6">4. Click on </text:span><text:span text:style-name="T6">filter button</text:span></text:p>
            <text:p><text:span text:style-name="T6">5. Select a </text:span><text:span text:style-name="T6">life cycle </text:span><text:span text:style-name="T6">phases that </text:span><text:span text:style-name="T6">no API has in </text:span><text:span text:style-name="T6">the catalog</text:span></text:p>
            <text:p><text:span text:style-name="T6">6. Click Filter</text:span></text:p>
          </table:table-cell>
          <table:table-cell office:value-type="string">
            <text:p>API catalog should show no API.</text:p>
            <text:p/>
            <text:p>Text "No API is available." should appear.</text:p>
          </table:table-cell>
          <table:table-cell table:number-columns-repeated="2"/>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62" office:value-type="string">
            <text:p>Delete</text:p>
          </table:table-cell>
          <table:table-cell table:style-name="ce63" table:number-columns-repeated="3"/>
          <table:table-cell table:number-columns-repeated="1020"/>
        </table:table-row>
        <table:table-row table:style-name="ro3" table:number-rows-repeated="2">
          <table:table-cell table:style-name="ce8"/>
          <table:table-cell table:number-columns-repeated="21"/>
          <table:table-cell table:style-name="ce8" table:number-columns-repeated="1002"/>
        </table:table-row>
        <table:table-row table:style-name="ro3">
          <table:table-cell table:style-name="ce8"/>
          <table:table-cell table:number-columns-repeated="1023"/>
        </table:table-row>
        <table:table-row table:style-name="ro3" table:number-rows-repeated="1048549">
          <table:table-cell table:number-columns-repeated="1024"/>
        </table:table-row>
        <table:table-row table:style-name="ro3">
          <table:table-cell table:number-columns-repeated="1024"/>
        </table:table-row>
        <table:named-expressions/>
      </table:table>
      <table:table table:name="Organizations" table:style-name="ta18"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API Catalog</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21">
          <table:table-cell table:style-name="ce9" office:value-type="string">
            <text:p>Add Organization</text:p>
            <text:p/>
            <text:p>Steps: </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Click on </text:span><text:span text:style-name="T6">'Add </text:span><text:span text:style-name="T6">Organization</text:span><text:span text:style-name="T6">' button <text:s/></text:span></text:p>
            <text:p><text:span text:style-name="T6">5.Enter the </text:span><text:span text:style-name="T6">details: </text:span></text:p>
            <text:p><text:span text:style-name="T6">- Name, </text:span><text:span text:style-name="T6">URL,Descript</text:span><text:span text:style-name="T6">ion</text:span></text:p>
            <text:p><text:span text:style-name="T6">- Contact: </text:span><text:span text:style-name="T6">Name,phone</text:span><text:span text:style-name="T6">,email </text:span><text:span text:style-name="T6">address</text:span></text:p>
            <text:p><text:span text:style-name="T6">6.Click on </text:span><text:span text:style-name="T6">'Save' button </text:span><text:span text:style-name="T6"><text:s/>Add </text:span><text:span text:style-name="T6">Organization</text:span></text:p>
            <text:p><text:span text:style-name="T6"/></text:p>
            <text:p><text:span text:style-name="T6">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Click on </text:span><text:span text:style-name="T6">'Add </text:span><text:span text:style-name="T6">Organization</text:span><text:span text:style-name="T6">' button <text:s/></text:span></text:p>
            <text:p><text:span text:style-name="T6">5.Enter the </text:span><text:span text:style-name="T6">details: </text:span></text:p>
            <text:p><text:span text:style-name="T6">- Name, </text:span><text:span text:style-name="T6">URL,Descript</text:span><text:span text:style-name="T6">ion</text:span></text:p>
            <text:p><text:span text:style-name="T6">- Contact: </text:span><text:span text:style-name="T6">Name,phone</text:span><text:span text:style-name="T6">,email </text:span><text:span text:style-name="T6">address</text:span></text:p>
            <text:p><text:span text:style-name="T6">6.Click on </text:span><text:span text:style-name="T6">'Save' button </text:span><text:span text:style-name="T6"><text:s/></text:span></text:p>
          </table:table-cell>
          <table:table-cell office:value-type="string">
            <text:p><text:span text:style-name="T5"><text:s/></text:span><text:span text:style-name="T5">Successful</text:span><text:span text:style-name="T6"> </text:span><text:span text:style-name="T6">adding </text:span><text:span text:style-name="T6">organization. </text:span></text:p>
            <text:p><text:span text:style-name="T5">Verification</text:span><text:span text:style-name="T6">:</text:span></text:p>
            <text:p><text:span text:style-name="T6">Go to </text:span><text:span text:style-name="T6">‘Organizatio</text:span><text:span text:style-name="T6">n’ catalog </text:span><text:span text:style-name="T6">and check if </text:span><text:span text:style-name="T6">added </text:span><text:span text:style-name="T6">organization </text:span><text:span text:style-name="T6">found from </text:span><text:span text:style-name="T6">catalog. </text:span></text:p>
            <text:p><text:span text:style-name="T5"><text:s/></text:span><text:span text:style-name="T5">Successful</text:span><text:span text:style-name="T6"> </text:span><text:span text:style-name="T6">adding </text:span><text:span text:style-name="T6">organization. </text:span></text:p>
            <text:p><text:span text:style-name="T5">Verification</text:span><text:span text:style-name="T6">:</text:span></text:p>
            <text:p><text:span text:style-name="T6">Go to </text:span><text:span text:style-name="T6">‘Organizatio</text:span><text:span text:style-name="T6">n’ catalog </text:span><text:span text:style-name="T6">and check if </text:span><text:span text:style-name="T6">added </text:span><text:span text:style-name="T6">organization </text:span><text:span text:style-name="T6">found from </text:span><text:span text:style-name="T6">catalog. </text:span></text:p>
            <text:p><text:span text:style-name="T6"/></text:p>
          </table:table-cell>
          <table:table-cell table:number-columns-repeated="1022"/>
        </table:table-row>
        <table:table-row table:style-name="ro34">
          <table:table-cell table:style-name="ce9" office:value-type="string">
            <text:p>Connect APIs to organization <text:s/></text:p>
            <text:p/>
            <text:p>Steps: </text:p>
            <text:p><text:span text:style-name="T6">1.Visit </text:span><text:span text:style-name="T6">https://night</text:span><text:span text:style-name="T6">ly.apinf.io <text:s/></text:span></text:p>
            <text:p><text:span text:style-name="T6">2.Login as </text:span><text:span text:style-name="T6">admin</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Connect API </text:span><text:span text:style-name="T6">to </text:span><text:span text:style-name="T6">organization' </text:span><text:span text:style-name="T6">button</text:span></text:p>
            <text:p><text:span text:style-name="T6">7.Select API </text:span><text:span text:style-name="T6">from drop </text:span><text:span text:style-name="T6">down menu </text:span></text:p>
            <text:p><text:span text:style-name="T6">8.Click on </text:span><text:span text:style-name="T6">'Connect' </text:span><text:span text:style-name="T6">button </text:span><text:span text:style-name="T6">Connect </text:span><text:span text:style-name="T6">APIs to </text:span><text:span text:style-name="T6">organization <text:s/></text:span></text:p>
            <text:p><text:span text:style-name="T6"/></text:p>
            <text:p><text:span text:style-name="T6">Steps: </text:span></text:p>
            <text:p><text:span text:style-name="T6">1.Visit </text:span><text:span text:style-name="T6">https://night</text:span><text:span text:style-name="T6">ly.apinf.io <text:s/></text:span></text:p>
            <text:p><text:span text:style-name="T6">2.Login as </text:span><text:span text:style-name="T6">admin</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Connect API </text:span><text:span text:style-name="T6">to </text:span><text:span text:style-name="T6">organization' </text:span><text:span text:style-name="T6">button</text:span></text:p>
            <text:p><text:span text:style-name="T6">7.Select API </text:span><text:span text:style-name="T6">from drop </text:span><text:span text:style-name="T6">down menu </text:span></text:p>
            <text:p><text:span text:style-name="T6">8.Click on </text:span><text:span text:style-name="T6">'Connect' </text:span><text:span text:style-name="T6">button </text:span></text:p>
          </table:table-cell>
          <table:table-cell office:value-type="string">
            <text:p>Displays <text:span text:style-name="T5">successful </text:span><text:span text:style-name="T6">message <text:s/></text:span><text:span text:style-name="T5">'Connecting </text:span><text:span text:style-name="T5">API to </text:span><text:span text:style-name="T5">organization </text:span><text:span text:style-name="T5">successful' </text:span><text:span text:style-name="T6">and </text:span><text:span text:style-name="T6">connected </text:span><text:span text:style-name="T6">API shown </text:span><text:span text:style-name="T6">on </text:span><text:span text:style-name="T6">organization </text:span><text:span text:style-name="T6">profile view.</text:span></text:p>
            <text:p><text:span text:style-name="T6"/></text:p>
            <text:p><text:span text:style-name="T5">Verification:</text:span><text:span text:style-name="T6"> </text:span></text:p>
            <text:p><text:span text:style-name="T6">Click on the </text:span><text:span text:style-name="T6">API card. On </text:span><text:span text:style-name="T6">the API </text:span><text:span text:style-name="T6">profile </text:span><text:span text:style-name="T6">header, the </text:span><text:span text:style-name="T6">connected </text:span><text:span text:style-name="T6">organization’</text:span><text:span text:style-name="T6">s name </text:span><text:span text:style-name="T6">should </text:span><text:span text:style-name="T6">appear as <text:s/></text:span><text:span text:style-name="T6">hyperlinkDis</text:span><text:span text:style-name="T6">plays </text:span><text:span text:style-name="T5">successful </text:span><text:span text:style-name="T6">message <text:s/></text:span><text:span text:style-name="T5">'Connecting </text:span><text:span text:style-name="T5">API to </text:span><text:span text:style-name="T5">organization </text:span><text:span text:style-name="T5">successful' </text:span><text:span text:style-name="T6">and </text:span><text:span text:style-name="T6">connected </text:span><text:span text:style-name="T6">API shown </text:span><text:span text:style-name="T6">on </text:span><text:span text:style-name="T6">organization </text:span><text:span text:style-name="T6">profile view.</text:span></text:p>
            <text:p><text:span text:style-name="T6"/></text:p>
            <text:p><text:span text:style-name="T5">Verification:</text:span><text:span text:style-name="T6"> </text:span></text:p>
            <text:p><text:span text:style-name="T6">Click on the </text:span><text:span text:style-name="T6">API card. On </text:span><text:span text:style-name="T6">the API </text:span><text:span text:style-name="T6">profile </text:span><text:span text:style-name="T6">header, the </text:span><text:span text:style-name="T6">connected </text:span><text:span text:style-name="T6">organization’</text:span><text:span text:style-name="T6">s name </text:span><text:span text:style-name="T6">should </text:span><text:span text:style-name="T6">appear as <text:s/></text:span><text:span text:style-name="T6">hyperlink</text:span></text:p>
          </table:table-cell>
          <table:table-cell table:number-columns-repeated="1022"/>
        </table:table-row>
        <table:table-row table:style-name="ro28">
          <table:table-cell table:style-name="ce68" office:value-type="string">
            <text:p><text:span text:style-name="T5">Upload Logo </text:span><text:span text:style-name="T5"><text:s text:c="2"/></text:span></text:p>
            <text:p><text:span text:style-name="T6"/></text:p>
            <text:p><text:span text:style-name="T5">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Settings' tab </text:span><text:span text:style-name="T6"><text:s/></text:span></text:p>
            <text:p><text:span text:style-name="T6">7.Add logo </text:span><text:span text:style-name="T6">by clicking </text:span><text:span text:style-name="T6">on 'Upload </text:span><text:span text:style-name="T6">logo' <text:s/>button </text:span></text:p>
            <text:p><text:span text:style-name="T5">Upload Logo </text:span><text:span text:style-name="T5"><text:s text:c="2"/></text:span></text:p>
            <text:p><text:span text:style-name="T6"/></text:p>
            <text:p><text:span text:style-name="T5">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Settings' tab </text:span><text:span text:style-name="T6"><text:s/></text:span></text:p>
            <text:p><text:span text:style-name="T6">7.Add logo </text:span><text:span text:style-name="T6">by clicking </text:span><text:span text:style-name="T6">on 'Upload </text:span><text:span text:style-name="T6">logo' <text:s/>button </text:span></text:p>
            <text:p><text:span text:style-name="T6"/></text:p>
          </table:table-cell>
          <table:table-cell office:value-type="string">
            <text:p><text:span text:style-name="T5">Successful</text:span><text:span text:style-name="T6"> in </text:span><text:span text:style-name="T6">uploading </text:span><text:span text:style-name="T6">logo <text:s/>and it </text:span><text:span text:style-name="T6">is visible in </text:span><text:span text:style-name="T6">organization’</text:span><text:span text:style-name="T6">s profile </text:span><text:span text:style-name="T6">view. </text:span><text:span text:style-name="T5">Successful</text:span><text:span text:style-name="T6"> in </text:span><text:span text:style-name="T6">uploading </text:span><text:span text:style-name="T6">logo <text:s/>and it </text:span><text:span text:style-name="T6">is visible in </text:span><text:span text:style-name="T6">organization’</text:span><text:span text:style-name="T6">s profile </text:span><text:span text:style-name="T6">view. </text:span></text:p>
          </table:table-cell>
          <table:table-cell table:style-name="ce41"/>
          <table:table-cell table:style-name="ce49"/>
          <table:table-cell table:number-columns-repeated="1020"/>
        </table:table-row>
        <table:table-row table:style-name="ro35">
          <table:table-cell table:style-name="ce9" office:value-type="string">
            <text:p>Upload Cover image <text:s text:c="2"/></text:p>
            <text:p>Steps: </text:p>
            <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Settings' tab </text:span><text:span text:style-name="T6"><text:s/></text:span></text:p>
            <text:p><text:span text:style-name="T6">7.Click on </text:span><text:span text:style-name="T6">'Upload </text:span><text:span text:style-name="T6">cover image' </text:span><text:span text:style-name="T6">button </text:span></text:p>
            <text:p><text:span text:style-name="T5"/></text:p>
            <text:p><text:span text:style-name="T5"/></text:p>
            <text:p><text:span text:style-name="T5"><text:s text:c="3"/></text:span></text:p>
            <text:p><text:span text:style-name="T5">Upload </text:span><text:span text:style-name="T5">Cover image </text:span><text:span text:style-name="T5"><text:s text:c="2"/></text:span></text:p>
            <text:p><text:span text:style-name="T5">Steps: </text:span></text:p>
            <text:p><text:span text:style-name="T5"/></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Settings' tab </text:span><text:span text:style-name="T6"><text:s/></text:span></text:p>
            <text:p><text:span text:style-name="T6">7.Click on </text:span><text:span text:style-name="T6">'Upload </text:span><text:span text:style-name="T6">cover image' </text:span><text:span text:style-name="T6">button </text:span></text:p>
            <text:p><text:span text:style-name="T5"/></text:p>
            <text:p><text:span text:style-name="T5"/></text:p>
            <text:p><text:span text:style-name="T5"><text:s text:c="3"/></text:span></text:p>
            <text:p><text:span text:style-name="T5"/></text:p>
          </table:table-cell>
          <table:table-cell office:value-type="string">
            <text:p><text:span text:style-name="T5">Successful </text:span><text:span text:style-name="T6">in </text:span><text:span text:style-name="T6">uploading </text:span><text:span text:style-name="T6">cover image </text:span><text:span text:style-name="T6">and it is </text:span><text:span text:style-name="T6">visible in </text:span><text:span text:style-name="T6">organization’</text:span><text:span text:style-name="T6">s profile </text:span><text:span text:style-name="T6">view. <text:s/></text:span><text:span text:style-name="T5">Successful </text:span><text:span text:style-name="T6">in </text:span><text:span text:style-name="T6">uploading </text:span><text:span text:style-name="T6">cover image </text:span><text:span text:style-name="T6">and it is </text:span><text:span text:style-name="T6">visible in </text:span><text:span text:style-name="T6">organization’</text:span><text:span text:style-name="T6">s profile </text:span><text:span text:style-name="T6">view. <text:s/></text:span></text:p>
          </table:table-cell>
          <table:table-cell table:style-name="ce41"/>
          <table:table-cell table:number-columns-repeated="1021"/>
        </table:table-row>
        <table:table-row table:style-name="ro36">
          <table:table-cell table:style-name="ce9" office:value-type="string">
            <text:p>Content Management: number of APIs per page</text:p>
            <text:p/>
            <text:p>Steps: </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Settings' tab </text:span><text:span text:style-name="T6"><text:s/></text:span></text:p>
            <text:p><text:span text:style-name="T6">7.Go to </text:span><text:span text:style-name="T6">'Content </text:span><text:span text:style-name="T6">Managemen</text:span><text:span text:style-name="T6">t': ‘Number </text:span><text:span text:style-name="T6">of APIs per </text:span><text:span text:style-name="T6">page’ <text:s/></text:span></text:p>
            <text:p><text:span text:style-name="T6">8.Select the </text:span><text:span text:style-name="T6">number </text:span><text:span text:style-name="T6">other than </text:span><text:span text:style-name="T6">default from </text:span><text:span text:style-name="T6">drop <text:s/>down </text:span><text:span text:style-name="T6">menu</text:span></text:p>
            <text:p><text:span text:style-name="T6">9.Click on </text:span><text:span text:style-name="T6">'Save' button </text:span><text:span text:style-name="T6"><text:s/></text:span></text:p>
            <text:p><text:span text:style-name="T5"/></text:p>
            <text:p><text:span text:style-name="T5"/></text:p>
            <text:p><text:span text:style-name="T5">Content </text:span><text:span text:style-name="T5">Managemen</text:span><text:span text:style-name="T5">t: number of </text:span><text:span text:style-name="T5">APIs per </text:span><text:span text:style-name="T5">page</text:span></text:p>
            <text:p><text:span text:style-name="T5"/></text:p>
            <text:p><text:span text:style-name="T5">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Settings' tab </text:span><text:span text:style-name="T6"><text:s/></text:span></text:p>
            <text:p><text:span text:style-name="T6">7.Go to </text:span><text:span text:style-name="T6">'Content </text:span><text:span text:style-name="T6">Managemen</text:span><text:span text:style-name="T6">t': ‘Number </text:span><text:span text:style-name="T6">of APIs per </text:span><text:span text:style-name="T6">page’ <text:s/></text:span></text:p>
            <text:p><text:span text:style-name="T6">8.Select the </text:span><text:span text:style-name="T6">number </text:span><text:span text:style-name="T6">other than </text:span><text:span text:style-name="T6">default from </text:span><text:span text:style-name="T6">drop <text:s/>down </text:span><text:span text:style-name="T6">menu</text:span></text:p>
            <text:p><text:span text:style-name="T6">9.Click on </text:span><text:span text:style-name="T6">'Save' button </text:span><text:span text:style-name="T6"><text:s/></text:span></text:p>
            <text:p><text:span text:style-name="T5"/></text:p>
            <text:p><text:span text:style-name="T5"/></text:p>
            <text:p><text:span text:style-name="T5"/></text:p>
          </table:table-cell>
          <table:table-cell office:value-type="string">
            <text:p><text:span text:style-name="T5">Successful</text:span><text:span text:style-name="T6"> in </text:span><text:span text:style-name="T6">setting </text:span><text:span text:style-name="T6">number of </text:span><text:span text:style-name="T6">APIs per </text:span><text:span text:style-name="T6">page . </text:span></text:p>
            <text:p><text:span text:style-name="T6"/></text:p>
            <text:p><text:span text:style-name="T5">Verification:</text:span></text:p>
            <text:p><text:span text:style-name="T6">Go to </text:span><text:span text:style-name="T6">organization </text:span><text:span text:style-name="T6">profile and </text:span><text:span text:style-name="T6">check if the </text:span><text:span text:style-name="T6">number of </text:span><text:span text:style-name="T6">APIs </text:span><text:span text:style-name="T6">displayed </text:span><text:span text:style-name="T6">there </text:span><text:span text:style-name="T6">corresponds </text:span><text:span text:style-name="T6">to the </text:span><text:span text:style-name="T6">number </text:span><text:span text:style-name="T6">selected </text:span><text:span text:style-name="T6">from the </text:span><text:span text:style-name="T6">drop down </text:span><text:span text:style-name="T6">menu.</text:span></text:p>
            <text:p><text:span text:style-name="T5">Successful</text:span><text:span text:style-name="T6"> in </text:span><text:span text:style-name="T6">setting </text:span><text:span text:style-name="T6">number of </text:span><text:span text:style-name="T6">APIs per </text:span><text:span text:style-name="T6">page . </text:span></text:p>
            <text:p><text:span text:style-name="T6"/></text:p>
            <text:p><text:span text:style-name="T5">Verification:</text:span></text:p>
            <text:p><text:span text:style-name="T6">Go to </text:span><text:span text:style-name="T6">organization </text:span><text:span text:style-name="T6">profile and </text:span><text:span text:style-name="T6">check if the </text:span><text:span text:style-name="T6">number of </text:span><text:span text:style-name="T6">APIs </text:span><text:span text:style-name="T6">displayed </text:span><text:span text:style-name="T6">there </text:span><text:span text:style-name="T6">corresponds </text:span><text:span text:style-name="T6">to the </text:span><text:span text:style-name="T6">number </text:span><text:span text:style-name="T6">selected </text:span><text:span text:style-name="T6">from the </text:span><text:span text:style-name="T6">drop down </text:span><text:span text:style-name="T6">menu.</text:span></text:p>
            <text:p><text:span text:style-name="T6"/></text:p>
          </table:table-cell>
          <table:table-cell table:style-name="ce41"/>
          <table:table-cell table:number-columns-repeated="1021"/>
        </table:table-row>
        <table:table-row table:style-name="ro37">
          <table:table-cell table:style-name="ce9" office:value-type="string">
            <text:p>15.9 Content Management: number of media items <text:s/>per page</text:p>
            <text:p/>
            <text:p>Steps: </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Settings' tab </text:span><text:span text:style-name="T6"><text:s/></text:span></text:p>
            <text:p><text:span text:style-name="T6">7.Go to </text:span><text:span text:style-name="T6">'Content </text:span><text:span text:style-name="T6">Managemen</text:span><text:span text:style-name="T6">t': ’Number </text:span><text:span text:style-name="T6">of media </text:span><text:span text:style-name="T6">items per </text:span><text:span text:style-name="T6">page’ </text:span></text:p>
            <text:p><text:span text:style-name="T6">8.Select </text:span><text:span text:style-name="T6">‘number’ </text:span><text:span text:style-name="T6">other than </text:span><text:span text:style-name="T6">default from </text:span><text:span text:style-name="T6">drop down </text:span><text:span text:style-name="T6">menu <text:s/></text:span></text:p>
            <text:p><text:span text:style-name="T6">9.Click on </text:span><text:span text:style-name="T6">'Save' button </text:span><text:span text:style-name="T6"><text:s/>15.9 </text:span><text:span text:style-name="T6">Content </text:span><text:span text:style-name="T6">Managemen</text:span><text:span text:style-name="T6">t: number of </text:span><text:span text:style-name="T6">media items <text:s/></text:span><text:span text:style-name="T6">per page</text:span></text:p>
            <text:p><text:span text:style-name="T6"/></text:p>
            <text:p><text:span text:style-name="T6">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Settings' tab </text:span><text:span text:style-name="T6"><text:s/></text:span></text:p>
            <text:p><text:span text:style-name="T6">7.Go to </text:span><text:span text:style-name="T6">'Content </text:span><text:span text:style-name="T6">Managemen</text:span><text:span text:style-name="T6">t': ’Number </text:span><text:span text:style-name="T6">of media </text:span><text:span text:style-name="T6">items per </text:span><text:span text:style-name="T6">page’ </text:span></text:p>
            <text:p><text:span text:style-name="T6">8.Select </text:span><text:span text:style-name="T6">‘number’ </text:span><text:span text:style-name="T6">other than </text:span><text:span text:style-name="T6">default from </text:span><text:span text:style-name="T6">drop down </text:span><text:span text:style-name="T6">menu <text:s/></text:span></text:p>
            <text:p><text:span text:style-name="T6">9.Click on </text:span><text:span text:style-name="T6">'Save' button </text:span><text:span text:style-name="T6"><text:s/></text:span></text:p>
          </table:table-cell>
          <table:table-cell office:value-type="string">
            <text:p><text:span text:style-name="T5">Successful</text:span><text:span text:style-name="T6"> in </text:span><text:span text:style-name="T6">setting </text:span><text:span text:style-name="T6">number of </text:span><text:span text:style-name="T6">media items </text:span><text:span text:style-name="T6">per page. <text:s text:c="4"/></text:span></text:p>
            <text:p><text:span text:style-name="T6"/></text:p>
            <text:p><text:span text:style-name="T5">Verification:</text:span></text:p>
            <text:p><text:span text:style-name="T6">Go to </text:span><text:span text:style-name="T6">organization </text:span><text:span text:style-name="T6">profile and </text:span><text:span text:style-name="T6">check if the </text:span><text:span text:style-name="T6">number of </text:span><text:span text:style-name="T6">media items </text:span><text:span text:style-name="T6">displayed </text:span><text:span text:style-name="T6">there </text:span><text:span text:style-name="T6">corresponds </text:span><text:span text:style-name="T6">to the </text:span><text:span text:style-name="T6">number </text:span><text:span text:style-name="T6">selected </text:span><text:span text:style-name="T6">from the </text:span><text:span text:style-name="T6">drop down </text:span><text:span text:style-name="T6">menu.</text:span><text:span text:style-name="T5">Succe</text:span><text:span text:style-name="T5">ssful</text:span><text:span text:style-name="T6"> in </text:span><text:span text:style-name="T6">setting </text:span><text:span text:style-name="T6">number of </text:span><text:span text:style-name="T6">media items </text:span><text:span text:style-name="T6">per page. <text:s text:c="4"/></text:span></text:p>
            <text:p><text:span text:style-name="T6"/></text:p>
            <text:p><text:span text:style-name="T5">Verification:</text:span></text:p>
            <text:p><text:span text:style-name="T6">Go to </text:span><text:span text:style-name="T6">organization </text:span><text:span text:style-name="T6">profile and </text:span><text:span text:style-name="T6">check if the </text:span><text:span text:style-name="T6">number of </text:span><text:span text:style-name="T6">media items </text:span><text:span text:style-name="T6">displayed </text:span><text:span text:style-name="T6">there </text:span><text:span text:style-name="T6">corresponds </text:span><text:span text:style-name="T6">to the </text:span><text:span text:style-name="T6">number </text:span><text:span text:style-name="T6">selected </text:span><text:span text:style-name="T6">from the </text:span><text:span text:style-name="T6">drop down </text:span><text:span text:style-name="T6">menu.</text:span></text:p>
          </table:table-cell>
          <table:table-cell table:style-name="ce41"/>
          <table:table-cell table:number-columns-repeated="1021"/>
        </table:table-row>
        <table:table-row table:style-name="ro35">
          <table:table-cell table:style-name="ce9" office:value-type="string">
            <text:p>Add Social Media Platforms </text:p>
            <text:p/>
            <text:p>Steps: </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Settings' tab </text:span><text:span text:style-name="T6"><text:s/></text:span></text:p>
            <text:p><text:span text:style-name="T6">7.Go to </text:span><text:span text:style-name="T6">'Social </text:span><text:span text:style-name="T6">Media </text:span><text:span text:style-name="T6">Platforms' </text:span></text:p>
            <text:p><text:span text:style-name="T6">8.Add social </text:span><text:span text:style-name="T6">media links </text:span><text:span text:style-name="T6">in the </text:span><text:span text:style-name="T6">respective </text:span><text:span text:style-name="T6">text fields: </text:span><text:span text:style-name="T6">Facebook,T</text:span><text:span text:style-name="T6">witter, </text:span><text:span text:style-name="T6">Instagram </text:span><text:span text:style-name="T6">,Linked In</text:span></text:p>
            <text:p><text:span text:style-name="T6">9.Click on </text:span><text:span text:style-name="T6">'Save' button </text:span><text:span text:style-name="T6"><text:s/></text:span></text:p>
            <text:p><text:span text:style-name="T5">Add Social </text:span><text:span text:style-name="T5">Media </text:span><text:span text:style-name="T5">Platforms </text:span></text:p>
            <text:p><text:span text:style-name="T5"/></text:p>
            <text:p><text:span text:style-name="T5">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Settings' tab </text:span><text:span text:style-name="T6"><text:s/></text:span></text:p>
            <text:p><text:span text:style-name="T6">7.Go to </text:span><text:span text:style-name="T6">'Social </text:span><text:span text:style-name="T6">Media </text:span><text:span text:style-name="T6">Platforms' </text:span></text:p>
            <text:p><text:span text:style-name="T6">8.Add social </text:span><text:span text:style-name="T6">media links </text:span><text:span text:style-name="T6">in the </text:span><text:span text:style-name="T6">respective </text:span><text:span text:style-name="T6">text fields: </text:span><text:span text:style-name="T6">Facebook,T</text:span><text:span text:style-name="T6">witter, </text:span><text:span text:style-name="T6">Instagram </text:span><text:span text:style-name="T6">,Linked In</text:span></text:p>
            <text:p><text:span text:style-name="T6">9.Click on </text:span><text:span text:style-name="T6">'Save' button </text:span><text:span text:style-name="T6"><text:s/></text:span></text:p>
            <text:p><text:span text:style-name="T5"/></text:p>
          </table:table-cell>
          <table:table-cell office:value-type="string">
            <text:p><text:span text:style-name="T5">Successful</text:span><text:span text:style-name="T6"> </text:span><text:span text:style-name="T6">adding social </text:span><text:span text:style-name="T6">media </text:span><text:span text:style-name="T6">platforms. </text:span><text:span text:style-name="T6">Added </text:span><text:span text:style-name="T6">media links </text:span><text:span text:style-name="T6">are </text:span><text:span text:style-name="T6">displayed in </text:span><text:span text:style-name="T6">organization </text:span><text:span text:style-name="T6">profile view </text:span><text:span text:style-name="T6">and they are </text:span><text:span text:style-name="T6">clickable. <text:s/></text:span></text:p>
            <text:p><text:span text:style-name="T5">Successful</text:span><text:span text:style-name="T6"> </text:span><text:span text:style-name="T6">adding social </text:span><text:span text:style-name="T6">media </text:span><text:span text:style-name="T6">platforms. </text:span><text:span text:style-name="T6">Added </text:span><text:span text:style-name="T6">media links </text:span><text:span text:style-name="T6">are </text:span><text:span text:style-name="T6">displayed in </text:span><text:span text:style-name="T6">organization </text:span><text:span text:style-name="T6">profile view </text:span><text:span text:style-name="T6">and they are </text:span><text:span text:style-name="T6">clickable. <text:s/></text:span></text:p>
            <text:p><text:span text:style-name="T6"/></text:p>
          </table:table-cell>
          <table:table-cell table:style-name="ce41"/>
          <table:table-cell table:number-columns-repeated="1021"/>
        </table:table-row>
        <table:table-row table:style-name="ro37">
          <table:table-cell table:style-name="ce9" office:value-type="string">
            <text:p>15.11 Add Organization Manager</text:p>
            <text:p/>
            <text:p>Steps: </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onnect </text:span><text:span text:style-name="T6">APIs to </text:span><text:span text:style-name="T6">organization <text:s/></text:span></text:p>
            <text:p><text:span text:style-name="T6">7.Click on </text:span><text:span text:style-name="T6">'Settings' tab </text:span><text:span text:style-name="T6"><text:s/></text:span></text:p>
            <text:p><text:span text:style-name="T6">8.Go to </text:span><text:span text:style-name="T6">'Organizatio</text:span><text:span text:style-name="T6">n Managers' </text:span></text:p>
            <text:p><text:span text:style-name="T6">9.Enter </text:span><text:span text:style-name="T6">email </text:span><text:span text:style-name="T6">address of a </text:span><text:span text:style-name="T6">registered </text:span><text:span text:style-name="T6">user</text:span></text:p>
            <text:p><text:span text:style-name="T6">10.Click on </text:span><text:span text:style-name="T6">'Add' button <text:s/></text:span></text:p>
            <text:p><text:span text:style-name="T5"/></text:p>
            <text:p><text:span text:style-name="T5">15.11 Add </text:span><text:span text:style-name="T5">Organizatio</text:span><text:span text:style-name="T5">n Manager</text:span></text:p>
            <text:p><text:span text:style-name="T5"/></text:p>
            <text:p><text:span text:style-name="T5">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onnect </text:span><text:span text:style-name="T6">APIs to </text:span><text:span text:style-name="T6">organization <text:s/></text:span></text:p>
            <text:p><text:span text:style-name="T6">7.Click on </text:span><text:span text:style-name="T6">'Settings' tab </text:span><text:span text:style-name="T6"><text:s/></text:span></text:p>
            <text:p><text:span text:style-name="T6">8.Go to </text:span><text:span text:style-name="T6">'Organizatio</text:span><text:span text:style-name="T6">n Managers' </text:span></text:p>
            <text:p><text:span text:style-name="T6">9.Enter </text:span><text:span text:style-name="T6">email </text:span><text:span text:style-name="T6">address of a </text:span><text:span text:style-name="T6">registered </text:span><text:span text:style-name="T6">user</text:span></text:p>
            <text:p><text:span text:style-name="T6">10.Click on </text:span><text:span text:style-name="T6">'Add' button <text:s/></text:span></text:p>
            <text:p><text:span text:style-name="T5"/></text:p>
            <text:p><text:span text:style-name="T5"/></text:p>
          </table:table-cell>
          <table:table-cell office:value-type="string">
            <text:p><text:span text:style-name="T5">Successful</text:span><text:span text:style-name="T6"> </text:span><text:span text:style-name="T6">adding </text:span><text:span text:style-name="T6">Organization </text:span><text:span text:style-name="T6">manager </text:span><text:span text:style-name="T6">who has the </text:span><text:span text:style-name="T6">same rights </text:span><text:span text:style-name="T6">as the </text:span><text:span text:style-name="T6">original API </text:span><text:span text:style-name="T6">manager.</text:span></text:p>
            <text:p><text:span text:style-name="T6"/></text:p>
            <text:p><text:span text:style-name="T6">Verify if </text:span><text:span text:style-name="T6">being </text:span><text:span text:style-name="T6">organization </text:span><text:span text:style-name="T6">manager can </text:span><text:span text:style-name="T6">edit and </text:span><text:span text:style-name="T6">delete the </text:span><text:span text:style-name="T6">API after an </text:span><text:span text:style-name="T6">API has been </text:span><text:span text:style-name="T6">connected </text:span><text:span text:style-name="T6">to </text:span><text:span text:style-name="T6">organization</text:span><text:span text:style-name="T5">Successful</text:span><text:span text:style-name="T6"> </text:span><text:span text:style-name="T6">adding </text:span><text:span text:style-name="T6">Organization </text:span><text:span text:style-name="T6">manager </text:span><text:span text:style-name="T6">who has the </text:span><text:span text:style-name="T6">same rights </text:span><text:span text:style-name="T6">as the </text:span><text:span text:style-name="T6">original API </text:span><text:span text:style-name="T6">manager.</text:span></text:p>
            <text:p><text:span text:style-name="T6"/></text:p>
            <text:p><text:span text:style-name="T6">Verify if </text:span><text:span text:style-name="T6">being </text:span><text:span text:style-name="T6">organization </text:span><text:span text:style-name="T6">manager can </text:span><text:span text:style-name="T6">edit and </text:span><text:span text:style-name="T6">delete the </text:span><text:span text:style-name="T6">API after an </text:span><text:span text:style-name="T6">API has been </text:span><text:span text:style-name="T6">connected </text:span><text:span text:style-name="T6">to </text:span><text:span text:style-name="T6">organization</text:span></text:p>
          </table:table-cell>
          <table:table-cell table:style-name="ce41"/>
          <table:table-cell table:number-columns-repeated="1021"/>
        </table:table-row>
        <table:table-row table:style-name="ro22">
          <table:table-cell table:style-name="ce9" office:value-type="string">
            <text:p>Mark APIs as featured ones</text:p>
            <text:p/>
            <text:p>Steps: </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 to open </text:span><text:span text:style-name="T6">its profile</text:span></text:p>
            <text:p><text:span text:style-name="T6">6.Connect </text:span><text:span text:style-name="T6">API to </text:span><text:span text:style-name="T6">organization </text:span></text:p>
            <text:p><text:span text:style-name="T6">7.Go to </text:span><text:span text:style-name="T6">above </text:span><text:span text:style-name="T6">connected </text:span><text:span text:style-name="T6">API </text:span></text:p>
            <text:p><text:span text:style-name="T6">8.Click on </text:span><text:span text:style-name="T6">the pin </text:span><text:span text:style-name="T6">button in </text:span><text:span text:style-name="T6">upper right </text:span><text:span text:style-name="T6">corner in API </text:span><text:span text:style-name="T6">card </text:span></text:p>
            <text:p><text:span text:style-name="T5">Mark APIs </text:span><text:span text:style-name="T5">as featured </text:span><text:span text:style-name="T5">ones</text:span></text:p>
            <text:p><text:span text:style-name="T5"/></text:p>
            <text:p><text:span text:style-name="T5">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 to open </text:span><text:span text:style-name="T6">its profile</text:span></text:p>
            <text:p><text:span text:style-name="T6">6.Connect </text:span><text:span text:style-name="T6">API to </text:span><text:span text:style-name="T6">organization </text:span></text:p>
            <text:p><text:span text:style-name="T6">7.Go to </text:span><text:span text:style-name="T6">above </text:span><text:span text:style-name="T6">connected </text:span><text:span text:style-name="T6">API </text:span></text:p>
            <text:p><text:span text:style-name="T6">8.Click on </text:span><text:span text:style-name="T6">the pin </text:span><text:span text:style-name="T6">button in </text:span><text:span text:style-name="T6">upper right </text:span><text:span text:style-name="T6">corner in API </text:span><text:span text:style-name="T6">card </text:span></text:p>
            <text:p><text:span text:style-name="T5"/></text:p>
          </table:table-cell>
          <table:table-cell office:value-type="string">
            <text:p><text:span text:style-name="T5">Successful</text:span><text:span text:style-name="T6"> in </text:span><text:span text:style-name="T6">marking API </text:span><text:span text:style-name="T6">as a featured </text:span><text:span text:style-name="T6">one. </text:span></text:p>
            <text:p><text:span text:style-name="T6"/></text:p>
            <text:p><text:span text:style-name="T5">Verification:</text:span><text:span text:style-name="T6"> </text:span></text:p>
            <text:p><text:span text:style-name="T6">Go to </text:span><text:span text:style-name="T6">organization </text:span><text:span text:style-name="T6">profile and </text:span><text:span text:style-name="T6">check if </text:span><text:span text:style-name="T6">marked API </text:span><text:span text:style-name="T6">listed under </text:span><text:span text:style-name="T6">‘Featured </text:span><text:span text:style-name="T6">APIs’ </text:span><text:span text:style-name="T6">section. </text:span></text:p>
            <text:p><text:span text:style-name="T5">Successful</text:span><text:span text:style-name="T6"> in </text:span><text:span text:style-name="T6">marking API </text:span><text:span text:style-name="T6">as a featured </text:span><text:span text:style-name="T6">one. </text:span></text:p>
            <text:p><text:span text:style-name="T6"/></text:p>
            <text:p><text:span text:style-name="T5">Verification:</text:span><text:span text:style-name="T6"> </text:span></text:p>
            <text:p><text:span text:style-name="T6">Go to </text:span><text:span text:style-name="T6">organization </text:span><text:span text:style-name="T6">profile and </text:span><text:span text:style-name="T6">check if </text:span><text:span text:style-name="T6">marked API </text:span><text:span text:style-name="T6">listed under </text:span><text:span text:style-name="T6">‘Featured </text:span><text:span text:style-name="T6">APIs’ </text:span><text:span text:style-name="T6">section. </text:span></text:p>
            <text:p><text:span text:style-name="T6"/></text:p>
          </table:table-cell>
          <table:table-cell table:style-name="ce41"/>
          <table:table-cell table:number-columns-repeated="1021"/>
        </table:table-row>
        <table:table-row table:style-name="ro5">
          <table:table-cell table:style-name="ce61" office:value-type="string">
            <text:p>Exploratory</text:p>
          </table:table-cell>
          <table:table-cell table:style-name="ce40"/>
          <table:table-cell table:style-name="ce64"/>
          <table:table-cell table:style-name="ce43"/>
          <table:table-cell table:number-columns-repeated="1020"/>
        </table:table-row>
        <table:table-row table:style-name="ro28">
          <table:table-cell table:style-name="ce8" office:value-type="string">
            <text:p><text:span text:style-name="T5">Settings: </text:span><text:span text:style-name="T5">Edit </text:span><text:span text:style-name="T5">Organizatio</text:span><text:span text:style-name="T5">n details</text:span></text:p>
            <text:p><text:span text:style-name="T6"/></text:p>
            <text:p><text:span text:style-name="T5">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6.Select and </text:span><text:span text:style-name="T6">click on </text:span><text:span text:style-name="T6">above </text:span><text:span text:style-name="T6">organization </text:span><text:span text:style-name="T6">added in </text:span><text:span text:style-name="T6">preceeding </text:span><text:span text:style-name="T6">testcase</text:span></text:p>
            <text:p><text:span text:style-name="T6">7.Click on </text:span><text:span text:style-name="T6">'Settings' </text:span></text:p>
            <text:p><text:span text:style-name="T6">8.Go to </text:span><text:span text:style-name="T6">'General'/'Co</text:span><text:span text:style-name="T6">ntact' to edit </text:span><text:span text:style-name="T6">details (eg. <text:s/></text:span><text:span text:style-name="T6">Name/URL/</text:span><text:span text:style-name="T6">Description/</text:span><text:span text:style-name="T6">phone/email</text:span><text:span text:style-name="T6">)</text:span></text:p>
            <text:p><text:span text:style-name="T6">9.Click on </text:span><text:span text:style-name="T6">'Save' button </text:span><text:span text:style-name="T5">Settings: </text:span><text:span text:style-name="T5">Edit </text:span><text:span text:style-name="T5">Organizatio</text:span><text:span text:style-name="T5">n details</text:span></text:p>
            <text:p><text:span text:style-name="T6"/></text:p>
            <text:p><text:span text:style-name="T5">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6.Select and </text:span><text:span text:style-name="T6">click on </text:span><text:span text:style-name="T6">above </text:span><text:span text:style-name="T6">organization </text:span><text:span text:style-name="T6">added in </text:span><text:span text:style-name="T6">preceeding </text:span><text:span text:style-name="T6">testcase</text:span></text:p>
            <text:p><text:span text:style-name="T6">7.Click on </text:span><text:span text:style-name="T6">'Settings' </text:span></text:p>
            <text:p><text:span text:style-name="T6">8.Go to </text:span><text:span text:style-name="T6">'General'/'Co</text:span><text:span text:style-name="T6">ntact' to edit </text:span><text:span text:style-name="T6">details (eg. <text:s/></text:span><text:span text:style-name="T6">Name/URL/</text:span><text:span text:style-name="T6">Description/</text:span><text:span text:style-name="T6">phone/email</text:span><text:span text:style-name="T6">)</text:span></text:p>
            <text:p><text:span text:style-name="T6">9.Click on </text:span><text:span text:style-name="T6">'Save' button </text:span></text:p>
          </table:table-cell>
          <table:table-cell office:value-type="string">
            <text:p><text:span text:style-name="T5">Successful</text:span><text:span text:style-name="T6"> in</text:span><text:span text:style-name="T5"> </text:span><text:span text:style-name="T6">editing and </text:span><text:span text:style-name="T6">saving </text:span><text:span text:style-name="T6">organization </text:span><text:span text:style-name="T6">details</text:span><text:span text:style-name="T5">Succe</text:span><text:span text:style-name="T5">ssful</text:span><text:span text:style-name="T6"> in</text:span><text:span text:style-name="T5"> </text:span><text:span text:style-name="T6">editing and </text:span><text:span text:style-name="T6">saving </text:span><text:span text:style-name="T6">organization </text:span><text:span text:style-name="T6">details</text:span></text:p>
          </table:table-cell>
          <table:table-cell table:style-name="ce41"/>
          <table:table-cell table:number-columns-repeated="1021"/>
        </table:table-row>
        <table:table-row table:style-name="ro26">
          <table:table-cell table:style-name="ce8" office:value-type="string">
            <text:p><text:span text:style-name="T5">Organizatio</text:span><text:span text:style-name="T5">n profile : </text:span><text:span text:style-name="T5">filter APIs </text:span><text:span text:style-name="T5">based on </text:span><text:span text:style-name="T5">Lifecycle </text:span><text:span text:style-name="T5">status</text:span></text:p>
            <text:p><text:span text:style-name="T6"/></text:p>
            <text:p><text:span text:style-name="T5">Pre-</text:span><text:span text:style-name="T5">requisite:</text:span><text:span text:style-name="T6"> </text:span><text:span text:style-name="T6">APIs with </text:span><text:span text:style-name="T6">Lifecycle </text:span><text:span text:style-name="T6">status exist </text:span><text:span text:style-name="T6">already </text:span></text:p>
            <text:p><text:span text:style-name="T6"/></text:p>
            <text:p><text:span text:style-name="T5">Steps:</text:span><text:span text:style-name="T6">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onnect </text:span><text:span text:style-name="T6">APIs to </text:span><text:span text:style-name="T6">above added </text:span><text:span text:style-name="T6">organization </text:span></text:p>
            <text:p><text:span text:style-name="T6">7.Go to </text:span><text:span text:style-name="T6">organization </text:span><text:span text:style-name="T6">profile </text:span></text:p>
            <text:p><text:span text:style-name="T6">8.Click on </text:span><text:span text:style-name="T6">'filter' icon </text:span></text:p>
            <text:p><text:span text:style-name="T6">9.Select the </text:span><text:span text:style-name="T6">Lifecycle </text:span><text:span text:style-name="T6">status from </text:span><text:span text:style-name="T6">drop down </text:span><text:span text:style-name="T6">menu </text:span></text:p>
            <text:p><text:span text:style-name="T6">10.Click on </text:span><text:span text:style-name="T6">'Filter' </text:span><text:span text:style-name="T6">button </text:span><text:span text:style-name="T5">Organizatio</text:span><text:span text:style-name="T5">n profile : </text:span><text:span text:style-name="T5">filter APIs </text:span><text:span text:style-name="T5">based on </text:span><text:span text:style-name="T5">Lifecycle </text:span><text:span text:style-name="T5">status</text:span></text:p>
            <text:p><text:span text:style-name="T6"/></text:p>
            <text:p><text:span text:style-name="T5">Pre-</text:span><text:span text:style-name="T5">requisite:</text:span><text:span text:style-name="T6"> </text:span><text:span text:style-name="T6">APIs with </text:span><text:span text:style-name="T6">Lifecycle </text:span><text:span text:style-name="T6">status exist </text:span><text:span text:style-name="T6">already </text:span></text:p>
            <text:p><text:span text:style-name="T6"/></text:p>
            <text:p><text:span text:style-name="T5">Steps:</text:span><text:span text:style-name="T6">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onnect </text:span><text:span text:style-name="T6">APIs to </text:span><text:span text:style-name="T6">above added </text:span><text:span text:style-name="T6">organization </text:span></text:p>
            <text:p><text:span text:style-name="T6">7.Go to </text:span><text:span text:style-name="T6">organization </text:span><text:span text:style-name="T6">profile </text:span></text:p>
            <text:p><text:span text:style-name="T6">8.Click on </text:span><text:span text:style-name="T6">'filter' icon </text:span></text:p>
            <text:p><text:span text:style-name="T6">9.Select the </text:span><text:span text:style-name="T6">Lifecycle </text:span><text:span text:style-name="T6">status from </text:span><text:span text:style-name="T6">drop down </text:span><text:span text:style-name="T6">menu </text:span></text:p>
            <text:p><text:span text:style-name="T6">10.Click on </text:span><text:span text:style-name="T6">'Filter' </text:span><text:span text:style-name="T6">button </text:span></text:p>
          </table:table-cell>
          <table:table-cell office:value-type="string">
            <text:p>Shows APIs filtered based on selected Lifecycle status </text:p>
            <text:p/>
            <text:p>Shows APIs filtered based on selected Lifecycle status </text:p>
            <text:p/>
            <text:p/>
          </table:table-cell>
          <table:table-cell table:style-name="ce41"/>
          <table:table-cell table:number-columns-repeated="1021"/>
        </table:table-row>
        <table:table-row table:style-name="ro37">
          <table:table-cell table:style-name="ce8" office:value-type="string">
            <text:p><text:span text:style-name="T5">Sort APIs </text:span><text:span text:style-name="T5">that are </text:span><text:span text:style-name="T5">connected </text:span><text:span text:style-name="T5">to </text:span><text:span text:style-name="T5">organization</text:span></text:p>
            <text:p><text:span text:style-name="T6"/></text:p>
            <text:p><text:span text:style-name="T5">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 </text:span><text:span text:style-name="T6">selec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onnect </text:span><text:span text:style-name="T6">APIs to </text:span><text:span text:style-name="T6">above added </text:span><text:span text:style-name="T6">organization </text:span></text:p>
            <text:p><text:span text:style-name="T6">7.Go to </text:span><text:span text:style-name="T6">organization </text:span><text:span text:style-name="T6">profile </text:span></text:p>
            <text:p><text:span text:style-name="T6">8.Go to 'Sort </text:span><text:span text:style-name="T6">by' and </text:span><text:span text:style-name="T6">select any </text:span><text:span text:style-name="T6">one of the </text:span><text:span text:style-name="T6">options from </text:span><text:span text:style-name="T6">drop menu: </text:span><text:span text:style-name="T6">Names(A-</text:span><text:span text:style-name="T6">Z)/Newest </text:span><text:span text:style-name="T6">created/Boo</text:span><text:span text:style-name="T6">kmarks/Rati</text:span><text:span text:style-name="T6">ngs </text:span></text:p>
            <text:p><text:span text:style-name="T6"/></text:p>
            <text:p><text:span text:style-name="T5">Sort APIs </text:span><text:span text:style-name="T5">that are </text:span><text:span text:style-name="T5">connected </text:span><text:span text:style-name="T5">to </text:span><text:span text:style-name="T5">organization</text:span></text:p>
            <text:p><text:span text:style-name="T6"/></text:p>
            <text:p><text:span text:style-name="T5">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 </text:span><text:span text:style-name="T6">selec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onnect </text:span><text:span text:style-name="T6">APIs to </text:span><text:span text:style-name="T6">above added </text:span><text:span text:style-name="T6">organization </text:span></text:p>
            <text:p><text:span text:style-name="T6">7.Go to </text:span><text:span text:style-name="T6">organization </text:span><text:span text:style-name="T6">profile </text:span></text:p>
            <text:p><text:span text:style-name="T6">8.Go to 'Sort </text:span><text:span text:style-name="T6">by' and </text:span><text:span text:style-name="T6">select any </text:span><text:span text:style-name="T6">one of the </text:span><text:span text:style-name="T6">options from </text:span><text:span text:style-name="T6">drop menu: </text:span><text:span text:style-name="T6">Names(A-</text:span><text:span text:style-name="T6">Z)/Newest </text:span><text:span text:style-name="T6">created/Boo</text:span><text:span text:style-name="T6">kmarks/Rati</text:span><text:span text:style-name="T6">ngs </text:span></text:p>
            <text:p><text:span text:style-name="T6"/></text:p>
            <text:p><text:span text:style-name="T6"/></text:p>
          </table:table-cell>
          <table:table-cell office:value-type="string">
            <text:p>Shows sorted APIs based on selected option. </text:p>
          </table:table-cell>
          <table:table-cell table:style-name="ce41"/>
          <table:table-cell table:number-columns-repeated="1021"/>
        </table:table-row>
        <table:table-row table:style-name="ro3">
          <table:table-cell table:style-name="ce16" office:value-type="string">
            <text:p>Negative</text:p>
          </table:table-cell>
          <table:table-cell table:style-name="ce20" table:number-columns-repeated="3"/>
          <table:table-cell table:number-columns-repeated="9"/>
          <table:table-cell table:style-name="ce39"/>
          <table:table-cell table:number-columns-repeated="1010"/>
        </table:table-row>
        <table:table-row table:style-name="ro3">
          <table:table-cell table:style-name="ce9"/>
          <table:table-cell table:number-columns-repeated="3"/>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62" office:value-type="string">
            <text:p>Delete</text:p>
          </table:table-cell>
          <table:table-cell table:style-name="ce63" table:number-columns-repeated="3"/>
          <table:table-cell table:number-columns-repeated="1020"/>
        </table:table-row>
        <table:table-row table:style-name="ro14">
          <table:table-cell table:style-name="ce55" office:value-type="string">
            <text:p><text:span text:style-name="T5">Delete </text:span><text:span text:style-name="T5">Organizatio</text:span><text:span text:style-name="T5">n</text:span><text:span text:style-name="T6"> <text:s/></text:span></text:p>
            <text:p><text:span text:style-name="T6"/></text:p>
            <text:p><text:span text:style-name="T5">Steps:</text:span><text:span text:style-name="T6">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Add </text:span><text:span text:style-name="T6">Organization </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 to open </text:span><text:span text:style-name="T6">its profile</text:span></text:p>
            <text:p><text:span text:style-name="T6">6.Click on </text:span><text:span text:style-name="T6">'Settings' tab </text:span><text:span text:style-name="T6"><text:s/></text:span></text:p>
            <text:p><text:span text:style-name="T6">7.Go to </text:span><text:span text:style-name="T6">'Delete </text:span><text:span text:style-name="T6">Organization</text:span><text:span text:style-name="T6">’ <text:s/></text:span></text:p>
            <text:p><text:span text:style-name="T6">8.Click on </text:span><text:span text:style-name="T6">'Delete' </text:span><text:span text:style-name="T6">button <text:s text:c="3"/></text:span></text:p>
            <text:p><text:span text:style-name="T6">9.Confirm by </text:span><text:span text:style-name="T6">clicking on </text:span><text:span text:style-name="T6">‘delete’ </text:span><text:span text:style-name="T6">button in </text:span><text:span text:style-name="T6">the user </text:span><text:span text:style-name="T6">dialog box</text:span></text:p>
            <text:p><text:span text:style-name="T6"/></text:p>
            <text:p><text:span text:style-name="T6"/></text:p>
          </table:table-cell>
          <table:table-cell table:style-name="ce55" office:value-type="string">
            <text:p><text:span text:style-name="T5">Successful</text:span><text:span text:style-name="T6"> in </text:span><text:span text:style-name="T6">deleting the </text:span><text:span text:style-name="T6">organization. </text:span></text:p>
            <text:p><text:span text:style-name="T6"/></text:p>
            <text:p><text:span text:style-name="T6">All the </text:span><text:span text:style-name="T6">information </text:span><text:span text:style-name="T6">related to </text:span><text:span text:style-name="T6">organization </text:span><text:span text:style-name="T6">is removed </text:span><text:span text:style-name="T6">and </text:span><text:span text:style-name="T6">respective </text:span><text:span text:style-name="T6">APIs that are </text:span><text:span text:style-name="T6">associated </text:span><text:span text:style-name="T6">to this </text:span><text:span text:style-name="T6">organization </text:span><text:span text:style-name="T6">are </text:span><text:span text:style-name="T6">disconnecte</text:span><text:span text:style-name="T6">d. </text:span></text:p>
            <text:p><text:span text:style-name="T6"/></text:p>
            <text:p><text:span text:style-name="T6">Also check </text:span><text:span text:style-name="T6">that this </text:span><text:span text:style-name="T6">organization </text:span><text:span text:style-name="T6">is no longer </text:span><text:span text:style-name="T6">found in the </text:span><text:span text:style-name="T6">organization </text:span><text:span text:style-name="T6">catalog.</text:span></text:p>
          </table:table-cell>
          <table:table-cell table:number-columns-repeated="20"/>
          <table:table-cell table:style-name="ce8" table:number-columns-repeated="1002"/>
        </table:table-row>
        <table:table-row table:style-name="ro3">
          <table:table-cell table:style-name="ce8"/>
          <table:table-cell table:number-columns-repeated="21"/>
          <table:table-cell table:style-name="ce8" table:number-columns-repeated="1002"/>
        </table:table-row>
        <table:table-row table:style-name="ro3">
          <table:table-cell table:style-name="ce8"/>
          <table:table-cell table:number-columns-repeated="1023"/>
        </table:table-row>
        <table:table-row table:style-name="ro3" table:number-rows-repeated="1048551">
          <table:table-cell table:number-columns-repeated="1024"/>
        </table:table-row>
        <table:table-row table:style-name="ro3">
          <table:table-cell table:number-columns-repeated="1024"/>
        </table:table-row>
        <table:named-expressions/>
      </table:table>
      <table:table table:name="Misc" table:style-name="ta19" table:print="false">
        <office:forms form:automatic-focus="false" form:apply-design-mode="false"/>
        <table:table-column table:style-name="co6" table:default-cell-style-name="ce12"/>
        <table:table-column table:style-name="co7" table:default-cell-style-name="ce8"/>
        <table:table-column table:style-name="co1" table:number-columns-repeated="2" table:default-cell-style-name="ce8"/>
        <table:table-column table:style-name="co8" table:default-cell-style-name="ce25"/>
        <table:table-column table:style-name="co8" table:default-cell-style-name="ce28"/>
        <table:table-column table:style-name="co8" table:default-cell-style-name="ce31"/>
        <table:table-column table:style-name="co1" table:number-columns-repeated="2" table:default-cell-style-name="ce31"/>
        <table:table-column table:style-name="co9" table:default-cell-style-name="ce35"/>
        <table:table-column table:style-name="co10" table:default-cell-style-name="ce25"/>
        <table:table-column table:style-name="co10" table:default-cell-style-name="ce28"/>
        <table:table-column table:style-name="co10" table:default-cell-style-name="ce31"/>
        <table:table-column table:style-name="co1" table:number-columns-repeated="2" table:default-cell-style-name="ce31"/>
        <table:table-column table:style-name="co11" table:default-cell-style-name="ce35"/>
        <table:table-column table:style-name="co12" table:default-cell-style-name="ce25"/>
        <table:table-column table:style-name="co12" table:default-cell-style-name="ce28"/>
        <table:table-column table:style-name="co12" table:default-cell-style-name="ce31"/>
        <table:table-column table:style-name="co1" table:number-columns-repeated="2" table:default-cell-style-name="ce31"/>
        <table:table-column table:style-name="co9" table:default-cell-style-name="ce35"/>
        <table:table-column table:style-name="co4" table:number-columns-repeated="1002" table:default-cell-style-name="Excel_20_Built-in_20_Normal"/>
        <table:table-row table:style-name="ro1">
          <table:table-cell table:style-name="ce11" office:value-type="string">
            <text:p>Misc.</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style-name="ce13"/>
          <table:table-cell table:style-name="ce17"/>
          <table:table-cell table:style-name="ce30" table:number-columns-repeated="3"/>
          <table:table-cell table:style-name="ce34"/>
          <table:table-cell table:number-columns-repeated="1002"/>
        </table:table-row>
        <table:table-row table:style-name="ro3">
          <table:table-cell table:number-columns-repeated="1024"/>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1" table:number-columns-repeated="1002"/>
        </table:table-row>
        <table:table-row table:style-name="ro10">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2" table:number-columns-repeated="1002"/>
        </table:table-row>
        <table:table-row table:style-name="ro3">
          <table:table-cell table:style-name="ce15" office:value-type="string">
            <text:p>Positive</text:p>
          </table:table-cell>
          <table:table-cell table:style-name="ce19" table:number-columns-repeated="3"/>
          <table:table-cell table:number-columns-repeated="1020"/>
        </table:table-row>
        <table:table-row table:style-name="ro18">
          <table:table-cell table:style-name="ce9" office:value-type="string">
            <text:p>Web Feed ‘RSS’</text:p>
            <text:p/>
            <text:p>Steps: </text:p>
            <text:p><text:span text:style-name="T6">1.Visit </text:span><text:span text:style-name="T6">https://night</text:span><text:span text:style-name="T6">ly.apinf.io <text:s text:c="2"/></text:span></text:p>
            <text:p><text:span text:style-name="T6">2.Go to </text:span><text:span text:style-name="T6">navbar and </text:span><text:span text:style-name="T6">click on </text:span><text:span text:style-name="T6">‘APIs’ <text:s/></text:span></text:p>
            <text:p><text:span text:style-name="T6">3.Click on </text:span><text:span text:style-name="T6">‘RSS feed’ </text:span><text:span text:style-name="T6">icon (orange </text:span><text:span text:style-name="T6">colored icon) </text:span><text:span text:style-name="T6"><text:s/></text:span></text:p>
            <text:p><text:span text:style-name="T5"/></text:p>
            <text:p><text:span text:style-name="T5"/></text:p>
            <text:p><text:span text:style-name="T5"/></text:p>
          </table:table-cell>
          <table:table-cell office:value-type="string">
            <text:p>Displays the updated summary of the web content.</text:p>
          </table:table-cell>
          <table:table-cell table:number-columns-repeated="1022"/>
        </table:table-row>
        <table:table-row table:style-name="ro12">
          <table:table-cell table:style-name="ce9" office:value-type="string">
            <text:p>Customizable HTML Block to apinf.io front page</text:p>
            <text:p/>
            <text:p>Steps:</text:p>
            <text:p><text:span text:style-name="T6">1. Go to </text:span><text:span text:style-name="T6">https://night</text:span><text:span text:style-name="T6">ly.apinf.io </text:span><text:span text:style-name="T6">and login as </text:span><text:span text:style-name="T6">admin</text:span></text:p>
            <text:p><text:span text:style-name="T6">2. go to User </text:span><text:span text:style-name="T6">&gt; Branding</text:span></text:p>
            <text:p><text:span text:style-name="T6">3. Scroll </text:span><text:span text:style-name="T6">down to </text:span><text:span text:style-name="T6">Custom </text:span><text:span text:style-name="T6">HTML Block </text:span><text:span text:style-name="T6">and paste </text:span><text:span text:style-name="T6">the given </text:span><text:span text:style-name="T6">code </text:span></text:p>
            <text:p><text:span text:style-name="T6">4. Click </text:span><text:span text:style-name="T6">Update</text:span></text:p>
            <text:p><text:span text:style-name="T5"/></text:p>
            <text:p><text:span text:style-name="T5"/></text:p>
          </table:table-cell>
          <table:table-cell office:value-type="string">
            <text:p>A new menu (in this case, Pricing) should appear in Navbar.</text:p>
            <text:p/>
            <text:p>On clicking the menu, user will be redirected to a page where platform pricing information should appear</text:p>
            <text:p/>
          </table:table-cell>
          <table:table-cell table:number-columns-repeated="1022"/>
        </table:table-row>
        <table:table-row table:style-name="ro38">
          <table:table-cell table:style-name="ce68" office:value-type="string">
            <text:p>&lt;div class="container" id="custom-block"&gt;</text:p>
            <text:p><text:s text:c="2"/>&lt;div class="text-center"&gt;</text:p>
            <text:p><text:s text:c="4"/>&lt;h2 style="margin-top:2em;"&gt;Start using APIs for free&lt;/h2&gt;</text:p>
            <text:p><text:s text:c="4"/>&lt;p style="font-size:16px; margin-top:1em; margin-bottom:1em;"&gt;</text:p>
            <text:p><text:s text:c="6"/>Get access to hundreds of APIs and start using the in no times.</text:p>
            <text:p><text:s text:c="6"/>&lt;br&gt;</text:p>
            <text:p><text:s text:c="6"/>Get community collaboration to build your services</text:p>
            <text:p><text:s text:c="4"/>&lt;/p&gt;</text:p>
            <text:p><text:s text:c="4"/>&lt;a class="btn btn-primary btn-lg" href="/apis"&gt;</text:p>
            <text:p><text:s text:c="6"/>Browse APIs</text:p>
            <text:p><text:s text:c="4"/>&lt;/a&gt;</text:p>
            <text:p><text:s text:c="2"/>&lt;/div&gt;</text:p>
            <text:p><text:s text:c="2"/>&lt;div style="max-width:600px; margin:4em auto 2em auto; font-size:16px; text-align:center;"&gt;</text:p>
            <text:p><text:s text:c="2"/>&lt;h2 class="text-center"&gt;Manage your own APIs&lt;/h2&gt;</text:p>
            <text:p><text:s text:c="4"/>&lt;table class="table" style="margin-bottom:9px;"&gt;</text:p>
            <text:p><text:s text:c="6"/>&lt;thead&gt;</text:p>
            <text:p><text:s text:c="8"/>&lt;tr&gt;</text:p>
            <text:p><text:s text:c="10"/>&lt;th style="text-align:center; font-weight:400; border:none;"&gt;</text:p>
            <text:p><text:s text:c="12"/>API calls per day</text:p>
            <text:p><text:s text:c="10"/>&lt;/th&gt;</text:p>
            <text:p><text:s text:c="10"/>&lt;th style="text-align:center; font-weight:400; border:none;"&gt;</text:p>
            <text:p><text:s text:c="12"/>Price</text:p>
            <text:p><text:s text:c="10"/>&lt;/th&gt;</text:p>
            <text:p><text:s text:c="8"/>&lt;/tr&gt;</text:p>
            <text:p><text:s text:c="6"/>&lt;/thead&gt;</text:p>
            <text:p><text:s text:c="6"/>&lt;tbody&gt;</text:p>
            <text:p><text:s text:c="8"/>&lt;tr&gt;</text:p>
            <text:p><text:s text:c="10"/>&lt;td&gt;</text:p>
            <text:p><text:s text:c="12"/>0 - 30,000</text:p>
            <text:p><text:s text:c="10"/>&lt;/td&gt;</text:p>
            <text:p><text:s text:c="10"/>&lt;td style="font-weight:600;"&gt;</text:p>
            <text:p><text:s text:c="12"/>FREE</text:p>
            <text:p><text:s text:c="10"/>&lt;/td&gt;</text:p>
            <text:p><text:s text:c="8"/>&lt;/tr&gt;</text:p>
            <text:p><text:s text:c="8"/>&lt;tr&gt;</text:p>
            <text:p><text:s text:c="10"/>&lt;td&gt;</text:p>
            <text:p><text:s text:c="12"/>30,000+&lt;sup style="font-size:10px; vertical-align:top; position:relative; top:5px;"&gt;*&lt;/sup&gt;</text:p>
            <text:p><text:s text:c="10"/>&lt;/td&gt;</text:p>
            <text:p><text:s text:c="10"/>&lt;td&gt;</text:p>
            <text:p><text:s text:c="12"/>0.5¢/1000</text:p>
            <text:p><text:s text:c="10"/>&lt;/td&gt;</text:p>
            <text:p><text:s text:c="8"/>&lt;/tr&gt;</text:p>
            <text:p><text:s text:c="6"/>&lt;/tbody&gt;</text:p>
            <text:p><text:s text:c="4"/>&lt;/table&gt;</text:p>
            <text:p><text:s text:c="4"/>&lt;p style="font-size:12px;"&gt;</text:p>
            <text:p><text:s text:c="6"/>*</text:p>
            <text:p><text:s text:c="6"/>with up to 10Gb/day with 0.05€ per every additional gigabyte of usage.</text:p>
            <text:p><text:s text:c="4"/>&lt;/p&gt;</text:p>
            <text:p><text:s text:c="4"/>&lt;p class="text-center" style="font-size:16px; margin-top:1em;"&gt;</text:p>
            <text:p><text:s text:c="6"/>No contract and credit card needed.</text:p>
            <text:p><text:s text:c="4"/>&lt;/p&gt;</text:p>
            <text:p><text:s text:c="4"/>&lt;a style="margin-top:1em;" class="btn btn-primary btn-lg" href="/sign-up"&gt;</text:p>
            <text:p><text:s text:c="6"/>Sign up to add API</text:p>
            <text:p><text:s text:c="4"/>&lt;/a&gt;</text:p>
            <text:p><text:s text:c="2"/>&lt;/div&gt;</text:p>
            <text:p>&lt;/div&gt;</text:p>
            <text:p/>
          </table:table-cell>
          <table:table-cell/>
          <table:table-cell table:style-name="ce41"/>
          <table:table-cell table:style-name="ce49"/>
          <table:table-cell table:number-columns-repeated="1020"/>
        </table:table-row>
        <table:table-row table:style-name="ro3" table:number-rows-repeated="6">
          <table:table-cell table:style-name="ce9"/>
          <table:table-cell/>
          <table:table-cell table:style-name="ce41"/>
          <table:table-cell table:number-columns-repeated="1021"/>
        </table:table-row>
        <table:table-row table:style-name="ro5">
          <table:table-cell table:style-name="ce61" office:value-type="string">
            <text:p>Exploratory</text:p>
          </table:table-cell>
          <table:table-cell table:style-name="ce40"/>
          <table:table-cell table:style-name="ce64"/>
          <table:table-cell table:style-name="ce43"/>
          <table:table-cell table:number-columns-repeated="1020"/>
        </table:table-row>
        <table:table-row table:style-name="ro3" table:number-rows-repeated="8">
          <table:table-cell table:style-name="ce8"/>
          <table:table-cell/>
          <table:table-cell table:style-name="ce41"/>
          <table:table-cell table:number-columns-repeated="1021"/>
        </table:table-row>
        <table:table-row table:style-name="ro3">
          <table:table-cell table:style-name="ce16" office:value-type="string">
            <text:p>Negative</text:p>
          </table:table-cell>
          <table:table-cell table:style-name="ce20" table:number-columns-repeated="3"/>
          <table:table-cell table:number-columns-repeated="9"/>
          <table:table-cell table:style-name="ce39"/>
          <table:table-cell table:number-columns-repeated="1010"/>
        </table:table-row>
        <table:table-row table:style-name="ro3">
          <table:table-cell table:style-name="ce9"/>
          <table:table-cell table:number-columns-repeated="3"/>
          <table:table-cell table:style-name="ce60"/>
          <table:table-cell table:number-columns-repeated="5"/>
          <table:table-cell table:style-name="ce60"/>
          <table:table-cell table:number-columns-repeated="5"/>
          <table:table-cell table:style-name="ce60"/>
          <table:table-cell table:number-columns-repeated="5"/>
          <table:table-cell table:style-name="ce60" table:number-columns-repeated="1001"/>
          <table:table-cell table:style-name="ce25"/>
        </table:table-row>
        <table:table-row table:style-name="ro3">
          <table:table-cell table:style-name="ce62" office:value-type="string">
            <text:p>Delete</text:p>
          </table:table-cell>
          <table:table-cell table:style-name="ce63" table:number-columns-repeated="3"/>
          <table:table-cell table:number-columns-repeated="1020"/>
        </table:table-row>
        <table:table-row table:style-name="ro3" table:number-rows-repeated="2">
          <table:table-cell table:style-name="ce8"/>
          <table:table-cell table:number-columns-repeated="21"/>
          <table:table-cell table:style-name="ce8" table:number-columns-repeated="1002"/>
        </table:table-row>
        <table:table-row table:style-name="ro3">
          <table:table-cell table:style-name="ce8"/>
          <table:table-cell table:number-columns-repeated="1023"/>
        </table:table-row>
        <table:table-row table:style-name="ro3" table:number-rows-repeated="1048546">
          <table:table-cell table:number-columns-repeated="1024"/>
        </table:table-row>
        <table:table-row table:style-name="ro3">
          <table:table-cell table:number-columns-repeated="1024"/>
        </table:table-row>
        <table:named-expressions/>
      </table:table>
      <table:table table:name="OpenAPI Specification" table:style-name="ta20" table:print="false">
        <office:forms form:automatic-focus="false" form:apply-design-mode="false"/>
        <table:table-column table:style-name="co6" table:default-cell-style-name="ce70"/>
        <table:table-column table:style-name="co4" table:default-cell-style-name="Excel_20_Built-in_20_Normal"/>
        <table:table-column table:style-name="co1" table:default-cell-style-name="ce12"/>
        <table:table-column table:style-name="co4" table:number-columns-repeated="1021" table:default-cell-style-name="Excel_20_Built-in_20_Normal"/>
        <table:table-row table:style-name="ro1">
          <table:table-cell table:style-name="ce69" office:value-type="string">
            <text:p>Open API Specifications</text:p>
          </table:table-cell>
          <table:table-cell table:number-columns-repeated="1023"/>
        </table:table-row>
        <table:table-row table:style-name="ro3">
          <table:table-cell table:number-columns-repeated="1024"/>
        </table:table-row>
        <table:table-row table:style-name="ro3">
          <table:table-cell table:style-name="ce71" office:value-type="string">
            <text:p>Valid Configuration Files</text:p>
          </table:table-cell>
          <table:table-cell table:style-name="ce74"/>
          <table:table-cell table:style-name="ce76"/>
          <table:table-cell table:style-name="ce74" table:number-columns-repeated="1021"/>
        </table:table-row>
        <table:table-row table:style-name="ro3">
          <table:table-cell table:number-columns-repeated="1024"/>
        </table:table-row>
        <table:table-row table:style-name="ro3">
          <table:table-cell office:value-type="string">
            <text:p>Open a text file, add the following information and save the text file with extension .json</text:p>
          </table:table-cell>
          <table:table-cell table:number-columns-repeated="1023"/>
        </table:table-row>
        <table:table-row table:style-name="ro3">
          <table:table-cell table:number-columns-repeated="1024"/>
        </table:table-row>
        <table:table-row table:style-name="ro39">
          <table:table-cell table:style-name="ce72" office:value-type="string">
            <text:p>{</text:p>
            <text:p><text:s text:c="2"/>"name": "TestAPI",</text:p>
            <text:p><text:s text:c="2"/>"description": "Adding an API using configuration file",</text:p>
            <text:p><text:s text:c="2"/>"url": "https://nightly.apinf.io",</text:p>
            <text:p><text:s text:c="2"/>"lifecycleStatus": "testing"</text:p>
            <text:p>}</text:p>
          </table:table-cell>
          <table:table-cell/>
          <table:table-cell table:style-name="ce33" office:value-type="string">
            <text:p><text:a xlink:href="https://github.com/apinf/docs/blob/master/docs/testing/API-configuration.json">File URL</text:a></text:p>
          </table:table-cell>
          <table:table-cell table:number-columns-repeated="1021"/>
        </table:table-row>
        <table:table-row table:style-name="ro3" table:number-rows-repeated="2">
          <table:table-cell table:number-columns-repeated="1024"/>
        </table:table-row>
        <table:table-row table:style-name="ro3">
          <table:table-cell office:value-type="string">
            <text:p>Open a text file, add the following information and save the text file with extension .yaml or .yml</text:p>
          </table:table-cell>
          <table:table-cell table:number-columns-repeated="1023"/>
        </table:table-row>
        <table:table-row table:style-name="ro3">
          <table:table-cell table:number-columns-repeated="1024"/>
        </table:table-row>
        <table:table-row table:style-name="ro40">
          <table:table-cell table:style-name="ce72" office:value-type="string">
            <text:p>name: Test API (DO NOT USE)</text:p>
            <text:p>description: testing add api with api configuration</text:p>
            <text:p>url: 'https://staging.apinf.io'</text:p>
            <text:p>lifecycleStatus: design</text:p>
          </table:table-cell>
          <table:table-cell/>
          <table:table-cell office:value-type="string">
            <text:p>File URL</text:p>
          </table:table-cell>
          <table:table-cell table:number-columns-repeated="1021"/>
        </table:table-row>
        <table:table-row table:style-name="ro3" table:number-rows-repeated="5">
          <table:table-cell table:number-columns-repeated="1024"/>
        </table:table-row>
        <table:table-row table:style-name="ro3">
          <table:table-cell table:style-name="ce73" office:value-type="string">
            <text:p>Invalid Configuration Files</text:p>
          </table:table-cell>
          <table:table-cell table:style-name="ce75"/>
          <table:table-cell table:style-name="ce77"/>
          <table:table-cell table:style-name="ce75" table:number-columns-repeated="1021"/>
        </table:table-row>
        <table:table-row table:style-name="ro3">
          <table:table-cell table:number-columns-repeated="1024"/>
        </table:table-row>
        <table:table-row table:style-name="ro5">
          <table:table-cell office:value-type="string">
            <text:p><text:s/><text:span text:style-name="T5">[no name, </text:span><text:span text:style-name="T5">URL]</text:span><text:span text:style-name="T6"> Open a </text:span><text:span text:style-name="T6">text file, add </text:span><text:span text:style-name="T6">the </text:span><text:span text:style-name="T6">following </text:span><text:span text:style-name="T6">information </text:span><text:span text:style-name="T6">and save the </text:span><text:span text:style-name="T6">text file with </text:span><text:span text:style-name="T6">extension </text:span><text:span text:style-name="T6">.json</text:span></text:p>
          </table:table-cell>
          <table:table-cell table:number-columns-repeated="1023"/>
        </table:table-row>
        <table:table-row table:style-name="ro3">
          <table:table-cell table:number-columns-repeated="1024"/>
        </table:table-row>
        <table:table-row table:style-name="ro40">
          <table:table-cell table:style-name="ce72" office:value-type="string">
            <text:p>{</text:p>
            <text:p><text:s text:c="2"/>"description": "Adding an API using configuration file",</text:p>
            <text:p><text:s text:c="2"/>"lifecycleStatus": "testing"</text:p>
            <text:p>}</text:p>
          </table:table-cell>
          <table:table-cell/>
          <table:table-cell table:style-name="ce33" office:value-type="string">
            <text:p><text:a xlink:href="https://github.com/apinf/docs/commit/fa196c89efa3ad037c97534f56fa8204248aca61">File URL</text:a></text:p>
          </table:table-cell>
          <table:table-cell table:number-columns-repeated="1021"/>
        </table:table-row>
        <table:table-row table:style-name="ro3" table:number-rows-repeated="2">
          <table:table-cell table:number-columns-repeated="1024"/>
        </table:table-row>
        <table:table-row table:style-name="ro5">
          <table:table-cell office:value-type="string">
            <text:p><text:span text:style-name="T5">[No name] </text:span><text:span text:style-name="T6">Open a text </text:span><text:span text:style-name="T6">file, add the </text:span><text:span text:style-name="T6">following </text:span><text:span text:style-name="T6">information </text:span><text:span text:style-name="T6">and save the </text:span><text:span text:style-name="T6">text file with </text:span><text:span text:style-name="T6">extension </text:span><text:span text:style-name="T6">.json</text:span></text:p>
          </table:table-cell>
          <table:table-cell table:number-columns-repeated="1023"/>
        </table:table-row>
        <table:table-row table:style-name="ro3">
          <table:table-cell table:number-columns-repeated="1024"/>
        </table:table-row>
        <table:table-row table:style-name="ro39">
          <table:table-cell table:style-name="ce72" office:value-type="string">
            <text:p>{</text:p>
            <text:p><text:s text:c="2"/>"URL": "https://staging.apinf.io",</text:p>
            <text:p><text:s text:c="2"/>"description": "Adding an API using configuration file",</text:p>
            <text:p><text:s text:c="2"/>"lifecycleStatus": "testing"</text:p>
            <text:p>}</text:p>
            <text:p/>
          </table:table-cell>
          <table:table-cell/>
          <table:table-cell table:style-name="ce33" office:value-type="string">
            <text:p><text:a xlink:href="https://github.com/apinf/docs/commit/44b6d29bc0e1de9e9e68ae53d80c0a01797a0624">File URL</text:a></text:p>
          </table:table-cell>
          <table:table-cell table:number-columns-repeated="1021"/>
        </table:table-row>
        <table:table-row table:style-name="ro3" table:number-rows-repeated="2">
          <table:table-cell table:number-columns-repeated="1024"/>
        </table:table-row>
        <table:table-row table:style-name="ro10">
          <table:table-cell office:value-type="string">
            <text:p><text:span text:style-name="T5">[No URL]</text:span><text:span text:style-name="T6"> </text:span><text:span text:style-name="T6">Open a text </text:span><text:span text:style-name="T6">file, add the </text:span><text:span text:style-name="T6">following </text:span><text:span text:style-name="T6">information </text:span><text:span text:style-name="T6">and save the </text:span><text:span text:style-name="T6">text file with </text:span><text:span text:style-name="T6">extension </text:span><text:span text:style-name="T6">.json</text:span></text:p>
            <text:p><text:span text:style-name="T6"/></text:p>
          </table:table-cell>
          <table:table-cell table:number-columns-repeated="1023"/>
        </table:table-row>
        <table:table-row table:style-name="ro3">
          <table:table-cell table:number-columns-repeated="1024"/>
        </table:table-row>
        <table:table-row table:style-name="ro41">
          <table:table-cell table:style-name="ce72" office:value-type="string">
            <text:p>{</text:p>
            <text:p><text:s text:c="2"/>"name": "TestAPI",</text:p>
            <text:p><text:s text:c="2"/>"description": "Adding an API using configuration file",</text:p>
            <text:p><text:s text:c="2"/>"lifecycleStatus": "testing"</text:p>
            <text:p>}</text:p>
          </table:table-cell>
          <table:table-cell/>
          <table:table-cell table:style-name="ce33" office:value-type="string">
            <text:p><text:a xlink:href="https://github.com/apinf/docs/blob/master/docs/testing/API-configuration-error-noURL.json">File URL</text:a></text:p>
          </table:table-cell>
          <table:table-cell table:number-columns-repeated="1021"/>
        </table:table-row>
        <table:table-row table:style-name="ro3" table:number-rows-repeated="2">
          <table:table-cell table:number-columns-repeated="1024"/>
        </table:table-row>
        <table:table-row table:style-name="ro10">
          <table:table-cell office:value-type="string">
            <text:p><text:span text:style-name="T5">[No valid </text:span><text:span text:style-name="T5">URL]</text:span><text:span text:style-name="T6"> Open a </text:span><text:span text:style-name="T6">text file, add </text:span><text:span text:style-name="T6">the </text:span><text:span text:style-name="T6">following </text:span><text:span text:style-name="T6">information </text:span><text:span text:style-name="T6">and save the </text:span><text:span text:style-name="T6">text file with </text:span><text:span text:style-name="T6">extension </text:span><text:span text:style-name="T6">.json</text:span></text:p>
            <text:p><text:span text:style-name="T6"/></text:p>
          </table:table-cell>
          <table:table-cell table:number-columns-repeated="1023"/>
        </table:table-row>
        <table:table-row table:style-name="ro3">
          <table:table-cell table:number-columns-repeated="1024"/>
        </table:table-row>
        <table:table-row table:style-name="ro39">
          <table:table-cell table:style-name="ce72" office:value-type="string">
            <text:p>{</text:p>
            <text:p><text:s text:c="2"/>"Name": "TestAPI",</text:p>
            <text:p><text:s text:c="2"/>"URL": "invalid URL",</text:p>
            <text:p><text:s text:c="2"/>"description": "Adding an API using configuration file",</text:p>
            <text:p><text:s text:c="2"/>"lifecycleStatus": "testing"</text:p>
            <text:p>}</text:p>
          </table:table-cell>
          <table:table-cell/>
          <table:table-cell table:style-name="ce33" office:value-type="string">
            <text:p><text:a xlink:href="https://github.com/apinf/docs/blob/master/docs/testing/API-configuration-error-noValidURL.json">File URL</text:a></text:p>
          </table:table-cell>
          <table:table-cell table:number-columns-repeated="1021"/>
        </table:table-row>
        <table:table-row table:style-name="ro3" table:number-rows-repeated="1048538">
          <table:table-cell table:number-columns-repeated="1024"/>
        </table:table-row>
        <table:table-row table:style-name="ro3">
          <table:table-cell table:number-columns-repeated="1024"/>
        </table:table-row>
        <table:named-expressions/>
      </table:table>
      <table:table table:name="Monetization" table:style-name="ta21" table:print="false">
        <office:forms form:automatic-focus="false" form:apply-design-mode="false"/>
        <table:table-column table:style-name="co13" table:default-cell-style-name="ce9"/>
        <table:table-column table:style-name="co13" table:number-columns-repeated="3" table:default-cell-style-name="ce8"/>
        <table:table-column table:style-name="co13" table:default-cell-style-name="ce25"/>
        <table:table-column table:style-name="co13" table:default-cell-style-name="ce28"/>
        <table:table-column table:style-name="co13" table:number-columns-repeated="3" table:default-cell-style-name="ce31"/>
        <table:table-column table:style-name="co13" table:default-cell-style-name="ce35"/>
        <table:table-column table:style-name="co13" table:default-cell-style-name="ce25"/>
        <table:table-column table:style-name="co13" table:number-columns-repeated="5" table:default-cell-style-name="Default"/>
        <table:table-row table:style-name="ro1">
          <table:table-cell table:style-name="ce11" office:value-type="string">
            <text:p>API Catalog</text:p>
          </table:table-cell>
          <table:table-cell table:number-columns-repeated="3"/>
          <table:table-cell table:style-name="ce13"/>
          <table:table-cell table:style-name="ce17"/>
          <table:table-cell table:style-name="ce30" table:number-columns-repeated="3"/>
          <table:table-cell table:style-name="ce34"/>
          <table:table-cell table:style-name="ce13"/>
          <table:table-cell table:number-columns-repeated="5"/>
        </table:table-row>
        <table:table-row table:style-name="ro3">
          <table:table-cell table:style-name="ce12"/>
          <table:table-cell table:number-columns-repeated="15"/>
        </table:table-row>
        <table:table-row table:style-name="ro3">
          <table:table-cell table:style-name="ce13"/>
          <table:table-cell table:style-name="ce17" table:number-columns-repeated="3"/>
          <table:table-cell table:style-name="ce26" office:value-type="string" table:number-columns-spanned="6" table:number-rows-spanned="1">
            <text:p>Test Date:</text:p>
          </table:table-cell>
          <table:covered-table-cell table:number-columns-repeated="4" table:style-name="ce29"/>
          <table:covered-table-cell table:style-name="ce36"/>
          <table:table-cell table:style-name="ce26" office:value-type="string" table:number-columns-spanned="6" table:number-rows-spanned="1">
            <text:p>Test Date:</text:p>
          </table:table-cell>
          <table:covered-table-cell table:number-columns-repeated="5"/>
        </table:table-row>
        <table:table-row table:style-name="ro42">
          <table:table-cell table:style-name="ce14" office:value-type="string">
            <text:p>Steps</text:p>
          </table:table-cell>
          <table:table-cell table:style-name="ce18" office:value-type="string">
            <text:p>Expected Result</text:p>
          </table:table-cell>
          <table:table-cell table:style-name="ce59" table:number-columns-repeated="2"/>
          <table:table-cell table:style-name="ce27" office:value-type="string">
            <text:p>Result</text:p>
          </table:table-cell>
          <table:table-cell table:style-name="ce18" office:value-type="string">
            <text:p>Release Version</text:p>
          </table:table-cell>
          <table:table-cell table:style-name="ce32" office:value-type="string">
            <text:p>Environment</text:p>
          </table:table-cell>
          <table:table-cell table:style-name="ce32" office:value-type="string">
            <text:p>OS</text:p>
          </table:table-cell>
          <table:table-cell table:style-name="ce32" office:value-type="string">
            <text:p>Browser</text:p>
          </table:table-cell>
          <table:table-cell table:style-name="ce37" office:value-type="string">
            <text:p>Comment</text:p>
          </table:table-cell>
          <table:table-cell table:style-name="ce27" office:value-type="string">
            <text:p>Result</text:p>
          </table:table-cell>
          <table:table-cell table:number-columns-repeated="5"/>
        </table:table-row>
        <table:table-row table:style-name="ro3">
          <table:table-cell table:style-name="ce15" office:value-type="string">
            <text:p>Positive</text:p>
          </table:table-cell>
          <table:table-cell table:style-name="ce19" table:number-columns-repeated="3"/>
          <table:table-cell table:number-columns-repeated="12"/>
        </table:table-row>
        <table:table-row table:style-name="ro43">
          <table:table-cell office:value-type="string">
            <text:p>Add Organization</text:p>
            <text:p/>
            <text:p>Steps: </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Click on </text:span><text:span text:style-name="T6">'Add </text:span><text:span text:style-name="T6">Organization</text:span><text:span text:style-name="T6">' button <text:s/></text:span></text:p>
            <text:p><text:span text:style-name="T6">5.Enter the </text:span><text:span text:style-name="T6">details: </text:span></text:p>
            <text:p><text:span text:style-name="T6">- Name, </text:span><text:span text:style-name="T6">URL,Descript</text:span><text:span text:style-name="T6">ion</text:span></text:p>
            <text:p><text:span text:style-name="T6">- Contact: </text:span><text:span text:style-name="T6">Name,phone</text:span><text:span text:style-name="T6">,email </text:span><text:span text:style-name="T6">address</text:span></text:p>
            <text:p><text:span text:style-name="T6">6.Click on </text:span><text:span text:style-name="T6">'Save' button </text:span><text:span text:style-name="T6"><text:s/>Add </text:span><text:span text:style-name="T6">Organization</text:span></text:p>
            <text:p><text:span text:style-name="T6"/></text:p>
            <text:p><text:span text:style-name="T6">Steps: </text:span></text:p>
            <text:p><text:span text:style-name="T6">1.Visit </text:span><text:span text:style-name="T6">https://night</text:span><text:span text:style-name="T6">ly.apinf.io <text:s/></text:span></text:p>
            <text:p><text:span text:style-name="T6">2.Login as </text:span><text:span text:style-name="T6">admin</text:span></text:p>
            <text:p><text:span text:style-name="T6">3.Go to </text:span><text:span text:style-name="T6">organization</text:span><text:span text:style-name="T6">s</text:span></text:p>
            <text:p><text:span text:style-name="T6">4.Click on </text:span><text:span text:style-name="T6">'Add </text:span><text:span text:style-name="T6">Organization</text:span><text:span text:style-name="T6">' button <text:s/></text:span></text:p>
            <text:p><text:span text:style-name="T6">5.Enter the </text:span><text:span text:style-name="T6">details: </text:span></text:p>
            <text:p><text:span text:style-name="T6">- Name, </text:span><text:span text:style-name="T6">URL,Descript</text:span><text:span text:style-name="T6">ion</text:span></text:p>
            <text:p><text:span text:style-name="T6">- Contact: </text:span><text:span text:style-name="T6">Name,phone</text:span><text:span text:style-name="T6">,email </text:span><text:span text:style-name="T6">address</text:span></text:p>
            <text:p><text:span text:style-name="T6">6.Click on </text:span><text:span text:style-name="T6">'Save' button </text:span><text:span text:style-name="T6"><text:s/></text:span></text:p>
          </table:table-cell>
          <table:table-cell office:value-type="string">
            <text:p><text:span text:style-name="T5"><text:s/></text:span><text:span text:style-name="T5">Successful</text:span><text:span text:style-name="T6"> </text:span><text:span text:style-name="T6">adding </text:span><text:span text:style-name="T6">organization. </text:span></text:p>
            <text:p><text:span text:style-name="T5">Verification</text:span><text:span text:style-name="T6">:</text:span></text:p>
            <text:p><text:span text:style-name="T6">Go to </text:span><text:span text:style-name="T6">‘Organizatio</text:span><text:span text:style-name="T6">n’ catalog </text:span><text:span text:style-name="T6">and check if </text:span><text:span text:style-name="T6">added </text:span><text:span text:style-name="T6">organization </text:span><text:span text:style-name="T6">found from </text:span><text:span text:style-name="T6">catalog. </text:span></text:p>
            <text:p><text:span text:style-name="T5"><text:s/></text:span><text:span text:style-name="T5">Successful</text:span><text:span text:style-name="T6"> </text:span><text:span text:style-name="T6">adding </text:span><text:span text:style-name="T6">organization. </text:span></text:p>
            <text:p><text:span text:style-name="T5">Verification</text:span><text:span text:style-name="T6">:</text:span></text:p>
            <text:p><text:span text:style-name="T6">Go to </text:span><text:span text:style-name="T6">‘Organizatio</text:span><text:span text:style-name="T6">n’ catalog </text:span><text:span text:style-name="T6">and check if </text:span><text:span text:style-name="T6">added </text:span><text:span text:style-name="T6">organization </text:span><text:span text:style-name="T6">found from </text:span><text:span text:style-name="T6">catalog. </text:span></text:p>
            <text:p><text:span text:style-name="T6"/></text:p>
          </table:table-cell>
          <table:table-cell table:number-columns-repeated="14"/>
        </table:table-row>
        <table:table-row table:style-name="ro44">
          <table:table-cell office:value-type="string">
            <text:p>Connect APIs to organization <text:s/></text:p>
            <text:p/>
            <text:p>Steps: </text:p>
            <text:p><text:span text:style-name="T6">1.Visit </text:span><text:span text:style-name="T6">https://night</text:span><text:span text:style-name="T6">ly.apinf.io <text:s/></text:span></text:p>
            <text:p><text:span text:style-name="T6">2.Login as </text:span><text:span text:style-name="T6">admin</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Connect API </text:span><text:span text:style-name="T6">to </text:span><text:span text:style-name="T6">organization' </text:span><text:span text:style-name="T6">button</text:span></text:p>
            <text:p><text:span text:style-name="T6">7.Select API </text:span><text:span text:style-name="T6">from drop </text:span><text:span text:style-name="T6">down menu </text:span></text:p>
            <text:p><text:span text:style-name="T6">8.Click on </text:span><text:span text:style-name="T6">'Connect' </text:span><text:span text:style-name="T6">button </text:span><text:span text:style-name="T6">Connect </text:span><text:span text:style-name="T6">APIs to </text:span><text:span text:style-name="T6">organization <text:s/></text:span></text:p>
            <text:p><text:span text:style-name="T6"/></text:p>
            <text:p><text:span text:style-name="T6">Steps: </text:span></text:p>
            <text:p><text:span text:style-name="T6">1.Visit </text:span><text:span text:style-name="T6">https://night</text:span><text:span text:style-name="T6">ly.apinf.io <text:s/></text:span></text:p>
            <text:p><text:span text:style-name="T6">2.Login as </text:span><text:span text:style-name="T6">admin</text:span></text:p>
            <text:p><text:span text:style-name="T6">5.Go to </text:span><text:span text:style-name="T6">organization </text:span><text:span text:style-name="T6">catalog,selec</text:span><text:span text:style-name="T6">t the </text:span><text:span text:style-name="T6">organization </text:span><text:span text:style-name="T6">added in </text:span><text:span text:style-name="T6">preceding </text:span><text:span text:style-name="T6">steps to </text:span><text:span text:style-name="T6">open its </text:span><text:span text:style-name="T6">profile</text:span></text:p>
            <text:p><text:span text:style-name="T6">6.Click on </text:span><text:span text:style-name="T6">'Connect API </text:span><text:span text:style-name="T6">to </text:span><text:span text:style-name="T6">organization' </text:span><text:span text:style-name="T6">button</text:span></text:p>
            <text:p><text:span text:style-name="T6">7.Select API </text:span><text:span text:style-name="T6">from drop </text:span><text:span text:style-name="T6">down menu </text:span></text:p>
            <text:p><text:span text:style-name="T6">8.Click on </text:span><text:span text:style-name="T6">'Connect' </text:span><text:span text:style-name="T6">button </text:span></text:p>
          </table:table-cell>
          <table:table-cell office:value-type="string">
            <text:p>Displays <text:span text:style-name="T5">successful </text:span><text:span text:style-name="T6">message <text:s/></text:span><text:span text:style-name="T5">'Connecting </text:span><text:span text:style-name="T5">API to </text:span><text:span text:style-name="T5">organization </text:span><text:span text:style-name="T5">successful' </text:span><text:span text:style-name="T6">and </text:span><text:span text:style-name="T6">connected </text:span><text:span text:style-name="T6">API shown </text:span><text:span text:style-name="T6">on </text:span><text:span text:style-name="T6">organization </text:span><text:span text:style-name="T6">profile view.</text:span></text:p>
            <text:p><text:span text:style-name="T6"/></text:p>
            <text:p><text:span text:style-name="T5">Verification:</text:span><text:span text:style-name="T6"> </text:span></text:p>
            <text:p><text:span text:style-name="T6">Click on the </text:span><text:span text:style-name="T6">API card. On </text:span><text:span text:style-name="T6">the API </text:span><text:span text:style-name="T6">profile </text:span><text:span text:style-name="T6">header, the </text:span><text:span text:style-name="T6">connected </text:span><text:span text:style-name="T6">organization’</text:span><text:span text:style-name="T6">s name </text:span><text:span text:style-name="T6">should </text:span><text:span text:style-name="T6">appear as <text:s/></text:span><text:span text:style-name="T6">hyperlinkDis</text:span><text:span text:style-name="T6">plays </text:span><text:span text:style-name="T5">successful </text:span><text:span text:style-name="T6">message <text:s/></text:span><text:span text:style-name="T5">'Connecting </text:span><text:span text:style-name="T5">API to </text:span><text:span text:style-name="T5">organization </text:span><text:span text:style-name="T5">successful' </text:span><text:span text:style-name="T6">and </text:span><text:span text:style-name="T6">connected </text:span><text:span text:style-name="T6">API shown </text:span><text:span text:style-name="T6">on </text:span><text:span text:style-name="T6">organization </text:span><text:span text:style-name="T6">profile view.</text:span></text:p>
            <text:p><text:span text:style-name="T6"/></text:p>
            <text:p><text:span text:style-name="T5">Verification:</text:span><text:span text:style-name="T6"> </text:span></text:p>
            <text:p><text:span text:style-name="T6">Click on the </text:span><text:span text:style-name="T6">API card. On </text:span><text:span text:style-name="T6">the API </text:span><text:span text:style-name="T6">profile </text:span><text:span text:style-name="T6">header, the </text:span><text:span text:style-name="T6">connected </text:span><text:span text:style-name="T6">organization’</text:span><text:span text:style-name="T6">s name </text:span><text:span text:style-name="T6">should </text:span><text:span text:style-name="T6">appear as <text:s/></text:span><text:span text:style-name="T6">hyperlink</text:span></text:p>
          </table:table-cell>
          <table:table-cell table:number-columns-repeated="1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i" fo:country="FI"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i" number:country="FI">€</number:currency-symbol>
    </number:currency-style>
    <number:currency-style style:name="N106">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6P0"/>
    </number:currency-style>
    <number:number-style style:name="N8000" number:language="fi" number:country="FI">
      <number:number number:min-integer-digits="1"/>
    </number:number-style>
    <number:number-style style:name="N8106P0" style:volatile="true" number:language="fi" number:country="FI">
      <number:number number:decimal-places="0" number:min-integer-digits="1" number:grouping="true"/>
      <number:text> €</number:text>
    </number:number-style>
    <number:number-style style:name="N8106" number:language="fi" number:country="FI">
      <number:text>-</number:text>
      <number:number number:decimal-places="0" number:min-integer-digits="1" number:grouping="true"/>
      <number:text> €</number:text>
      <style:map style:condition="value()&gt;=0" style:apply-style-name="N8106P0"/>
    </number:number-style>
    <number:number-style style:name="N8107P0" style:volatile="true" number:language="fi" number:country="FI">
      <number:number number:decimal-places="0" number:min-integer-digits="1" number:grouping="true"/>
      <number:text> €</number:text>
    </number:number-style>
    <number:number-style style:name="N8107" number:language="fi" number:country="FI">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i" number:country="FI">
      <number:number number:decimal-places="2" number:min-integer-digits="1" number:grouping="true"/>
      <number:text> €</number:text>
    </number:number-style>
    <number:number-style style:name="N8108" number:language="fi" number:country="FI">
      <number:text>-</number:text>
      <number:number number:decimal-places="2" number:min-integer-digits="1" number:grouping="true"/>
      <number:text> €</number:text>
      <style:map style:condition="value()&gt;=0" style:apply-style-name="N8108P0"/>
    </number:number-style>
    <number:number-style style:name="N8109P0" style:volatile="true" number:language="fi" number:country="FI">
      <number:number number:decimal-places="2" number:min-integer-digits="1" number:grouping="true"/>
      <number:text> €</number:text>
    </number:number-style>
    <number:number-style style:name="N8109" number:language="fi" number:country="FI">
      <style:text-properties fo:color="#ff0000"/>
      <number:text>-</number:text>
      <number:number number:decimal-places="2" number:min-integer-digits="1" number:grouping="true"/>
      <number:text> €</number:text>
      <style:map style:condition="value()&gt;=0" style:apply-style-name="N8109P0"/>
    </number:number-style>
    <number:percentage-style style:name="N8110" number:language="fi" number:country="FI">
      <number:number number:decimal-places="0" number:min-integer-digits="1"/>
      <number:text> %</number:text>
    </number:percentage-style>
    <number:percentage-style style:name="N8111" number:language="fi" number:country="FI">
      <number:number number:decimal-places="2" number:min-integer-digits="1"/>
      <number:text> %</number:text>
    </number:percentage-style>
    <number:date-style style:name="N8112" number:language="fi" number:country="FI">
      <number:day/>
      <number:text>.</number:text>
      <number:month number:textual="true"/>
      <number:text>.</number:text>
      <number:year/>
    </number:date-style>
    <number:date-style style:name="N8113" number:language="fi" number:country="FI">
      <number:day/>
      <number:text>.</number:text>
      <number:month number:textual="true"/>
    </number:date-style>
    <number:date-style style:name="N8114" number:language="fi" number:country="FI">
      <number:month number:textual="true"/>
      <number:text>.</number:text>
      <number:year/>
    </number:date-style>
    <number:time-style style:name="N8115" number:language="fi" number:country="FI">
      <number:hours/>
      <number:text>:</number:text>
      <number:minutes number:style="long"/>
      <number:text> </number:text>
      <number:am-pm/>
    </number:time-style>
    <number:time-style style:name="N8116" number:language="fi" number:country="FI">
      <number:hours/>
      <number:text>:</number:text>
      <number:minutes number:style="long"/>
      <number:text>:</number:text>
      <number:seconds number:style="long"/>
      <number:text> </number:text>
      <number:am-pm/>
    </number:time-style>
    <number:time-style style:name="N8117" number:language="fi" number:country="FI">
      <number:hours/>
      <number:text>:</number:text>
      <number:minutes number:style="long"/>
    </number:time-style>
    <number:time-style style:name="N8118" number:language="fi" number:country="FI">
      <number:hours/>
      <number:text>:</number:text>
      <number:minutes number:style="long"/>
      <number:text>:</number:text>
      <number:seconds number:style="long"/>
    </number:time-style>
    <number:date-style style:name="N8119" number:language="fi" number:country="FI">
      <number:day/>
      <number:text>.</number:text>
      <number:month/>
      <number:text>.</number:text>
      <number:year number:style="long"/>
      <number:text> </number:text>
      <number:hours/>
      <number:text>:</number:text>
      <number:minutes number:style="long"/>
    </number:date-style>
    <number:number-style style:name="N8120P0" style:volatile="true" number:language="fi" number:country="FI">
      <number:number number:decimal-places="0" number:min-integer-digits="1" number:grouping="true"/>
      <number:text>   </number:text>
    </number:number-style>
    <number:number-style style:name="N8120" number:language="fi" number:country="FI">
      <number:text>-</number:text>
      <number:number number:decimal-places="0" number:min-integer-digits="1" number:grouping="true"/>
      <number:text>   </number:text>
      <style:map style:condition="value()&gt;=0" style:apply-style-name="N8120P0"/>
    </number:number-style>
    <number:number-style style:name="N8121P0" style:volatile="true" number:language="fi" number:country="FI">
      <number:number number:decimal-places="0" number:min-integer-digits="1" number:grouping="true"/>
      <number:text>   </number:text>
    </number:number-style>
    <number:number-style style:name="N8121" number:language="fi" number:country="FI">
      <style:text-properties fo:color="#ff0000"/>
      <number:text>-</number:text>
      <number:number number:decimal-places="0" number:min-integer-digits="1" number:grouping="true"/>
      <number:text>   </number:text>
      <style:map style:condition="value()&gt;=0" style:apply-style-name="N8121P0"/>
    </number:number-style>
    <number:number-style style:name="N8122P0" style:volatile="true" number:language="fi" number:country="FI">
      <number:number number:decimal-places="2" number:min-integer-digits="1" number:grouping="true"/>
      <number:text>   </number:text>
    </number:number-style>
    <number:number-style style:name="N8122" number:language="fi" number:country="FI">
      <number:text>-</number:text>
      <number:number number:decimal-places="2" number:min-integer-digits="1" number:grouping="true"/>
      <number:text>   </number:text>
      <style:map style:condition="value()&gt;=0" style:apply-style-name="N8122P0"/>
    </number:number-style>
    <number:number-style style:name="N8123P0" style:volatile="true" number:language="fi" number:country="FI">
      <number:number number:decimal-places="2" number:min-integer-digits="1" number:grouping="true"/>
      <number:text>   </number:text>
    </number:number-style>
    <number:number-style style:name="N8123" number:language="fi" number:country="FI">
      <style:text-properties fo:color="#ff0000"/>
      <number:text>-</number:text>
      <number:number number:decimal-places="2" number:min-integer-digits="1" number:grouping="true"/>
      <number:text>   </number:text>
      <style:map style:condition="value()&gt;=0" style:apply-style-name="N8123P0"/>
    </number:number-style>
    <number:number-style style:name="N8124P0" style:volatile="true" number:language="fi" number:country="FI">
      <number:text> </number:text>
      <number:number number:decimal-places="0" number:min-integer-digits="1" number:grouping="true"/>
      <number:text>    </number:text>
    </number:number-style>
    <number:number-style style:name="N8124P1" style:volatile="true" number:language="fi" number:country="FI">
      <number:text>-</number:text>
      <number:number number:decimal-places="0" number:min-integer-digits="1" number:grouping="true"/>
      <number:text>    </number:text>
    </number:number-style>
    <number:number-style style:name="N8124P2" style:volatile="true" number:language="fi" number:country="FI">
      <number:text> -    </number:text>
    </number:number-style>
    <number:text-style style:name="N8124" number:language="fi" number:country="FI">
      <number:text> </number:text>
      <number:text-content/>
      <number:text> </number:text>
      <style:map style:condition="value()&gt;0" style:apply-style-name="N8124P0"/>
      <style:map style:condition="value()&lt;0" style:apply-style-name="N8124P1"/>
      <style:map style:condition="value()=0" style:apply-style-name="N8124P2"/>
    </number:text-style>
    <number:number-style style:name="N8125P0" style:volatile="true" number:language="fi" number:country="FI">
      <number:text> </number:text>
      <number:number number:decimal-places="0" number:min-integer-digits="1" number:grouping="true"/>
      <number:text> € </number:text>
    </number:number-style>
    <number:number-style style:name="N8125P1" style:volatile="true" number:language="fi" number:country="FI">
      <number:text>-</number:text>
      <number:number number:decimal-places="0" number:min-integer-digits="1" number:grouping="true"/>
      <number:text> € </number:text>
    </number:number-style>
    <number:number-style style:name="N8125P2" style:volatile="true" number:language="fi" number:country="FI">
      <number:text> - € </number:text>
    </number:number-style>
    <number:text-style style:name="N8125" number:language="fi" number:country="FI">
      <number:text> </number:text>
      <number:text-content/>
      <number:text> </number:text>
      <style:map style:condition="value()&gt;0" style:apply-style-name="N8125P0"/>
      <style:map style:condition="value()&lt;0" style:apply-style-name="N8125P1"/>
      <style:map style:condition="value()=0" style:apply-style-name="N8125P2"/>
    </number:text-style>
    <number:number-style style:name="N8126P0" style:volatile="true" number:language="fi" number:country="FI">
      <number:text> </number:text>
      <number:number number:decimal-places="2" number:min-integer-digits="1" number:grouping="true"/>
      <number:text>    </number:text>
    </number:number-style>
    <number:number-style style:name="N8126P1" style:volatile="true" number:language="fi" number:country="FI">
      <number:text>-</number:text>
      <number:number number:decimal-places="2" number:min-integer-digits="1" number:grouping="true"/>
      <number:text>    </number:text>
    </number:number-style>
    <number:number-style style:name="N8126P2" style:volatile="true" number:language="fi" number:country="FI">
      <number:text> -</number:text>
      <number:number number:decimal-places="0" number:min-integer-digits="0"/>
      <number:text>    </number:text>
    </number:number-style>
    <number:text-style style:name="N8126" number:language="fi" number:country="FI">
      <number:text> </number:text>
      <number:text-content/>
      <number:text> </number:text>
      <style:map style:condition="value()&gt;0" style:apply-style-name="N8126P0"/>
      <style:map style:condition="value()&lt;0" style:apply-style-name="N8126P1"/>
      <style:map style:condition="value()=0" style:apply-style-name="N8126P2"/>
    </number:text-style>
    <number:number-style style:name="N8127P0" style:volatile="true" number:language="fi" number:country="FI">
      <number:text> </number:text>
      <number:number number:decimal-places="2" number:min-integer-digits="1" number:grouping="true"/>
      <number:text> € </number:text>
    </number:number-style>
    <number:number-style style:name="N8127P1" style:volatile="true" number:language="fi" number:country="FI">
      <number:text>-</number:text>
      <number:number number:decimal-places="2" number:min-integer-digits="1" number:grouping="true"/>
      <number:text> € </number:text>
    </number:number-style>
    <number:number-style style:name="N8127P2" style:volatile="true" number:language="fi" number:country="FI">
      <number:text> -</number:text>
      <number:number number:decimal-places="0" number:min-integer-digits="0"/>
      <number:text> € </number:text>
    </number:number-style>
    <number:text-style style:name="N8127" number:language="fi" number:country="FI">
      <number:text> </number:text>
      <number:text-content/>
      <number:text> </number:text>
      <style:map style:condition="value()&gt;0" style:apply-style-name="N8127P0"/>
      <style:map style:condition="value()&lt;0" style:apply-style-name="N8127P1"/>
      <style:map style:condition="value()=0" style:apply-style-name="N8127P2"/>
    </number:text-style>
    <number:time-style style:name="N8128" number:language="fi" number:country="FI">
      <number:minutes number:style="long"/>
      <number:text>:</number:text>
      <number:seconds number:style="long"/>
    </number:time-style>
    <number:time-style style:name="N8129" number:language="fi" number:country="FI" number:truncate-on-overflow="false">
      <number:hours/>
      <number:text>:</number:text>
      <number:minutes number:style="long"/>
      <number:text>:</number:text>
      <number:seconds number:style="long"/>
    </number:time-style>
    <number:time-style style:name="N8130" number:language="fi" number:country="FI">
      <number:minutes number:style="long"/>
      <number:text>:</number:text>
      <number:seconds number:style="long" number:decimal-places="1"/>
    </number:time-style>
    <number:number-style style:name="N8131" number:language="fi" number:country="FI">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draw:marker draw:name="Nuolenkärjet_20_1" draw:display-name="Nuolenkärjet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4">14.09.2018</text:date>, <text:time>13:43:07</text:time></text:p>
        </style:region-right>
      </style:header>
      <style:header-left style:display="false"/>
      <style:footer>
        <text:p>Sivu <text:page-number>1</text:page-number> / <text:page-count>99</text:page-count></text:p>
      </style:footer>
      <style:footer-left style:display="false"/>
    </style:master-page>
    <style:master-page style:name="PageStyle_5f_Info" style:display-name="PageStyle_Info" style:page-layout-name="Mpm3">
      <style:header style:display="false"/>
      <style:header-left style:display="false"/>
      <style:footer style:display="false"/>
      <style:footer-left style:display="false"/>
    </style:master-page>
    <style:master-page style:name="PageStyle_5f_Register-SignUp" style:display-name="PageStyle_Register-SignUp" style:page-layout-name="Mpm4">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User_20_Profile" style:display-name="PageStyle_User Profile" style:page-layout-name="Mpm3">
      <style:header style:display="false"/>
      <style:header-left style:display="false"/>
      <style:footer style:display="false"/>
      <style:footer-left style:display="false"/>
    </style:master-page>
    <style:master-page style:name="PageStyle_5f_Account" style:display-name="PageStyle_Account" style:page-layout-name="Mpm3">
      <style:header style:display="false"/>
      <style:header-left style:display="false"/>
      <style:footer style:display="false"/>
      <style:footer-left style:display="false"/>
    </style:master-page>
    <style:master-page style:name="PageStyle_5f_Admin_20_-_20_Branding" style:display-name="PageStyle_Admin - Branding" style:page-layout-name="Mpm3">
      <style:header style:display="false"/>
      <style:header-left style:display="false"/>
      <style:footer style:display="false"/>
      <style:footer-left style:display="false"/>
    </style:master-page>
    <style:master-page style:name="PageStyle_5f_Add_20__20_API" style:display-name="PageStyle_Add  API" style:page-layout-name="Mpm3">
      <style:header style:display="false"/>
      <style:header-left style:display="false"/>
      <style:footer style:display="false"/>
      <style:footer-left style:display="false"/>
    </style:master-page>
    <style:master-page style:name="PageStyle_5f_Adding_20_Proxy" style:display-name="PageStyle_Adding Proxy" style:page-layout-name="Mpm3">
      <style:header style:display="false"/>
      <style:header-left style:display="false"/>
      <style:footer style:display="false"/>
      <style:footer-left style:display="false"/>
    </style:master-page>
    <style:master-page style:name="PageStyle_5f_Making_20_Calls_20_to_20_API" style:display-name="PageStyle_Making Calls to API" style:page-layout-name="Mpm3">
      <style:header style:display="false"/>
      <style:header-left style:display="false"/>
      <style:footer style:display="false"/>
      <style:footer-left style:display="false"/>
    </style:master-page>
    <style:master-page style:name="PageStyle_5f_API_20_Documentation" style:display-name="PageStyle_API Documentation" style:page-layout-name="Mpm3">
      <style:header style:display="false"/>
      <style:header-left style:display="false"/>
      <style:footer style:display="false"/>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API_20_Feedback" style:display-name="PageStyle_API Feedback" style:page-layout-name="Mpm3">
      <style:header style:display="false"/>
      <style:header-left style:display="false"/>
      <style:footer style:display="false"/>
      <style:footer-left style:display="false"/>
    </style:master-page>
    <style:master-page style:name="PageStyle_5f_API_20_Metadata" style:display-name="PageStyle_API Metadata" style:page-layout-name="Mpm3">
      <style:header style:display="false"/>
      <style:header-left style:display="false"/>
      <style:footer style:display="false"/>
      <style:footer-left style:display="false"/>
    </style:master-page>
    <style:master-page style:name="PageStyle_5f_API_20_backlog" style:display-name="PageStyle_API backlog" style:page-layout-name="Mpm3">
      <style:header style:display="false"/>
      <style:header-left style:display="false"/>
      <style:footer style:display="false"/>
      <style:footer-left style:display="false"/>
    </style:master-page>
    <style:master-page style:name="PageStyle_5f_Configuration_20_Export" style:display-name="PageStyle_Configuration Export" style:page-layout-name="Mpm3">
      <style:header style:display="false"/>
      <style:header-left style:display="false"/>
      <style:footer style:display="false"/>
      <style:footer-left style:display="false"/>
    </style:master-page>
    <style:master-page style:name="PageStyle_5f_API_20_Settings" style:display-name="PageStyle_API Settings" style:page-layout-name="Mpm3">
      <style:header style:display="false"/>
      <style:header-left style:display="false"/>
      <style:footer style:display="false"/>
      <style:footer-left style:display="false"/>
    </style:master-page>
    <style:master-page style:name="PageStyle_5f_API_20_Catalog" style:display-name="PageStyle_API Catalog" style:page-layout-name="Mpm3">
      <style:header style:display="false"/>
      <style:header-left style:display="false"/>
      <style:footer style:display="false"/>
      <style:footer-left style:display="false"/>
    </style:master-page>
    <style:master-page style:name="PageStyle_5f_Organizations" style:display-name="PageStyle_Organizations" style:page-layout-name="Mpm3">
      <style:header style:display="false"/>
      <style:header-left style:display="false"/>
      <style:footer style:display="false"/>
      <style:footer-left style:display="false"/>
    </style:master-page>
    <style:master-page style:name="PageStyle_5f_Misc" style:display-name="PageStyle_Misc" style:page-layout-name="Mpm3">
      <style:header style:display="false"/>
      <style:header-left style:display="false"/>
      <style:footer style:display="false"/>
      <style:footer-left style:display="false"/>
    </style:master-page>
    <style:master-page style:name="PageStyle_5f_OpenAPI_20_Specification" style:display-name="PageStyle_OpenAPI Specificatio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14T13:43:06.73</dc:date>
    <meta:document-statistic meta:table-count="21" meta:cell-count="884" meta:object-count="28"/>
    <meta:generator>OpenOffice/4.1.3$Win32 OpenOffice.org_project/413m1$Build-9783</meta:generator>
  </office:meta>
</office:document-meta>
</file>